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Pictures/100000000000000E00000001D255072EA52B3C7C.jpg" manifest:media-type="image/jpeg"/>
  <manifest:file-entry manifest:full-path="Object 1/Pictures/100000000000000E000000010F7DEA533EC774C3.jpg" manifest:media-type="image/jpeg"/>
  <manifest:file-entry manifest:full-path="Object 1/Pictures/1000000100000003000000038E675509143F64D0.png" manifest:media-type="image/png"/>
  <manifest:file-entry manifest:full-path="Object 1/Pictures/100000000000000E0000000171ECB8853751E7FA.jpg" manifest:media-type="image/jpeg"/>
  <manifest:file-entry manifest:full-path="Object 1/Pictures/100000010000000E0000000E2D2B4560FF0B643A.png" manifest:media-type="image/png"/>
  <manifest:file-entry manifest:full-path="Object 1/Pictures/1000000000000362000000013A9D091FAD7FC50C.jpg" manifest:media-type="image/jpeg"/>
  <manifest:file-entry manifest:full-path="Object 1/Pictures/100000010000000E0000000F8175706C7AE1CB8D.png" manifest:media-type="image/png"/>
  <manifest:file-entry manifest:full-path="Object 1/Pictures/100000000000000800000001C74147DE2901A6A8.jpg" manifest:media-type="image/jpeg"/>
  <manifest:file-entry manifest:full-path="Object 1/Pictures/100000010000000200000002826B417008D057E3.png" manifest:media-type="image/png"/>
  <manifest:file-entry manifest:full-path="Object 1/Pictures/10000001000000030000000387BDE123D264B7A0.png" manifest:media-type="image/png"/>
  <manifest:file-entry manifest:full-path="Object 1/Pictures/100000010000000D00000006212B93F8C09154F4.png" manifest:media-type="image/png"/>
  <manifest:file-entry manifest:full-path="Object 1/Pictures/100000010000000F0000000ED7DF44E74ECBEE7C.png" manifest:media-type="image/png"/>
  <manifest:file-entry manifest:full-path="Object 1/Pictures/100000000000000E00000001A9461D9C3258A070.jpg" manifest:media-type="image/jpeg"/>
  <manifest:file-entry manifest:full-path="Object 1/Pictures/100000010000000D00000002027A543E04D5FE8D.png" manifest:media-type="image/png"/>
  <manifest:file-entry manifest:full-path="Object 1/Pictures/100000010000000E0000000F4DCFFD32516893F6.png" manifest:media-type="image/png"/>
  <manifest:file-entry manifest:full-path="Object 1/Pictures/100000000000000600000001909B0EB3300CC750.jpg" manifest:media-type="image/jpeg"/>
  <manifest:file-entry manifest:full-path="Object 1/Pictures/10000000000000050000000113E97534DDB345AC.jpg" manifest:media-type="image/jpeg"/>
  <manifest:file-entry manifest:full-path="Object 1/Pictures/100000000000000600000001F57C60ACC86FF9C7.jpg" manifest:media-type="image/jpeg"/>
  <manifest:file-entry manifest:full-path="Object 1/Pictures/100000010000000D0000000204D6AAC5BFA03F16.png" manifest:media-type="image/png"/>
  <manifest:file-entry manifest:full-path="Object 1/Pictures/100000010000000E0000000F27A9FC3025565CD2.png" manifest:media-type="image/png"/>
  <manifest:file-entry manifest:full-path="Object 1/Pictures/100000010000000E0000000E53C7A879CEB71F4E.png" manifest:media-type="image/png"/>
  <manifest:file-entry manifest:full-path="Object 1/Pictures/100000010000000E0000000FC7B31E1035686DB2.png" manifest:media-type="image/png"/>
  <manifest:file-entry manifest:full-path="Object 1/Pictures/100000010000000E0000000E608573BF08DAC54A.png" manifest:media-type="image/png"/>
  <manifest:file-entry manifest:full-path="Object 1/Pictures/100000010000000E0000000F8BC3436E29C2E1D4.png" manifest:media-type="image/png"/>
  <manifest:file-entry manifest:full-path="Object 1/Pictures/100000010000000E0000000FA6C9FDE4CE5EF92D.png" manifest:media-type="image/png"/>
  <manifest:file-entry manifest:full-path="Object 1/Pictures/100000010000000E0000000EEC75952FFFAA46DF.png" manifest:media-type="image/png"/>
  <manifest:file-entry manifest:full-path="Object 1/Pictures/100000010000000E0000000F2DDB55AE15D5B1F6.png" manifest:media-type="image/png"/>
  <manifest:file-entry manifest:full-path="Object 1/Pictures/100000010000000C000000037E768C59C0B6F84F.png" manifest:media-type="image/png"/>
  <manifest:file-entry manifest:full-path="Object 1/Pictures/100000010000000E0000000FA8D3964136D7491B.png" manifest:media-type="image/png"/>
  <manifest:file-entry manifest:full-path="Object 1/Pictures/100000010000000E0000000ED5B9C12BF607C6A9.png" manifest:media-type="image/png"/>
  <manifest:file-entry manifest:full-path="Object 1/Pictures/100000010000000E0000000E3CBA8E398BFB0FC2.png" manifest:media-type="image/png"/>
  <manifest:file-entry manifest:full-path="Object 1/Pictures/100000010000000E0000000F93E0DB1AA292200A.png" manifest:media-type="image/png"/>
  <manifest:file-entry manifest:full-path="Object 1/Pictures/100000010000000E0000000FFE1DAEB2599B4E9C.png" manifest:media-type="image/png"/>
  <manifest:file-entry manifest:full-path="Object 1/Pictures/100000010000000E0000000F87AA6367A33308D8.png" manifest:media-type="image/png"/>
  <manifest:file-entry manifest:full-path="Object 1/Pictures/100000010000000E0000000F6F998091F18D9475.png" manifest:media-type="image/png"/>
  <manifest:file-entry manifest:full-path="Object 1/Pictures/100000010000000F0000000F907CA4A37098AAF7.png" manifest:media-type="image/png"/>
  <manifest:file-entry manifest:full-path="Object 1/Pictures/100000010000000E0000000E77EA5D83641FCA62.png" manifest:media-type="image/png"/>
  <manifest:file-entry manifest:full-path="Object 1/Pictures/100000010000000F0000000F89137C27BDC1F1CA.png" manifest:media-type="image/png"/>
  <manifest:file-entry manifest:full-path="Object 1/Pictures/100000010000000E0000000EEB39582F2C12FE26.png" manifest:media-type="image/png"/>
  <manifest:file-entry manifest:full-path="Object 1/Pictures/100000010000000E0000000F810A6BB546F32FF5.png" manifest:media-type="image/png"/>
  <manifest:file-entry manifest:full-path="Object 1/Pictures/100000010000000E0000000EA69554D8DF92CF22.png" manifest:media-type="image/png"/>
  <manifest:file-entry manifest:full-path="Object 1/Pictures/100000010000000E0000000E93A919779B8E7832.png" manifest:media-type="image/png"/>
  <manifest:file-entry manifest:full-path="Object 1/Pictures/100000010000000F0000000F980660198F4DF4F6.png" manifest:media-type="image/png"/>
  <manifest:file-entry manifest:full-path="Object 1/Pictures/10000000000002F5000000014406D0140B4EC6FA.jpg" manifest:media-type="image/jpeg"/>
  <manifest:file-entry manifest:full-path="Object 1/Pictures/10000000000000070000000153731E8BE962C0BF.jpg" manifest:media-type="image/jpeg"/>
  <manifest:file-entry manifest:full-path="Object 1/Pictures/1000000000000009000000016E633856CCA6A4FC.jpg" manifest:media-type="image/jpeg"/>
  <manifest:file-entry manifest:full-path="Object 1/Pictures/1000000100000003000000026529A6486D4802CA.png" manifest:media-type="image/png"/>
  <manifest:file-entry manifest:full-path="Object 1/Pictures/100000010000000C0000000680696FA0D3385C09.png" manifest:media-type="image/png"/>
  <manifest:file-entry manifest:full-path="Object 1/Pictures/100000010000000C000000027B5D7D0E5483CE57.png" manifest:media-type="image/png"/>
  <manifest:file-entry manifest:full-path="Object 1/Pictures/100000010000000F0000000EE6F262E07730B77D.png" manifest:media-type="image/png"/>
  <manifest:file-entry manifest:full-path="Object 1/Pictures/100000010000000F0000000E35381180826D0CC6.png" manifest:media-type="image/png"/>
  <manifest:file-entry manifest:full-path="Object 1/Pictures/100000010000000E0000000E996119AA0B7D3866.png" manifest:media-type="image/png"/>
  <manifest:file-entry manifest:full-path="Object 1/Pictures/100000010000000E0000000D2033811170C7728A.png" manifest:media-type="image/png"/>
  <manifest:file-entry manifest:full-path="Object 1/Pictures/100000000000028700000001EAC8B271A956D247.jpg" manifest:media-type="image/jpeg"/>
  <manifest:file-entry manifest:full-path="Object 1/Pictures/100000010000000E0000000D7B62941F55683B37.png" manifest:media-type="image/png"/>
  <manifest:file-entry manifest:full-path="Object 1/Pictures/100000010000000F0000000E5537BD1361B1BCDE.png" manifest:media-type="image/png"/>
  <manifest:file-entry manifest:full-path="Object 1/Pictures/100000010000000F0000000F2202B9AE1E606C18.png" manifest:media-type="image/png"/>
  <manifest:file-entry manifest:full-path="Object 1/Pictures/100000010000000F0000000ED267070523349308.png" manifest:media-type="image/png"/>
  <manifest:file-entry manifest:full-path="Object 1/Pictures/100000010000000F0000000F577488C25C067CCD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Pictures/100000000000000700000001B247602D749B66D1.jpg" manifest:media-type="image/jpeg"/>
  <manifest:file-entry manifest:full-path="Object 2/Pictures/10000000000000080000000153C4A901226D9246.jpg" manifest:media-type="image/jpeg"/>
  <manifest:file-entry manifest:full-path="Object 2/Pictures/10000000000002C000000001D6B1E556C92AB1C7.jpg" manifest:media-type="image/jpeg"/>
  <manifest:file-entry manifest:full-path="Object 2/Pictures/1000000000000012000000013ACA1575FE1B2B29.jpg" manifest:media-type="image/jpeg"/>
  <manifest:file-entry manifest:full-path="Object 2/Pictures/1000000100000009000000085DE745C904253254.png" manifest:media-type="image/png"/>
  <manifest:file-entry manifest:full-path="Object 2/Pictures/100000000000038C000000018973508CC1F71B76.jpg" manifest:media-type="image/jpeg"/>
  <manifest:file-entry manifest:full-path="Object 2/Pictures/100000000000001200000001E4F47E20B7006018.jpg" manifest:media-type="image/jpeg"/>
  <manifest:file-entry manifest:full-path="Object 2/Pictures/100000010000001100000011438CFC5DD5BA1EFD.png" manifest:media-type="image/png"/>
  <manifest:file-entry manifest:full-path="Object 2/Pictures/10000000000000070000000153731E8BE962C0BF.jpg" manifest:media-type="image/jpeg"/>
  <manifest:file-entry manifest:full-path="Object 2/Pictures/1000000100000010000000033D6F7949D432AC4A.png" manifest:media-type="image/png"/>
  <manifest:file-entry manifest:full-path="Object 2/Pictures/100000000000001200000001A5A9E960A8F02F04.jpg" manifest:media-type="image/jpeg"/>
  <manifest:file-entry manifest:full-path="Object 2/Pictures/1000000100000011000000113880C19BCFB8B650.png" manifest:media-type="image/png"/>
  <manifest:file-entry manifest:full-path="Object 2/Pictures/100000000000001200000001520844843387DFCD.jpg" manifest:media-type="image/jpeg"/>
  <manifest:file-entry manifest:full-path="Object 2/Pictures/1000000000000009000000012A5296C840312CB4.jpg" manifest:media-type="image/jpeg"/>
  <manifest:file-entry manifest:full-path="Object 2/Pictures/100000010000001100000011685E07AE63BAE0E6.png" manifest:media-type="image/png"/>
  <manifest:file-entry manifest:full-path="Object 2/Pictures/100000010000001100000011D3C71AA05273E0B1.png" manifest:media-type="image/png"/>
  <manifest:file-entry manifest:full-path="Object 2/Pictures/10000001000000110000001017626C0A061928BD.png" manifest:media-type="image/png"/>
  <manifest:file-entry manifest:full-path="Object 2/Pictures/100000000000000F00000002CDC13F83FE062DB4.jpg" manifest:media-type="image/jpeg"/>
  <manifest:file-entry manifest:full-path="Object 2/Pictures/100000000000001200000001C4062BF0648D0E02.jpg" manifest:media-type="image/jpeg"/>
  <manifest:file-entry manifest:full-path="Object 2/Pictures/100000000000000F00000002ED2FE21B3043BACF.jpg" manifest:media-type="image/jpeg"/>
  <manifest:file-entry manifest:full-path="Object 2/Pictures/100000010000000F00000008146564B13CD34F77.png" manifest:media-type="image/png"/>
  <manifest:file-entry manifest:full-path="Object 2/Pictures/1000000000000002000000014394B0B106B239C6.jpg" manifest:media-type="image/jpeg"/>
  <manifest:file-entry manifest:full-path="Object 2/Pictures/100000010000001100000011905C5DA7D307248E.png" manifest:media-type="image/png"/>
  <manifest:file-entry manifest:full-path="Object 2/Pictures/10000000000000080000000141EC3E29B5DE0843.jpg" manifest:media-type="image/jpeg"/>
  <manifest:file-entry manifest:full-path="Object 2/Pictures/100000000000032600000001EE293EF8C2B14B81.jpg" manifest:media-type="image/jpeg"/>
  <manifest:file-entry manifest:full-path="Object 2/Pictures/1000000100000009000000088848CA2AE794A3EC.png" manifest:media-type="image/png"/>
  <manifest:file-entry manifest:full-path="Object 2/Pictures/100000010000001100000011BEB873846B4D61ED.png" manifest:media-type="image/png"/>
  <manifest:file-entry manifest:full-path="Object 2/Pictures/100000010000001100000011CBF57A0CFB8F43B5.png" manifest:media-type="image/png"/>
  <manifest:file-entry manifest:full-path="Object 2/Pictures/10000001000000110000001132C443AA2DC0B1E3.png" manifest:media-type="image/png"/>
  <manifest:file-entry manifest:full-path="Object 2/Pictures/10000000000002C100000001A19AE193944BDA32.jpg" manifest:media-type="image/jpeg"/>
  <manifest:file-entry manifest:full-path="Object 2/Pictures/100000010000001100000010C9667788391541DE.png" manifest:media-type="image/png"/>
  <manifest:file-entry manifest:full-path="Object 2/Pictures/1000000100000003000000038E675509143F64D0.png" manifest:media-type="image/png"/>
  <manifest:file-entry manifest:full-path="Object 2/Pictures/1000000100000011000000108DB822D54D9FFD06.png" manifest:media-type="image/png"/>
  <manifest:file-entry manifest:full-path="Object 2/Pictures/100000000000000A00000001D91D3E106D1B45D5.jpg" manifest:media-type="image/jpeg"/>
  <manifest:file-entry manifest:full-path="Object 2/Pictures/10000001000000030000000387BDE123D264B7A0.png" manifest:media-type="image/png"/>
  <manifest:file-entry manifest:full-path="Object 2/Pictures/100000010000001100000011607FD51DFB30F0D8.png" manifest:media-type="image/png"/>
  <manifest:file-entry manifest:full-path="Object 2/Pictures/100000010000001000000004D61956A4D38C03F1.png" manifest:media-type="image/png"/>
  <manifest:file-entry manifest:full-path="Object 2/Pictures/100000010000001000000004A126A3367345E8B3.png" manifest:media-type="image/png"/>
  <manifest:file-entry manifest:full-path="Object 2/Pictures/1000000100000011000000107723EC7856E3E6B0.png" manifest:media-type="image/png"/>
  <manifest:file-entry manifest:full-path="Object 2/Pictures/100000010000000F00000008921C102C5958D683.png" manifest:media-type="image/png"/>
  <manifest:file-entry manifest:full-path="Object 2/Pictures/100000010000001100000011F51A9A782E260516.png" manifest:media-type="image/png"/>
  <manifest:file-entry manifest:full-path="Object 2/Pictures/100000010000000F000000073CFADD44287B861C.png" manifest:media-type="image/png"/>
  <manifest:file-entry manifest:full-path="Object 2/Pictures/1000000100000011000000112256E18C9E2D18E1.png" manifest:media-type="image/png"/>
  <manifest:file-entry manifest:full-path="Object 2/Pictures/100000000000001200000001895388BC02D69830.jpg" manifest:media-type="image/jpeg"/>
  <manifest:file-entry manifest:full-path="Object 2/Pictures/100000010000000900000007C78B687722B9A4E4.png" manifest:media-type="image/png"/>
  <manifest:file-entry manifest:full-path="Object 2/Pictures/100000000000000F000000032BEAF860AFB029D1.jpg" manifest:media-type="image/jpeg"/>
  <manifest:file-entry manifest:full-path="Object 2/Pictures/100000010000000F0000000712BB5F7447B214FF.png" manifest:media-type="image/png"/>
  <manifest:file-entry manifest:full-path="Object 2/Pictures/100000000000025B00000001F2B3D9ED8EAEAD37.jpg" manifest:media-type="image/jpeg"/>
  <manifest:file-entry manifest:full-path="Object 2/Pictures/100000000000000F000000027A69F046723B9469.jpg" manifest:media-type="image/jpeg"/>
  <manifest:file-entry manifest:full-path="Object 2/Pictures/100000010000001100000011D9FDE4F64F910C23.png" manifest:media-type="image/png"/>
  <manifest:file-entry manifest:full-path="Object 2/Pictures/10000001000000110000001016E10ABE33A51223.png" manifest:media-type="image/png"/>
  <manifest:file-entry manifest:full-path="Object 2/Pictures/100000010000001100000011CF6880894E61EE6F.png" manifest:media-type="image/png"/>
  <manifest:file-entry manifest:full-path="Object 2/Pictures/1000000100000011000000116DF42F2611A2E148.png" manifest:media-type="image/png"/>
  <manifest:file-entry manifest:full-path="Object 2/Pictures/100000010000001100000011DB56F919B8659A12.png" manifest:media-type="image/png"/>
  <manifest:file-entry manifest:full-path="Object 2/Pictures/100000010000001100000011C896905146AEF542.png" manifest:media-type="image/png"/>
  <manifest:file-entry manifest:full-path="Object 2/Pictures/1000000100000011000000112F03B4CB016F468C.png" manifest:media-type="image/png"/>
  <manifest:file-entry manifest:full-path="Object 2/Pictures/100000010000001100000011F3517AF1EE38885C.png" manifest:media-type="image/png"/>
  <manifest:file-entry manifest:full-path="Object 2/Pictures/100000010000001100000011D431FEEDB87E22DE.png" manifest:media-type="image/png"/>
  <manifest:file-entry manifest:full-path="Object 2/Pictures/100000000000001200000001267832A2D05C430F.jpg" manifest:media-type="image/jpeg"/>
  <manifest:file-entry manifest:full-path="Object 2/Pictures/100000010000001100000011E20EAC17EA7173EF.png" manifest:media-type="image/png"/>
  <manifest:file-entry manifest:full-path="Object 2/Pictures/100000010000001100000011B0895852C5925AD9.png" manifest:media-type="image/png"/>
  <manifest:file-entry manifest:full-path="Object 2/Pictures/1000000100000011000000111A31820262D5CF24.png" manifest:media-type="image/png"/>
  <manifest:file-entry manifest:full-path="Object 2/Pictures/100000010000000F00000007E19B45D0F931D39B.png" manifest:media-type="image/png"/>
  <manifest:file-entry manifest:full-path="Object 2/Pictures/100000000000001200000001BC852436BE92AEA8.jpg" manifest:media-type="image/jpeg"/>
  <manifest:file-entry manifest:full-path="Object 2/Pictures/1000000100000011000000110792395833A01DC9.png" manifest:media-type="image/png"/>
  <manifest:file-entry manifest:full-path="Object 2/Pictures/100000000000000600000001F57C60ACC86FF9C7.jpg" manifest:media-type="image/jpeg"/>
  <manifest:file-entry manifest:full-path="Object 2/Pictures/100000010000000F000000026C316820A88D6FEE.png" manifest:media-type="image/png"/>
  <manifest:file-entry manifest:full-path="Object 2/Pictures/1000000100000011000000116995EB73E1444941.png" manifest:media-type="image/png"/>
  <manifest:file-entry manifest:full-path="Object 2/Pictures/1000000100000011000000114FDB18AA15DFB4A8.png" manifest:media-type="image/png"/>
  <manifest:file-entry manifest:full-path="Object 2/Pictures/10000001000000110000001180CF9943B4DC8CA2.png" manifest:media-type="image/png"/>
  <manifest:file-entry manifest:full-path="Object 2/Pictures/100000010000001100000011CDA0F542CBCFCBD8.png" manifest:media-type="image/png"/>
  <manifest:file-entry manifest:full-path="Object 2/Pictures/10000001000000110000001145811384B587A19B.png" manifest:media-type="image/png"/>
  <manifest:file-entry manifest:full-path="Object 2/Pictures/1000000100000010000000038A20A740E59DCB37.png" manifest:media-type="image/png"/>
  <manifest:file-entry manifest:full-path="Object 2/Pictures/1000000100000011000000118D01938F203EBCB0.png" manifest:media-type="image/png"/>
  <manifest:file-entry manifest:full-path="Object 2/Pictures/100000010000001100000011088A6C216DD9F1BE.png" manifest:media-type="image/png"/>
  <manifest:file-entry manifest:full-path="Object 2/Pictures/100000010000001100000011F57D656A6FAA4721.png" manifest:media-type="image/png"/>
  <manifest:file-entry manifest:full-path="Object 2/Pictures/10000001000000110000001179D82CA9A9F6DA95.png" manifest:media-type="image/png"/>
  <manifest:file-entry manifest:full-path="Object 2/Pictures/100000010000001100000010E497CBF92DBA7BE1.png" manifest:media-type="image/png"/>
  <manifest:file-entry manifest:full-path="Object 2/Pictures/1000000100000011000000119FB682BE1C37B8C0.png" manifest:media-type="image/png"/>
  <manifest:file-entry manifest:full-path="Object 2/Pictures/100000010000001100000010DA53A13078A82F9B.png" manifest:media-type="image/png"/>
  <manifest:file-entry manifest:full-path="Object 2/Pictures/1000000100000011000000119441D1668CFFD68D.png" manifest:media-type="image/png"/>
  <manifest:file-entry manifest:full-path="Object 2/Pictures/10000001000000110000001139245046D08A20F7.png" manifest:media-type="image/png"/>
  <manifest:file-entry manifest:full-path="Object 2/Pictures/1000000100000011000000117E45C59CFE63224C.png" manifest:media-type="image/png"/>
  <manifest:file-entry manifest:full-path="Object 2/Pictures/100000010000001100000011873B186AE4389C78.png" manifest:media-type="image/png"/>
  <manifest:file-entry manifest:full-path="Object 2/Pictures/100000010000001100000011105BC5B0E3FCA0B0.png" manifest:media-type="image/png"/>
  <manifest:file-entry manifest:full-path="Object 2/Pictures/1000000100000011000000116B114B5E4FEA3534.png" manifest:media-type="image/png"/>
  <manifest:file-entry manifest:full-path="Object 2/Pictures/100000010000001100000011FE49C500859EC9B3.png" manifest:media-type="image/png"/>
  <manifest:file-entry manifest:full-path="Object 2/Pictures/100000010000001100000011B95ECBC2870453D3.png" manifest:media-type="image/png"/>
  <manifest:file-entry manifest:full-path="Object 2/Pictures/100000010000001100000011BEF00CB74A2991DC.png" manifest:media-type="image/png"/>
  <manifest:file-entry manifest:full-path="Object 2/Pictures/10000001000000110000001007A8FD14E6C50A5D.png" manifest:media-type="image/png"/>
  <manifest:file-entry manifest:full-path="Object 2/Pictures/100000010000001100000011209751350B2A6222.png" manifest:media-type="image/png"/>
  <manifest:file-entry manifest:full-path="Object 2/Pictures/100000010000001100000010E1E81AC4E945A657.png" manifest:media-type="image/png"/>
  <manifest:file-entry manifest:full-path="Object 2/Pictures/100000010000001100000011D592707A9FE38450.png" manifest:media-type="image/png"/>
  <manifest:file-entry manifest:full-path="Object 2/Pictures/1000000100000011000000109131603346C13E43.png" manifest:media-type="image/png"/>
  <manifest:file-entry manifest:full-path="Object 2/Pictures/10000001000000110000001183F67B8A0DB894C5.png" manifest:media-type="image/png"/>
  <manifest:file-entry manifest:full-path="Object 2/Pictures/10000001000000110000001166BE73B450C19DE0.png" manifest:media-type="image/png"/>
  <manifest:file-entry manifest:full-path="Object 2/Pictures/100000010000001100000011DFCB37513337BB03.png" manifest:media-type="image/png"/>
  <manifest:file-entry manifest:full-path="Object 2/Pictures/100000010000001100000011924F21D93DF2FE83.png" manifest:media-type="image/png"/>
  <manifest:file-entry manifest:full-path="Object 2/Pictures/10000001000000110000001133576CFE1C223E2D.png" manifest:media-type="image/png"/>
  <manifest:file-entry manifest:full-path="Object 2/Pictures/10000001000000110000001186E72C2336636F14.png" manifest:media-type="image/png"/>
  <manifest:file-entry manifest:full-path="Object 2/Pictures/10000001000000110000001199775E079746BE43.png" manifest:media-type="image/png"/>
  <manifest:file-entry manifest:full-path="Object 2/Pictures/100000010000001100000011F8B12CD48B701DD9.png" manifest:media-type="image/png"/>
  <manifest:file-entry manifest:full-path="Object 2/Pictures/100000010000001100000011BE25E54BB0854182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Object 3/Configurations2/" manifest:media-type="application/vnd.sun.xml.ui.configuration"/>
  <manifest:file-entry manifest:full-path="Object 3/Pictures/10000000000002530000000111470FA02CBDAD7A.jpg" manifest:media-type="image/jpeg"/>
  <manifest:file-entry manifest:full-path="Object 3/Pictures/1000000100000003000000023614594079E677D3.png" manifest:media-type="image/png"/>
  <manifest:file-entry manifest:full-path="Object 3/Pictures/100000010000000F0000000E30FA0A3D7C4493FD.png" manifest:media-type="image/png"/>
  <manifest:file-entry manifest:full-path="Object 3/Pictures/100000010000000E0000000F793CC541B010D961.png" manifest:media-type="image/png"/>
  <manifest:file-entry manifest:full-path="Object 3/Pictures/100000000000000800000001C74147DE2901A6A8.jpg" manifest:media-type="image/jpeg"/>
  <manifest:file-entry manifest:full-path="Object 3/Pictures/10000001000000030000000387BDE123D264B7A0.png" manifest:media-type="image/png"/>
  <manifest:file-entry manifest:full-path="Object 3/Pictures/100000010000000D00000006E8C0833598F823BD.png" manifest:media-type="image/png"/>
  <manifest:file-entry manifest:full-path="Object 3/Pictures/100000000000000F000000015522E9682715947F.jpg" manifest:media-type="image/jpeg"/>
  <manifest:file-entry manifest:full-path="Object 3/Pictures/100000000000000F00000001D0B62F41D910FF5A.jpg" manifest:media-type="image/jpeg"/>
  <manifest:file-entry manifest:full-path="Object 3/Pictures/100000010000000E000000035F1BFEF70DC8EE7F.png" manifest:media-type="image/png"/>
  <manifest:file-entry manifest:full-path="Object 3/Pictures/100000010000000E0000000F4587031D4C44DD9A.png" manifest:media-type="image/png"/>
  <manifest:file-entry manifest:full-path="Object 3/Pictures/100000010000000E0000000F364601D23141B1A0.png" manifest:media-type="image/png"/>
  <manifest:file-entry manifest:full-path="Object 3/Pictures/10000000000000070000000153731E8BE962C0BF.jpg" manifest:media-type="image/jpeg"/>
  <manifest:file-entry manifest:full-path="Object 3/Pictures/100000010000000F0000000E98FD8AF1BEB1DCA6.png" manifest:media-type="image/png"/>
  <manifest:file-entry manifest:full-path="Object 3/Pictures/1000000000000005000000014A6C894CDDF39E46.jpg" manifest:media-type="image/jpeg"/>
  <manifest:file-entry manifest:full-path="Object 3/Pictures/100000010000000E0000000EB31C0006F1140088.png" manifest:media-type="image/png"/>
  <manifest:file-entry manifest:full-path="Object 3/Pictures/100000010000000E0000000E92A6B3990E0E224B.png" manifest:media-type="image/png"/>
  <manifest:file-entry manifest:full-path="Object 3/Pictures/100000000000000600000001F57C60ACC86FF9C7.jpg" manifest:media-type="image/jpeg"/>
  <manifest:file-entry manifest:full-path="Object 3/Pictures/100000010000000D000000022A6B75C8F573C0C6.png" manifest:media-type="image/png"/>
  <manifest:file-entry manifest:full-path="Object 3/Pictures/100000010000000E0000000E6C07A545C6525EBB.png" manifest:media-type="image/png"/>
  <manifest:file-entry manifest:full-path="Object 3/Pictures/100000010000000E0000000E6F00028A401C965A.png" manifest:media-type="image/png"/>
  <manifest:file-entry manifest:full-path="Object 3/Pictures/100000010000000F0000000EED379A86BB7E4C9F.png" manifest:media-type="image/png"/>
  <manifest:file-entry manifest:full-path="Object 3/Pictures/100000010000000F0000000E0C784075033047C9.png" manifest:media-type="image/png"/>
  <manifest:file-entry manifest:full-path="Object 3/Pictures/100000010000000F0000000ED5A491B479503131.png" manifest:media-type="image/png"/>
  <manifest:file-entry manifest:full-path="Object 3/Pictures/100000010000000E0000000EE729424B47A48C1E.png" manifest:media-type="image/png"/>
  <manifest:file-entry manifest:full-path="Object 3/Pictures/100000010000000F0000000EE2F96FB39D0C1E06.png" manifest:media-type="image/png"/>
  <manifest:file-entry manifest:full-path="Object 3/Pictures/100000010000000F0000000EC44815F933F6E77B.png" manifest:media-type="image/png"/>
  <manifest:file-entry manifest:full-path="Object 3/Pictures/100000010000000F0000000E40518426BAC3CF84.png" manifest:media-type="image/png"/>
  <manifest:file-entry manifest:full-path="Object 3/Pictures/100000010000000F0000000F197667C1FA3056CD.png" manifest:media-type="image/png"/>
  <manifest:file-entry manifest:full-path="Object 3/Pictures/100000010000000E0000000EADED9472C0026A4B.png" manifest:media-type="image/png"/>
  <manifest:file-entry manifest:full-path="Object 3/Pictures/100000010000000F0000000EDDE57C0B04D37544.png" manifest:media-type="image/png"/>
  <manifest:file-entry manifest:full-path="Object 3/Pictures/100000000000000600000001DE76C5A75A1CE5D5.jpg" manifest:media-type="image/jpeg"/>
  <manifest:file-entry manifest:full-path="Object 3/Pictures/100000000000025300000001264AB326BAF6260D.jpg" manifest:media-type="image/jpeg"/>
  <manifest:file-entry manifest:full-path="Object 3/Pictures/1000000100000008000000071C80928D00E101CC.png" manifest:media-type="image/png"/>
  <manifest:file-entry manifest:full-path="Object 3/Pictures/100000010000000D000000074D5408AE2255E2B1.png" manifest:media-type="image/png"/>
  <manifest:file-entry manifest:full-path="Object 3/Pictures/10000000000002FF00000001FCD9A2D0ED5B4A2B.jpg" manifest:media-type="image/jpeg"/>
  <manifest:file-entry manifest:full-path="Object 3/Pictures/100000000000000F00000001B5122A3417671E91.jpg" manifest:media-type="image/jpeg"/>
  <manifest:file-entry manifest:full-path="Object 3/Pictures/100000010000000E0000000E1EB4CBF0DD35C24C.png" manifest:media-type="image/png"/>
  <manifest:file-entry manifest:full-path="Object 3/Pictures/10000000000000070000000177AC5F2F24AAE215.jpg" manifest:media-type="image/jpeg"/>
  <manifest:file-entry manifest:full-path="Object 3/Pictures/100000010000000D0000000310B92ED6C2627201.png" manifest:media-type="image/png"/>
  <manifest:file-entry manifest:full-path="Object 3/Pictures/100000000000000700000001E6BDBBE261F2B7D3.jpg" manifest:media-type="image/jpeg"/>
  <manifest:file-entry manifest:full-path="Object 3/Pictures/100000010000000D00000002B8CE46F721A28C8B.png" manifest:media-type="image/png"/>
  <manifest:file-entry manifest:full-path="Object 3/Pictures/10000000000000050000000113E97534DDB345AC.jpg" manifest:media-type="image/jpeg"/>
  <manifest:file-entry manifest:full-path="Object 3/Pictures/1000000000000006000000018B82DF2900B69D2C.jpg" manifest:media-type="image/jpeg"/>
  <manifest:file-entry manifest:full-path="Object 3/Pictures/100000010000000D000000026FFEC7AB55D83416.png" manifest:media-type="image/png"/>
  <manifest:file-entry manifest:full-path="Object 3/Pictures/100000010000000F0000000E068EDF10630CA82A.png" manifest:media-type="image/png"/>
  <manifest:file-entry manifest:full-path="Object 3/Pictures/100000010000000E0000000EF8F053AFF15DD004.png" manifest:media-type="image/png"/>
  <manifest:file-entry manifest:full-path="Object 3/Pictures/100000010000000F0000000E4D423DEF7FC53A92.png" manifest:media-type="image/png"/>
  <manifest:file-entry manifest:full-path="Object 3/Pictures/100000010000000E0000000E9C84295FFB3902C1.png" manifest:media-type="image/png"/>
  <manifest:file-entry manifest:full-path="Object 3/Pictures/100000010000000E0000000F23E6CE22AC7C564F.png" manifest:media-type="image/png"/>
  <manifest:file-entry manifest:full-path="Object 3/Pictures/100000010000000E0000000E99DE9B93C3FBF19B.png" manifest:media-type="image/png"/>
  <manifest:file-entry manifest:full-path="Object 3/Pictures/100000010000000E0000000FA02F90C22AF7D1AA.png" manifest:media-type="image/png"/>
  <manifest:file-entry manifest:full-path="Object 3/Pictures/100000010000000E0000000F0662EA79E9C4F518.png" manifest:media-type="image/png"/>
  <manifest:file-entry manifest:full-path="Object 3/Pictures/100000010000000E0000000F3A2A18B78E786E16.png" manifest:media-type="image/png"/>
  <manifest:file-entry manifest:full-path="Object 3/Pictures/100000010000000E0000000F32478EFE7D8C76CD.png" manifest:media-type="image/png"/>
  <manifest:file-entry manifest:full-path="Object 3/Pictures/100000010000000800000006C524C562EEADFAAD.png" manifest:media-type="image/png"/>
  <manifest:file-entry manifest:full-path="Object 3/Pictures/100000000000000F000000016CC33330E7DEC792.jpg" manifest:media-type="image/jpeg"/>
  <manifest:file-entry manifest:full-path="Object 3/Pictures/100000010000000D00000006D08121AFE80EE6E1.png" manifest:media-type="image/png"/>
  <manifest:file-entry manifest:full-path="Object 3/Pictures/100000000000000F00000001F573D1445A415B0D.jpg" manifest:media-type="image/jpeg"/>
  <manifest:file-entry manifest:full-path="Object 3/Pictures/100000010000000E0000000F7D229A899C3A1E8E.png" manifest:media-type="image/png"/>
  <manifest:file-entry manifest:full-path="Object 3/Pictures/100000010000000E0000000E1132BCACA18A9592.png" manifest:media-type="image/png"/>
  <manifest:file-entry manifest:full-path="Object 3/Pictures/100000010000000D000000033768E325B867D119.png" manifest:media-type="image/png"/>
  <manifest:file-entry manifest:full-path="Object 3/Pictures/100000010000000F0000000E795DD6EB6EFB5BAA.png" manifest:media-type="image/png"/>
  <manifest:file-entry manifest:full-path="Object 3/Pictures/100000010000000F0000000FB7BE0EB7DCCFD475.png" manifest:media-type="image/png"/>
  <manifest:file-entry manifest:full-path="Object 3/Pictures/10000000000001FD00000001A8F65133E7F3DADF.jpg" manifest:media-type="image/jpeg"/>
  <manifest:file-entry manifest:full-path="Object 3/Pictures/100000010000000E0000000E137FA0F11B5B1748.png" manifest:media-type="image/png"/>
  <manifest:file-entry manifest:full-path="Object 3/Pictures/100000010000000E0000000F3D3A5287770D1B78.png" manifest:media-type="image/png"/>
  <manifest:file-entry manifest:full-path="Object 3/Pictures/100000010000000E0000000E93A2ACC5049F3AC4.png" manifest:media-type="image/png"/>
  <manifest:file-entry manifest:full-path="Object 3/Pictures/100000010000000E0000000F5E4763031CFFA537.png" manifest:media-type="image/png"/>
  <manifest:file-entry manifest:full-path="Object 3/Pictures/1000000000000253000000019ECC0EE388C7D04E.jpg" manifest:media-type="image/jpeg"/>
  <manifest:file-entry manifest:full-path="Object 3/Pictures/100000010000000D0000000709C495C52C8FE3FD.png" manifest:media-type="image/png"/>
  <manifest:file-entry manifest:full-path="Object 3/Pictures/100000000000000F00000001E1773325535F125C.jpg" manifest:media-type="image/jpeg"/>
  <manifest:file-entry manifest:full-path="Object 3/Pictures/100000010000000E000000034B36625A42F6952D.png" manifest:media-type="image/png"/>
  <manifest:file-entry manifest:full-path="Object 3/Pictures/100000010000000D00000002C769B050F05BA4A1.png" manifest:media-type="image/png"/>
  <manifest:file-entry manifest:full-path="Object 3/Pictures/100000010000000E0000000EAA5409F39F64EB48.png" manifest:media-type="image/png"/>
  <manifest:file-entry manifest:full-path="Object 3/Pictures/100000010000000E0000000F30D9A1184D493EFE.png" manifest:media-type="image/png"/>
  <manifest:file-entry manifest:full-path="Object 3/Pictures/100000010000000E0000000EB654DDC72F36A465.png" manifest:media-type="image/png"/>
  <manifest:file-entry manifest:full-path="Object 3/Pictures/100000010000000E0000000E3C3D1AE63E2A8645.png" manifest:media-type="image/png"/>
  <manifest:file-entry manifest:full-path="Object 3/Pictures/10000000000001E600000001C38095A94396ADDA.jpg" manifest:media-type="image/jpeg"/>
  <manifest:file-entry manifest:full-path="Object 3/Pictures/100000010000000F0000000D564968B067365D15.png" manifest:media-type="image/png"/>
  <manifest:file-entry manifest:full-path="Object 3/Pictures/100000000000000100000001C6E20FE46E437570.jpg" manifest:media-type="image/jpeg"/>
  <manifest:file-entry manifest:full-path="Object 3/Pictures/100000010000000F0000000E7A6C3F9C698B862A.png" manifest:media-type="image/png"/>
  <manifest:file-entry manifest:full-path="Object 3/Pictures/100000010000000F0000000EAC653162716F34C5.png" manifest:media-type="image/png"/>
  <manifest:file-entry manifest:full-path="Object 3/Pictures/100000010000000F0000000EBD3EA5E0944AF0FA.png" manifest:media-type="image/png"/>
  <manifest:file-entry manifest:full-path="Object 3/Pictures/10000000000002FE00000001949A3D9C8B8EC11C.jpg" manifest:media-type="image/jpeg"/>
  <manifest:file-entry manifest:full-path="Object 3/Pictures/100000010000000D00000006391D3272F3A01DA1.png" manifest:media-type="image/png"/>
  <manifest:file-entry manifest:full-path="Object 3/Pictures/100000000000000F0000000192A33D1B5F0875BC.jpg" manifest:media-type="image/jpeg"/>
  <manifest:file-entry manifest:full-path="Object 3/Pictures/100000010000000C000000014893B4B170FDAE05.png" manifest:media-type="image/png"/>
  <manifest:file-entry manifest:full-path="Object 3/Pictures/100000010000000E0000000E9747408F5212110A.png" manifest:media-type="image/png"/>
  <manifest:file-entry manifest:full-path="Object 3/Pictures/100000010000000E0000000F592F26C996BD1ABF.png" manifest:media-type="image/png"/>
  <manifest:file-entry manifest:full-path="Object 3/Pictures/100000010000000E0000000EB0EAAFB667E7AFBB.png" manifest:media-type="image/png"/>
  <manifest:file-entry manifest:full-path="Object 3/Pictures/100000010000000E0000000F327B99BB6DD2D78B.png" manifest:media-type="image/png"/>
  <manifest:file-entry manifest:full-path="Object 3/Pictures/100000010000000E0000000EB1BDA9F5E1E20DE3.png" manifest:media-type="image/png"/>
  <manifest:file-entry manifest:full-path="Object 3/Pictures/100000010000000E0000000FB64EF2F824695AD8.png" manifest:media-type="image/png"/>
  <manifest:file-entry manifest:full-path="Object 3/Pictures/100000010000000E0000000FC47149514BF3C42A.png" manifest:media-type="image/png"/>
  <manifest:file-entry manifest:full-path="Object 3/Pictures/100000010000000E0000000EAB5A091C995F1973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graphics"/>
  <manifest:file-entry manifest:full-path="content.xml" manifest:media-type="text/xml"/>
  <manifest:file-entry manifest:full-path="Configurations2/" manifest:media-type="application/vnd.sun.xml.ui.configuration"/>
  <manifest:file-entry manifest:full-path="Pictures/10000000000001AD00000001ACC5F3426E27A343.jpg" manifest:media-type="image/jpeg"/>
  <manifest:file-entry manifest:full-path="Pictures/1000000000000219000000018E7970D7AE9CBE3E.jpg" manifest:media-type="image/jpeg"/>
  <manifest:file-entry manifest:full-path="Pictures/100000010000001200000012D1F82707053A9559.png" manifest:media-type="image/png"/>
  <manifest:file-entry manifest:full-path="Pictures/100000010000001200000012AEE81946FC63AC12.png" manifest:media-type="image/png"/>
  <manifest:file-entry manifest:full-path="Pictures/100000010000001200000012D61D357866FE5246.png" manifest:media-type="image/png"/>
  <manifest:file-entry manifest:full-path="Pictures/100000000000014200000001DE8881250013D5DE.jpg" manifest:media-type="image/jpeg"/>
  <manifest:file-entry manifest:full-path="Pictures/100000010000001100000012CB9ADB814FC618FC.png" manifest:media-type="image/png"/>
  <manifest:file-entry manifest:full-path="Pictures/10000001000000120000001215D70551B269ED5A.png" manifest:media-type="image/png"/>
  <manifest:file-entry manifest:full-path="Pictures/1000000100000012000000123F97D271ED24C7D4.png" manifest:media-type="image/png"/>
  <manifest:file-entry manifest:full-path="Pictures/100000010000001200000012AD178CFBA9ECDAC6.png" manifest:media-type="image/png"/>
  <manifest:file-entry manifest:full-path="Pictures/1000000100000012000000125E3FA8CC97B0CFE2.png" manifest:media-type="image/png"/>
  <manifest:file-entry manifest:full-path="Pictures/10000000000000070000000153731E8BE962C0BF.jpg" manifest:media-type="image/jpeg"/>
  <manifest:file-entry manifest:full-path="Pictures/100000010000000E0000000C4B3F30CB1ED890D8.png" manifest:media-type="image/png"/>
  <manifest:file-entry manifest:full-path="Pictures/100000010000001200000012D73212BDD41DCECF.png" manifest:media-type="image/png"/>
  <manifest:file-entry manifest:full-path="Pictures/100000010000001200000012862B1666E3841B15.png" manifest:media-type="image/png"/>
  <manifest:file-entry manifest:full-path="Pictures/1000000100000012000000125048E361BCA60A69.png" manifest:media-type="image/png"/>
  <manifest:file-entry manifest:full-path="Pictures/10000001000000120000001230C5B414FCE9EB11.png" manifest:media-type="image/png"/>
  <manifest:file-entry manifest:full-path="Pictures/100000010000001200000012A907C002D95CEB59.png" manifest:media-type="image/png"/>
  <manifest:file-entry manifest:full-path="Pictures/100000010000001200000012E0FD0724EFDFBBE8.png" manifest:media-type="image/png"/>
  <manifest:file-entry manifest:full-path="Pictures/1000000100000003000000038E675509143F64D0.png" manifest:media-type="image/png"/>
  <manifest:file-entry manifest:full-path="Pictures/100000010000001200000012DD2CFF28F9E48572.png" manifest:media-type="image/png"/>
  <manifest:file-entry manifest:full-path="Pictures/100000010000000E0000000DEA7C894CB4943D1E.png" manifest:media-type="image/png"/>
  <manifest:file-entry manifest:full-path="Pictures/100000010000001200000012021682A2876F522E.png" manifest:media-type="image/png"/>
  <manifest:file-entry manifest:full-path="Pictures/100000010000000A00000008EB9EA41266710D7F.png" manifest:media-type="image/png"/>
  <manifest:file-entry manifest:full-path="Pictures/100000010000000A000000082091DCE639C1DABE.png" manifest:media-type="image/png"/>
  <manifest:file-entry manifest:full-path="Pictures/100000000000000A00000001D91D3E106D1B45D5.jpg" manifest:media-type="image/jpeg"/>
  <manifest:file-entry manifest:full-path="Pictures/10000001000000120000001245147592DCC05FC5.png" manifest:media-type="image/png"/>
  <manifest:file-entry manifest:full-path="Pictures/1000000100000003000000046E18E3DDE5360B73.png" manifest:media-type="image/png"/>
  <manifest:file-entry manifest:full-path="Pictures/100000010000000E0000000D7B281379511B6300.png" manifest:media-type="image/png"/>
  <manifest:file-entry manifest:full-path="Pictures/10000001000000120000001221F9BF1AA4D45398.png" manifest:media-type="image/png"/>
  <manifest:file-entry manifest:full-path="Pictures/1000000100000012000000125299829D478D8580.png" manifest:media-type="image/png"/>
  <manifest:file-entry manifest:full-path="Pictures/100000010000001200000012F4D3BE5DCEB52AF9.png" manifest:media-type="image/png"/>
  <manifest:file-entry manifest:full-path="Pictures/10000001000000120000001296EB3B1E3DFABBEB.png" manifest:media-type="image/png"/>
  <manifest:file-entry manifest:full-path="Pictures/10000001000000120000001221CBCD59E6A8F82D.png" manifest:media-type="image/png"/>
  <manifest:file-entry manifest:full-path="Pictures/10000000000001AD000000019D8BC90D47B8FEFD.jpg" manifest:media-type="image/jpeg"/>
  <manifest:file-entry manifest:full-path="Pictures/100000010000001200000012FC1C1B37DFB336A6.png" manifest:media-type="image/png"/>
  <manifest:file-entry manifest:full-path="Pictures/10000000000000050000000113E97534DDB345AC.jpg" manifest:media-type="image/jpeg"/>
  <manifest:file-entry manifest:full-path="Pictures/1000000100000012000000124A21B9DDDE65DA48.png" manifest:media-type="image/png"/>
  <manifest:file-entry manifest:full-path="Pictures/100000000000000E00000001018ECF7E3682462E.jpg" manifest:media-type="image/jpeg"/>
  <manifest:file-entry manifest:full-path="Pictures/100000010000001200000012CE4EBD3D8B5971F4.png" manifest:media-type="image/png"/>
  <manifest:file-entry manifest:full-path="Pictures/100000010000001200000012CA40B52BD2CBD8F1.png" manifest:media-type="image/png"/>
  <manifest:file-entry manifest:full-path="Pictures/1000000100000012000000129927AE438862B54F.png" manifest:media-type="image/png"/>
  <manifest:file-entry manifest:full-path="Pictures/1000000100000012000000122C3F419E79920314.png" manifest:media-type="image/png"/>
  <manifest:file-entry manifest:full-path="Pictures/100000000000000B000000013D6113394F7F8498.jpg" manifest:media-type="image/jpeg"/>
  <manifest:file-entry manifest:full-path="Pictures/100000010000000E0000000D17D17BEC1615854C.png" manifest:media-type="image/png"/>
  <manifest:file-entry manifest:full-path="Pictures/100000010000001200000012E37D0B90405A4EEA.png" manifest:media-type="image/png"/>
  <manifest:file-entry manifest:full-path="Pictures/10000001000000120000001296547164D25B6E0B.png" manifest:media-type="image/png"/>
  <manifest:file-entry manifest:full-path="Pictures/100000010000001100000012748C80C573A2C9EA.png" manifest:media-type="image/png"/>
  <manifest:file-entry manifest:full-path="Pictures/100000010000001200000012B091EBC13B40CE5B.png" manifest:media-type="image/png"/>
  <manifest:file-entry manifest:full-path="Pictures/10000001000000120000001293D1A47F2D31AA6A.png" manifest:media-type="image/png"/>
  <manifest:file-entry manifest:full-path="Pictures/10000000000001AD00000001BC45AF1565720847.jpg" manifest:media-type="image/jpeg"/>
  <manifest:file-entry manifest:full-path="Pictures/1000000100000012000000127CA362C128ADEAAD.png" manifest:media-type="image/png"/>
  <manifest:file-entry manifest:full-path="Pictures/100000010000001200000012D2D3624D97DC823C.png" manifest:media-type="image/png"/>
  <manifest:file-entry manifest:full-path="Pictures/100000010000000D000000062CE155AE1359F469.png" manifest:media-type="image/png"/>
  <manifest:file-entry manifest:full-path="Pictures/100000000000000E00000001AE27A14D43791993.jpg" manifest:media-type="image/jpeg"/>
  <manifest:file-entry manifest:full-path="Pictures/10000001000000120000001235F3FD3DE609E6C9.png" manifest:media-type="image/png"/>
  <manifest:file-entry manifest:full-path="Pictures/100000010000000D0000000282A3D887D4E0665F.png" manifest:media-type="image/png"/>
  <manifest:file-entry manifest:full-path="Pictures/100000000000000600000001F57C60ACC86FF9C7.jpg" manifest:media-type="image/jpeg"/>
  <manifest:file-entry manifest:full-path="Pictures/100000010000000D0000000204D6AAC5BFA03F16.png" manifest:media-type="image/png"/>
  <manifest:file-entry manifest:full-path="Pictures/1000000100000012000000128F852BD6A5EDC25C.png" manifest:media-type="image/png"/>
  <manifest:file-entry manifest:full-path="Pictures/100000010000001200000012C959F57704F6A6D7.png" manifest:media-type="image/png"/>
  <manifest:file-entry manifest:full-path="Pictures/100000010000000E0000000D710A64B8C2CF6997.png" manifest:media-type="image/png"/>
  <manifest:file-entry manifest:full-path="Pictures/1000000100000012000000124FB64722FDE7D86B.png" manifest:media-type="image/png"/>
  <manifest:file-entry manifest:full-path="Pictures/1000000100000012000000129F2653C40857BC6D.png" manifest:media-type="image/png"/>
  <manifest:file-entry manifest:full-path="Pictures/100000010000001200000012AA8FE8D58ECD5898.png" manifest:media-type="image/png"/>
  <manifest:file-entry manifest:full-path="Pictures/1000000100000012000000120A0BF1346D8382D3.png" manifest:media-type="image/png"/>
  <manifest:file-entry manifest:full-path="Pictures/1000000100000012000000125B641CB51D7ECC0B.png" manifest:media-type="image/png"/>
  <manifest:file-entry manifest:full-path="Pictures/1000000100000012000000124FAE9CE8044CFE31.png" manifest:media-type="image/png"/>
  <manifest:file-entry manifest:full-path="Pictures/1000000100000012000000123DA2DA415D3CE81F.png" manifest:media-type="image/png"/>
  <manifest:file-entry manifest:full-path="Pictures/100000010000001200000012DB519883655622A0.png" manifest:media-type="image/png"/>
  <manifest:file-entry manifest:full-path="Pictures/100000010000001200000012C292FB2E8FE516D2.png" manifest:media-type="image/png"/>
  <manifest:file-entry manifest:full-path="Pictures/10000001000000120000001264104A26D03465DF.png" manifest:media-type="image/png"/>
  <manifest:file-entry manifest:full-path="Pictures/100000010000001200000012F7FB808C226A2ABE.png" manifest:media-type="image/png"/>
  <manifest:file-entry manifest:full-path="Pictures/10000001000000120000001280984B58450920DE.png" manifest:media-type="image/png"/>
  <manifest:file-entry manifest:full-path="Pictures/10000001000000120000001283D376DD111C0960.png" manifest:media-type="image/png"/>
  <manifest:file-entry manifest:full-path="Pictures/10000001000000120000001217FA336594E9F0AC.png" manifest:media-type="image/png"/>
  <manifest:file-entry manifest:full-path="Pictures/1000000100000012000000128E691E11E962D10A.png" manifest:media-type="image/png"/>
  <manifest:file-entry manifest:full-path="Pictures/100000010000001200000011B46B4957AF64ED0A.png" manifest:media-type="image/png"/>
  <manifest:file-entry manifest:full-path="Pictures/10000001000000120000001223B85AA7FC0941A9.png" manifest:media-type="image/png"/>
  <manifest:file-entry manifest:full-path="Pictures/100000010000001200000012EEBE408664C9EEBE.png" manifest:media-type="image/png"/>
  <manifest:file-entry manifest:full-path="Pictures/10000001000000120000001282C2CA17A24AF638.png" manifest:media-type="image/png"/>
  <manifest:file-entry manifest:full-path="Pictures/10000001000000120000001271E01D590561419C.png" manifest:media-type="image/png"/>
  <manifest:file-entry manifest:full-path="Pictures/1000000100000012000000128AC16C1724D6F8B9.png" manifest:media-type="image/png"/>
  <manifest:file-entry manifest:full-path="Pictures/100000010000001200000012B8A97FB8FA0AD277.png" manifest:media-type="image/png"/>
  <manifest:file-entry manifest:full-path="Pictures/10000000000001E3000000017C3F3A251E989D82.jpg" manifest:media-type="image/jpeg"/>
  <manifest:file-entry manifest:full-path="Pictures/10000001000000120000001237BD0E19BABAA007.png" manifest:media-type="image/png"/>
  <manifest:file-entry manifest:full-path="Pictures/1000000100000012000000129156227F608ECAED.png" manifest:media-type="image/png"/>
  <manifest:file-entry manifest:full-path="Pictures/100000010000001200000012F31828033641D62C.png" manifest:media-type="image/png"/>
  <manifest:file-entry manifest:full-path="Pictures/1000000100000012000000125714F0B98BC56F1E.png" manifest:media-type="image/png"/>
  <manifest:file-entry manifest:full-path="Pictures/1000000100000012000000121835930F94EE0768.png" manifest:media-type="image/png"/>
  <manifest:file-entry manifest:full-path="Pictures/100000010000001200000012DE0925524718647E.png" manifest:media-type="image/png"/>
  <manifest:file-entry manifest:full-path="Pictures/1000000100000012000000126DCBED219F5731C6.png" manifest:media-type="image/png"/>
  <manifest:file-entry manifest:full-path="Pictures/100000000000000E00000001709446EC6D9C3E45.jpg" manifest:media-type="image/jpeg"/>
  <manifest:file-entry manifest:full-path="Pictures/1000000100000012000000121807E289372C4151.png" manifest:media-type="image/png"/>
  <manifest:file-entry manifest:full-path="Pictures/10000000000001E400000001495F8C76E7359AE7.jpg" manifest:media-type="image/jpeg"/>
  <manifest:file-entry manifest:full-path="Pictures/100000010000000C000000066678A37DF45433B8.png" manifest:media-type="image/png"/>
  <manifest:file-entry manifest:full-path="Pictures/100000000000000E00000001415DF30A2688B9DE.jpg" manifest:media-type="image/jpeg"/>
  <manifest:file-entry manifest:full-path="Pictures/100000000000000E000000017CE4AABA1E2FD7CE.jpg" manifest:media-type="image/jpeg"/>
  <manifest:file-entry manifest:full-path="Pictures/100000010000000C00000002242E8C973B3C7C04.png" manifest:media-type="image/png"/>
  <manifest:file-entry manifest:full-path="Pictures/100000000000000700000001B247602D749B66D1.jpg" manifest:media-type="image/jpeg"/>
  <manifest:file-entry manifest:full-path="Pictures/100000000000000400000001B89FB50A0F67C609.jpg" manifest:media-type="image/jpeg"/>
  <manifest:file-entry manifest:full-path="Pictures/100000000000000600000001DE76C5A75A1CE5D5.jpg" manifest:media-type="image/jpeg"/>
  <manifest:file-entry manifest:full-path="Pictures/100000010000000C00000002BA3AA10EB39FF764.png" manifest:media-type="image/png"/>
  <manifest:file-entry manifest:full-path="Pictures/100000010000001200000012067D065823CC8002.png" manifest:media-type="image/png"/>
  <manifest:file-entry manifest:full-path="Pictures/100000010000001200000012516238AEB484D720.png" manifest:media-type="image/png"/>
  <manifest:file-entry manifest:full-path="Pictures/1000000100000012000000125A211B1FA230A9ED.png" manifest:media-type="image/png"/>
  <manifest:file-entry manifest:full-path="Pictures/10000001000000120000001205A1EFA1A0377DDE.png" manifest:media-type="image/png"/>
  <manifest:file-entry manifest:full-path="Pictures/1000000100000012000000124F9AA06C98DA782F.png" manifest:media-type="image/png"/>
  <manifest:file-entry manifest:full-path="Pictures/1000000100000012000000123651F910E25760EF.png" manifest:media-type="image/png"/>
  <manifest:file-entry manifest:full-path="Pictures/100000010000001200000012266218B938DF16E6.png" manifest:media-type="image/png"/>
  <manifest:file-entry manifest:full-path="Pictures/10000001000000120000001259D79305D81D5501.png" manifest:media-type="image/png"/>
  <manifest:file-entry manifest:full-path="Pictures/1000000100000012000000128A12D3435940CF7B.png" manifest:media-type="image/png"/>
  <manifest:file-entry manifest:full-path="Pictures/10000001000000120000001200F559B452DF508F.png" manifest:media-type="image/png"/>
  <manifest:file-entry manifest:full-path="Pictures/10000000000001E300000001AF479275E6DFADC6.jpg" manifest:media-type="image/jpeg"/>
  <manifest:file-entry manifest:full-path="Pictures/100000010000000E0000000DE7121B93B230371F.png" manifest:media-type="image/png"/>
  <manifest:file-entry manifest:full-path="Pictures/1000000100000012000000129357F18468F761DF.png" manifest:media-type="image/png"/>
  <manifest:file-entry manifest:full-path="Pictures/10000001000000120000001273B96D488292D43C.png" manifest:media-type="image/png"/>
  <manifest:file-entry manifest:full-path="Pictures/100000010000001200000012615690A0A2788D7D.png" manifest:media-type="image/png"/>
  <manifest:file-entry manifest:full-path="Pictures/100000010000001200000012CDDA30FC44C0ED5F.png" manifest:media-type="image/png"/>
  <manifest:file-entry manifest:full-path="Pictures/100000010000001200000012236270DAB1E91EE7.png" manifest:media-type="image/png"/>
  <manifest:file-entry manifest:full-path="Pictures/10000001000000120000001290A551321D41812B.png" manifest:media-type="image/png"/>
  <manifest:file-entry manifest:full-path="Pictures/10000001000000120000001292987C7BF96B0A26.png" manifest:media-type="image/png"/>
  <manifest:file-entry manifest:full-path="Pictures/1000000100000012000000129C6D270CC42C3138.png" manifest:media-type="image/png"/>
  <manifest:file-entry manifest:full-path="Pictures/100000010000001200000012265AE6563DDD8C16.png" manifest:media-type="image/png"/>
  <manifest:file-entry manifest:full-path="Pictures/100000010000001200000012322B479582F9D0D9.png" manifest:media-type="image/png"/>
  <manifest:file-entry manifest:full-path="Pictures/10000001000000120000001180EC98A34D5BE75F.png" manifest:media-type="image/png"/>
  <manifest:file-entry manifest:full-path="Pictures/10000001000000120000001269F3DF444E1AF729.png" manifest:media-type="image/png"/>
  <manifest:file-entry manifest:full-path="Pictures/100000000000014100000001B80E1AB59D36791A.jpg" manifest:media-type="image/jpeg"/>
  <manifest:file-entry manifest:full-path="Pictures/1000000100000012000000128B606A4175B5118F.png" manifest:media-type="image/png"/>
  <manifest:file-entry manifest:full-path="Pictures/100000010000001200000012E56AD75F5E9A6BF9.png" manifest:media-type="image/png"/>
  <manifest:file-entry manifest:full-path="Pictures/100000010000001200000012655EA5458326EE17.png" manifest:media-type="image/png"/>
  <manifest:file-entry manifest:full-path="Pictures/100000010000001200000012D13BC7819EA998D9.png" manifest:media-type="image/png"/>
  <manifest:file-entry manifest:full-path="Pictures/1000000100000012000000127DFE4E60F850BD9A.png" manifest:media-type="image/png"/>
  <manifest:file-entry manifest:full-path="Pictures/1000000100000012000000125FD5B64FDFE4F4D8.png" manifest:media-type="image/png"/>
  <manifest:file-entry manifest:full-path="Pictures/1000000100000012000000124953039232FBDF0A.png" manifest:media-type="image/png"/>
  <manifest:file-entry manifest:full-path="Pictures/100000010000001200000012AB6022BAB55E9C83.png" manifest:media-type="image/png"/>
  <manifest:file-entry manifest:full-path="Pictures/1000000100000012000000128B9DEC5DFB9F48C3.png" manifest:media-type="image/png"/>
  <manifest:file-entry manifest:full-path="Pictures/100000010000000C00000006F18EFD89D69FD10B.png" manifest:media-type="image/png"/>
  <manifest:file-entry manifest:full-path="Pictures/100000010000000C000000037E768C59C0B6F84F.png" manifest:media-type="image/png"/>
  <manifest:file-entry manifest:full-path="Pictures/10000000000000070000000177AC5F2F24AAE215.jpg" manifest:media-type="image/jpeg"/>
  <manifest:file-entry manifest:full-path="Pictures/100000010000000C0000000238C108C92E9C22E2.png" manifest:media-type="image/png"/>
  <manifest:file-entry manifest:full-path="Pictures/1000000100000012000000123AC16FB24234E125.png" manifest:media-type="image/png"/>
  <manifest:file-entry manifest:full-path="Pictures/1000000100000012000000127F62F3E8DB4CEB6B.png" manifest:media-type="image/png"/>
  <manifest:file-entry manifest:full-path="Pictures/10000001000000120000001234634D2B6075E29F.png" manifest:media-type="image/png"/>
  <manifest:file-entry manifest:full-path="Pictures/100000010000001200000012192CF153CA51E7E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7.012cm" fo:min-width="8.625cm" draw:shadow-opacity="50%" loext:decorative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8.63cm" fo:min-width="15.955cm" draw:shadow-opacity="50%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solid" draw:fill-color="#fafafa" loext:decorative="false"/>
    </style:style>
    <style:style style:name="gr5" style:family="graphic" style:parent-style-name="standard">
      <style:graphic-properties draw:stroke="solid" svg:stroke-width="0.008cm" svg:stroke-color="#424242" draw:stroke-linejoin="round" svg:stroke-linecap="round" draw:fill="none" fo:padding-top="0.004cm" fo:padding-bottom="0.004cm" fo:padding-left="0.004cm" fo:padding-right="0.004cm" loext:decorative="false"/>
    </style:style>
    <style:style style:name="gr6" style:family="graphic" style:parent-style-name="standard">
      <style:graphic-properties draw:stroke="none" draw:fill="solid" draw:fill-color="#d6d6d6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10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e0cfa2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96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46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31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6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06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4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5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9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04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5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96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46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8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19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79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9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8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16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48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50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96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9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6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1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6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4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5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47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6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6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22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4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87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2.2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84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03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2.49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39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11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4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2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2.34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6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5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99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4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70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6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4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5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50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2.28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34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2.0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96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50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2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6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91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2.31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99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51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81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256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68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1.14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889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6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464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681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5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32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solid" svg:stroke-width="0.008cm" svg:stroke-color="#999999" draw:stroke-linejoin="round" svg:stroke-linecap="round" draw:fill="none" fo:padding-top="0.004cm" fo:padding-bottom="0.004cm" fo:padding-left="0.004cm" fo:padding-right="0.004cm" loext:decorative="false"/>
    </style:style>
    <style:style style:name="gr90" style:family="graphic" style:parent-style-name="standard">
      <style:graphic-properties draw:stroke="none" draw:fill="solid" draw:fill-color="#1f1f1f" loext:decorative="false"/>
    </style:style>
    <style:style style:name="gr91" style:family="graphic" style:parent-style-name="standard">
      <style:graphic-properties draw:stroke="none" draw:fill="solid" draw:fill-color="#999999" loext:decorative="false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78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textarea-horizontal-align="center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2cm" fo:min-width="0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3.396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false" draw:auto-grow-width="false" draw:fit-to-size="true" style:shrink-to-fit="false" fo:min-height="0.001cm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afafa"/>
    </style:style>
    <style:style style:name="P4" style:family="paragraph">
      <loext:graphic-properties draw:fill="none"/>
    </style:style>
    <style:style style:name="P5" style:family="paragraph">
      <loext:graphic-properties draw:fill="solid" draw:fill-color="#d6d6d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3.29999995231628pt" style:font-size-asian="3.29999995231628pt" style:font-size-complex="3.29999995231628pt"/>
    </style:style>
    <style:style style:name="P8" style:family="paragraph">
      <loext:graphic-properties draw:fill="solid" draw:fill-color="#e0cfa2"/>
    </style:style>
    <style:style style:name="P9" style:family="paragraph">
      <loext:graphic-properties draw:fill="none"/>
      <style:paragraph-properties fo:text-align="start"/>
      <style:text-properties fo:font-size="2.90000009536743pt" style:font-size-asian="2.90000009536743pt" style:font-size-complex="2.90000009536743pt"/>
    </style:style>
    <style:style style:name="P10" style:family="paragraph">
      <loext:graphic-properties draw:fill="solid" draw:fill-color="#1f1f1f"/>
    </style:style>
    <style:style style:name="P11" style:family="paragraph">
      <loext:graphic-properties draw:fill="solid" draw:fill-color="#999999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CIDFont+F11" fo:font-size="3.29999995231628pt" fo:font-weight="normal" style:font-name-asian="CIDFont+F11" style:font-size-asian="3.29999995231628pt" style:font-weight-asian="normal" style:font-name-complex="CIDFont+F11" style:font-size-complex="3.29999995231628pt" style:font-weight-complex="normal"/>
    </style:style>
    <style:style style:name="T2" style:family="text">
      <style:text-properties fo:color="#000000" loext:opacity="100%" style:font-name="CIDFont+F21" fo:font-size="2.90000009536743pt" fo:font-weight="normal" style:font-name-asian="CIDFont+F21" style:font-size-asian="2.90000009536743pt" style:font-weight-asian="normal" style:font-name-complex="CIDFont+F21" style:font-size-complex="2.90000009536743pt" style:font-weight-complex="normal"/>
    </style:style>
    <style:style style:name="T3" style:family="text">
      <style:text-properties fo:color="#000000" loext:opacity="100%" style:font-name="CIDFont+F21" fo:font-size="3.29999995231628pt" fo:font-weight="normal" style:font-name-asian="CIDFont+F21" style:font-size-asian="3.29999995231628pt" style:font-weight-asian="normal" style:font-name-complex="CIDFont+F21" style:font-size-complex="3.299999952316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FSM " draw:style-name="dp1" draw:master-page-name="master-page3">
        <draw:custom-shape draw:style-name="gr1" draw:text-style-name="P1" draw:layer="layout" svg:width="8.625cm" svg:height="7.012cm" svg:x="18.475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955cm" svg:height="8.63cm" svg:x="0.795cm" svg:y="8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2" draw:layer="layout" svg:width="1.864cm" svg:height="3.602cm" svg:x="14.297cm" svg:y="4.628cm" svg:viewBox="0 0 1865 3603" svg:d="M0 149c0-84 58-149 128-149h1611c67 0 126 65 126 149v3296c0 87-59 158-126 158h-1611c-70 0-128-71-128-158z">
          <text:p/>
        </draw:path>
        <draw:path draw:style-name="gr4" draw:text-style-name="P3" draw:layer="layout" svg:width="1.863cm" svg:height="3.604cm" svg:x="14.235cm" svg:y="4.57cm" svg:viewBox="0 0 1864 3605" svg:d="M0 158c0-87 57-158 128-158h1609c69 0 127 71 127 158v3296c0 84-58 151-127 151h-1609c-71 0-128-67-128-151z">
          <text:p/>
        </draw:path>
        <draw:path draw:style-name="gr5" draw:text-style-name="P4" draw:layer="layout" svg:width="1.863cm" svg:height="3.604cm" svg:x="14.235cm" svg:y="4.57cm" svg:viewBox="0 0 1864 3605" svg:d="M0 158c0-87 57-158 128-158h1609c69 0 127 71 127 158v3296c0 84-58 151-127 151h-1609c-71 0-128-67-128-151z">
          <text:p/>
        </draw:path>
        <draw:polygon draw:style-name="gr6" draw:text-style-name="P5" draw:layer="layout" svg:width="1.841cm" svg:height="0.016cm" svg:x="14.246cm" svg:y="5.425cm" svg:viewBox="0 0 1842 17" draw:points="0,0 1842,0 1842,17 0,17">
          <text:p/>
        </draw:polygon>
        <draw:frame draw:style-name="gr7" draw:text-style-name="P4" xml:id="id2" draw:id="id2" draw:layer="layout" svg:width="1.85cm" svg:height="0.855cm" svg:x="14.24cm" svg:y="4.577cm">
          <draw:image xlink:href="Pictures/100000000000014200000001DE8881250013D5DE.jpg" xlink:type="simple" xlink:show="embed" xlink:actuate="onLoad" draw:mime-type="image/jpeg">
            <text:p/>
          </draw:image>
        </draw:frame>
        <draw:frame draw:style-name="gr8" draw:text-style-name="P7" draw:layer="layout" svg:width="1.102cm" svg:height="0.224cm" svg:x="14.361cm" svg:y="4.686cm">
          <draw:text-box>
            <text:p text:style-name="P6"><text:span text:style-name="T1">FSMState&lt;T&gt;</text:span></text:p>
          </draw:text-box>
        </draw:frame>
        <draw:frame draw:style-name="gr7" draw:text-style-name="P4" draw:layer="layout" svg:width="0.159cm" svg:height="0.171cm" svg:x="15.852cm" svg:y="4.671cm">
          <draw:image xlink:href="Pictures/100000010000000E0000000C4B3F30CB1ED890D8.png" xlink:type="simple" xlink:show="embed" xlink:actuate="onLoad" draw:mime-type="image/png">
            <text:p/>
          </draw:image>
        </draw:frame>
        <draw:polygon draw:style-name="gr4" draw:text-style-name="P3" draw:layer="layout" svg:width="1.841cm" svg:height="0.684cm" svg:x="14.246cm" svg:y="5.44cm" svg:viewBox="0 0 1842 685" draw:points="0,0 1842,0 1842,685 0,685">
          <text:p/>
        </draw:polygon>
        <draw:polygon draw:style-name="gr9" draw:text-style-name="P8" draw:layer="layout" svg:width="1.841cm" svg:height="0.39cm" svg:x="14.246cm" svg:y="5.44cm" svg:viewBox="0 0 1842 391" draw:points="0,0 1842,0 1842,391 0,391">
          <text:p/>
        </draw:polygon>
        <draw:frame draw:style-name="gr7" draw:text-style-name="P4" draw:layer="layout" svg:width="0.205cm" svg:height="0.256cm" svg:x="14.299cm" svg:y="5.534cm">
          <draw:image xlink:href="Pictures/1000000100000012000000123F97D271ED24C7D4.png" xlink:type="simple" xlink:show="embed" xlink:actuate="onLoad" draw:mime-type="image/png">
            <text:p/>
          </draw:image>
        </draw:frame>
        <draw:frame draw:style-name="gr10" draw:text-style-name="P9" draw:layer="layout" svg:width="0.963cm" svg:height="0.203cm" svg:x="14.356cm" svg:y="4.95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841cm" svg:height="0.295cm" svg:x="14.246cm" svg:y="5.829cm" svg:viewBox="0 0 1842 296" draw:points="0,0 1842,0 1842,296 0,296">
          <text:p/>
        </draw:polygon>
        <draw:frame draw:style-name="gr7" draw:text-style-name="P4" draw:layer="layout" svg:width="0.205cm" svg:height="0.256cm" svg:x="14.518cm" svg:y="5.851cm">
          <draw:image xlink:href="Pictures/100000010000001200000012D73212BDD41DCECF.png" xlink:type="simple" xlink:show="embed" xlink:actuate="onLoad" draw:mime-type="image/png">
            <text:p/>
          </draw:image>
        </draw:frame>
        <draw:frame draw:style-name="gr11" draw:text-style-name="P7" draw:layer="layout" svg:width="0.463cm" svg:height="0.224cm" svg:x="14.562cm" svg:y="5.527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1.841cm" svg:height="1.878cm" svg:x="14.246cm" svg:y="6.145cm" svg:viewBox="0 0 1842 1879" draw:points="0,0 1842,0 1842,1879 0,1879">
          <text:p/>
        </draw:polygon>
        <draw:polygon draw:style-name="gr9" draw:text-style-name="P8" draw:layer="layout" svg:width="1.841cm" svg:height="0.381cm" svg:x="14.246cm" svg:y="6.145cm" svg:viewBox="0 0 1842 382" draw:points="0,0 1842,0 1842,382 0,382">
          <text:p/>
        </draw:polygon>
        <draw:frame draw:style-name="gr7" draw:text-style-name="P4" draw:layer="layout" svg:width="0.205cm" svg:height="0.257cm" svg:x="14.299cm" svg:y="6.225cm">
          <draw:image xlink:href="Pictures/10000001000000120000001215D70551B269ED5A.png" xlink:type="simple" xlink:show="embed" xlink:actuate="onLoad" draw:mime-type="image/png">
            <text:p/>
          </draw:image>
        </draw:frame>
        <draw:frame draw:style-name="gr12" draw:text-style-name="P7" draw:layer="layout" svg:width="0.314cm" svg:height="0.224cm" svg:x="14.832cm" svg:y="5.88cm">
          <draw:text-box>
            <text:p text:style-name="P6"><text:span text:style-name="T3">_dic</text:span></text:p>
          </draw:text-box>
        </draw:frame>
        <draw:polygon draw:style-name="gr4" draw:text-style-name="P3" draw:layer="layout" svg:width="1.841cm" svg:height="1.497cm" svg:x="14.246cm" svg:y="6.526cm" svg:viewBox="0 0 1842 1498" draw:points="0,0 1842,0 1842,1498 0,1498">
          <text:p/>
        </draw:polygon>
        <draw:frame draw:style-name="gr7" draw:text-style-name="P4" draw:layer="layout" svg:width="0.205cm" svg:height="0.256cm" svg:x="14.518cm" svg:y="6.557cm">
          <draw:image xlink:href="Pictures/100000010000001200000012D61D357866FE5246.png" xlink:type="simple" xlink:show="embed" xlink:actuate="onLoad" draw:mime-type="image/png">
            <text:p/>
          </draw:image>
        </draw:frame>
        <draw:frame draw:style-name="gr13" draw:text-style-name="P7" draw:layer="layout" svg:width="0.669cm" svg:height="0.224cm" svg:x="14.562cm" svg:y="6.225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5cm" svg:height="0.256cm" svg:x="14.518cm" svg:y="6.857cm">
          <draw:image xlink:href="Pictures/100000010000001200000012AEE81946FC63AC12.png" xlink:type="simple" xlink:show="embed" xlink:actuate="onLoad" draw:mime-type="image/png">
            <text:p/>
          </draw:image>
        </draw:frame>
        <draw:frame draw:style-name="gr14" draw:text-style-name="P7" draw:layer="layout" svg:width="1.066cm" svg:height="0.225cm" svg:x="14.832cm" svg:y="6.576cm">
          <draw:text-box>
            <text:p text:style-name="P6"><text:span text:style-name="T3">GetTransition</text:span></text:p>
          </draw:text-box>
        </draw:frame>
        <draw:frame draw:style-name="gr7" draw:text-style-name="P4" draw:layer="layout" svg:width="0.205cm" svg:height="0.256cm" svg:x="14.518cm" svg:y="7.146cm">
          <draw:image xlink:href="Pictures/100000010000001200000012A907C002D95CEB59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14.832cm" svg:y="6.879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5cm" svg:height="0.256cm" svg:x="14.518cm" svg:y="7.448cm">
          <draw:image xlink:href="Pictures/10000001000000120000001230C5B414FCE9EB11.png" xlink:type="simple" xlink:show="embed" xlink:actuate="onLoad" draw:mime-type="image/png">
            <text:p/>
          </draw:image>
        </draw:frame>
        <draw:frame draw:style-name="gr16" draw:text-style-name="P7" draw:layer="layout" svg:width="0.659cm" svg:height="0.224cm" svg:x="14.832cm" svg:y="7.175cm">
          <draw:text-box>
            <text:p text:style-name="P6"><text:span text:style-name="T3">OnSleep</text:span></text:p>
          </draw:text-box>
        </draw:frame>
        <draw:frame draw:style-name="gr7" draw:text-style-name="P4" draw:layer="layout" svg:width="0.205cm" svg:height="0.257cm" svg:x="14.518cm" svg:y="7.748cm">
          <draw:image xlink:href="Pictures/100000010000001200000012E0FD0724EFDFBBE8.png" xlink:type="simple" xlink:show="embed" xlink:actuate="onLoad" draw:mime-type="image/png">
            <text:p/>
          </draw:image>
        </draw:frame>
        <draw:frame draw:style-name="gr17" draw:text-style-name="P7" draw:layer="layout" svg:width="0.791cm" svg:height="0.224cm" svg:x="14.832cm" svg:y="7.475cm">
          <draw:text-box>
            <text:p text:style-name="P6"><text:span text:style-name="T3">OnUpdate</text:span></text:p>
          </draw:text-box>
        </draw:frame>
        <draw:path draw:style-name="gr3" draw:text-style-name="P2" draw:layer="layout" svg:width="2.479cm" svg:height="3.804cm" svg:x="0.963cm" svg:y="9.281cm" svg:viewBox="0 0 2480 3805" svg:d="M0 149c0-84 57-149 121-149h2238c70 0 121 65 121 149v3505c0 80-51 151-121 151h-2238c-64 0-121-71-121-151z">
          <text:p/>
        </draw:path>
        <draw:path draw:style-name="gr4" draw:text-style-name="P3" draw:layer="layout" svg:width="2.485cm" svg:height="3.811cm" svg:x="0.9cm" svg:y="9.223cm" svg:viewBox="0 0 2486 3812" svg:d="M0 158c0-87 58-158 128-158h2231c70 0 127 71 127 158v3496c0 87-57 158-127 158h-2231c-70 0-128-71-128-158z">
          <text:p/>
        </draw:path>
        <draw:path draw:style-name="gr5" draw:text-style-name="P4" draw:layer="layout" svg:width="2.485cm" svg:height="3.811cm" svg:x="0.9cm" svg:y="9.223cm" svg:viewBox="0 0 2486 3812" svg:d="M0 158c0-87 58-158 128-158h2231c70 0 127 71 127 158v3496c0 87-57 158-127 158h-2231c-70 0-128-71-128-158z">
          <text:p/>
        </draw:path>
        <draw:polygon draw:style-name="gr6" draw:text-style-name="P5" draw:layer="layout" svg:width="2.456cm" svg:height="0.014cm" svg:x="0.912cm" svg:y="10.28cm" svg:viewBox="0 0 2457 15" draw:points="0,0 2457,0 2457,15 0,15">
          <text:p/>
        </draw:polygon>
        <draw:frame draw:style-name="gr7" draw:text-style-name="P4" draw:layer="layout" svg:width="2.464cm" svg:height="1.055cm" svg:x="0.907cm" svg:y="9.23cm">
          <draw:image xlink:href="Pictures/10000000000001AD00000001ACC5F3426E27A343.jpg" xlink:type="simple" xlink:show="embed" xlink:actuate="onLoad" draw:mime-type="image/jpeg">
            <text:p/>
          </draw:image>
        </draw:frame>
        <draw:frame draw:style-name="gr18" draw:text-style-name="P7" draw:layer="layout" svg:width="1.044cm" svg:height="0.224cm" svg:x="14.832cm" svg:y="7.771cm">
          <draw:text-box>
            <text:p text:style-name="P6"><text:span text:style-name="T3">SetTransition</text:span></text:p>
          </draw:text-box>
        </draw:frame>
        <draw:frame draw:style-name="gr7" draw:text-style-name="P4" draw:layer="layout" svg:width="0.032cm" svg:height="0.04cm" svg:x="1.085cm" svg:y="9.893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114cm" svg:height="0.012cm" svg:x="1.027cm" svg:y="9.935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32cm" svg:height="0.056cm" svg:x="1.085cm" svg:y="9.95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19" draw:text-style-name="P7" draw:layer="layout" svg:width="1.55cm" svg:height="0.225cm" svg:x="1.022cm" svg:y="9.338cm">
          <draw:text-box>
            <text:p text:style-name="P6"><text:span text:style-name="T1">FSMAllBlocking&lt;T&gt;</text:span></text:p>
          </draw:text-box>
        </draw:frame>
        <draw:frame draw:style-name="gr20" draw:text-style-name="P9" draw:layer="layout" svg:width="0.969cm" svg:height="0.204cm" svg:x="1.182cm" svg:y="9.862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6cm" svg:height="0.186cm" svg:x="3.133cm" svg:y="9.316cm">
          <draw:image xlink:href="Pictures/100000010000000E0000000D7B281379511B6300.png" xlink:type="simple" xlink:show="embed" xlink:actuate="onLoad" draw:mime-type="image/png">
            <text:p/>
          </draw:image>
        </draw:frame>
        <draw:polygon draw:style-name="gr4" draw:text-style-name="P3" draw:layer="layout" svg:width="2.456cm" svg:height="0.692cm" svg:x="0.912cm" svg:y="10.293cm" svg:viewBox="0 0 2457 693" draw:points="0,0 2457,0 2457,693 0,693">
          <text:p/>
        </draw:polygon>
        <draw:polygon draw:style-name="gr9" draw:text-style-name="P8" draw:layer="layout" svg:width="2.456cm" svg:height="0.39cm" svg:x="0.912cm" svg:y="10.293cm" svg:viewBox="0 0 2457 391" draw:points="0,0 2457,0 2457,391 0,391">
          <text:p/>
        </draw:polygon>
        <draw:frame draw:style-name="gr7" draw:text-style-name="P4" draw:layer="layout" svg:width="0.205cm" svg:height="0.256cm" svg:x="0.97cm" svg:y="10.382cm">
          <draw:image xlink:href="Pictures/10000001000000120000001245147592DCC05FC5.png" xlink:type="simple" xlink:show="embed" xlink:actuate="onLoad" draw:mime-type="image/png">
            <text:p/>
          </draw:image>
        </draw:frame>
        <draw:frame draw:style-name="gr10" draw:text-style-name="P9" draw:layer="layout" svg:width="0.963cm" svg:height="0.203cm" svg:x="1.022cm" svg:y="9.604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456cm" svg:height="0.303cm" svg:x="0.912cm" svg:y="10.682cm" svg:viewBox="0 0 2457 304" draw:points="0,0 2457,0 2457,304 0,304">
          <text:p/>
        </draw:polygon>
        <draw:frame draw:style-name="gr7" draw:text-style-name="P4" draw:layer="layout" svg:width="0.206cm" svg:height="0.257cm" svg:x="1.176cm" svg:y="10.711cm">
          <draw:image xlink:href="Pictures/10000001000000120000001221CBCD59E6A8F82D.png" xlink:type="simple" xlink:show="embed" xlink:actuate="onLoad" draw:mime-type="image/png">
            <text:p/>
          </draw:image>
        </draw:frame>
        <draw:frame draw:style-name="gr21" draw:text-style-name="P7" draw:layer="layout" svg:width="0.462cm" svg:height="0.224cm" svg:x="1.229cm" svg:y="10.382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2.456cm" svg:height="1.878cm" svg:x="0.912cm" svg:y="10.998cm" svg:viewBox="0 0 2457 1879" draw:points="0,0 2457,0 2457,1879 0,1879">
          <text:p/>
        </draw:polygon>
        <draw:polygon draw:style-name="gr9" draw:text-style-name="P8" draw:layer="layout" svg:width="2.456cm" svg:height="0.39cm" svg:x="0.912cm" svg:y="10.998cm" svg:viewBox="0 0 2457 391" draw:points="0,0 2457,0 2457,391 0,391">
          <text:p/>
        </draw:polygon>
        <draw:frame draw:style-name="gr7" draw:text-style-name="P4" draw:layer="layout" svg:width="0.205cm" svg:height="0.256cm" svg:x="0.97cm" svg:y="11.087cm">
          <draw:image xlink:href="Pictures/1000000100000012000000125E3FA8CC97B0CFE2.png" xlink:type="simple" xlink:show="embed" xlink:actuate="onLoad" draw:mime-type="image/png">
            <text:p/>
          </draw:image>
        </draw:frame>
        <draw:frame draw:style-name="gr22" draw:text-style-name="P7" draw:layer="layout" svg:width="0.895cm" svg:height="0.224cm" svg:x="1.498cm" svg:y="10.733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2.456cm" svg:height="1.489cm" svg:x="0.912cm" svg:y="11.387cm" svg:viewBox="0 0 2457 1490" draw:points="0,0 2457,0 2457,1490 0,1490">
          <text:p/>
        </draw:polygon>
        <draw:frame draw:style-name="gr7" draw:text-style-name="P4" draw:layer="layout" svg:width="0.206cm" svg:height="0.257cm" svg:x="1.176cm" svg:y="11.402cm">
          <draw:image xlink:href="Pictures/100000010000001200000012FC1C1B37DFB336A6.png" xlink:type="simple" xlink:show="embed" xlink:actuate="onLoad" draw:mime-type="image/png">
            <text:p/>
          </draw:image>
        </draw:frame>
        <draw:frame draw:style-name="gr13" draw:text-style-name="P7" draw:layer="layout" svg:width="0.669cm" svg:height="0.224cm" svg:x="1.229cm" svg:y="11.087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6cm" svg:height="0.256cm" svg:x="1.176cm" svg:y="11.705cm">
          <draw:image xlink:href="Pictures/1000000100000012000000124A21B9DDDE65DA48.png" xlink:type="simple" xlink:show="embed" xlink:actuate="onLoad" draw:mime-type="image/png">
            <text:p/>
          </draw:image>
        </draw:frame>
        <draw:frame draw:style-name="gr23" draw:text-style-name="P7" draw:layer="layout" svg:width="1.193cm" svg:height="0.224cm" svg:x="1.498cm" svg:y="11.432cm">
          <draw:text-box>
            <text:p text:style-name="P6"><text:span text:style-name="T3">FSMAllBlocking</text:span></text:p>
          </draw:text-box>
        </draw:frame>
        <draw:frame draw:style-name="gr7" draw:text-style-name="P4" draw:layer="layout" svg:width="0.206cm" svg:height="0.257cm" svg:x="1.176cm" svg:y="12.006cm">
          <draw:image xlink:href="Pictures/100000010000001200000012CE4EBD3D8B5971F4.png" xlink:type="simple" xlink:show="embed" xlink:actuate="onLoad" draw:mime-type="image/png">
            <text:p/>
          </draw:image>
        </draw:frame>
        <draw:frame draw:style-name="gr24" draw:text-style-name="P7" draw:layer="layout" svg:width="1.797cm" svg:height="0.224cm" svg:x="1.498cm" svg:y="11.734cm">
          <draw:text-box>
            <text:p text:style-name="P6"><text:span text:style-name="T3">GetMinionWithLessLife</text:span></text:p>
          </draw:text-box>
        </draw:frame>
        <draw:frame draw:style-name="gr7" draw:text-style-name="P4" draw:layer="layout" svg:width="0.206cm" svg:height="0.257cm" svg:x="1.176cm" svg:y="12.308cm">
          <draw:image xlink:href="Pictures/1000000100000012000000129927AE438862B54F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1.498cm" svg:y="12.028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6cm" svg:height="0.257cm" svg:x="1.176cm" svg:y="12.597cm">
          <draw:image xlink:href="Pictures/1000000100000012000000122C3F419E79920314.png" xlink:type="simple" xlink:show="embed" xlink:actuate="onLoad" draw:mime-type="image/png">
            <text:p/>
          </draw:image>
        </draw:frame>
        <draw:frame draw:style-name="gr16" draw:text-style-name="P7" draw:layer="layout" svg:width="0.659cm" svg:height="0.224cm" svg:x="1.498cm" svg:y="12.33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485cm" svg:height="3.804cm" svg:x="4.063cm" svg:y="9.281cm" svg:viewBox="0 0 2486 3805" svg:d="M0 149c0-84 57-149 126-149h2232c69 0 128 65 128 149v3505c0 80-59 151-128 151h-2232c-69 0-126-71-126-151z">
          <text:p/>
        </draw:path>
        <draw:path draw:style-name="gr4" draw:text-style-name="P3" draw:layer="layout" svg:width="2.485cm" svg:height="3.811cm" svg:x="3.999cm" svg:y="9.223cm" svg:viewBox="0 0 2486 3812" svg:d="M0 158c0-87 58-158 126-158h2233c70 0 127 71 127 158v3496c0 87-57 158-127 158h-2233c-68 0-126-71-126-158z">
          <text:p/>
        </draw:path>
        <draw:path draw:style-name="gr5" draw:text-style-name="P4" draw:layer="layout" svg:width="2.485cm" svg:height="3.811cm" svg:x="3.999cm" svg:y="9.223cm" svg:viewBox="0 0 2486 3812" svg:d="M0 158c0-87 58-158 126-158h2233c70 0 127 71 127 158v3496c0 87-57 158-127 158h-2233c-68 0-126-71-126-158z">
          <text:p/>
        </draw:path>
        <draw:polygon draw:style-name="gr6" draw:text-style-name="P5" draw:layer="layout" svg:width="2.456cm" svg:height="0.014cm" svg:x="4.017cm" svg:y="10.28cm" svg:viewBox="0 0 2457 15" draw:points="0,0 2457,0 2457,15 0,15">
          <text:p/>
        </draw:polygon>
        <draw:frame draw:style-name="gr7" draw:text-style-name="P4" draw:layer="layout" svg:width="2.465cm" svg:height="1.055cm" svg:x="4.011cm" svg:y="9.23cm">
          <draw:image xlink:href="Pictures/10000000000001AD000000019D8BC90D47B8FEFD.jpg" xlink:type="simple" xlink:show="embed" xlink:actuate="onLoad" draw:mime-type="image/jpeg">
            <text:p/>
          </draw:image>
        </draw:frame>
        <draw:frame draw:style-name="gr25" draw:text-style-name="P7" draw:layer="layout" svg:width="0.792cm" svg:height="0.224cm" svg:x="1.498cm" svg:y="12.624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33cm" svg:height="0.04cm" svg:x="4.189cm" svg:y="9.893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115cm" svg:height="0.012cm" svg:x="4.132cm" svg:y="9.935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33cm" svg:height="0.056cm" svg:x="4.189cm" svg:y="9.95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26" draw:text-style-name="P7" draw:layer="layout" svg:width="1.842cm" svg:height="0.225cm" svg:x="4.127cm" svg:y="9.338cm">
          <draw:text-box>
            <text:p text:style-name="P6"><text:span text:style-name="T1">FSMFocusToMinion&lt;T&gt;</text:span></text:p>
          </draw:text-box>
        </draw:frame>
        <draw:frame draw:style-name="gr20" draw:text-style-name="P9" draw:layer="layout" svg:width="0.969cm" svg:height="0.204cm" svg:x="4.281cm" svg:y="9.862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61cm" svg:height="0.186cm" svg:x="6.237cm" svg:y="9.316cm">
          <draw:image xlink:href="Pictures/100000010000000E0000000D17D17BEC1615854C.png" xlink:type="simple" xlink:show="embed" xlink:actuate="onLoad" draw:mime-type="image/png">
            <text:p/>
          </draw:image>
        </draw:frame>
        <draw:polygon draw:style-name="gr4" draw:text-style-name="P3" draw:layer="layout" svg:width="2.456cm" svg:height="0.692cm" svg:x="4.017cm" svg:y="10.293cm" svg:viewBox="0 0 2457 693" draw:points="0,0 2457,0 2457,693 0,693">
          <text:p/>
        </draw:polygon>
        <draw:polygon draw:style-name="gr9" draw:text-style-name="P8" draw:layer="layout" svg:width="2.456cm" svg:height="0.39cm" svg:x="4.017cm" svg:y="10.293cm" svg:viewBox="0 0 2457 391" draw:points="0,0 2457,0 2457,391 0,391">
          <text:p/>
        </draw:polygon>
        <draw:frame draw:style-name="gr7" draw:text-style-name="P4" draw:layer="layout" svg:width="0.195cm" svg:height="0.256cm" svg:x="4.075cm" svg:y="10.382cm">
          <draw:image xlink:href="Pictures/100000010000001100000012CB9ADB814FC618FC.png" xlink:type="simple" xlink:show="embed" xlink:actuate="onLoad" draw:mime-type="image/png">
            <text:p/>
          </draw:image>
        </draw:frame>
        <draw:frame draw:style-name="gr10" draw:text-style-name="P9" draw:layer="layout" svg:width="0.963cm" svg:height="0.203cm" svg:x="4.122cm" svg:y="9.604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456cm" svg:height="0.303cm" svg:x="4.017cm" svg:y="10.682cm" svg:viewBox="0 0 2457 304" draw:points="0,0 2457,0 2457,304 0,304">
          <text:p/>
        </draw:polygon>
        <draw:frame draw:style-name="gr7" draw:text-style-name="P4" draw:layer="layout" svg:width="0.205cm" svg:height="0.257cm" svg:x="4.281cm" svg:y="10.711cm">
          <draw:image xlink:href="Pictures/100000010000001200000012E37D0B90405A4EEA.png" xlink:type="simple" xlink:show="embed" xlink:actuate="onLoad" draw:mime-type="image/png">
            <text:p/>
          </draw:image>
        </draw:frame>
        <draw:frame draw:style-name="gr11" draw:text-style-name="P7" draw:layer="layout" svg:width="0.463cm" svg:height="0.224cm" svg:x="4.328cm" svg:y="10.382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2.456cm" svg:height="1.878cm" svg:x="4.017cm" svg:y="10.998cm" svg:viewBox="0 0 2457 1879" draw:points="0,0 2457,0 2457,1879 0,1879">
          <text:p/>
        </draw:polygon>
        <draw:polygon draw:style-name="gr9" draw:text-style-name="P8" draw:layer="layout" svg:width="2.456cm" svg:height="0.39cm" svg:x="4.017cm" svg:y="10.998cm" svg:viewBox="0 0 2457 391" draw:points="0,0 2457,0 2457,391 0,391">
          <text:p/>
        </draw:polygon>
        <draw:frame draw:style-name="gr7" draw:text-style-name="P4" draw:layer="layout" svg:width="0.195cm" svg:height="0.256cm" svg:x="4.075cm" svg:y="11.087cm">
          <draw:image xlink:href="Pictures/100000010000001100000012748C80C573A2C9EA.png" xlink:type="simple" xlink:show="embed" xlink:actuate="onLoad" draw:mime-type="image/png">
            <text:p/>
          </draw:image>
        </draw:frame>
        <draw:frame draw:style-name="gr27" draw:text-style-name="P7" draw:layer="layout" svg:width="0.894cm" svg:height="0.224cm" svg:x="4.598cm" svg:y="10.733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2.456cm" svg:height="1.489cm" svg:x="4.017cm" svg:y="11.387cm" svg:viewBox="0 0 2457 1490" draw:points="0,0 2457,0 2457,1490 0,1490">
          <text:p/>
        </draw:polygon>
        <draw:frame draw:style-name="gr7" draw:text-style-name="P4" draw:layer="layout" svg:width="0.205cm" svg:height="0.257cm" svg:x="4.281cm" svg:y="11.402cm">
          <draw:image xlink:href="Pictures/1000000100000012000000125048E361BCA60A69.png" xlink:type="simple" xlink:show="embed" xlink:actuate="onLoad" draw:mime-type="image/png">
            <text:p/>
          </draw:image>
        </draw:frame>
        <draw:frame draw:style-name="gr13" draw:text-style-name="P7" draw:layer="layout" svg:width="0.669cm" svg:height="0.224cm" svg:x="4.328cm" svg:y="11.087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5cm" svg:height="0.256cm" svg:x="4.281cm" svg:y="11.705cm">
          <draw:image xlink:href="Pictures/10000001000000120000001296547164D25B6E0B.png" xlink:type="simple" xlink:show="embed" xlink:actuate="onLoad" draw:mime-type="image/png">
            <text:p/>
          </draw:image>
        </draw:frame>
        <draw:frame draw:style-name="gr28" draw:text-style-name="P7" draw:layer="layout" svg:width="1.164cm" svg:height="0.224cm" svg:x="4.598cm" svg:y="11.432cm">
          <draw:text-box>
            <text:p text:style-name="P6"><text:span text:style-name="T3">FocusToMinion</text:span></text:p>
          </draw:text-box>
        </draw:frame>
        <draw:frame draw:style-name="gr7" draw:text-style-name="P4" draw:layer="layout" svg:width="0.205cm" svg:height="0.257cm" svg:x="4.281cm" svg:y="12.006cm">
          <draw:image xlink:href="Pictures/100000010000001200000012B091EBC13B40CE5B.png" xlink:type="simple" xlink:show="embed" xlink:actuate="onLoad" draw:mime-type="image/png">
            <text:p/>
          </draw:image>
        </draw:frame>
        <draw:frame draw:style-name="gr29" draw:text-style-name="P7" draw:layer="layout" svg:width="1.486cm" svg:height="0.224cm" svg:x="4.598cm" svg:y="11.734cm">
          <draw:text-box>
            <text:p text:style-name="P6"><text:span text:style-name="T3">FSMFocusToMinion</text:span></text:p>
          </draw:text-box>
        </draw:frame>
        <draw:frame draw:style-name="gr7" draw:text-style-name="P4" draw:layer="layout" svg:width="0.205cm" svg:height="0.257cm" svg:x="4.281cm" svg:y="12.308cm">
          <draw:image xlink:href="Pictures/10000001000000120000001293D1A47F2D31AA6A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4.598cm" svg:y="12.028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5cm" svg:height="0.257cm" svg:x="4.281cm" svg:y="12.597cm">
          <draw:image xlink:href="Pictures/10000001000000120000001296EB3B1E3DFABBEB.png" xlink:type="simple" xlink:show="embed" xlink:actuate="onLoad" draw:mime-type="image/png">
            <text:p/>
          </draw:image>
        </draw:frame>
        <draw:frame draw:style-name="gr16" draw:text-style-name="P7" draw:layer="layout" svg:width="0.659cm" svg:height="0.224cm" svg:x="4.598cm" svg:y="12.33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478cm" svg:height="4.1cm" svg:x="7.168cm" svg:y="9.668cm" svg:viewBox="0 0 2479 4101" svg:d="M0 151c0-86 52-151 121-151h2230c69 0 128 65 128 151v3799c0 86-59 151-128 151h-2230c-69 0-121-65-121-151z">
          <text:p/>
        </draw:path>
        <draw:path draw:style-name="gr4" draw:text-style-name="P3" draw:layer="layout" svg:width="2.479cm" svg:height="4.107cm" svg:x="7.104cm" svg:y="9.61cm" svg:viewBox="0 0 2480 4108" svg:d="M0 158c0-85 52-158 122-158h2237c70 0 121 73 121 158v3792c0 86-51 158-121 158h-2237c-70 0-122-72-122-158z">
          <text:p/>
        </draw:path>
        <draw:path draw:style-name="gr5" draw:text-style-name="P4" draw:layer="layout" svg:width="2.479cm" svg:height="4.107cm" svg:x="7.104cm" svg:y="9.61cm" svg:viewBox="0 0 2480 4108" svg:d="M0 158c0-85 52-158 122-158h2237c70 0 121 73 121 158v3792c0 86-51 158-121 158h-2237c-70 0-122-72-122-158z">
          <text:p/>
        </draw:path>
        <draw:polygon draw:style-name="gr6" draw:text-style-name="P5" draw:layer="layout" svg:width="2.455cm" svg:height="0.014cm" svg:x="7.116cm" svg:y="10.669cm" svg:viewBox="0 0 2456 15" draw:points="0,0 2456,0 2456,15 0,15">
          <text:p/>
        </draw:polygon>
        <draw:frame draw:style-name="gr7" draw:text-style-name="P4" draw:layer="layout" svg:width="2.464cm" svg:height="1.055cm" svg:x="7.111cm" svg:y="9.619cm">
          <draw:image xlink:href="Pictures/10000000000001AD00000001BC45AF1565720847.jpg" xlink:type="simple" xlink:show="embed" xlink:actuate="onLoad" draw:mime-type="image/jpeg">
            <text:p/>
          </draw:image>
        </draw:frame>
        <draw:frame draw:style-name="gr17" draw:text-style-name="P7" draw:layer="layout" svg:width="0.791cm" svg:height="0.224cm" svg:x="4.598cm" svg:y="12.624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114cm" svg:height="0.113cm" svg:x="7.226cm" svg:y="10.28cm">
          <draw:image xlink:href="Pictures/100000010000000A00000008EB9EA41266710D7F.png" xlink:type="simple" xlink:show="embed" xlink:actuate="onLoad" draw:mime-type="image/png">
            <text:p/>
          </draw:image>
        </draw:frame>
        <draw:frame draw:style-name="gr30" draw:text-style-name="P7" draw:layer="layout" svg:width="1.504cm" svg:height="0.224cm" svg:x="7.226cm" svg:y="9.726cm">
          <draw:text-box>
            <text:p text:style-name="P6"><text:span text:style-name="T1">FSMHyperHeal&lt;T&gt;</text:span></text:p>
          </draw:text-box>
        </draw:frame>
        <draw:frame draw:style-name="gr31" draw:text-style-name="P9" draw:layer="layout" svg:width="0.969cm" svg:height="0.205cm" svg:x="7.381cm" svg:y="10.2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48cm" svg:height="0.086cm" svg:x="9.342cm" svg:y="9.705cm">
          <draw:image xlink:href="Pictures/100000010000000D000000062CE155AE1359F469.png" xlink:type="simple" xlink:show="embed" xlink:actuate="onLoad" draw:mime-type="image/png">
            <text:p/>
          </draw:image>
        </draw:frame>
        <draw:frame draw:style-name="gr7" draw:text-style-name="P4" draw:layer="layout" svg:width="0.161cm" svg:height="0.011cm" svg:x="9.342cm" svg:y="9.793cm">
          <draw:image xlink:href="Pictures/100000000000000E00000001AE27A14D43791993.jpg" xlink:type="simple" xlink:show="embed" xlink:actuate="onLoad" draw:mime-type="image/jpeg">
            <text:p/>
          </draw:image>
        </draw:frame>
        <draw:frame draw:style-name="gr7" draw:text-style-name="P4" draw:layer="layout" svg:width="0.161cm" svg:height="0.012cm" svg:x="9.342cm" svg:y="9.806cm">
          <draw:image xlink:href="Pictures/100000000000000E00000001018ECF7E3682462E.jpg" xlink:type="simple" xlink:show="embed" xlink:actuate="onLoad" draw:mime-type="image/jpeg">
            <text:p/>
          </draw:image>
        </draw:frame>
        <draw:frame draw:style-name="gr7" draw:text-style-name="P4" draw:layer="layout" svg:width="0.148cm" svg:height="0.027cm" svg:x="9.342cm" svg:y="9.821cm">
          <draw:image xlink:href="Pictures/100000010000000D0000000282A3D887D4E0665F.png" xlink:type="simple" xlink:show="embed" xlink:actuate="onLoad" draw:mime-type="image/png">
            <text:p/>
          </draw:image>
        </draw:frame>
        <draw:frame draw:style-name="gr7" draw:text-style-name="P4" draw:layer="layout" svg:width="0.079cm" svg:height="0.013cm" svg:x="9.422cm" svg:y="9.834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7" draw:text-style-name="P4" draw:layer="layout" svg:width="0.056cm" svg:height="0.012cm" svg:x="9.342cm" svg:y="9.848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7" draw:text-style-name="P4" draw:layer="layout" svg:width="0.067cm" svg:height="0.012cm" svg:x="9.434cm" svg:y="9.848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7" draw:text-style-name="P4" draw:layer="layout" svg:width="0.148cm" svg:height="0.027cm" svg:x="9.342cm" svg:y="9.864cm">
          <draw:image xlink:href="Pictures/100000010000000D0000000204D6AAC5BFA03F16.png" xlink:type="simple" xlink:show="embed" xlink:actuate="onLoad" draw:mime-type="image/png">
            <text:p/>
          </draw:image>
        </draw:frame>
        <draw:polygon draw:style-name="gr4" draw:text-style-name="P3" draw:layer="layout" svg:width="2.455cm" svg:height="0.986cm" svg:x="7.116cm" svg:y="10.682cm" svg:viewBox="0 0 2456 987" draw:points="0,0 2456,0 2456,987 0,987">
          <text:p/>
        </draw:polygon>
        <draw:polygon draw:style-name="gr9" draw:text-style-name="P8" draw:layer="layout" svg:width="2.455cm" svg:height="0.39cm" svg:x="7.116cm" svg:y="10.682cm" svg:viewBox="0 0 2456 391" draw:points="0,0 2456,0 2456,391 0,391">
          <text:p/>
        </draw:polygon>
        <draw:frame draw:style-name="gr7" draw:text-style-name="P4" draw:layer="layout" svg:width="0.205cm" svg:height="0.256cm" svg:x="7.168cm" svg:y="10.769cm">
          <draw:image xlink:href="Pictures/100000010000001200000012AD178CFBA9ECDAC6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7.226cm" svg:y="9.99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455cm" svg:height="0.597cm" svg:x="7.116cm" svg:y="11.071cm" svg:viewBox="0 0 2456 598" draw:points="0,0 2456,0 2456,598 0,598">
          <text:p/>
        </draw:polygon>
        <draw:frame draw:style-name="gr7" draw:text-style-name="P4" draw:layer="layout" svg:width="0.204cm" svg:height="0.257cm" svg:x="7.387cm" svg:y="11.1cm">
          <draw:image xlink:href="Pictures/10000001000000120000001235F3FD3DE609E6C9.png" xlink:type="simple" xlink:show="embed" xlink:actuate="onLoad" draw:mime-type="image/png">
            <text:p/>
          </draw:image>
        </draw:frame>
        <draw:frame draw:style-name="gr33" draw:text-style-name="P7" draw:layer="layout" svg:width="0.462cm" svg:height="0.225cm" svg:x="7.428cm" svg:y="10.769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204cm" svg:height="0.256cm" svg:x="7.387cm" svg:y="11.388cm">
          <draw:image xlink:href="Pictures/1000000100000012000000128F852BD6A5EDC25C.png" xlink:type="simple" xlink:show="embed" xlink:actuate="onLoad" draw:mime-type="image/png">
            <text:p/>
          </draw:image>
        </draw:frame>
        <draw:frame draw:style-name="gr27" draw:text-style-name="P7" draw:layer="layout" svg:width="0.894cm" svg:height="0.224cm" svg:x="7.703cm" svg:y="11.122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2.455cm" svg:height="1.878cm" svg:x="7.116cm" svg:y="11.681cm" svg:viewBox="0 0 2456 1879" draw:points="0,0 2456,0 2456,1879 0,1879">
          <text:p/>
        </draw:polygon>
        <draw:polygon draw:style-name="gr9" draw:text-style-name="P8" draw:layer="layout" svg:width="2.455cm" svg:height="0.39cm" svg:x="7.116cm" svg:y="11.681cm" svg:viewBox="0 0 2456 391" draw:points="0,0 2456,0 2456,391 0,391">
          <text:p/>
        </draw:polygon>
        <draw:frame draw:style-name="gr7" draw:text-style-name="P4" draw:layer="layout" svg:width="0.205cm" svg:height="0.256cm" svg:x="7.168cm" svg:y="11.777cm">
          <draw:image xlink:href="Pictures/1000000100000012000000125299829D478D8580.png" xlink:type="simple" xlink:show="embed" xlink:actuate="onLoad" draw:mime-type="image/png">
            <text:p/>
          </draw:image>
        </draw:frame>
        <draw:frame draw:style-name="gr34" draw:text-style-name="P7" draw:layer="layout" svg:width="0.618cm" svg:height="0.224cm" svg:x="7.703cm" svg:y="11.416cm">
          <draw:text-box>
            <text:p text:style-name="P6"><text:span text:style-name="T3">_minion</text:span></text:p>
          </draw:text-box>
        </draw:frame>
        <draw:polygon draw:style-name="gr4" draw:text-style-name="P3" draw:layer="layout" svg:width="2.455cm" svg:height="1.489cm" svg:x="7.116cm" svg:y="12.07cm" svg:viewBox="0 0 2456 1490" draw:points="0,0 2456,0 2456,1490 0,1490">
          <text:p/>
        </draw:polygon>
        <draw:frame draw:style-name="gr7" draw:text-style-name="P4" draw:layer="layout" svg:width="0.204cm" svg:height="0.256cm" svg:x="7.387cm" svg:y="12.093cm">
          <draw:image xlink:href="Pictures/100000010000001200000012C959F57704F6A6D7.png" xlink:type="simple" xlink:show="embed" xlink:actuate="onLoad" draw:mime-type="image/png">
            <text:p/>
          </draw:image>
        </draw:frame>
        <draw:frame draw:style-name="gr35" draw:text-style-name="P7" draw:layer="layout" svg:width="0.669cm" svg:height="0.225cm" svg:x="7.428cm" svg:y="11.769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4cm" svg:height="0.256cm" svg:x="7.387cm" svg:y="12.395cm">
          <draw:image xlink:href="Pictures/100000010000001200000012862B1666E3841B15.png" xlink:type="simple" xlink:show="embed" xlink:actuate="onLoad" draw:mime-type="image/png">
            <text:p/>
          </draw:image>
        </draw:frame>
        <draw:frame draw:style-name="gr36" draw:text-style-name="P7" draw:layer="layout" svg:width="1.146cm" svg:height="0.225cm" svg:x="7.703cm" svg:y="12.121cm">
          <draw:text-box>
            <text:p text:style-name="P6"><text:span text:style-name="T3">FSMHyperHeal</text:span></text:p>
          </draw:text-box>
        </draw:frame>
        <draw:frame draw:style-name="gr7" draw:text-style-name="P4" draw:layer="layout" svg:width="0.204cm" svg:height="0.257cm" svg:x="7.387cm" svg:y="12.697cm">
          <draw:image xlink:href="Pictures/1000000100000012000000129F2653C40857BC6D.png" xlink:type="simple" xlink:show="embed" xlink:actuate="onLoad" draw:mime-type="image/png">
            <text:p/>
          </draw:image>
        </draw:frame>
        <draw:frame draw:style-name="gr24" draw:text-style-name="P7" draw:layer="layout" svg:width="1.797cm" svg:height="0.224cm" svg:x="7.703cm" svg:y="12.417cm">
          <draw:text-box>
            <text:p text:style-name="P6"><text:span text:style-name="T3">GetMinionWithLessLife</text:span></text:p>
          </draw:text-box>
        </draw:frame>
        <draw:frame draw:style-name="gr7" draw:text-style-name="P4" draw:layer="layout" svg:width="0.204cm" svg:height="0.256cm" svg:x="7.387cm" svg:y="12.984cm">
          <draw:image xlink:href="Pictures/10000001000000120000001221F9BF1AA4D45398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7.703cm" svg:y="12.719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4cm" svg:height="0.257cm" svg:x="7.387cm" svg:y="13.286cm">
          <draw:image xlink:href="Pictures/100000010000001200000012AA8FE8D58ECD5898.png" xlink:type="simple" xlink:show="embed" xlink:actuate="onLoad" draw:mime-type="image/png">
            <text:p/>
          </draw:image>
        </draw:frame>
        <draw:frame draw:style-name="gr37" draw:text-style-name="P7" draw:layer="layout" svg:width="0.658cm" svg:height="0.224cm" svg:x="7.703cm" svg:y="13.013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3.098cm" svg:height="7.387cm" svg:x="10.267cm" svg:y="9.668cm" svg:viewBox="0 0 3099 7388" svg:d="M0 151c0-86 57-151 120-151h2859c69 0 120 65 120 151v7079c0 85-51 158-120 158h-2859c-63 0-120-73-120-158z">
          <text:p/>
        </draw:path>
        <draw:path draw:style-name="gr4" draw:text-style-name="P3" draw:layer="layout" svg:width="3.1cm" svg:height="7.387cm" svg:x="10.204cm" svg:y="9.61cm" svg:viewBox="0 0 3101 7388" svg:d="M0 158c0-85 57-158 126-158h2854c69 0 121 73 121 158v7079c0 86-52 151-121 151h-2854c-69 0-126-65-126-151z">
          <text:p/>
        </draw:path>
        <draw:path draw:style-name="gr5" draw:text-style-name="P4" draw:layer="layout" svg:width="3.1cm" svg:height="7.387cm" svg:x="10.204cm" svg:y="9.61cm" svg:viewBox="0 0 3101 7388" svg:d="M0 158c0-85 57-158 126-158h2854c69 0 121 73 121 158v7079c0 86-52 151-121 151h-2854c-69 0-126-65-126-151z">
          <text:p/>
        </draw:path>
        <draw:polygon draw:style-name="gr6" draw:text-style-name="P5" draw:layer="layout" svg:width="3.077cm" svg:height="0.014cm" svg:x="10.214cm" svg:y="10.669cm" svg:viewBox="0 0 3078 15" draw:points="0,0 3078,0 3078,15 0,15">
          <text:p/>
        </draw:polygon>
        <draw:frame draw:style-name="gr7" draw:text-style-name="P4" draw:layer="layout" svg:width="3.086cm" svg:height="1.055cm" svg:x="10.21cm" svg:y="9.619cm">
          <draw:image xlink:href="Pictures/1000000000000219000000018E7970D7AE9CBE3E.jpg" xlink:type="simple" xlink:show="embed" xlink:actuate="onLoad" draw:mime-type="image/jpeg">
            <text:p/>
          </draw:image>
        </draw:frame>
        <draw:frame draw:style-name="gr17" draw:text-style-name="P7" draw:layer="layout" svg:width="0.791cm" svg:height="0.224cm" svg:x="7.703cm" svg:y="13.316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33cm" svg:height="0.04cm" svg:x="10.388cm" svg:y="10.28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115cm" svg:height="0.012cm" svg:x="10.331cm" svg:y="10.324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33cm" svg:height="0.055cm" svg:x="10.388cm" svg:y="10.338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38" draw:text-style-name="P7" draw:layer="layout" svg:width="1.475cm" svg:height="0.224cm" svg:x="10.325cm" svg:y="9.726cm">
          <draw:text-box>
            <text:p text:style-name="P6"><text:span text:style-name="T1">FSMMoveHero&lt;T&gt;</text:span></text:p>
          </draw:text-box>
        </draw:frame>
        <draw:frame draw:style-name="gr31" draw:text-style-name="P9" draw:layer="layout" svg:width="0.969cm" svg:height="0.205cm" svg:x="10.486cm" svg:y="10.2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61cm" svg:height="0.186cm" svg:x="13.055cm" svg:y="9.705cm">
          <draw:image xlink:href="Pictures/100000010000000E0000000DEA7C894CB4943D1E.png" xlink:type="simple" xlink:show="embed" xlink:actuate="onLoad" draw:mime-type="image/png">
            <text:p/>
          </draw:image>
        </draw:frame>
        <draw:polygon draw:style-name="gr4" draw:text-style-name="P3" draw:layer="layout" svg:width="3.077cm" svg:height="3.072cm" svg:x="10.214cm" svg:y="10.682cm" svg:viewBox="0 0 3078 3073" draw:points="0,0 3078,0 3078,3073 0,3073">
          <text:p/>
        </draw:polygon>
        <draw:polygon draw:style-name="gr9" draw:text-style-name="P8" draw:layer="layout" svg:width="3.077cm" svg:height="0.39cm" svg:x="10.214cm" svg:y="10.682cm" svg:viewBox="0 0 3078 391" draw:points="0,0 3078,0 3078,391 0,391">
          <text:p/>
        </draw:polygon>
        <draw:frame draw:style-name="gr7" draw:text-style-name="P4" draw:layer="layout" svg:width="0.205cm" svg:height="0.256cm" svg:x="10.273cm" svg:y="10.769cm">
          <draw:image xlink:href="Pictures/1000000100000012000000120A0BF1346D8382D3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10.325cm" svg:y="9.99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3.077cm" svg:height="2.683cm" svg:x="10.214cm" svg:y="11.071cm" svg:viewBox="0 0 3078 2684" draw:points="0,0 3078,0 3078,2684 0,2684">
          <text:p/>
        </draw:polygon>
        <draw:frame draw:style-name="gr7" draw:text-style-name="P4" draw:layer="layout" svg:width="0.205cm" svg:height="0.257cm" svg:x="10.48cm" svg:y="11.1cm">
          <draw:image xlink:href="Pictures/1000000100000012000000124FB64722FDE7D86B.png" xlink:type="simple" xlink:show="embed" xlink:actuate="onLoad" draw:mime-type="image/png">
            <text:p/>
          </draw:image>
        </draw:frame>
        <draw:frame draw:style-name="gr39" draw:text-style-name="P7" draw:layer="layout" svg:width="0.463cm" svg:height="0.225cm" svg:x="10.532cm" svg:y="10.769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205cm" svg:height="0.256cm" svg:x="10.48cm" svg:y="11.388cm">
          <draw:image xlink:href="Pictures/1000000100000012000000123DA2DA415D3CE81F.png" xlink:type="simple" xlink:show="embed" xlink:actuate="onLoad" draw:mime-type="image/png">
            <text:p/>
          </draw:image>
        </draw:frame>
        <draw:frame draw:style-name="gr27" draw:text-style-name="P7" draw:layer="layout" svg:width="0.894cm" svg:height="0.224cm" svg:x="10.802cm" svg:y="11.122cm">
          <draw:text-box>
            <text:p text:style-name="P6"><text:span text:style-name="T3">_heroScript</text:span></text:p>
          </draw:text-box>
        </draw:frame>
        <draw:frame draw:style-name="gr7" draw:text-style-name="P4" draw:layer="layout" svg:width="0.205cm" svg:height="0.257cm" svg:x="10.48cm" svg:y="11.69cm">
          <draw:image xlink:href="Pictures/100000010000001200000012C292FB2E8FE516D2.png" xlink:type="simple" xlink:show="embed" xlink:actuate="onLoad" draw:mime-type="image/png">
            <text:p/>
          </draw:image>
        </draw:frame>
        <draw:frame draw:style-name="gr40" draw:text-style-name="P7" draw:layer="layout" svg:width="1.694cm" svg:height="0.224cm" svg:x="10.802cm" svg:y="11.416cm">
          <draw:text-box>
            <text:p text:style-name="P6"><text:span text:style-name="T3">_heroScriptTransform</text:span></text:p>
          </draw:text-box>
        </draw:frame>
        <draw:frame draw:style-name="gr7" draw:text-style-name="P4" draw:layer="layout" svg:width="0.205cm" svg:height="0.256cm" svg:x="10.48cm" svg:y="11.993cm">
          <draw:image xlink:href="Pictures/10000001000000120000001264104A26D03465DF.png" xlink:type="simple" xlink:show="embed" xlink:actuate="onLoad" draw:mime-type="image/png">
            <text:p/>
          </draw:image>
        </draw:frame>
        <draw:frame draw:style-name="gr41" draw:text-style-name="P7" draw:layer="layout" svg:width="1.228cm" svg:height="0.224cm" svg:x="10.802cm" svg:y="11.718cm">
          <draw:text-box>
            <text:p text:style-name="P6"><text:span text:style-name="T3">_isEnemyFound</text:span></text:p>
          </draw:text-box>
        </draw:frame>
        <draw:frame draw:style-name="gr7" draw:text-style-name="P4" draw:layer="layout" svg:width="0.205cm" svg:height="0.256cm" svg:x="10.48cm" svg:y="12.295cm">
          <draw:image xlink:href="Pictures/100000010000001200000012D2D3624D97DC823C.png" xlink:type="simple" xlink:show="embed" xlink:actuate="onLoad" draw:mime-type="image/png">
            <text:p/>
          </draw:image>
        </draw:frame>
        <draw:frame draw:style-name="gr42" draw:text-style-name="P7" draw:layer="layout" svg:width="0.441cm" svg:height="0.225cm" svg:x="10.802cm" svg:y="12.014cm">
          <draw:text-box>
            <text:p text:style-name="P6"><text:span text:style-name="T3">_time</text:span></text:p>
          </draw:text-box>
        </draw:frame>
        <draw:frame draw:style-name="gr7" draw:text-style-name="P4" draw:layer="layout" svg:width="0.205cm" svg:height="0.256cm" svg:x="10.48cm" svg:y="12.582cm">
          <draw:image xlink:href="Pictures/100000010000001200000012DB519883655622A0.png" xlink:type="simple" xlink:show="embed" xlink:actuate="onLoad" draw:mime-type="image/png">
            <text:p/>
          </draw:image>
        </draw:frame>
        <draw:frame draw:style-name="gr43" draw:text-style-name="P7" draw:layer="layout" svg:width="1.877cm" svg:height="0.224cm" svg:x="10.802cm" svg:y="12.315cm">
          <draw:text-box>
            <text:p text:style-name="P6"><text:span text:style-name="T3">_timeForGetNodeCloser</text:span></text:p>
          </draw:text-box>
        </draw:frame>
        <draw:frame draw:style-name="gr7" draw:text-style-name="P4" draw:layer="layout" svg:width="0.205cm" svg:height="0.256cm" svg:x="10.48cm" svg:y="12.884cm">
          <draw:image xlink:href="Pictures/100000010000001200000012F7FB808C226A2ABE.png" xlink:type="simple" xlink:show="embed" xlink:actuate="onLoad" draw:mime-type="image/png">
            <text:p/>
          </draw:image>
        </draw:frame>
        <draw:frame draw:style-name="gr44" draw:text-style-name="P7" draw:layer="layout" svg:width="2.274cm" svg:height="0.224cm" svg:x="10.802cm" svg:y="12.611cm">
          <draw:text-box>
            <text:p text:style-name="P6"><text:span text:style-name="T3">_timeForGetNodeCloserTotal</text:span></text:p>
          </draw:text-box>
        </draw:frame>
        <draw:frame draw:style-name="gr7" draw:text-style-name="P4" draw:layer="layout" svg:width="0.205cm" svg:height="0.257cm" svg:x="10.48cm" svg:y="13.186cm">
          <draw:image xlink:href="Pictures/100000010000001200000012CA40B52BD2CBD8F1.png" xlink:type="simple" xlink:show="embed" xlink:actuate="onLoad" draw:mime-type="image/png">
            <text:p/>
          </draw:image>
        </draw:frame>
        <draw:frame draw:style-name="gr45" draw:text-style-name="P7" draw:layer="layout" svg:width="0.842cm" svg:height="0.224cm" svg:x="10.802cm" svg:y="12.913cm">
          <draw:text-box>
            <text:p text:style-name="P6"><text:span text:style-name="T3">indexNode</text:span></text:p>
          </draw:text-box>
        </draw:frame>
        <draw:frame draw:style-name="gr7" draw:text-style-name="P4" draw:layer="layout" svg:width="0.205cm" svg:height="0.256cm" svg:x="10.48cm" svg:y="13.489cm">
          <draw:image xlink:href="Pictures/1000000100000012000000127CA362C128ADEAAD.png" xlink:type="simple" xlink:show="embed" xlink:actuate="onLoad" draw:mime-type="image/png">
            <text:p/>
          </draw:image>
        </draw:frame>
        <draw:frame draw:style-name="gr46" draw:text-style-name="P7" draw:layer="layout" svg:width="1.038cm" svg:height="0.224cm" svg:x="10.802cm" svg:y="13.207cm">
          <draw:text-box>
            <text:p text:style-name="P6"><text:span text:style-name="T3">listeNodeEnd</text:span></text:p>
          </draw:text-box>
        </draw:frame>
        <draw:polygon draw:style-name="gr4" draw:text-style-name="P3" draw:layer="layout" svg:width="3.077cm" svg:height="3.072cm" svg:x="10.214cm" svg:y="13.774cm" svg:viewBox="0 0 3078 3073" draw:points="0,0 3078,0 3078,3073 0,3073">
          <text:p/>
        </draw:polygon>
        <draw:polygon draw:style-name="gr9" draw:text-style-name="P8" draw:layer="layout" svg:width="3.077cm" svg:height="0.383cm" svg:x="10.214cm" svg:y="13.774cm" svg:viewBox="0 0 3078 384" draw:points="0,0 3078,0 3078,384 0,384">
          <text:p/>
        </draw:polygon>
        <draw:frame draw:style-name="gr7" draw:text-style-name="P4" draw:layer="layout" svg:width="0.205cm" svg:height="0.256cm" svg:x="10.273cm" svg:y="13.863cm">
          <draw:image xlink:href="Pictures/10000001000000120000001280984B58450920DE.png" xlink:type="simple" xlink:show="embed" xlink:actuate="onLoad" draw:mime-type="image/png">
            <text:p/>
          </draw:image>
        </draw:frame>
        <draw:frame draw:style-name="gr47" draw:text-style-name="P7" draw:layer="layout" svg:width="0.757cm" svg:height="0.225cm" svg:x="10.802cm" svg:y="13.509cm">
          <draw:text-box>
            <text:p text:style-name="P6"><text:span text:style-name="T3">timeTotal</text:span></text:p>
          </draw:text-box>
        </draw:frame>
        <draw:polygon draw:style-name="gr4" draw:text-style-name="P3" draw:layer="layout" svg:width="3.077cm" svg:height="2.69cm" svg:x="10.214cm" svg:y="14.156cm" svg:viewBox="0 0 3078 2691" draw:points="0,0 3078,0 3078,2691 0,2691">
          <text:p/>
        </draw:polygon>
        <draw:frame draw:style-name="gr7" draw:text-style-name="P4" draw:layer="layout" svg:width="0.205cm" svg:height="0.256cm" svg:x="10.48cm" svg:y="14.179cm">
          <draw:image xlink:href="Pictures/10000001000000120000001283D376DD111C0960.png" xlink:type="simple" xlink:show="embed" xlink:actuate="onLoad" draw:mime-type="image/png">
            <text:p/>
          </draw:image>
        </draw:frame>
        <draw:frame draw:style-name="gr35" draw:text-style-name="P7" draw:layer="layout" svg:width="0.669cm" svg:height="0.225cm" svg:x="10.532cm" svg:y="13.853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5cm" svg:height="0.257cm" svg:x="10.48cm" svg:y="14.481cm">
          <draw:image xlink:href="Pictures/10000001000000120000001217FA336594E9F0AC.png" xlink:type="simple" xlink:show="embed" xlink:actuate="onLoad" draw:mime-type="image/png">
            <text:p/>
          </draw:image>
        </draw:frame>
        <draw:frame draw:style-name="gr48" draw:text-style-name="P7" draw:layer="layout" svg:width="2.498cm" svg:height="0.224cm" svg:x="10.802cm" svg:y="14.207cm">
          <draw:text-box>
            <text:p text:style-name="P6"><text:span text:style-name="T3">CheckEnemyHeroOnAoEByTime</text:span></text:p>
          </draw:text-box>
        </draw:frame>
        <draw:frame draw:style-name="gr7" draw:text-style-name="P4" draw:layer="layout" svg:width="0.205cm" svg:height="0.257cm" svg:x="10.48cm" svg:y="14.783cm">
          <draw:image xlink:href="Pictures/1000000100000012000000128E691E11E962D10A.png" xlink:type="simple" xlink:show="embed" xlink:actuate="onLoad" draw:mime-type="image/png">
            <text:p/>
          </draw:image>
        </draw:frame>
        <draw:frame draw:style-name="gr49" draw:text-style-name="P7" draw:layer="layout" svg:width="1.394cm" svg:height="0.224cm" svg:x="10.802cm" svg:y="14.509cm">
          <draw:text-box>
            <text:p text:style-name="P6"><text:span text:style-name="T3">EnemyHeroFound</text:span></text:p>
          </draw:text-box>
        </draw:frame>
        <draw:frame draw:style-name="gr7" draw:text-style-name="P4" draw:layer="layout" svg:width="0.205cm" svg:height="0.243cm" svg:x="10.48cm" svg:y="15.084cm">
          <draw:image xlink:href="Pictures/100000010000001200000011B46B4957AF64ED0A.png" xlink:type="simple" xlink:show="embed" xlink:actuate="onLoad" draw:mime-type="image/png">
            <text:p/>
          </draw:image>
        </draw:frame>
        <draw:frame draw:style-name="gr50" draw:text-style-name="P7" draw:layer="layout" svg:width="1.118cm" svg:height="0.224cm" svg:x="10.802cm" svg:y="14.803cm">
          <draw:text-box>
            <text:p text:style-name="P6"><text:span text:style-name="T3">FSMMoveHero</text:span></text:p>
          </draw:text-box>
        </draw:frame>
        <draw:frame draw:style-name="gr7" draw:text-style-name="P4" draw:layer="layout" svg:width="0.205cm" svg:height="0.257cm" svg:x="10.48cm" svg:y="15.372cm">
          <draw:image xlink:href="Pictures/100000010000001200000012EEBE408664C9EEBE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10.802cm" svg:y="15.106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5cm" svg:height="0.257cm" svg:x="10.48cm" svg:y="15.673cm">
          <draw:image xlink:href="Pictures/10000001000000120000001282C2CA17A24AF638.png" xlink:type="simple" xlink:show="embed" xlink:actuate="onLoad" draw:mime-type="image/png">
            <text:p/>
          </draw:image>
        </draw:frame>
        <draw:frame draw:style-name="gr16" draw:text-style-name="P7" draw:layer="layout" svg:width="0.659cm" svg:height="0.224cm" svg:x="10.802cm" svg:y="15.402cm">
          <draw:text-box>
            <text:p text:style-name="P6"><text:span text:style-name="T3">OnSleep</text:span></text:p>
          </draw:text-box>
        </draw:frame>
        <draw:frame draw:style-name="gr7" draw:text-style-name="P4" draw:layer="layout" svg:width="0.205cm" svg:height="0.257cm" svg:x="10.48cm" svg:y="15.976cm">
          <draw:image xlink:href="Pictures/10000001000000120000001271E01D590561419C.png" xlink:type="simple" xlink:show="embed" xlink:actuate="onLoad" draw:mime-type="image/png">
            <text:p/>
          </draw:image>
        </draw:frame>
        <draw:frame draw:style-name="gr17" draw:text-style-name="P7" draw:layer="layout" svg:width="0.791cm" svg:height="0.224cm" svg:x="10.802cm" svg:y="15.702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205cm" svg:height="0.256cm" svg:x="10.48cm" svg:y="16.265cm">
          <draw:image xlink:href="Pictures/1000000100000012000000124FAE9CE8044CFE31.png" xlink:type="simple" xlink:show="embed" xlink:actuate="onLoad" draw:mime-type="image/png">
            <text:p/>
          </draw:image>
        </draw:frame>
        <draw:frame draw:style-name="gr51" draw:text-style-name="P7" draw:layer="layout" svg:width="1.424cm" svg:height="0.224cm" svg:x="10.802cm" svg:y="15.998cm">
          <draw:text-box>
            <text:p text:style-name="P6"><text:span text:style-name="T3">SetNodesForMove</text:span></text:p>
          </draw:text-box>
        </draw:frame>
        <draw:frame draw:style-name="gr7" draw:text-style-name="P4" draw:layer="layout" svg:width="0.205cm" svg:height="0.257cm" svg:x="10.48cm" svg:y="16.565cm">
          <draw:image xlink:href="Pictures/1000000100000012000000128AC16C1724D6F8B9.png" xlink:type="simple" xlink:show="embed" xlink:actuate="onLoad" draw:mime-type="image/png">
            <text:p/>
          </draw:image>
        </draw:frame>
        <draw:frame draw:style-name="gr52" draw:text-style-name="P7" draw:layer="layout" svg:width="1.89cm" svg:height="0.225cm" svg:x="10.802cm" svg:y="16.3cm">
          <draw:text-box>
            <text:p text:style-name="P6"><text:span text:style-name="T3">TimerForGetNodeCloser</text:span></text:p>
          </draw:text-box>
        </draw:frame>
        <draw:path draw:style-name="gr3" draw:text-style-name="P2" draw:layer="layout" svg:width="2.794cm" svg:height="3.806cm" svg:x="13.677cm" svg:y="9.668cm" svg:viewBox="0 0 2795 3807" svg:d="M0 151c0-86 57-151 126-151h2543c69 0 126 65 126 151v3496c0 87-57 160-126 160h-2543c-69 0-126-73-126-160z">
          <text:p/>
        </draw:path>
        <draw:path draw:style-name="gr4" draw:text-style-name="P3" draw:layer="layout" svg:width="2.796cm" svg:height="3.806cm" svg:x="13.613cm" svg:y="9.61cm" svg:viewBox="0 0 2797 3807" svg:d="M0 158c0-85 58-158 128-158h2542c68 0 127 73 127 158v3498c0 86-59 151-127 151h-2542c-70 0-128-65-128-151z">
          <text:p/>
        </draw:path>
        <draw:path draw:style-name="gr5" draw:text-style-name="P4" draw:layer="layout" svg:width="2.796cm" svg:height="3.806cm" svg:x="13.613cm" svg:y="9.61cm" svg:viewBox="0 0 2797 3807" svg:d="M0 158c0-85 58-158 128-158h2542c68 0 127 73 127 158v3498c0 86-59 151-127 151h-2542c-70 0-128-65-128-151z">
          <text:p/>
        </draw:path>
        <draw:polygon draw:style-name="gr6" draw:text-style-name="P5" draw:layer="layout" svg:width="2.766cm" svg:height="0.014cm" svg:x="13.63cm" svg:y="10.669cm" svg:viewBox="0 0 2767 15" draw:points="0,0 2767,0 2767,15 0,15">
          <text:p/>
        </draw:polygon>
        <draw:frame draw:style-name="gr7" draw:text-style-name="P4" draw:layer="layout" svg:width="2.777cm" svg:height="1.055cm" svg:x="13.624cm" svg:y="9.619cm">
          <draw:image xlink:href="Pictures/10000000000001E3000000017C3F3A251E989D82.jpg" xlink:type="simple" xlink:show="embed" xlink:actuate="onLoad" draw:mime-type="image/jpeg">
            <text:p/>
          </draw:image>
        </draw:frame>
        <draw:frame draw:style-name="gr53" draw:text-style-name="P7" draw:layer="layout" svg:width="1.326cm" svg:height="0.225cm" svg:x="10.802cm" svg:y="16.594cm">
          <draw:text-box>
            <text:p text:style-name="P6"><text:span text:style-name="T3">WayPointSystem</text:span></text:p>
          </draw:text-box>
        </draw:frame>
        <draw:frame draw:style-name="gr7" draw:text-style-name="P4" draw:layer="layout" svg:width="0.032cm" svg:height="0.04cm" svg:x="13.805cm" svg:y="10.28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125cm" svg:height="0.012cm" svg:x="13.735cm" svg:y="10.324cm">
          <draw:image xlink:href="Pictures/100000000000000B000000013D6113394F7F8498.jpg" xlink:type="simple" xlink:show="embed" xlink:actuate="onLoad" draw:mime-type="image/jpeg">
            <text:p/>
          </draw:image>
        </draw:frame>
        <draw:frame draw:style-name="gr7" draw:text-style-name="P4" draw:layer="layout" svg:width="0.032cm" svg:height="0.055cm" svg:x="13.805cm" svg:y="10.338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54" draw:text-style-name="P7" draw:layer="layout" svg:width="2.349cm" svg:height="0.224cm" svg:x="13.74cm" svg:y="9.726cm">
          <draw:text-box>
            <text:p text:style-name="P6"><text:span text:style-name="T1">FSMRandomFocusToHero&lt;T&gt;</text:span></text:p>
          </draw:text-box>
        </draw:frame>
        <draw:frame draw:style-name="gr31" draw:text-style-name="P9" draw:layer="layout" svg:width="0.969cm" svg:height="0.205cm" svg:x="13.895cm" svg:y="10.2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6cm" svg:height="0.186cm" svg:x="16.161cm" svg:y="9.705cm">
          <draw:image xlink:href="Pictures/100000010000000E0000000D710A64B8C2CF6997.png" xlink:type="simple" xlink:show="embed" xlink:actuate="onLoad" draw:mime-type="image/png">
            <text:p/>
          </draw:image>
        </draw:frame>
        <draw:polygon draw:style-name="gr4" draw:text-style-name="P3" draw:layer="layout" svg:width="2.766cm" svg:height="0.69cm" svg:x="13.63cm" svg:y="10.682cm" svg:viewBox="0 0 2767 691" draw:points="0,0 2767,0 2767,691 0,691">
          <text:p/>
        </draw:polygon>
        <draw:polygon draw:style-name="gr9" draw:text-style-name="P8" draw:layer="layout" svg:width="2.766cm" svg:height="0.39cm" svg:x="13.63cm" svg:y="10.682cm" svg:viewBox="0 0 2767 391" draw:points="0,0 2767,0 2767,391 0,391">
          <text:p/>
        </draw:polygon>
        <draw:frame draw:style-name="gr7" draw:text-style-name="P4" draw:layer="layout" svg:width="0.205cm" svg:height="0.256cm" svg:x="13.677cm" svg:y="10.769cm">
          <draw:image xlink:href="Pictures/10000001000000120000001237BD0E19BABAA007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13.735cm" svg:y="9.99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766cm" svg:height="0.301cm" svg:x="13.63cm" svg:y="11.071cm" svg:viewBox="0 0 2767 302" draw:points="0,0 2767,0 2767,302 0,302">
          <text:p/>
        </draw:polygon>
        <draw:frame draw:style-name="gr7" draw:text-style-name="P4" draw:layer="layout" svg:width="0.206cm" svg:height="0.257cm" svg:x="13.895cm" svg:y="11.1cm">
          <draw:image xlink:href="Pictures/1000000100000012000000129156227F608ECAED.png" xlink:type="simple" xlink:show="embed" xlink:actuate="onLoad" draw:mime-type="image/png">
            <text:p/>
          </draw:image>
        </draw:frame>
        <draw:frame draw:style-name="gr55" draw:text-style-name="P7" draw:layer="layout" svg:width="0.464cm" svg:height="0.225cm" svg:x="13.941cm" svg:y="10.769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2.766cm" svg:height="1.878cm" svg:x="13.63cm" svg:y="11.387cm" svg:viewBox="0 0 2767 1879" draw:points="0,0 2767,0 2767,1879 0,1879">
          <text:p/>
        </draw:polygon>
        <draw:polygon draw:style-name="gr9" draw:text-style-name="P8" draw:layer="layout" svg:width="2.766cm" svg:height="0.381cm" svg:x="13.63cm" svg:y="11.387cm" svg:viewBox="0 0 2767 382" draw:points="0,0 2767,0 2767,382 0,382">
          <text:p/>
        </draw:polygon>
        <draw:frame draw:style-name="gr7" draw:text-style-name="P4" draw:layer="layout" svg:width="0.205cm" svg:height="0.257cm" svg:x="13.677cm" svg:y="11.474cm">
          <draw:image xlink:href="Pictures/100000010000001200000012F31828033641D62C.png" xlink:type="simple" xlink:show="embed" xlink:actuate="onLoad" draw:mime-type="image/png">
            <text:p/>
          </draw:image>
        </draw:frame>
        <draw:frame draw:style-name="gr27" draw:text-style-name="P7" draw:layer="layout" svg:width="0.894cm" svg:height="0.224cm" svg:x="14.211cm" svg:y="11.122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2.766cm" svg:height="1.497cm" svg:x="13.63cm" svg:y="11.768cm" svg:viewBox="0 0 2767 1498" draw:points="0,0 2767,0 2767,1498 0,1498">
          <text:p/>
        </draw:polygon>
        <draw:frame draw:style-name="gr7" draw:text-style-name="P4" draw:layer="layout" svg:width="0.206cm" svg:height="0.257cm" svg:x="13.895cm" svg:y="11.79cm">
          <draw:image xlink:href="Pictures/1000000100000012000000125714F0B98BC56F1E.png" xlink:type="simple" xlink:show="embed" xlink:actuate="onLoad" draw:mime-type="image/png">
            <text:p/>
          </draw:image>
        </draw:frame>
        <draw:frame draw:style-name="gr56" draw:text-style-name="P7" draw:layer="layout" svg:width="0.67cm" svg:height="0.224cm" svg:x="13.941cm" svg:y="11.467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6cm" svg:height="0.256cm" svg:x="13.895cm" svg:y="12.093cm">
          <draw:image xlink:href="Pictures/1000000100000012000000121835930F94EE0768.png" xlink:type="simple" xlink:show="embed" xlink:actuate="onLoad" draw:mime-type="image/png">
            <text:p/>
          </draw:image>
        </draw:frame>
        <draw:frame draw:style-name="gr57" draw:text-style-name="P7" draw:layer="layout" svg:width="1.556cm" svg:height="0.225cm" svg:x="14.211cm" svg:y="11.818cm">
          <draw:text-box>
            <text:p text:style-name="P6"><text:span text:style-name="T3">FocusToHeroEnemy</text:span></text:p>
          </draw:text-box>
        </draw:frame>
        <draw:frame draw:style-name="gr7" draw:text-style-name="P4" draw:layer="layout" svg:width="0.206cm" svg:height="0.256cm" svg:x="13.895cm" svg:y="12.395cm">
          <draw:image xlink:href="Pictures/100000010000001200000012DE0925524718647E.png" xlink:type="simple" xlink:show="embed" xlink:actuate="onLoad" draw:mime-type="image/png">
            <text:p/>
          </draw:image>
        </draw:frame>
        <draw:frame draw:style-name="gr58" draw:text-style-name="P7" draw:layer="layout" svg:width="1.993cm" svg:height="0.225cm" svg:x="14.211cm" svg:y="12.121cm">
          <draw:text-box>
            <text:p text:style-name="P6"><text:span text:style-name="T3">FSMRandomFocusToHero</text:span></text:p>
          </draw:text-box>
        </draw:frame>
        <draw:frame draw:style-name="gr7" draw:text-style-name="P4" draw:layer="layout" svg:width="0.206cm" svg:height="0.257cm" svg:x="13.895cm" svg:y="12.697cm">
          <draw:image xlink:href="Pictures/1000000100000012000000126DCBED219F5731C6.png" xlink:type="simple" xlink:show="embed" xlink:actuate="onLoad" draw:mime-type="image/png">
            <text:p/>
          </draw:image>
        </draw:frame>
        <draw:frame draw:style-name="gr59" draw:text-style-name="P7" draw:layer="layout" svg:width="0.642cm" svg:height="0.224cm" svg:x="14.211cm" svg:y="12.417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6cm" svg:height="0.256cm" svg:x="13.895cm" svg:y="12.984cm">
          <draw:image xlink:href="Pictures/1000000100000012000000121807E289372C4151.png" xlink:type="simple" xlink:show="embed" xlink:actuate="onLoad" draw:mime-type="image/png">
            <text:p/>
          </draw:image>
        </draw:frame>
        <draw:frame draw:style-name="gr60" draw:text-style-name="P7" draw:layer="layout" svg:width="0.66cm" svg:height="0.224cm" svg:x="14.211cm" svg:y="12.719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789cm" svg:height="4.698cm" svg:x="18.638cm" svg:y="9.668cm" svg:viewBox="0 0 2790 4699" svg:d="M0 151c0-86 58-151 126-151h2544c68 0 120 65 120 151v4397c0 84-52 151-120 151h-2544c-68 0-126-67-126-151z">
          <text:p/>
        </draw:path>
        <draw:path draw:style-name="gr4" draw:text-style-name="P3" draw:layer="layout" svg:width="2.794cm" svg:height="4.704cm" svg:x="18.576cm" svg:y="9.61cm" svg:viewBox="0 0 2795 4705" svg:d="M0 158c0-85 57-158 126-158h2543c69 0 126 73 126 158v4390c0 86-57 157-126 157h-2543c-69 0-126-71-126-157z">
          <text:p/>
        </draw:path>
        <draw:path draw:style-name="gr5" draw:text-style-name="P4" draw:layer="layout" svg:width="2.794cm" svg:height="4.704cm" svg:x="18.576cm" svg:y="9.61cm" svg:viewBox="0 0 2795 4705" svg:d="M0 158c0-85 57-158 126-158h2543c69 0 126 73 126 158v4390c0 86-57 157-126 157h-2543c-69 0-126-71-126-157z">
          <text:p/>
        </draw:path>
        <draw:polygon draw:style-name="gr6" draw:text-style-name="P5" draw:layer="layout" svg:width="2.773cm" svg:height="0.014cm" svg:x="18.587cm" svg:y="10.669cm" svg:viewBox="0 0 2774 15" draw:points="0,0 2774,0 2774,15 0,15">
          <text:p/>
        </draw:polygon>
        <draw:frame draw:style-name="gr7" draw:text-style-name="P4" draw:layer="layout" svg:width="2.782cm" svg:height="1.055cm" svg:x="18.582cm" svg:y="9.619cm">
          <draw:image xlink:href="Pictures/10000000000001E400000001495F8C76E7359AE7.jpg" xlink:type="simple" xlink:show="embed" xlink:actuate="onLoad" draw:mime-type="image/jpeg">
            <text:p/>
          </draw:image>
        </draw:frame>
        <draw:frame draw:style-name="gr17" draw:text-style-name="P7" draw:layer="layout" svg:width="0.791cm" svg:height="0.224cm" svg:x="14.211cm" svg:y="13.013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114cm" svg:height="0.113cm" svg:x="18.702cm" svg:y="10.28cm">
          <draw:image xlink:href="Pictures/100000010000000A000000082091DCE639C1DABE.png" xlink:type="simple" xlink:show="embed" xlink:actuate="onLoad" draw:mime-type="image/png">
            <text:p/>
          </draw:image>
        </draw:frame>
        <draw:frame draw:style-name="gr61" draw:text-style-name="P7" draw:layer="layout" svg:width="1.705cm" svg:height="0.224cm" svg:x="18.702cm" svg:y="9.726cm">
          <draw:text-box>
            <text:p text:style-name="P6"><text:span text:style-name="T1">FSMAttackMinion&lt;T&gt;</text:span></text:p>
          </draw:text-box>
        </draw:frame>
        <draw:frame draw:style-name="gr31" draw:text-style-name="P9" draw:layer="layout" svg:width="0.969cm" svg:height="0.205cm" svg:x="18.858cm" svg:y="10.2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38cm" svg:height="0.086cm" svg:x="21.129cm" svg:y="9.705cm">
          <draw:image xlink:href="Pictures/100000010000000C000000066678A37DF45433B8.png" xlink:type="simple" xlink:show="embed" xlink:actuate="onLoad" draw:mime-type="image/png">
            <text:p/>
          </draw:image>
        </draw:frame>
        <draw:frame draw:style-name="gr7" draw:text-style-name="P4" draw:layer="layout" svg:width="0.161cm" svg:height="0.011cm" svg:x="21.129cm" svg:y="9.793cm">
          <draw:image xlink:href="Pictures/100000000000000E00000001415DF30A2688B9DE.jpg" xlink:type="simple" xlink:show="embed" xlink:actuate="onLoad" draw:mime-type="image/jpeg">
            <text:p/>
          </draw:image>
        </draw:frame>
        <draw:frame draw:style-name="gr7" draw:text-style-name="P4" draw:layer="layout" svg:width="0.161cm" svg:height="0.012cm" svg:x="21.129cm" svg:y="9.806cm">
          <draw:image xlink:href="Pictures/100000000000000E000000017CE4AABA1E2FD7CE.jpg" xlink:type="simple" xlink:show="embed" xlink:actuate="onLoad" draw:mime-type="image/jpeg">
            <text:p/>
          </draw:image>
        </draw:frame>
        <draw:frame draw:style-name="gr7" draw:text-style-name="P4" draw:layer="layout" svg:width="0.138cm" svg:height="0.027cm" svg:x="21.129cm" svg:y="9.821cm">
          <draw:image xlink:href="Pictures/100000010000000C00000002242E8C973B3C7C04.png" xlink:type="simple" xlink:show="embed" xlink:actuate="onLoad" draw:mime-type="image/png">
            <text:p/>
          </draw:image>
        </draw:frame>
        <draw:frame draw:style-name="gr7" draw:text-style-name="P4" draw:layer="layout" svg:width="0.078cm" svg:height="0.013cm" svg:x="21.21cm" svg:y="9.834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7" draw:text-style-name="P4" draw:layer="layout" svg:width="0.045cm" svg:height="0.012cm" svg:x="21.129cm" svg:y="9.848cm">
          <draw:image xlink:href="Pictures/100000000000000400000001B89FB50A0F67C609.jpg" xlink:type="simple" xlink:show="embed" xlink:actuate="onLoad" draw:mime-type="image/jpeg">
            <text:p/>
          </draw:image>
        </draw:frame>
        <draw:frame draw:style-name="gr7" draw:text-style-name="P4" draw:layer="layout" svg:width="0.068cm" svg:height="0.012cm" svg:x="21.222cm" svg:y="9.848cm">
          <draw:image xlink:href="Pictures/100000000000000600000001DE76C5A75A1CE5D5.jpg" xlink:type="simple" xlink:show="embed" xlink:actuate="onLoad" draw:mime-type="image/jpeg">
            <text:p/>
          </draw:image>
        </draw:frame>
        <draw:frame draw:style-name="gr7" draw:text-style-name="P4" draw:layer="layout" svg:width="0.138cm" svg:height="0.027cm" svg:x="21.129cm" svg:y="9.864cm">
          <draw:image xlink:href="Pictures/100000010000000C00000002BA3AA10EB39FF764.png" xlink:type="simple" xlink:show="embed" xlink:actuate="onLoad" draw:mime-type="image/png">
            <text:p/>
          </draw:image>
        </draw:frame>
        <draw:polygon draw:style-name="gr4" draw:text-style-name="P3" draw:layer="layout" svg:width="2.773cm" svg:height="1.282cm" svg:x="18.587cm" svg:y="10.682cm" svg:viewBox="0 0 2774 1283" draw:points="0,0 2774,0 2774,1283 0,1283">
          <text:p/>
        </draw:polygon>
        <draw:polygon draw:style-name="gr9" draw:text-style-name="P8" draw:layer="layout" svg:width="2.773cm" svg:height="0.39cm" svg:x="18.587cm" svg:y="10.682cm" svg:viewBox="0 0 2774 391" draw:points="0,0 2774,0 2774,391 0,391">
          <text:p/>
        </draw:polygon>
        <draw:frame draw:style-name="gr7" draw:text-style-name="P4" draw:layer="layout" svg:width="0.205cm" svg:height="0.256cm" svg:x="18.645cm" svg:y="10.769cm">
          <draw:image xlink:href="Pictures/100000010000001200000012021682A2876F522E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18.697cm" svg:y="9.99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773cm" svg:height="0.893cm" svg:x="18.587cm" svg:y="11.071cm" svg:viewBox="0 0 2774 894" draw:points="0,0 2774,0 2774,894 0,894">
          <text:p/>
        </draw:polygon>
        <draw:frame draw:style-name="gr7" draw:text-style-name="P4" draw:layer="layout" svg:width="0.205cm" svg:height="0.257cm" svg:x="18.851cm" svg:y="11.1cm">
          <draw:image xlink:href="Pictures/100000010000001200000012067D065823CC8002.png" xlink:type="simple" xlink:show="embed" xlink:actuate="onLoad" draw:mime-type="image/png">
            <text:p/>
          </draw:image>
        </draw:frame>
        <draw:frame draw:style-name="gr55" draw:text-style-name="P7" draw:layer="layout" svg:width="0.464cm" svg:height="0.225cm" svg:x="18.904cm" svg:y="10.769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205cm" svg:height="0.256cm" svg:x="18.851cm" svg:y="11.388cm">
          <draw:image xlink:href="Pictures/100000010000001200000012516238AEB484D720.png" xlink:type="simple" xlink:show="embed" xlink:actuate="onLoad" draw:mime-type="image/png">
            <text:p/>
          </draw:image>
        </draw:frame>
        <draw:frame draw:style-name="gr62" draw:text-style-name="P7" draw:layer="layout" svg:width="0.767cm" svg:height="0.224cm" svg:x="19.175cm" svg:y="11.122cm">
          <draw:text-box>
            <text:p text:style-name="P6"><text:span text:style-name="T3">_minionIA</text:span></text:p>
          </draw:text-box>
        </draw:frame>
        <draw:frame draw:style-name="gr7" draw:text-style-name="P4" draw:layer="layout" svg:width="0.205cm" svg:height="0.257cm" svg:x="18.851cm" svg:y="11.69cm">
          <draw:image xlink:href="Pictures/1000000100000012000000125A211B1FA230A9ED.png" xlink:type="simple" xlink:show="embed" xlink:actuate="onLoad" draw:mime-type="image/png">
            <text:p/>
          </draw:image>
        </draw:frame>
        <draw:frame draw:style-name="gr63" draw:text-style-name="P7" draw:layer="layout" svg:width="0.44cm" svg:height="0.224cm" svg:x="19.175cm" svg:y="11.416cm">
          <draw:text-box>
            <text:p text:style-name="P6"><text:span text:style-name="T3">_time</text:span></text:p>
          </draw:text-box>
        </draw:frame>
        <draw:polygon draw:style-name="gr4" draw:text-style-name="P3" draw:layer="layout" svg:width="2.773cm" svg:height="2.173cm" svg:x="18.587cm" svg:y="11.984cm" svg:viewBox="0 0 2774 2174" draw:points="0,0 2774,0 2774,2174 0,2174">
          <text:p/>
        </draw:polygon>
        <draw:polygon draw:style-name="gr9" draw:text-style-name="P8" draw:layer="layout" svg:width="2.773cm" svg:height="0.383cm" svg:x="18.587cm" svg:y="11.984cm" svg:viewBox="0 0 2774 384" draw:points="0,0 2774,0 2774,384 0,384">
          <text:p/>
        </draw:polygon>
        <draw:frame draw:style-name="gr7" draw:text-style-name="P4" draw:layer="layout" svg:width="0.205cm" svg:height="0.257cm" svg:x="18.645cm" svg:y="12.063cm">
          <draw:image xlink:href="Pictures/1000000100000012000000124F9AA06C98DA782F.png" xlink:type="simple" xlink:show="embed" xlink:actuate="onLoad" draw:mime-type="image/png">
            <text:p/>
          </draw:image>
        </draw:frame>
        <draw:frame draw:style-name="gr64" draw:text-style-name="P7" draw:layer="layout" svg:width="0.756cm" svg:height="0.224cm" svg:x="19.175cm" svg:y="11.718cm">
          <draw:text-box>
            <text:p text:style-name="P6"><text:span text:style-name="T3">timeTotal</text:span></text:p>
          </draw:text-box>
        </draw:frame>
        <draw:polygon draw:style-name="gr4" draw:text-style-name="P3" draw:layer="layout" svg:width="2.773cm" svg:height="1.791cm" svg:x="18.587cm" svg:y="12.366cm" svg:viewBox="0 0 2774 1792" draw:points="0,0 2774,0 2774,1792 0,1792">
          <text:p/>
        </draw:polygon>
        <draw:frame draw:style-name="gr7" draw:text-style-name="P4" draw:layer="layout" svg:width="0.205cm" svg:height="0.256cm" svg:x="18.851cm" svg:y="12.395cm">
          <draw:image xlink:href="Pictures/1000000100000012000000123651F910E25760EF.png" xlink:type="simple" xlink:show="embed" xlink:actuate="onLoad" draw:mime-type="image/png">
            <text:p/>
          </draw:image>
        </draw:frame>
        <draw:frame draw:style-name="gr65" draw:text-style-name="P7" draw:layer="layout" svg:width="0.67cm" svg:height="0.225cm" svg:x="18.904cm" svg:y="12.063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5cm" svg:height="0.257cm" svg:x="18.851cm" svg:y="12.697cm">
          <draw:image xlink:href="Pictures/100000010000001200000012266218B938DF16E6.png" xlink:type="simple" xlink:show="embed" xlink:actuate="onLoad" draw:mime-type="image/png">
            <text:p/>
          </draw:image>
        </draw:frame>
        <draw:frame draw:style-name="gr66" draw:text-style-name="P7" draw:layer="layout" svg:width="0.509cm" svg:height="0.224cm" svg:x="19.175cm" svg:y="12.417cm">
          <draw:text-box>
            <text:p text:style-name="P6"><text:span text:style-name="T3">Attack</text:span></text:p>
          </draw:text-box>
        </draw:frame>
        <draw:frame draw:style-name="gr7" draw:text-style-name="P4" draw:layer="layout" svg:width="0.205cm" svg:height="0.256cm" svg:x="18.851cm" svg:y="12.984cm">
          <draw:image xlink:href="Pictures/10000001000000120000001259D79305D81D5501.png" xlink:type="simple" xlink:show="embed" xlink:actuate="onLoad" draw:mime-type="image/png">
            <text:p/>
          </draw:image>
        </draw:frame>
        <draw:frame draw:style-name="gr67" draw:text-style-name="P7" draw:layer="layout" svg:width="2.286cm" svg:height="0.224cm" svg:x="19.175cm" svg:y="12.719cm">
          <draw:text-box>
            <text:p text:style-name="P6"><text:span text:style-name="T3">CheckDistanceWithObjective</text:span></text:p>
          </draw:text-box>
        </draw:frame>
        <draw:frame draw:style-name="gr7" draw:text-style-name="P4" draw:layer="layout" svg:width="0.205cm" svg:height="0.257cm" svg:x="18.851cm" svg:y="13.286cm">
          <draw:image xlink:href="Pictures/1000000100000012000000125B641CB51D7ECC0B.png" xlink:type="simple" xlink:show="embed" xlink:actuate="onLoad" draw:mime-type="image/png">
            <text:p/>
          </draw:image>
        </draw:frame>
        <draw:frame draw:style-name="gr68" draw:text-style-name="P7" draw:layer="layout" svg:width="1.349cm" svg:height="0.224cm" svg:x="19.175cm" svg:y="13.013cm">
          <draw:text-box>
            <text:p text:style-name="P6"><text:span text:style-name="T3">FSMAttackMinion</text:span></text:p>
          </draw:text-box>
        </draw:frame>
        <draw:frame draw:style-name="gr7" draw:text-style-name="P4" draw:layer="layout" svg:width="0.205cm" svg:height="0.256cm" svg:x="18.851cm" svg:y="13.589cm">
          <draw:image xlink:href="Pictures/1000000100000012000000128A12D3435940CF7B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19.175cm" svg:y="13.316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5cm" svg:height="0.256cm" svg:x="18.851cm" svg:y="13.891cm">
          <draw:image xlink:href="Pictures/10000001000000120000001200F559B452DF508F.png" xlink:type="simple" xlink:show="embed" xlink:actuate="onLoad" draw:mime-type="image/png">
            <text:p/>
          </draw:image>
        </draw:frame>
        <draw:frame draw:style-name="gr16" draw:text-style-name="P7" draw:layer="layout" svg:width="0.659cm" svg:height="0.224cm" svg:x="19.175cm" svg:y="13.61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794cm" svg:height="6.193cm" svg:x="21.738cm" svg:y="9.668cm" svg:viewBox="0 0 2795 6194" svg:d="M0 151c0-86 57-151 126-151h2543c69 0 126 65 126 151v5885c0 86-57 158-126 158h-2543c-69 0-126-72-126-158z">
          <text:p/>
        </draw:path>
        <draw:path draw:style-name="gr4" draw:text-style-name="P3" draw:layer="layout" svg:width="2.789cm" svg:height="6.193cm" svg:x="21.681cm" svg:y="9.61cm" svg:viewBox="0 0 2790 6194" svg:d="M0 158c0-85 52-158 121-158h2543c69 0 126 73 126 158v5884c0 87-57 152-126 152h-2543c-69 0-121-65-121-152z">
          <text:p/>
        </draw:path>
        <draw:path draw:style-name="gr5" draw:text-style-name="P4" draw:layer="layout" svg:width="2.789cm" svg:height="6.193cm" svg:x="21.681cm" svg:y="9.61cm" svg:viewBox="0 0 2790 6194" svg:d="M0 158c0-85 52-158 121-158h2543c69 0 126 73 126 158v5884c0 87-57 152-126 152h-2543c-69 0-121-65-121-152z">
          <text:p/>
        </draw:path>
        <draw:polygon draw:style-name="gr6" draw:text-style-name="P5" draw:layer="layout" svg:width="2.766cm" svg:height="0.014cm" svg:x="21.691cm" svg:y="10.669cm" svg:viewBox="0 0 2767 15" draw:points="0,0 2767,0 2767,15 0,15">
          <text:p/>
        </draw:polygon>
        <draw:frame draw:style-name="gr7" draw:text-style-name="P4" draw:layer="layout" svg:width="2.776cm" svg:height="1.055cm" svg:x="21.686cm" svg:y="9.619cm">
          <draw:image xlink:href="Pictures/10000000000001E300000001AF479275E6DFADC6.jpg" xlink:type="simple" xlink:show="embed" xlink:actuate="onLoad" draw:mime-type="image/jpeg">
            <text:p/>
          </draw:image>
        </draw:frame>
        <draw:frame draw:style-name="gr69" draw:text-style-name="P7" draw:layer="layout" svg:width="0.79cm" svg:height="0.224cm" svg:x="19.175cm" svg:y="13.912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33cm" svg:height="0.04cm" svg:x="21.865cm" svg:y="10.28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114cm" svg:height="0.012cm" svg:x="21.807cm" svg:y="10.324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33cm" svg:height="0.055cm" svg:x="21.865cm" svg:y="10.338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70" draw:text-style-name="P7" draw:layer="layout" svg:width="2.039cm" svg:height="0.224cm" svg:x="21.801cm" svg:y="9.726cm">
          <draw:text-box>
            <text:p text:style-name="P6"><text:span text:style-name="T1">FSMMoveToObjective&lt;T&gt;</text:span></text:p>
          </draw:text-box>
        </draw:frame>
        <draw:frame draw:style-name="gr71" draw:text-style-name="P9" draw:layer="layout" svg:width="0.968cm" svg:height="0.205cm" svg:x="21.957cm" svg:y="10.2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61cm" svg:height="0.186cm" svg:x="24.221cm" svg:y="9.705cm">
          <draw:image xlink:href="Pictures/100000010000000E0000000DE7121B93B230371F.png" xlink:type="simple" xlink:show="embed" xlink:actuate="onLoad" draw:mime-type="image/png">
            <text:p/>
          </draw:image>
        </draw:frame>
        <draw:polygon draw:style-name="gr4" draw:text-style-name="P3" draw:layer="layout" svg:width="2.766cm" svg:height="2.18cm" svg:x="21.691cm" svg:y="10.682cm" svg:viewBox="0 0 2767 2181" draw:points="0,0 2767,0 2767,2181 0,2181">
          <text:p/>
        </draw:polygon>
        <draw:polygon draw:style-name="gr9" draw:text-style-name="P8" draw:layer="layout" svg:width="2.766cm" svg:height="0.39cm" svg:x="21.691cm" svg:y="10.682cm" svg:viewBox="0 0 2767 391" draw:points="0,0 2767,0 2767,391 0,391">
          <text:p/>
        </draw:polygon>
        <draw:frame draw:style-name="gr7" draw:text-style-name="P4" draw:layer="layout" svg:width="0.205cm" svg:height="0.256cm" svg:x="21.75cm" svg:y="10.769cm">
          <draw:image xlink:href="Pictures/100000010000001200000012D1F82707053A9559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21.796cm" svg:y="9.99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766cm" svg:height="1.791cm" svg:x="21.691cm" svg:y="11.071cm" svg:viewBox="0 0 2767 1792" draw:points="0,0 2767,0 2767,1792 0,1792">
          <text:p/>
        </draw:polygon>
        <draw:frame draw:style-name="gr7" draw:text-style-name="P4" draw:layer="layout" svg:width="0.204cm" svg:height="0.257cm" svg:x="21.957cm" svg:y="11.1cm">
          <draw:image xlink:href="Pictures/1000000100000012000000129357F18468F761DF.png" xlink:type="simple" xlink:show="embed" xlink:actuate="onLoad" draw:mime-type="image/png">
            <text:p/>
          </draw:image>
        </draw:frame>
        <draw:frame draw:style-name="gr33" draw:text-style-name="P7" draw:layer="layout" svg:width="0.462cm" svg:height="0.225cm" svg:x="22.003cm" svg:y="10.769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204cm" svg:height="0.256cm" svg:x="21.957cm" svg:y="11.388cm">
          <draw:image xlink:href="Pictures/100000010000001200000012F4D3BE5DCEB52AF9.png" xlink:type="simple" xlink:show="embed" xlink:actuate="onLoad" draw:mime-type="image/png">
            <text:p/>
          </draw:image>
        </draw:frame>
        <draw:frame draw:style-name="gr72" draw:text-style-name="P7" draw:layer="layout" svg:width="1.509cm" svg:height="0.224cm" svg:x="22.273cm" svg:y="11.122cm">
          <draw:text-box>
            <text:p text:style-name="P6"><text:span text:style-name="T3">_checkEnemyTuple</text:span></text:p>
          </draw:text-box>
        </draw:frame>
        <draw:frame draw:style-name="gr7" draw:text-style-name="P4" draw:layer="layout" svg:width="0.204cm" svg:height="0.257cm" svg:x="21.957cm" svg:y="11.69cm">
          <draw:image xlink:href="Pictures/100000010000001200000012DD2CFF28F9E48572.png" xlink:type="simple" xlink:show="embed" xlink:actuate="onLoad" draw:mime-type="image/png">
            <text:p/>
          </draw:image>
        </draw:frame>
        <draw:frame draw:style-name="gr73" draw:text-style-name="P7" draw:layer="layout" svg:width="0.726cm" svg:height="0.224cm" svg:x="22.273cm" svg:y="11.416cm">
          <draw:text-box>
            <text:p text:style-name="P6"><text:span text:style-name="T3">_heroAlly</text:span></text:p>
          </draw:text-box>
        </draw:frame>
        <draw:frame draw:style-name="gr7" draw:text-style-name="P4" draw:layer="layout" svg:width="0.204cm" svg:height="0.256cm" svg:x="21.957cm" svg:y="11.993cm">
          <draw:image xlink:href="Pictures/10000001000000120000001273B96D488292D43C.png" xlink:type="simple" xlink:show="embed" xlink:actuate="onLoad" draw:mime-type="image/png">
            <text:p/>
          </draw:image>
        </draw:frame>
        <draw:frame draw:style-name="gr74" draw:text-style-name="P7" draw:layer="layout" svg:width="0.768cm" svg:height="0.224cm" svg:x="22.273cm" svg:y="11.718cm">
          <draw:text-box>
            <text:p text:style-name="P6"><text:span text:style-name="T3">_minionIA</text:span></text:p>
          </draw:text-box>
        </draw:frame>
        <draw:frame draw:style-name="gr7" draw:text-style-name="P4" draw:layer="layout" svg:width="0.204cm" svg:height="0.256cm" svg:x="21.957cm" svg:y="12.295cm">
          <draw:image xlink:href="Pictures/100000010000001200000012615690A0A2788D7D.png" xlink:type="simple" xlink:show="embed" xlink:actuate="onLoad" draw:mime-type="image/png">
            <text:p/>
          </draw:image>
        </draw:frame>
        <draw:frame draw:style-name="gr75" draw:text-style-name="P7" draw:layer="layout" svg:width="1.917cm" svg:height="0.225cm" svg:x="22.273cm" svg:y="12.014cm">
          <draw:text-box>
            <text:p text:style-name="P6"><text:span text:style-name="T3">_timeForEnemyOnVision</text:span></text:p>
          </draw:text-box>
        </draw:frame>
        <draw:frame draw:style-name="gr7" draw:text-style-name="P4" draw:layer="layout" svg:width="0.204cm" svg:height="0.256cm" svg:x="21.957cm" svg:y="12.582cm">
          <draw:image xlink:href="Pictures/100000010000001200000012CDDA30FC44C0ED5F.png" xlink:type="simple" xlink:show="embed" xlink:actuate="onLoad" draw:mime-type="image/png">
            <text:p/>
          </draw:image>
        </draw:frame>
        <draw:frame draw:style-name="gr76" draw:text-style-name="P7" draw:layer="layout" svg:width="2.314cm" svg:height="0.224cm" svg:x="22.273cm" svg:y="12.315cm">
          <draw:text-box>
            <text:p text:style-name="P6"><text:span text:style-name="T3">_timeForEnemyOnVisionTotal</text:span></text:p>
          </draw:text-box>
        </draw:frame>
        <draw:polygon draw:style-name="gr4" draw:text-style-name="P3" draw:layer="layout" svg:width="2.766cm" svg:height="2.776cm" svg:x="21.691cm" svg:y="12.875cm" svg:viewBox="0 0 2767 2777" draw:points="0,0 2767,0 2767,2777 0,2777">
          <text:p/>
        </draw:polygon>
        <draw:polygon draw:style-name="gr9" draw:text-style-name="P8" draw:layer="layout" svg:width="2.766cm" svg:height="0.39cm" svg:x="21.691cm" svg:y="12.875cm" svg:viewBox="0 0 2767 391" draw:points="0,0 2767,0 2767,391 0,391">
          <text:p/>
        </draw:polygon>
        <draw:frame draw:style-name="gr7" draw:text-style-name="P4" draw:layer="layout" svg:width="0.205cm" svg:height="0.256cm" svg:x="21.75cm" svg:y="12.955cm">
          <draw:image xlink:href="Pictures/100000010000001200000012236270DAB1E91EE7.png" xlink:type="simple" xlink:show="embed" xlink:actuate="onLoad" draw:mime-type="image/png">
            <text:p/>
          </draw:image>
        </draw:frame>
        <draw:frame draw:style-name="gr77" draw:text-style-name="P7" draw:layer="layout" svg:width="0.997cm" svg:height="0.224cm" svg:x="22.273cm" svg:y="12.611cm">
          <draw:text-box>
            <text:p text:style-name="P6"><text:span text:style-name="T3">objectivePos</text:span></text:p>
          </draw:text-box>
        </draw:frame>
        <draw:polygon draw:style-name="gr4" draw:text-style-name="P3" draw:layer="layout" svg:width="2.766cm" svg:height="2.387cm" svg:x="21.691cm" svg:y="13.264cm" svg:viewBox="0 0 2767 2388" draw:points="0,0 2767,0 2767,2388 0,2388">
          <text:p/>
        </draw:polygon>
        <draw:frame draw:style-name="gr7" draw:text-style-name="P4" draw:layer="layout" svg:width="0.204cm" svg:height="0.257cm" svg:x="21.957cm" svg:y="13.286cm">
          <draw:image xlink:href="Pictures/10000001000000120000001290A551321D41812B.png" xlink:type="simple" xlink:show="embed" xlink:actuate="onLoad" draw:mime-type="image/png">
            <text:p/>
          </draw:image>
        </draw:frame>
        <draw:frame draw:style-name="gr13" draw:text-style-name="P7" draw:layer="layout" svg:width="0.669cm" svg:height="0.224cm" svg:x="22.003cm" svg:y="12.962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4cm" svg:height="0.256cm" svg:x="21.957cm" svg:y="13.589cm">
          <draw:image xlink:href="Pictures/10000001000000120000001205A1EFA1A0377DDE.png" xlink:type="simple" xlink:show="embed" xlink:actuate="onLoad" draw:mime-type="image/png">
            <text:p/>
          </draw:image>
        </draw:frame>
        <draw:frame draw:style-name="gr67" draw:text-style-name="P7" draw:layer="layout" svg:width="2.286cm" svg:height="0.224cm" svg:x="22.273cm" svg:y="13.316cm">
          <draw:text-box>
            <text:p text:style-name="P6"><text:span text:style-name="T3">CheckDistanceWithObjective</text:span></text:p>
          </draw:text-box>
        </draw:frame>
        <draw:frame draw:style-name="gr7" draw:text-style-name="P4" draw:layer="layout" svg:width="0.204cm" svg:height="0.256cm" svg:x="21.957cm" svg:y="13.891cm">
          <draw:image xlink:href="Pictures/10000001000000120000001292987C7BF96B0A26.png" xlink:type="simple" xlink:show="embed" xlink:actuate="onLoad" draw:mime-type="image/png">
            <text:p/>
          </draw:image>
        </draw:frame>
        <draw:frame draw:style-name="gr78" draw:text-style-name="P7" draw:layer="layout" svg:width="1.514cm" svg:height="0.224cm" svg:x="22.273cm" svg:y="13.61cm">
          <draw:text-box>
            <text:p text:style-name="P6"><text:span text:style-name="T3">CheckFarFromHero</text:span></text:p>
          </draw:text-box>
        </draw:frame>
        <draw:frame draw:style-name="gr7" draw:text-style-name="P4" draw:layer="layout" svg:width="0.204cm" svg:height="0.256cm" svg:x="21.957cm" svg:y="14.179cm">
          <draw:image xlink:href="Pictures/1000000100000012000000129C6D270CC42C3138.png" xlink:type="simple" xlink:show="embed" xlink:actuate="onLoad" draw:mime-type="image/png">
            <text:p/>
          </draw:image>
        </draw:frame>
        <draw:frame draw:style-name="gr79" draw:text-style-name="P7" draw:layer="layout" svg:width="1.814cm" svg:height="0.224cm" svg:x="22.273cm" svg:y="13.912cm">
          <draw:text-box>
            <text:p text:style-name="P6"><text:span text:style-name="T3">CheckIfEnemyOnVision</text:span></text:p>
          </draw:text-box>
        </draw:frame>
        <draw:frame draw:style-name="gr7" draw:text-style-name="P4" draw:layer="layout" svg:width="0.204cm" svg:height="0.257cm" svg:x="21.957cm" svg:y="14.481cm">
          <draw:image xlink:href="Pictures/100000010000001200000012265AE6563DDD8C16.png" xlink:type="simple" xlink:show="embed" xlink:actuate="onLoad" draw:mime-type="image/png">
            <text:p/>
          </draw:image>
        </draw:frame>
        <draw:frame draw:style-name="gr80" draw:text-style-name="P7" draw:layer="layout" svg:width="1.256cm" svg:height="0.224cm" svg:x="22.273cm" svg:y="14.207cm">
          <draw:text-box>
            <text:p text:style-name="P6"><text:span text:style-name="T3">CheckObstacles</text:span></text:p>
          </draw:text-box>
        </draw:frame>
        <draw:frame draw:style-name="gr7" draw:text-style-name="P4" draw:layer="layout" svg:width="0.204cm" svg:height="0.257cm" svg:x="21.957cm" svg:y="14.783cm">
          <draw:image xlink:href="Pictures/100000010000001200000012322B479582F9D0D9.png" xlink:type="simple" xlink:show="embed" xlink:actuate="onLoad" draw:mime-type="image/png">
            <text:p/>
          </draw:image>
        </draw:frame>
        <draw:frame draw:style-name="gr81" draw:text-style-name="P7" draw:layer="layout" svg:width="1.682cm" svg:height="0.224cm" svg:x="22.273cm" svg:y="14.509cm">
          <draw:text-box>
            <text:p text:style-name="P6"><text:span text:style-name="T3">FSMMoveToObjective</text:span></text:p>
          </draw:text-box>
        </draw:frame>
        <draw:frame draw:style-name="gr7" draw:text-style-name="P4" draw:layer="layout" svg:width="0.204cm" svg:height="0.243cm" svg:x="21.957cm" svg:y="15.084cm">
          <draw:image xlink:href="Pictures/10000001000000120000001180EC98A34D5BE75F.png" xlink:type="simple" xlink:show="embed" xlink:actuate="onLoad" draw:mime-type="image/png">
            <text:p/>
          </draw:image>
        </draw:frame>
        <draw:frame draw:style-name="gr15" draw:text-style-name="P7" draw:layer="layout" svg:width="0.641cm" svg:height="0.224cm" svg:x="22.273cm" svg:y="14.803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4cm" svg:height="0.257cm" svg:x="21.957cm" svg:y="15.372cm">
          <draw:image xlink:href="Pictures/10000001000000120000001269F3DF444E1AF729.png" xlink:type="simple" xlink:show="embed" xlink:actuate="onLoad" draw:mime-type="image/png">
            <text:p/>
          </draw:image>
        </draw:frame>
        <draw:frame draw:style-name="gr37" draw:text-style-name="P7" draw:layer="layout" svg:width="0.658cm" svg:height="0.224cm" svg:x="22.273cm" svg:y="15.106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1.857cm" svg:height="4.1cm" svg:x="24.843cm" svg:y="9.668cm" svg:viewBox="0 0 1858 4101" svg:d="M0 151c0-86 52-151 121-151h1618c67 0 119 65 119 151v3799c0 86-52 151-119 151h-1618c-69 0-121-65-121-151z">
          <text:p/>
        </draw:path>
        <draw:path draw:style-name="gr4" draw:text-style-name="P3" draw:layer="layout" svg:width="1.863cm" svg:height="4.107cm" svg:x="24.78cm" svg:y="9.61cm" svg:viewBox="0 0 1864 4108" svg:d="M0 158c0-85 57-158 126-158h1611c69 0 127 73 127 158v3792c0 86-58 158-127 158h-1611c-69 0-126-72-126-158z">
          <text:p/>
        </draw:path>
        <draw:path draw:style-name="gr5" draw:text-style-name="P4" draw:layer="layout" svg:width="1.863cm" svg:height="4.107cm" svg:x="24.78cm" svg:y="9.61cm" svg:viewBox="0 0 1864 4108" svg:d="M0 158c0-85 57-158 126-158h1611c69 0 127 73 127 158v3792c0 86-58 158-127 158h-1611c-69 0-126-72-126-158z">
          <text:p/>
        </draw:path>
        <draw:polygon draw:style-name="gr6" draw:text-style-name="P5" draw:layer="layout" svg:width="1.834cm" svg:height="0.014cm" svg:x="24.791cm" svg:y="10.669cm" svg:viewBox="0 0 1835 15" draw:points="0,0 1835,0 1835,15 0,15">
          <text:p/>
        </draw:polygon>
        <draw:frame draw:style-name="gr7" draw:text-style-name="P4" draw:layer="layout" svg:width="1.845cm" svg:height="1.055cm" svg:x="24.785cm" svg:y="9.619cm">
          <draw:image xlink:href="Pictures/100000000000014100000001B80E1AB59D36791A.jpg" xlink:type="simple" xlink:show="embed" xlink:actuate="onLoad" draw:mime-type="image/jpeg">
            <text:p/>
          </draw:image>
        </draw:frame>
        <draw:frame draw:style-name="gr17" draw:text-style-name="P7" draw:layer="layout" svg:width="0.791cm" svg:height="0.224cm" svg:x="22.273cm" svg:y="15.402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115cm" svg:height="0.113cm" svg:x="24.901cm" svg:y="10.28cm">
          <draw:image xlink:href="Pictures/100000010000000A00000008EB9EA41266710D7F.png" xlink:type="simple" xlink:show="embed" xlink:actuate="onLoad" draw:mime-type="image/png">
            <text:p/>
          </draw:image>
        </draw:frame>
        <draw:frame draw:style-name="gr82" draw:text-style-name="P7" draw:layer="layout" svg:width="1.141cm" svg:height="0.224cm" svg:x="24.901cm" svg:y="9.726cm">
          <draw:text-box>
            <text:p text:style-name="P6"><text:span text:style-name="T1">FSMPatrol&lt;T&gt;</text:span></text:p>
          </draw:text-box>
        </draw:frame>
        <draw:frame draw:style-name="gr31" draw:text-style-name="P9" draw:layer="layout" svg:width="0.969cm" svg:height="0.205cm" svg:x="25.061cm" svg:y="10.2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48cm" svg:height="0.086cm" svg:x="26.397cm" svg:y="9.705cm">
          <draw:image xlink:href="Pictures/100000010000000D000000062CE155AE1359F469.png" xlink:type="simple" xlink:show="embed" xlink:actuate="onLoad" draw:mime-type="image/png">
            <text:p/>
          </draw:image>
        </draw:frame>
        <draw:frame draw:style-name="gr7" draw:text-style-name="P4" draw:layer="layout" svg:width="0.16cm" svg:height="0.011cm" svg:x="26.397cm" svg:y="9.793cm">
          <draw:image xlink:href="Pictures/100000000000000E00000001AE27A14D43791993.jpg" xlink:type="simple" xlink:show="embed" xlink:actuate="onLoad" draw:mime-type="image/jpeg">
            <text:p/>
          </draw:image>
        </draw:frame>
        <draw:frame draw:style-name="gr7" draw:text-style-name="P4" draw:layer="layout" svg:width="0.16cm" svg:height="0.012cm" svg:x="26.397cm" svg:y="9.806cm">
          <draw:image xlink:href="Pictures/100000000000000E00000001018ECF7E3682462E.jpg" xlink:type="simple" xlink:show="embed" xlink:actuate="onLoad" draw:mime-type="image/jpeg">
            <text:p/>
          </draw:image>
        </draw:frame>
        <draw:frame draw:style-name="gr7" draw:text-style-name="P4" draw:layer="layout" svg:width="0.148cm" svg:height="0.027cm" svg:x="26.397cm" svg:y="9.821cm">
          <draw:image xlink:href="Pictures/100000010000000D0000000282A3D887D4E0665F.png" xlink:type="simple" xlink:show="embed" xlink:actuate="onLoad" draw:mime-type="image/png">
            <text:p/>
          </draw:image>
        </draw:frame>
        <draw:frame draw:style-name="gr7" draw:text-style-name="P4" draw:layer="layout" svg:width="0.078cm" svg:height="0.013cm" svg:x="26.477cm" svg:y="9.834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7" draw:text-style-name="P4" draw:layer="layout" svg:width="0.055cm" svg:height="0.012cm" svg:x="26.397cm" svg:y="9.848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7" draw:text-style-name="P4" draw:layer="layout" svg:width="0.068cm" svg:height="0.012cm" svg:x="26.487cm" svg:y="9.848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7" draw:text-style-name="P4" draw:layer="layout" svg:width="0.148cm" svg:height="0.027cm" svg:x="26.397cm" svg:y="9.864cm">
          <draw:image xlink:href="Pictures/100000010000000D0000000204D6AAC5BFA03F16.png" xlink:type="simple" xlink:show="embed" xlink:actuate="onLoad" draw:mime-type="image/png">
            <text:p/>
          </draw:image>
        </draw:frame>
        <draw:polygon draw:style-name="gr4" draw:text-style-name="P3" draw:layer="layout" svg:width="1.834cm" svg:height="0.986cm" svg:x="24.791cm" svg:y="10.682cm" svg:viewBox="0 0 1835 987" draw:points="0,0 1835,0 1835,987 0,987">
          <text:p/>
        </draw:polygon>
        <draw:polygon draw:style-name="gr9" draw:text-style-name="P8" draw:layer="layout" svg:width="1.834cm" svg:height="0.39cm" svg:x="24.791cm" svg:y="10.682cm" svg:viewBox="0 0 1835 391" draw:points="0,0 1835,0 1835,391 0,391">
          <text:p/>
        </draw:polygon>
        <draw:frame draw:style-name="gr7" draw:text-style-name="P4" draw:layer="layout" svg:width="0.205cm" svg:height="0.256cm" svg:x="24.844cm" svg:y="10.769cm">
          <draw:image xlink:href="Pictures/1000000100000012000000128B606A4175B5118F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24.901cm" svg:y="9.991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834cm" svg:height="0.597cm" svg:x="24.791cm" svg:y="11.071cm" svg:viewBox="0 0 1835 598" draw:points="0,0 1835,0 1835,598 0,598">
          <text:p/>
        </draw:polygon>
        <draw:frame draw:style-name="gr7" draw:text-style-name="P4" draw:layer="layout" svg:width="0.206cm" svg:height="0.257cm" svg:x="25.061cm" svg:y="11.1cm">
          <draw:image xlink:href="Pictures/100000010000001200000012E56AD75F5E9A6BF9.png" xlink:type="simple" xlink:show="embed" xlink:actuate="onLoad" draw:mime-type="image/png">
            <text:p/>
          </draw:image>
        </draw:frame>
        <draw:frame draw:style-name="gr39" draw:text-style-name="P7" draw:layer="layout" svg:width="0.463cm" svg:height="0.225cm" svg:x="25.102cm" svg:y="10.769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206cm" svg:height="0.256cm" svg:x="25.061cm" svg:y="11.388cm">
          <draw:image xlink:href="Pictures/100000010000001200000012655EA5458326EE17.png" xlink:type="simple" xlink:show="embed" xlink:actuate="onLoad" draw:mime-type="image/png">
            <text:p/>
          </draw:image>
        </draw:frame>
        <draw:frame draw:style-name="gr83" draw:text-style-name="P7" draw:layer="layout" svg:width="0.889cm" svg:height="0.224cm" svg:x="25.377cm" svg:y="11.122cm">
          <draw:text-box>
            <text:p text:style-name="P6"><text:span text:style-name="T3">_layerNode</text:span></text:p>
          </draw:text-box>
        </draw:frame>
        <draw:polygon draw:style-name="gr4" draw:text-style-name="P3" draw:layer="layout" svg:width="1.834cm" svg:height="1.878cm" svg:x="24.791cm" svg:y="11.681cm" svg:viewBox="0 0 1835 1879" draw:points="0,0 1835,0 1835,1879 0,1879">
          <text:p/>
        </draw:polygon>
        <draw:polygon draw:style-name="gr9" draw:text-style-name="P8" draw:layer="layout" svg:width="1.834cm" svg:height="0.39cm" svg:x="24.791cm" svg:y="11.681cm" svg:viewBox="0 0 1835 391" draw:points="0,0 1835,0 1835,391 0,391">
          <text:p/>
        </draw:polygon>
        <draw:frame draw:style-name="gr7" draw:text-style-name="P4" draw:layer="layout" svg:width="0.205cm" svg:height="0.256cm" svg:x="24.844cm" svg:y="11.777cm">
          <draw:image xlink:href="Pictures/100000010000001200000012D13BC7819EA998D9.png" xlink:type="simple" xlink:show="embed" xlink:actuate="onLoad" draw:mime-type="image/png">
            <text:p/>
          </draw:image>
        </draw:frame>
        <draw:frame draw:style-name="gr74" draw:text-style-name="P7" draw:layer="layout" svg:width="0.768cm" svg:height="0.224cm" svg:x="25.377cm" svg:y="11.416cm">
          <draw:text-box>
            <text:p text:style-name="P6"><text:span text:style-name="T3">_minionIA</text:span></text:p>
          </draw:text-box>
        </draw:frame>
        <draw:polygon draw:style-name="gr4" draw:text-style-name="P3" draw:layer="layout" svg:width="1.834cm" svg:height="1.489cm" svg:x="24.791cm" svg:y="12.07cm" svg:viewBox="0 0 1835 1490" draw:points="0,0 1835,0 1835,1490 0,1490">
          <text:p/>
        </draw:polygon>
        <draw:frame draw:style-name="gr7" draw:text-style-name="P4" draw:layer="layout" svg:width="0.206cm" svg:height="0.256cm" svg:x="25.061cm" svg:y="12.093cm">
          <draw:image xlink:href="Pictures/1000000100000012000000127DFE4E60F850BD9A.png" xlink:type="simple" xlink:show="embed" xlink:actuate="onLoad" draw:mime-type="image/png">
            <text:p/>
          </draw:image>
        </draw:frame>
        <draw:frame draw:style-name="gr35" draw:text-style-name="P7" draw:layer="layout" svg:width="0.669cm" svg:height="0.225cm" svg:x="25.102cm" svg:y="11.769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6cm" svg:height="0.256cm" svg:x="25.061cm" svg:y="12.395cm">
          <draw:image xlink:href="Pictures/1000000100000012000000125FD5B64FDFE4F4D8.png" xlink:type="simple" xlink:show="embed" xlink:actuate="onLoad" draw:mime-type="image/png">
            <text:p/>
          </draw:image>
        </draw:frame>
        <draw:frame draw:style-name="gr84" draw:text-style-name="P7" draw:layer="layout" svg:width="0.786cm" svg:height="0.225cm" svg:x="25.377cm" svg:y="12.121cm">
          <draw:text-box>
            <text:p text:style-name="P6"><text:span text:style-name="T3">FSMPatrol</text:span></text:p>
          </draw:text-box>
        </draw:frame>
        <draw:frame draw:style-name="gr7" draw:text-style-name="P4" draw:layer="layout" svg:width="0.206cm" svg:height="0.257cm" svg:x="25.061cm" svg:y="12.697cm">
          <draw:image xlink:href="Pictures/1000000100000012000000124953039232FBDF0A.png" xlink:type="simple" xlink:show="embed" xlink:actuate="onLoad" draw:mime-type="image/png">
            <text:p/>
          </draw:image>
        </draw:frame>
        <draw:frame draw:style-name="gr59" draw:text-style-name="P7" draw:layer="layout" svg:width="0.642cm" svg:height="0.224cm" svg:x="25.377cm" svg:y="12.417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206cm" svg:height="0.256cm" svg:x="25.061cm" svg:y="12.984cm">
          <draw:image xlink:href="Pictures/100000010000001200000012AB6022BAB55E9C83.png" xlink:type="simple" xlink:show="embed" xlink:actuate="onLoad" draw:mime-type="image/png">
            <text:p/>
          </draw:image>
        </draw:frame>
        <draw:frame draw:style-name="gr60" draw:text-style-name="P7" draw:layer="layout" svg:width="0.66cm" svg:height="0.224cm" svg:x="25.377cm" svg:y="12.719cm">
          <draw:text-box>
            <text:p text:style-name="P6"><text:span text:style-name="T3">OnSleep</text:span></text:p>
          </draw:text-box>
        </draw:frame>
        <draw:frame draw:style-name="gr7" draw:text-style-name="P4" draw:layer="layout" svg:width="0.206cm" svg:height="0.257cm" svg:x="25.061cm" svg:y="13.286cm">
          <draw:image xlink:href="Pictures/1000000100000012000000128B9DEC5DFB9F48C3.png" xlink:type="simple" xlink:show="embed" xlink:actuate="onLoad" draw:mime-type="image/png">
            <text:p/>
          </draw:image>
        </draw:frame>
        <draw:frame draw:style-name="gr17" draw:text-style-name="P7" draw:layer="layout" svg:width="0.791cm" svg:height="0.224cm" svg:x="25.377cm" svg:y="13.013cm">
          <draw:text-box>
            <text:p text:style-name="P6"><text:span text:style-name="T3">OnUpdate</text:span></text:p>
          </draw:text-box>
        </draw:frame>
        <draw:path draw:style-name="gr3" draw:text-style-name="P2" draw:layer="layout" svg:width="1.864cm" svg:height="3.006cm" svg:x="9.645cm" svg:y="3.463cm" svg:viewBox="0 0 1865 3007" svg:d="M0 151c0-86 58-151 128-151h1611c69 0 126 65 126 151v2705c0 86-57 151-126 151h-1611c-70 0-128-65-128-151z">
          <text:p/>
        </draw:path>
        <draw:path draw:style-name="gr4" draw:text-style-name="P3" draw:layer="layout" svg:width="1.863cm" svg:height="3.014cm" svg:x="9.583cm" svg:y="3.405cm" svg:viewBox="0 0 1864 3015" svg:d="M0 158c0-87 57-158 126-158h1611c69 0 127 71 127 158v2699c0 85-58 158-127 158h-1611c-69 0-126-73-126-158z">
          <text:p/>
        </draw:path>
        <draw:path draw:style-name="gr5" draw:text-style-name="P4" draw:layer="layout" svg:width="1.863cm" svg:height="3.014cm" svg:x="9.583cm" svg:y="3.405cm" svg:viewBox="0 0 1864 3015" svg:d="M0 158c0-87 57-158 126-158h1611c69 0 127 71 127 158v2699c0 85-58 158-127 158h-1611c-69 0-126-73-126-158z">
          <text:p/>
        </draw:path>
        <draw:polygon draw:style-name="gr6" draw:text-style-name="P5" draw:layer="layout" svg:width="1.841cm" svg:height="0.014cm" svg:x="9.594cm" svg:y="4.261cm" svg:viewBox="0 0 1842 15" draw:points="0,0 1842,0 1842,15 0,15">
          <text:p/>
        </draw:polygon>
        <draw:frame draw:style-name="gr7" draw:text-style-name="P4" draw:layer="layout" svg:width="1.85cm" svg:height="0.855cm" svg:x="9.59cm" svg:y="3.413cm">
          <draw:image xlink:href="Pictures/100000000000014200000001DE8881250013D5DE.jpg" xlink:type="simple" xlink:show="embed" xlink:actuate="onLoad" draw:mime-type="image/jpeg">
            <text:p/>
          </draw:image>
        </draw:frame>
        <draw:frame draw:style-name="gr85" draw:text-style-name="P7" draw:layer="layout" svg:width="0.464cm" svg:height="0.224cm" svg:x="25.377cm" svg:y="13.316cm">
          <draw:text-box>
            <text:p text:style-name="P6"><text:span text:style-name="T3">Patrol</text:span></text:p>
          </draw:text-box>
        </draw:frame>
        <draw:frame draw:style-name="gr86" draw:text-style-name="P7" draw:layer="layout" svg:width="0.681cm" svg:height="0.224cm" svg:x="9.709cm" svg:y="3.521cm">
          <draw:text-box>
            <text:p text:style-name="P6"><text:span text:style-name="T1">FSM&lt;T&gt;</text:span></text:p>
          </draw:text-box>
        </draw:frame>
        <draw:frame draw:style-name="gr7" draw:text-style-name="P4" draw:layer="layout" svg:width="0.138cm" svg:height="0.085cm" svg:x="11.204cm" svg:y="3.507cm">
          <draw:image xlink:href="Pictures/100000010000000C00000006F18EFD89D69FD10B.png" xlink:type="simple" xlink:show="embed" xlink:actuate="onLoad" draw:mime-type="image/png">
            <text:p/>
          </draw:image>
        </draw:frame>
        <draw:frame draw:style-name="gr7" draw:text-style-name="P4" draw:layer="layout" svg:width="0.161cm" svg:height="0.012cm" svg:x="11.204cm" svg:y="3.592cm">
          <draw:image xlink:href="Pictures/100000000000000E00000001709446EC6D9C3E45.jpg" xlink:type="simple" xlink:show="embed" xlink:actuate="onLoad" draw:mime-type="image/jpeg">
            <text:p/>
          </draw:image>
        </draw:frame>
        <draw:frame draw:style-name="gr7" draw:text-style-name="P4" draw:layer="layout" svg:width="0.138cm" svg:height="0.041cm" svg:x="11.204cm" svg:y="3.607cm">
          <draw:image xlink:href="Pictures/100000010000000C000000037E768C59C0B6F84F.png" xlink:type="simple" xlink:show="embed" xlink:actuate="onLoad" draw:mime-type="image/png">
            <text:p/>
          </draw:image>
        </draw:frame>
        <draw:frame draw:style-name="gr7" draw:text-style-name="P4" draw:layer="layout" svg:width="0.079cm" svg:height="0.012cm" svg:x="11.285cm" svg:y="3.636cm">
          <draw:image xlink:href="Pictures/10000000000000070000000177AC5F2F24AAE215.jpg" xlink:type="simple" xlink:show="embed" xlink:actuate="onLoad" draw:mime-type="image/jpeg">
            <text:p/>
          </draw:image>
        </draw:frame>
        <draw:frame draw:style-name="gr7" draw:text-style-name="P4" draw:layer="layout" svg:width="0.045cm" svg:height="0.011cm" svg:x="11.204cm" svg:y="3.65cm">
          <draw:image xlink:href="Pictures/100000000000000400000001B89FB50A0F67C609.jpg" xlink:type="simple" xlink:show="embed" xlink:actuate="onLoad" draw:mime-type="image/jpeg">
            <text:p/>
          </draw:image>
        </draw:frame>
        <draw:frame draw:style-name="gr7" draw:text-style-name="P4" draw:layer="layout" svg:width="0.068cm" svg:height="0.011cm" svg:x="11.297cm" svg:y="3.65cm">
          <draw:image xlink:href="Pictures/100000000000000600000001DE76C5A75A1CE5D5.jpg" xlink:type="simple" xlink:show="embed" xlink:actuate="onLoad" draw:mime-type="image/jpeg">
            <text:p/>
          </draw:image>
        </draw:frame>
        <draw:frame draw:style-name="gr7" draw:text-style-name="P4" draw:layer="layout" svg:width="0.138cm" svg:height="0.027cm" svg:x="11.204cm" svg:y="3.665cm">
          <draw:image xlink:href="Pictures/100000010000000C0000000238C108C92E9C22E2.png" xlink:type="simple" xlink:show="embed" xlink:actuate="onLoad" draw:mime-type="image/png">
            <text:p/>
          </draw:image>
        </draw:frame>
        <draw:polygon draw:style-name="gr4" draw:text-style-name="P3" draw:layer="layout" svg:width="1.841cm" svg:height="0.692cm" svg:x="9.594cm" svg:y="4.275cm" svg:viewBox="0 0 1842 693" draw:points="0,0 1842,0 1842,693 0,693">
          <text:p/>
        </draw:polygon>
        <draw:polygon draw:style-name="gr9" draw:text-style-name="P8" draw:layer="layout" svg:width="1.841cm" svg:height="0.39cm" svg:x="9.594cm" svg:y="4.275cm" svg:viewBox="0 0 1842 391" draw:points="0,0 1842,0 1842,391 0,391">
          <text:p/>
        </draw:polygon>
        <draw:frame draw:style-name="gr7" draw:text-style-name="P4" draw:layer="layout" svg:width="0.205cm" svg:height="0.258cm" svg:x="9.652cm" svg:y="4.369cm">
          <draw:image xlink:href="Pictures/10000001000000120000001223B85AA7FC0941A9.png" xlink:type="simple" xlink:show="embed" xlink:actuate="onLoad" draw:mime-type="image/png">
            <text:p/>
          </draw:image>
        </draw:frame>
        <draw:frame draw:style-name="gr32" draw:text-style-name="P9" draw:layer="layout" svg:width="0.963cm" svg:height="0.204cm" svg:x="9.704cm" svg:y="3.786cm">
          <draw:text-box>
            <text:p text:style-name="P6"><text:span text:style-name="T2">Generic Class</text:span></text:p>
          </draw:text-box>
        </draw:frame>
        <draw:polygon draw:style-name="gr4" draw:text-style-name="P3" xml:id="id1" draw:id="id1" draw:layer="layout" svg:width="1.841cm" svg:height="0.303cm" svg:x="9.594cm" svg:y="4.664cm" svg:viewBox="0 0 1842 304" draw:points="0,0 1842,0 1842,304 0,304">
          <text:p/>
        </draw:polygon>
        <draw:frame draw:style-name="gr7" draw:text-style-name="P4" draw:layer="layout" svg:width="0.205cm" svg:height="0.257cm" svg:x="9.86cm" svg:y="4.686cm">
          <draw:image xlink:href="Pictures/100000010000001200000012B8A97FB8FA0AD277.png" xlink:type="simple" xlink:show="embed" xlink:actuate="onLoad" draw:mime-type="image/png">
            <text:p/>
          </draw:image>
        </draw:frame>
        <draw:frame draw:style-name="gr85" draw:text-style-name="P7" draw:layer="layout" svg:width="0.464cm" svg:height="0.224cm" svg:x="9.911cm" svg:y="4.361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1.841cm" svg:height="1.282cm" svg:x="9.594cm" svg:y="4.98cm" svg:viewBox="0 0 1842 1283" draw:points="0,0 1842,0 1842,1283 0,1283">
          <text:p/>
        </draw:polygon>
        <draw:polygon draw:style-name="gr9" draw:text-style-name="P8" draw:layer="layout" svg:width="1.841cm" svg:height="0.39cm" svg:x="9.594cm" svg:y="4.98cm" svg:viewBox="0 0 1842 391" draw:points="0,0 1842,0 1842,391 0,391">
          <text:p/>
        </draw:polygon>
        <draw:frame draw:style-name="gr7" draw:text-style-name="P4" draw:layer="layout" svg:width="0.205cm" svg:height="0.256cm" svg:x="9.652cm" svg:y="5.06cm">
          <draw:image xlink:href="Pictures/1000000100000012000000123AC16FB24234E125.png" xlink:type="simple" xlink:show="embed" xlink:actuate="onLoad" draw:mime-type="image/png">
            <text:p/>
          </draw:image>
        </draw:frame>
        <draw:frame draw:style-name="gr87" draw:text-style-name="P7" draw:layer="layout" svg:width="0.651cm" svg:height="0.225cm" svg:x="10.182cm" svg:y="4.714cm">
          <draw:text-box>
            <text:p text:style-name="P6"><text:span text:style-name="T3">_current</text:span></text:p>
          </draw:text-box>
        </draw:frame>
        <draw:polygon draw:style-name="gr4" draw:text-style-name="P3" draw:layer="layout" svg:width="1.841cm" svg:height="0.893cm" svg:x="9.594cm" svg:y="5.369cm" svg:viewBox="0 0 1842 894" draw:points="0,0 1842,0 1842,894 0,894">
          <text:p/>
        </draw:polygon>
        <draw:frame draw:style-name="gr7" draw:text-style-name="P4" draw:layer="layout" svg:width="0.205cm" svg:height="0.257cm" svg:x="9.86cm" svg:y="5.391cm">
          <draw:image xlink:href="Pictures/1000000100000012000000127F62F3E8DB4CEB6B.png" xlink:type="simple" xlink:show="embed" xlink:actuate="onLoad" draw:mime-type="image/png">
            <text:p/>
          </draw:image>
        </draw:frame>
        <draw:frame draw:style-name="gr56" draw:text-style-name="P7" draw:layer="layout" svg:width="0.67cm" svg:height="0.224cm" svg:x="9.911cm" svg:y="5.067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205cm" svg:height="0.257cm" svg:x="9.86cm" svg:y="5.693cm">
          <draw:image xlink:href="Pictures/10000001000000120000001234634D2B6075E29F.png" xlink:type="simple" xlink:show="embed" xlink:actuate="onLoad" draw:mime-type="image/png">
            <text:p/>
          </draw:image>
        </draw:frame>
        <draw:frame draw:style-name="gr88" draw:text-style-name="P7" draw:layer="layout" svg:width="0.324cm" svg:height="0.224cm" svg:x="10.182cm" svg:y="5.411cm">
          <draw:text-box>
            <text:p text:style-name="P6"><text:span text:style-name="T3">FSM</text:span></text:p>
          </draw:text-box>
        </draw:frame>
        <draw:frame draw:style-name="gr7" draw:text-style-name="P4" draw:layer="layout" svg:width="0.205cm" svg:height="0.257cm" svg:x="9.86cm" svg:y="5.98cm">
          <draw:image xlink:href="Pictures/100000010000001200000012192CF153CA51E7E8.png" xlink:type="simple" xlink:show="embed" xlink:actuate="onLoad" draw:mime-type="image/png">
            <text:p/>
          </draw:image>
        </draw:frame>
        <draw:frame draw:style-name="gr69" draw:text-style-name="P7" draw:layer="layout" svg:width="0.79cm" svg:height="0.224cm" svg:x="10.182cm" svg:y="5.713cm">
          <draw:text-box>
            <text:p text:style-name="P6"><text:span text:style-name="T3">OnUpdate</text:span></text:p>
          </draw:text-box>
        </draw:frame>
        <draw:polyline draw:style-name="gr89" draw:text-style-name="P4" draw:layer="layout" svg:width="13.023cm" svg:height="1.051cm" svg:x="2.142cm" svg:y="8.173cm" svg:viewBox="0 0 13024 1052" draw:points="13024,0 13024,467 0,467 0,1052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75 64,15 76,15 11,175 5,175">
          <text:p/>
        </draw:polygon>
        <draw:polyline draw:style-name="gr89" draw:text-style-name="P4" draw:layer="layout" svg:width="9.924cm" svg:height="1.051cm" svg:x="5.242cm" svg:y="8.173cm" svg:viewBox="0 0 9925 1052" draw:points="9925,0 9925,467 0,467 0,1052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75 64,15 76,15 11,175 5,175">
          <text:p/>
        </draw:polygon>
        <draw:polyline draw:style-name="gr89" draw:text-style-name="P4" draw:layer="layout" svg:width="6.819cm" svg:height="1.438cm" svg:x="8.347cm" svg:y="8.173cm" svg:viewBox="0 0 6820 1439" draw:points="6820,0 6820,467 0,467 0,1439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75 64,15 76,15 11,175 5,175">
          <text:p/>
        </draw:polygon>
        <draw:polyline draw:style-name="gr89" draw:text-style-name="P4" draw:layer="layout" svg:width="3.41cm" svg:height="1.438cm" svg:x="11.756cm" svg:y="8.173cm" svg:viewBox="0 0 3411 1439" draw:points="3411,0 3411,467 0,467 0,1439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75 64,15 76,15 11,175 5,175">
          <text:p/>
        </draw:polygon>
        <draw:polyline draw:style-name="gr89" draw:text-style-name="P4" draw:layer="layout" svg:width="0.155cm" svg:height="1.438cm" svg:x="15.01cm" svg:y="8.173cm" svg:viewBox="0 0 156 1439" draw:points="156,0 156,467 0,467 0,1439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75 64,15 76,15 11,175 5,175">
          <text:p/>
        </draw:polygon>
        <draw:polyline draw:style-name="gr89" draw:text-style-name="P4" draw:layer="layout" svg:width="4.807cm" svg:height="1.438cm" svg:x="15.165cm" svg:y="8.173cm" svg:viewBox="0 0 4808 1439" draw:points="0,0 0,467 4808,467 4808,1439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75 64,15 76,15 11,175 5,175">
          <text:p/>
        </draw:polygon>
        <draw:polyline draw:style-name="gr89" draw:text-style-name="P4" draw:layer="layout" svg:width="7.907cm" svg:height="1.438cm" svg:x="15.165cm" svg:y="8.173cm" svg:viewBox="0 0 7908 1439" draw:points="0,0 0,467 7908,467 7908,1439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68 64,15 76,15 11,168 5,175">
          <text:p/>
        </draw:polygon>
        <draw:polyline draw:style-name="gr89" draw:text-style-name="P4" draw:layer="layout" svg:width="10.546cm" svg:height="1.438cm" svg:x="15.165cm" svg:y="8.173cm" svg:viewBox="0 0 10547 1439" draw:points="0,0 0,467 10547,467 10547,1439">
          <text:p/>
        </draw:polyline>
        <draw:polygon draw:style-name="gr90" draw:text-style-name="P10" draw:layer="layout" svg:width="0.127cm" svg:height="0.159cm" svg:x="15.103cm" svg:y="8.173cm" svg:viewBox="0 0 128 160" draw:points="0,160 62,0 128,160">
          <text:p/>
        </draw:polygon>
        <draw:polygon draw:style-name="gr91" draw:text-style-name="P11" draw:layer="layout" svg:width="0.138cm" svg:height="0.174cm" svg:x="15.097cm" svg:y="8.165cm" svg:viewBox="0 0 139 175" draw:points="0,168 64,8 69,0 76,8 139,168 139,175 133,175 5,175 0,168 5,161 133,161 128,168 64,15 76,15 11,168 5,175">
          <text:p/>
        </draw:polygon>
        <draw:frame draw:style-name="gr92" draw:text-style-name="P7" draw:layer="layout" svg:width="0.785cm" svg:height="0.224cm" svg:x="10.182cm" svg:y="6.009cm">
          <draw:text-box>
            <text:p text:style-name="P6"><text:span text:style-name="T3">Transition</text:span></text:p>
          </draw:text-box>
        </draw:frame>
        <draw:connector draw:style-name="gr93" draw:text-style-name="P12" draw:layer="layout" svg:x1="11.435cm" svg:y1="4.816cm" svg:x2="14.24cm" svg:y2="5.004cm" draw:start-shape="id1" draw:end-shape="id2" draw:end-glue-point="3" svg:d="M11435 4816h1403v188h1402" svg:viewBox="0 0 2806 189">
          <text:p/>
        </draw:connector>
        <draw:frame draw:style-name="gr94" draw:text-style-name="P13" draw:layer="layout" svg:width="2.586cm" svg:height="1.592cm" svg:x="5.108cm" svg:y="17.37cm">
          <draw:text-box>
            <text:p>Hero</text:p>
          </draw:text-box>
        </draw:frame>
        <draw:frame draw:style-name="gr95" draw:text-style-name="P13" draw:layer="layout" svg:width="3.396cm" svg:height="1.591cm" svg:x="21.549cm" svg:y="16.292cm">
          <draw:text-box>
            <text:p>Minion</text:p>
          </draw:text-box>
        </draw:frame>
        <draw:frame draw:style-name="gr96" draw:text-style-name="P13" draw:layer="layout" svg:width="3.81cm" svg:height="1.905cm" svg:x="11.542cm" svg:y="1.5cm">
          <draw:text-box>
            <text:p>FSM</text:p>
          </draw:text-box>
        </draw:frame>
      </draw:page>
      <draw:page draw:name="Minion" draw:style-name="dp1" draw:master-page-name="master-page3">
        <draw:frame draw:style-name="gr97" draw:text-style-name="P12" draw:layer="layout" svg:width="41.977cm" svg:height="22.337cm" svg:x="-4.967cm" svg:y="3.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8" draw:text-style-name="P13" draw:layer="layout" svg:width="2.54cm" svg:height="0.937cm" svg:x="12.177cm" svg:y="1.515cm">
          <draw:text-box>
            <text:p>Minion</text:p>
          </draw:text-box>
        </draw:frame>
      </draw:page>
      <draw:page draw:name="Hero" draw:style-name="dp1" draw:master-page-name="master-page3">
        <draw:frame draw:style-name="gr97" draw:text-style-name="P12" draw:layer="layout" svg:width="41.977cm" svg:height="22.337cm" svg:x="-2.427cm" svg:y="-0.7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GameManager" draw:style-name="dp1" draw:master-page-name="master-page3">
        <draw:frame draw:style-name="gr97" draw:text-style-name="P12" draw:layer="layout" svg:width="34.859cm" svg:height="21.828cm" svg:x="0.747cm" svg:y="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9cm" fo:margin-left="1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0T15:20:30.921000000</dc:date>
    <meta:editing-duration>PT20M47S</meta:editing-duration>
    <meta:editing-cycles>24</meta:editing-cycles>
    <meta:generator>LibreOffice/7.6.2.1$Windows_X86_64 LibreOffice_project/56f7684011345957bbf33a7ee678afaf4d2ba333</meta:generator>
    <meta:print-date>2023-10-20T15:19:40.443000000</meta:print-date>
    <meta:printed-by>PDF files</meta:printed-by>
    <meta:document-statistic meta:object-count="43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5cm" fo:min-width="8.89cm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fafafa" loext:decorative="false"/>
    </style:style>
    <style:style style:name="gr4" style:family="graphic" style:parent-style-name="standard">
      <style:graphic-properties draw:stroke="solid" svg:stroke-width="0.016cm" svg:stroke-color="#424242" draw:stroke-linejoin="round" svg:stroke-linecap="round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solid" draw:fill-color="#d6d6d6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99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7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e0cfa2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7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9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00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7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61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1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38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5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4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29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72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3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8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47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99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49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63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5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57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84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53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8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3.03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0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97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48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7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solid" svg:stroke-width="0.016cm" svg:stroke-color="#83beeb" draw:stroke-linejoin="round" svg:stroke-linecap="round" draw:fill="none" fo:padding-top="0.008cm" fo:padding-bottom="0.008cm" fo:padding-left="0.008cm" fo:padding-right="0.008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27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textarea-horizontal-align="center" draw:textarea-vertical-align="middle" loext:decorative="false"/>
    </style:style>
    <style:style style:name="gr45" style:family="graphic" style:parent-style-name="standard">
      <style:graphic-properties svg:stroke-color="#c9211e"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afafa"/>
    </style:style>
    <style:style style:name="P4" style:family="paragraph">
      <loext:graphic-properties draw:fill="none"/>
    </style:style>
    <style:style style:name="P5" style:family="paragraph">
      <loext:graphic-properties draw:fill="solid" draw:fill-color="#d6d6d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solid" draw:fill-color="#e0cfa2"/>
    </style:style>
    <style:style style:name="T1" style:family="text">
      <style:text-properties fo:color="#000000" loext:opacity="100%" style:font-name="CIDFont+F11" fo:font-size="6.59999990463257pt" fo:font-weight="normal" style:font-name-asian="CIDFont+F11" style:font-size-asian="6.59999990463257pt" style:font-weight-asian="normal" style:font-name-complex="CIDFont+F11" style:font-size-complex="6.59999990463257pt" style:font-weight-complex="normal"/>
    </style:style>
    <style:style style:name="T2" style:family="text">
      <style:text-properties fo:color="#000000" loext:opacity="100%" style:font-name="CIDFont+F2" fo:font-size="5.80000019073486pt" fo:font-weight="normal" style:font-name-asian="CIDFont+F2" style:font-size-asian="5.80000019073486pt" style:font-weight-asian="normal" style:font-name-complex="CIDFont+F2" style:font-size-complex="5.80000019073486pt" style:font-weight-complex="normal"/>
    </style:style>
    <style:style style:name="T3" style:family="text">
      <style:text-properties fo:color="#000000" loext:opacity="100%" style:font-name="CIDFont+F2" fo:font-size="6.59999990463257pt" fo:font-weight="normal" style:font-name-asian="CIDFont+F2" style:font-size-asian="6.59999990463257pt" style:font-weight-asian="normal" style:font-name-complex="CIDFont+F2" style:font-size-complex="6.59999990463257pt" style:font-weight-complex="normal"/>
    </style:style>
    <style:style style:name="T4" style:family="text">
      <style:text-properties fo:color="#83beeb" loext:opacity="100%" style:font-name="CIDFont+F2" fo:font-size="6.59999990463257pt" fo:font-weight="normal" style:font-name-asian="CIDFont+F2" style:font-size-asian="6.59999990463257pt" style:font-weight-asian="normal" style:font-name-complex="CIDFont+F2" style:font-size-complex="6.5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2" draw:id="id2" draw:layer="layout" svg:width="8.89cm" svg:height="6.35cm" svg:x="9.432cm" svg:y="1.735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696cm" svg:height="9.631cm" svg:x="3.5cm" svg:y="1.625cm" svg:viewBox="0 0 3697 9632" svg:d="M0 186c0-105 81-186 183-186h3328c102 0 186 81 186 186v9260c0 101-84 186-186 186h-3328c-102 0-183-85-183-186z">
          <text:p/>
        </draw:path>
        <draw:path draw:style-name="gr3" draw:text-style-name="P3" draw:layer="layout" svg:width="3.696cm" svg:height="9.626cm" svg:x="3.407cm" svg:y="1.562cm" svg:viewBox="0 0 3697 9627" svg:d="M0 182c0-102 85-182 187-182h3324c101 0 186 80 186 182v9263c0 102-85 182-186 182h-3324c-102 0-187-80-187-182z">
          <text:p/>
        </draw:path>
        <draw:path draw:style-name="gr4" draw:text-style-name="P4" draw:layer="layout" svg:width="3.696cm" svg:height="9.626cm" svg:x="3.407cm" svg:y="1.562cm" svg:viewBox="0 0 3697 9627" svg:d="M0 182c0-102 85-182 187-182h3324c101 0 186 80 186 182v9263c0 102-85 182-186 182h-3324c-102 0-187-80-187-182z">
          <text:p/>
        </draw:path>
        <draw:polygon draw:style-name="gr5" draw:text-style-name="P5" draw:layer="layout" svg:width="3.658cm" svg:height="0.017cm" svg:x="3.424cm" svg:y="2.819cm" svg:viewBox="0 0 3659 18" draw:points="0,0 3659,0 3659,18 0,18">
          <text:p/>
        </draw:polygon>
        <draw:frame draw:style-name="gr6" draw:text-style-name="P4" draw:layer="layout" svg:width="3.665cm" svg:height="1.248cm" svg:x="3.421cm" svg:y="1.575cm">
          <draw:image xlink:href="Pictures/1000000000000362000000013A9D091FAD7FC50C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3.683cm" svg:y="2.35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6" draw:text-style-name="P4" draw:layer="layout" svg:width="0.168cm" svg:height="0.02cm" svg:x="3.598cm" svg:y="2.413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3.683cm" svg:y="2.434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7" draw:text-style-name="P7" draw:layer="layout" svg:width="0.997cm" svg:height="0.272cm" svg:x="3.594cm" svg:y="1.694cm">
          <draw:text-box>
            <text:p text:style-name="P6"><text:span text:style-name="T1">MinionIA</text:span></text:p>
          </draw:text-box>
        </draw:frame>
        <draw:frame draw:style-name="gr8" draw:text-style-name="P8" draw:layer="layout" svg:width="1.573cm" svg:height="0.239cm" svg:x="3.827cm" svg:y="2.322cm">
          <draw:text-box>
            <text:p text:style-name="P6"><text:span text:style-name="T2">MonoBehaviour</text:span></text:p>
          </draw:text-box>
        </draw:frame>
        <draw:frame draw:style-name="gr6" draw:text-style-name="P4" draw:layer="layout" svg:width="0.219cm" svg:height="0.101cm" svg:x="6.739cm" svg:y="1.676cm">
          <draw:image xlink:href="Pictures/100000010000000D00000006212B93F8C09154F4.png" xlink:type="simple" xlink:show="embed" xlink:actuate="onLoad" draw:mime-type="image/png">
            <text:p/>
          </draw:image>
        </draw:frame>
        <draw:frame draw:style-name="gr6" draw:text-style-name="P4" draw:layer="layout" svg:width="0.236cm" svg:height="0.016cm" svg:x="6.739cm" svg:y="1.778cm">
          <draw:image xlink:href="Pictures/100000000000000E00000001A9461D9C3258A070.jpg" xlink:type="simple" xlink:show="embed" xlink:actuate="onLoad" draw:mime-type="image/jpeg">
            <text:p/>
          </draw:image>
        </draw:frame>
        <draw:frame draw:style-name="gr6" draw:text-style-name="P4" draw:layer="layout" svg:width="0.236cm" svg:height="0.016cm" svg:x="6.739cm" svg:y="1.795cm">
          <draw:image xlink:href="Pictures/100000000000000E00000001D255072EA52B3C7C.jpg" xlink:type="simple" xlink:show="embed" xlink:actuate="onLoad" draw:mime-type="image/jpeg">
            <text:p/>
          </draw:image>
        </draw:frame>
        <draw:frame draw:style-name="gr6" draw:text-style-name="P4" draw:layer="layout" svg:width="0.219cm" svg:height="0.033cm" svg:x="6.739cm" svg:y="1.812cm">
          <draw:image xlink:href="Pictures/100000010000000D00000002027A543E04D5FE8D.png" xlink:type="simple" xlink:show="embed" xlink:actuate="onLoad" draw:mime-type="image/png">
            <text:p/>
          </draw:image>
        </draw:frame>
        <draw:frame draw:style-name="gr6" draw:text-style-name="P4" draw:layer="layout" svg:width="0.101cm" svg:height="0.016cm" svg:x="6.875cm" svg:y="1.829cm">
          <draw:image xlink:href="Pictures/100000000000000600000001909B0EB3300CC750.jpg" xlink:type="simple" xlink:show="embed" xlink:actuate="onLoad" draw:mime-type="image/jpeg">
            <text:p/>
          </draw:image>
        </draw:frame>
        <draw:frame draw:style-name="gr6" draw:text-style-name="P4" draw:layer="layout" svg:width="0.084cm" svg:height="0.016cm" svg:x="6.739cm" svg:y="1.846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6" draw:text-style-name="P4" draw:layer="layout" svg:width="0.101cm" svg:height="0.016cm" svg:x="6.875cm" svg:y="1.846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6" draw:text-style-name="P4" draw:layer="layout" svg:width="0.219cm" svg:height="0.033cm" svg:x="6.739cm" svg:y="1.863cm">
          <draw:image xlink:href="Pictures/100000010000000D0000000204D6AAC5BFA03F16.png" xlink:type="simple" xlink:show="embed" xlink:actuate="onLoad" draw:mime-type="image/png">
            <text:p/>
          </draw:image>
        </draw:frame>
        <draw:polygon draw:style-name="gr9" draw:text-style-name="P9" draw:layer="layout" svg:width="3.658cm" svg:height="0.461cm" svg:x="3.424cm" svg:y="2.836cm" svg:viewBox="0 0 3659 462" draw:points="0,0 3659,0 3659,462 0,462">
          <text:p/>
        </draw:polygon>
        <draw:frame draw:style-name="gr6" draw:text-style-name="P4" draw:layer="layout" svg:width="0.295cm" svg:height="0.317cm" svg:x="3.514cm" svg:y="2.942cm">
          <draw:image xlink:href="Pictures/100000010000000E0000000F27A9FC3025565CD2.png" xlink:type="simple" xlink:show="embed" xlink:actuate="onLoad" draw:mime-type="image/png">
            <text:p/>
          </draw:image>
        </draw:frame>
        <draw:frame draw:style-name="gr10" draw:text-style-name="P8" draw:layer="layout" svg:width="0.535cm" svg:height="0.239cm" svg:x="3.586cm" svg:y="2.013cm">
          <draw:text-box>
            <text:p text:style-name="P6"><text:span text:style-name="T2">Class</text:span></text:p>
          </draw:text-box>
        </draw:frame>
        <draw:polygon draw:style-name="gr9" draw:text-style-name="P9" draw:layer="layout" svg:width="3.658cm" svg:height="0.462cm" svg:x="3.424cm" svg:y="3.314cm" svg:viewBox="0 0 3659 463" draw:points="0,0 3659,0 3659,463 0,463">
          <text:p/>
        </draw:polygon>
        <draw:frame draw:style-name="gr6" draw:text-style-name="P4" draw:layer="layout" svg:width="0.295cm" svg:height="0.295cm" svg:x="3.514cm" svg:y="3.429cm">
          <draw:image xlink:href="Pictures/100000010000000E0000000E53C7A879CEB71F4E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3.895cm" svg:y="2.934cm">
          <draw:text-box>
            <text:p text:style-name="P6"><text:span text:style-name="T3">Fields</text:span></text:p>
          </draw:text-box>
        </draw:frame>
        <draw:polygon draw:style-name="gr3" draw:text-style-name="P3" draw:layer="layout" svg:width="3.658cm" svg:height="7.209cm" svg:x="3.424cm" svg:y="3.797cm" svg:viewBox="0 0 3659 7210" draw:points="0,0 3659,0 3659,7210 0,7210">
          <text:p/>
        </draw:polygon>
        <draw:polygon draw:style-name="gr9" draw:text-style-name="P9" draw:layer="layout" svg:width="3.658cm" svg:height="0.457cm" svg:x="3.424cm" svg:y="3.797cm" svg:viewBox="0 0 3659 458" draw:points="0,0 3659,0 3659,458 0,458">
          <text:p/>
        </draw:polygon>
        <draw:frame draw:style-name="gr6" draw:text-style-name="P4" draw:layer="layout" svg:width="0.295cm" svg:height="0.317cm" svg:x="3.514cm" svg:y="3.895cm">
          <draw:image xlink:href="Pictures/100000010000000E0000000F8BC3436E29C2E1D4.png" xlink:type="simple" xlink:show="embed" xlink:actuate="onLoad" draw:mime-type="image/png">
            <text:p/>
          </draw:image>
        </draw:frame>
        <draw:frame draw:style-name="gr12" draw:text-style-name="P7" draw:layer="layout" svg:width="1.196cm" svg:height="0.272cm" svg:x="3.895cm" svg:y="3.417cm">
          <draw:text-box>
            <text:p text:style-name="P6"><text:span text:style-name="T3">Properties</text:span></text:p>
          </draw:text-box>
        </draw:frame>
        <draw:polygon draw:style-name="gr3" draw:text-style-name="P3" draw:layer="layout" svg:width="3.658cm" svg:height="6.752cm" svg:x="3.424cm" svg:y="4.254cm" svg:viewBox="0 0 3659 6753" draw:points="0,0 3659,0 3659,6753 0,6753">
          <text:p/>
        </draw:polygon>
        <draw:frame draw:style-name="gr6" draw:text-style-name="P4" draw:layer="layout" svg:width="0.295cm" svg:height="0.295cm" svg:x="3.831cm" svg:y="4.297cm">
          <draw:image xlink:href="Pictures/100000010000000E0000000EEC75952FFFAA46DF.png" xlink:type="simple" xlink:show="embed" xlink:actuate="onLoad" draw:mime-type="image/png">
            <text:p/>
          </draw:image>
        </draw:frame>
        <draw:frame draw:style-name="gr13" draw:text-style-name="P7" draw:layer="layout" svg:width="1.001cm" svg:height="0.272cm" svg:x="3.895cm" svg:y="3.895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295cm" svg:height="0.317cm" svg:x="3.831cm" svg:y="4.635cm">
          <draw:image xlink:href="Pictures/100000010000000E0000000F2DDB55AE15D5B1F6.png" xlink:type="simple" xlink:show="embed" xlink:actuate="onLoad" draw:mime-type="image/png">
            <text:p/>
          </draw:image>
        </draw:frame>
        <draw:frame draw:style-name="gr14" draw:text-style-name="P7" draw:layer="layout" svg:width="1.725cm" svg:height="0.272cm" svg:x="4.297cm" svg:y="4.314cm">
          <draw:text-box>
            <text:p text:style-name="P6"><text:span text:style-name="T3">AttackedFocus</text:span></text:p>
          </draw:text-box>
        </draw:frame>
        <draw:frame draw:style-name="gr6" draw:text-style-name="P4" draw:layer="layout" svg:width="0.295cm" svg:height="0.317cm" svg:x="3.831cm" svg:y="4.995cm">
          <draw:image xlink:href="Pictures/100000010000000E0000000FA8D3964136D7491B.png" xlink:type="simple" xlink:show="embed" xlink:actuate="onLoad" draw:mime-type="image/png">
            <text:p/>
          </draw:image>
        </draw:frame>
        <draw:frame draw:style-name="gr15" draw:text-style-name="P7" draw:layer="layout" svg:width="1.619cm" svg:height="0.272cm" svg:x="4.297cm" svg:y="4.665cm">
          <draw:text-box>
            <text:p text:style-name="P6"><text:span text:style-name="T3">BlockDamage</text:span></text:p>
          </draw:text-box>
        </draw:frame>
        <draw:frame draw:style-name="gr6" draw:text-style-name="P4" draw:layer="layout" svg:width="0.295cm" svg:height="0.295cm" svg:x="3.831cm" svg:y="5.355cm">
          <draw:image xlink:href="Pictures/100000010000000E0000000E608573BF08DAC54A.png" xlink:type="simple" xlink:show="embed" xlink:actuate="onLoad" draw:mime-type="image/png">
            <text:p/>
          </draw:image>
        </draw:frame>
        <draw:frame draw:style-name="gr16" draw:text-style-name="P7" xml:id="id1" draw:id="id1" draw:layer="layout" svg:width="2.11cm" svg:height="0.272cm" svg:x="4.297cm" svg:y="5.021cm">
          <draw:text-box>
            <text:p text:style-name="P6"><text:span text:style-name="T3">CreateAndSetFSM</text:span></text:p>
          </draw:text-box>
        </draw:frame>
        <draw:frame draw:style-name="gr6" draw:text-style-name="P4" draw:layer="layout" svg:width="0.295cm" svg:height="0.295cm" svg:x="3.831cm" svg:y="5.715cm">
          <draw:image xlink:href="Pictures/100000010000000E0000000ED5B9C12BF607C6A9.png" xlink:type="simple" xlink:show="embed" xlink:actuate="onLoad" draw:mime-type="image/png">
            <text:p/>
          </draw:image>
        </draw:frame>
        <draw:frame draw:style-name="gr17" draw:text-style-name="P7" draw:layer="layout" svg:width="0.387cm" svg:height="0.272cm" svg:x="4.297cm" svg:y="5.377cm">
          <draw:text-box>
            <text:p text:style-name="P6"><text:span text:style-name="T3">Die</text:span></text:p>
          </draw:text-box>
        </draw:frame>
        <draw:frame draw:style-name="gr6" draw:text-style-name="P4" draw:layer="layout" svg:width="0.295cm" svg:height="0.317cm" svg:x="3.831cm" svg:y="6.054cm">
          <draw:image xlink:href="Pictures/100000010000000E0000000F93E0DB1AA292200A.png" xlink:type="simple" xlink:show="embed" xlink:actuate="onLoad" draw:mime-type="image/png">
            <text:p/>
          </draw:image>
        </draw:frame>
        <draw:frame draw:style-name="gr18" draw:text-style-name="P7" draw:layer="layout" svg:width="1.153cm" svg:height="0.272cm" svg:x="4.297cm" svg:y="5.732cm">
          <draw:text-box>
            <text:p text:style-name="P6"><text:span text:style-name="T3">DieMinion</text:span></text:p>
          </draw:text-box>
        </draw:frame>
        <draw:frame draw:style-name="gr6" draw:text-style-name="P4" draw:layer="layout" svg:width="0.295cm" svg:height="0.317cm" svg:x="3.831cm" svg:y="6.413cm">
          <draw:image xlink:href="Pictures/100000010000000E0000000F8175706C7AE1CB8D.png" xlink:type="simple" xlink:show="embed" xlink:actuate="onLoad" draw:mime-type="image/png">
            <text:p/>
          </draw:image>
        </draw:frame>
        <draw:frame draw:style-name="gr19" draw:text-style-name="P7" draw:layer="layout" svg:width="1.407cm" svg:height="0.272cm" svg:x="4.297cm" svg:y="6.088cm">
          <draw:text-box>
            <text:p text:style-name="P6"><text:span text:style-name="T3">GetDamage</text:span></text:p>
          </draw:text-box>
        </draw:frame>
        <draw:frame draw:style-name="gr6" draw:text-style-name="P4" draw:layer="layout" svg:width="0.295cm" svg:height="0.317cm" svg:x="3.831cm" svg:y="6.773cm">
          <draw:image xlink:href="Pictures/100000010000000E0000000FC7B31E1035686DB2.png" xlink:type="simple" xlink:show="embed" xlink:actuate="onLoad" draw:mime-type="image/png">
            <text:p/>
          </draw:image>
        </draw:frame>
        <draw:frame draw:style-name="gr20" draw:text-style-name="P7" draw:layer="layout" svg:width="1.293cm" svg:height="0.272cm" svg:x="4.297cm" svg:y="6.443cm">
          <draw:text-box>
            <text:p text:style-name="P6"><text:span text:style-name="T3">HealMinion</text:span></text:p>
          </draw:text-box>
        </draw:frame>
        <draw:frame draw:style-name="gr6" draw:text-style-name="P4" draw:layer="layout" svg:width="0.295cm" svg:height="0.295cm" svg:x="3.831cm" svg:y="7.133cm">
          <draw:image xlink:href="Pictures/100000010000000E0000000E3CBA8E398BFB0FC2.png" xlink:type="simple" xlink:show="embed" xlink:actuate="onLoad" draw:mime-type="image/png">
            <text:p/>
          </draw:image>
        </draw:frame>
        <draw:frame draw:style-name="gr21" draw:text-style-name="P7" draw:layer="layout" svg:width="1.729cm" svg:height="0.272cm" svg:x="4.297cm" svg:y="6.799cm">
          <draw:text-box>
            <text:p text:style-name="P6"><text:span text:style-name="T3">IsTargetVisible</text:span></text:p>
          </draw:text-box>
        </draw:frame>
        <draw:frame draw:style-name="gr6" draw:text-style-name="P4" draw:layer="layout" svg:width="0.295cm" svg:height="0.295cm" svg:x="3.831cm" svg:y="7.493cm">
          <draw:image xlink:href="Pictures/100000010000000E0000000E2D2B4560FF0B643A.png" xlink:type="simple" xlink:show="embed" xlink:actuate="onLoad" draw:mime-type="image/png">
            <text:p/>
          </draw:image>
        </draw:frame>
        <draw:frame draw:style-name="gr22" draw:text-style-name="P7" draw:layer="layout" svg:width="1.395cm" svg:height="0.272cm" svg:x="4.297cm" svg:y="7.155cm">
          <draw:text-box>
            <text:p text:style-name="P6"><text:span text:style-name="T3">MoveMinion</text:span></text:p>
          </draw:text-box>
        </draw:frame>
        <draw:frame draw:style-name="gr6" draw:text-style-name="P4" draw:layer="layout" svg:width="0.295cm" svg:height="0.317cm" svg:x="3.831cm" svg:y="7.832cm">
          <draw:image xlink:href="Pictures/100000010000000E0000000FFE1DAEB2599B4E9C.png" xlink:type="simple" xlink:show="embed" xlink:actuate="onLoad" draw:mime-type="image/png">
            <text:p/>
          </draw:image>
        </draw:frame>
        <draw:frame draw:style-name="gr23" draw:text-style-name="P7" draw:layer="layout" svg:width="2.817cm" svg:height="0.272cm" svg:x="4.297cm" svg:y="7.51cm">
          <draw:text-box>
            <text:p text:style-name="P6"><text:span text:style-name="T3">OnDrawGizmosSelected</text:span></text:p>
          </draw:text-box>
        </draw:frame>
        <draw:frame draw:style-name="gr6" draw:text-style-name="P4" draw:layer="layout" svg:width="0.295cm" svg:height="0.317cm" svg:x="3.831cm" svg:y="8.192cm">
          <draw:image xlink:href="Pictures/100000010000000E0000000F87AA6367A33308D8.png" xlink:type="simple" xlink:show="embed" xlink:actuate="onLoad" draw:mime-type="image/png">
            <text:p/>
          </draw:image>
        </draw:frame>
        <draw:frame draw:style-name="gr24" draw:text-style-name="P7" draw:layer="layout" svg:width="2.474cm" svg:height="0.272cm" svg:x="4.297cm" svg:y="7.866cm">
          <draw:text-box>
            <text:p text:style-name="P6"><text:span text:style-name="T3">ResetMinionBehavior</text:span></text:p>
          </draw:text-box>
        </draw:frame>
        <draw:frame draw:style-name="gr6" draw:text-style-name="P4" draw:layer="layout" svg:width="0.295cm" svg:height="0.317cm" svg:x="3.831cm" svg:y="8.551cm">
          <draw:image xlink:href="Pictures/100000010000000E0000000F6F998091F18D9475.png" xlink:type="simple" xlink:show="embed" xlink:actuate="onLoad" draw:mime-type="image/png">
            <text:p/>
          </draw:image>
        </draw:frame>
        <draw:frame draw:style-name="gr25" draw:text-style-name="P7" draw:layer="layout" svg:width="1.996cm" svg:height="0.272cm" svg:x="4.297cm" svg:y="8.221cm">
          <draw:text-box>
            <text:p text:style-name="P6"><text:span text:style-name="T3">SetColorForState</text:span></text:p>
          </draw:text-box>
        </draw:frame>
        <draw:frame draw:style-name="gr6" draw:text-style-name="P4" draw:layer="layout" svg:width="0.295cm" svg:height="0.295cm" svg:x="3.831cm" svg:y="8.911cm">
          <draw:image xlink:href="Pictures/100000010000000E0000000E77EA5D83641FCA62.png" xlink:type="simple" xlink:show="embed" xlink:actuate="onLoad" draw:mime-type="image/png">
            <text:p/>
          </draw:image>
        </draw:frame>
        <draw:frame draw:style-name="gr26" draw:text-style-name="P7" draw:layer="layout" svg:width="2.03cm" svg:height="0.272cm" svg:x="4.297cm" svg:y="8.573cm">
          <draw:text-box>
            <text:p text:style-name="P6"><text:span text:style-name="T3">SetOriginalSpeed</text:span></text:p>
          </draw:text-box>
        </draw:frame>
        <draw:frame draw:style-name="gr6" draw:text-style-name="P4" draw:layer="layout" svg:width="0.295cm" svg:height="0.295cm" svg:x="3.831cm" svg:y="9.271cm">
          <draw:image xlink:href="Pictures/100000010000000E0000000EEB39582F2C12FE26.png" xlink:type="simple" xlink:show="embed" xlink:actuate="onLoad" draw:mime-type="image/png">
            <text:p/>
          </draw:image>
        </draw:frame>
        <draw:frame draw:style-name="gr14" draw:text-style-name="P7" draw:layer="layout" svg:width="1.725cm" svg:height="0.272cm" svg:x="4.297cm" svg:y="8.928cm">
          <draw:text-box>
            <text:p text:style-name="P6"><text:span text:style-name="T3">SetSBehaviour</text:span></text:p>
          </draw:text-box>
        </draw:frame>
        <draw:frame draw:style-name="gr6" draw:text-style-name="P4" draw:layer="layout" svg:width="0.295cm" svg:height="0.317cm" svg:x="3.831cm" svg:y="9.61cm">
          <draw:image xlink:href="Pictures/100000010000000E0000000F810A6BB546F32FF5.png" xlink:type="simple" xlink:show="embed" xlink:actuate="onLoad" draw:mime-type="image/png">
            <text:p/>
          </draw:image>
        </draw:frame>
        <draw:frame draw:style-name="gr27" draw:text-style-name="P7" xml:id="id5" draw:id="id5" draw:layer="layout" svg:width="1.492cm" svg:height="0.272cm" svg:x="4.297cm" svg:y="9.284cm">
          <draw:text-box>
            <text:p text:style-name="P6"><text:span text:style-name="T3">SetStateFSM</text:span></text:p>
          </draw:text-box>
        </draw:frame>
        <draw:frame draw:style-name="gr6" draw:text-style-name="P4" draw:layer="layout" svg:width="0.295cm" svg:height="0.317cm" svg:x="3.831cm" svg:y="9.969cm">
          <draw:image xlink:href="Pictures/100000010000000E0000000FA6C9FDE4CE5EF92D.png" xlink:type="simple" xlink:show="embed" xlink:actuate="onLoad" draw:mime-type="image/png">
            <text:p/>
          </draw:image>
        </draw:frame>
        <draw:frame draw:style-name="gr28" draw:text-style-name="P7" draw:layer="layout" svg:width="2.635cm" svg:height="0.272cm" svg:x="4.297cm" svg:y="9.64cm">
          <draw:text-box>
            <text:p text:style-name="P6"><text:span text:style-name="T3">SetUpMinionAttributes</text:span></text:p>
          </draw:text-box>
        </draw:frame>
        <draw:frame draw:style-name="gr6" draw:text-style-name="P4" draw:layer="layout" svg:width="0.295cm" svg:height="0.295cm" svg:x="3.831cm" svg:y="10.329cm">
          <draw:image xlink:href="Pictures/100000010000000E0000000EA69554D8DF92CF22.png" xlink:type="simple" xlink:show="embed" xlink:actuate="onLoad" draw:mime-type="image/png">
            <text:p/>
          </draw:image>
        </draw:frame>
        <draw:frame draw:style-name="gr29" draw:text-style-name="P7" draw:layer="layout" svg:width="2.542cm" svg:height="0.272cm" svg:x="4.297cm" svg:y="9.995cm">
          <draw:text-box>
            <text:p text:style-name="P6"><text:span text:style-name="T3">SetUpToFollowEnemy</text:span></text:p>
          </draw:text-box>
        </draw:frame>
        <draw:frame draw:style-name="gr6" draw:text-style-name="P4" draw:layer="layout" svg:width="0.295cm" svg:height="0.295cm" svg:x="3.831cm" svg:y="10.689cm">
          <draw:image xlink:href="Pictures/100000010000000E0000000E93A919779B8E7832.png" xlink:type="simple" xlink:show="embed" xlink:actuate="onLoad" draw:mime-type="image/png">
            <text:p/>
          </draw:image>
        </draw:frame>
        <draw:frame draw:style-name="gr30" draw:text-style-name="P7" xml:id="id3" draw:id="id3" draw:layer="layout" svg:width="0.578cm" svg:height="0.272cm" svg:x="4.297cm" svg:y="10.351cm">
          <draw:text-box>
            <text:p text:style-name="P6"><text:span text:style-name="T3">Start</text:span></text:p>
          </draw:text-box>
        </draw:frame>
        <draw:path draw:style-name="gr2" draw:text-style-name="P2" draw:layer="layout" svg:width="3.234cm" svg:height="2.4cm" svg:x="9.965cm" svg:y="2.087cm" svg:viewBox="0 0 3235 2401" svg:d="M0 186c0-102 84-186 186-186h2863c101 0 186 84 186 186v2033c0 101-85 182-186 182h-2863c-102 0-186-81-186-182z">
          <text:p/>
        </draw:path>
        <draw:path draw:style-name="gr3" draw:text-style-name="P3" draw:layer="layout" svg:width="3.234cm" svg:height="2.4cm" svg:x="9.872cm" svg:y="2.023cm" svg:viewBox="0 0 3235 2401" svg:d="M0 182c0-102 84-182 186-182h2863c101 0 186 80 186 182v2033c0 102-85 186-186 186h-2863c-102 0-186-84-186-186z">
          <text:p/>
        </draw:path>
        <draw:path draw:style-name="gr4" draw:text-style-name="P4" draw:layer="layout" svg:width="3.234cm" svg:height="2.4cm" svg:x="9.872cm" svg:y="2.023cm" svg:viewBox="0 0 3235 2401" svg:d="M0 182c0-102 84-182 186-182h2863c101 0 186 80 186 182v2033c0 102-85 186-186 186h-2863c-102 0-186-84-186-186z">
          <text:p/>
        </draw:path>
        <draw:polygon draw:style-name="gr5" draw:text-style-name="P5" draw:layer="layout" svg:width="3.196cm" svg:height="0.017cm" svg:x="9.893cm" svg:y="3.28cm" svg:viewBox="0 0 3197 18" draw:points="0,0 3197,0 3197,18 0,18">
          <text:p/>
        </draw:polygon>
        <draw:frame draw:style-name="gr6" draw:text-style-name="P4" draw:layer="layout" svg:width="3.204cm" svg:height="1.248cm" svg:x="9.889cm" svg:y="2.036cm">
          <draw:image xlink:href="Pictures/10000000000002F5000000014406D0140B4EC6FA.jpg" xlink:type="simple" xlink:show="embed" xlink:actuate="onLoad" draw:mime-type="image/jpeg">
            <text:p/>
          </draw:image>
        </draw:frame>
        <draw:frame draw:style-name="gr31" draw:text-style-name="P7" draw:layer="layout" svg:width="0.849cm" svg:height="0.272cm" svg:x="4.297cm" svg:y="10.706cm">
          <draw:text-box>
            <text:p text:style-name="P6"><text:span text:style-name="T3">Update</text:span></text:p>
          </draw:text-box>
        </draw:frame>
        <draw:frame draw:style-name="gr6" draw:text-style-name="P4" draw:layer="layout" svg:width="0.063cm" svg:height="0.063cm" svg:x="10.139cm" svg:y="2.815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6" draw:text-style-name="P4" draw:layer="layout" svg:width="0.19cm" svg:height="0.02cm" svg:x="10.054cm" svg:y="2.879cm">
          <draw:image xlink:href="Pictures/1000000000000009000000016E633856CCA6A4FC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41cm" svg:x="10.139cm" svg:y="2.9cm">
          <draw:image xlink:href="Pictures/1000000100000003000000026529A6486D4802CA.png" xlink:type="simple" xlink:show="embed" xlink:actuate="onLoad" draw:mime-type="image/png">
            <text:p/>
          </draw:image>
        </draw:frame>
        <draw:frame draw:style-name="gr32" draw:text-style-name="P7" draw:layer="layout" svg:width="2.538cm" svg:height="0.272cm" svg:x="10.058cm" svg:y="2.155cm">
          <draw:text-box>
            <text:p text:style-name="P6"><text:span text:style-name="T1">FSMAttackMinion&lt;T&gt;</text:span></text:p>
          </draw:text-box>
        </draw:frame>
        <draw:frame draw:style-name="gr33" draw:text-style-name="P8" draw:layer="layout" svg:width="1.42cm" svg:height="0.239cm" svg:x="10.291cm" svg:y="2.784cm">
          <draw:text-box>
            <text:p text:style-name="P6"><text:span text:style-name="T2">FSMState&lt;T&gt;</text:span></text:p>
          </draw:text-box>
        </draw:frame>
        <draw:frame draw:style-name="gr6" draw:text-style-name="P4" draw:layer="layout" svg:width="0.202cm" svg:height="0.101cm" svg:x="12.751cm" svg:y="2.134cm">
          <draw:image xlink:href="Pictures/100000010000000C0000000680696FA0D3385C09.png" xlink:type="simple" xlink:show="embed" xlink:actuate="onLoad" draw:mime-type="image/png">
            <text:p/>
          </draw:image>
        </draw:frame>
        <draw:frame draw:style-name="gr6" draw:text-style-name="P4" draw:layer="layout" svg:width="0.236cm" svg:height="0.016cm" svg:x="12.751cm" svg:y="2.235cm">
          <draw:image xlink:href="Pictures/100000000000000E000000010F7DEA533EC774C3.jpg" xlink:type="simple" xlink:show="embed" xlink:actuate="onLoad" draw:mime-type="image/jpeg">
            <text:p/>
          </draw:image>
        </draw:frame>
        <draw:frame draw:style-name="gr6" draw:text-style-name="P4" draw:layer="layout" svg:width="0.236cm" svg:height="0.016cm" svg:x="12.751cm" svg:y="2.252cm">
          <draw:image xlink:href="Pictures/100000000000000E0000000171ECB8853751E7FA.jpg" xlink:type="simple" xlink:show="embed" xlink:actuate="onLoad" draw:mime-type="image/jpeg">
            <text:p/>
          </draw:image>
        </draw:frame>
        <draw:frame draw:style-name="gr6" draw:text-style-name="P4" draw:layer="layout" svg:width="0.202cm" svg:height="0.05cm" svg:x="12.751cm" svg:y="2.269cm">
          <draw:image xlink:href="Pictures/100000010000000C000000037E768C59C0B6F84F.png" xlink:type="simple" xlink:show="embed" xlink:actuate="onLoad" draw:mime-type="image/png">
            <text:p/>
          </draw:image>
        </draw:frame>
        <draw:frame draw:style-name="gr6" draw:text-style-name="P4" draw:layer="layout" svg:width="0.118cm" svg:height="0.016cm" svg:x="12.869cm" svg:y="2.303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6" draw:text-style-name="P4" draw:layer="layout" svg:width="0.202cm" svg:height="0.033cm" svg:x="12.751cm" svg:y="2.32cm">
          <draw:image xlink:href="Pictures/100000010000000C000000027B5D7D0E5483CE57.png" xlink:type="simple" xlink:show="embed" xlink:actuate="onLoad" draw:mime-type="image/png">
            <text:p/>
          </draw:image>
        </draw:frame>
        <draw:polygon draw:style-name="gr9" draw:text-style-name="P9" draw:layer="layout" svg:width="3.196cm" svg:height="0.462cm" svg:x="9.893cm" svg:y="3.297cm" svg:viewBox="0 0 3197 463" draw:points="0,0 3197,0 3197,463 0,463">
          <text:p/>
        </draw:polygon>
        <draw:frame draw:style-name="gr6" draw:text-style-name="P4" draw:layer="layout" svg:width="0.317cm" svg:height="0.295cm" svg:x="9.969cm" svg:y="3.408cm">
          <draw:image xlink:href="Pictures/100000010000000F0000000EE6F262E07730B77D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10.054cm" svg:y="2.475cm">
          <draw:text-box>
            <text:p text:style-name="P6"><text:span text:style-name="T2">Generic Class</text:span></text:p>
          </draw:text-box>
        </draw:frame>
        <draw:polygon draw:style-name="gr9" draw:text-style-name="P9" draw:layer="layout" svg:width="3.196cm" svg:height="0.457cm" svg:x="9.893cm" svg:y="3.78cm" svg:viewBox="0 0 3197 458" draw:points="0,0 3197,0 3197,458 0,458">
          <text:p/>
        </draw:polygon>
        <draw:frame draw:style-name="gr6" draw:text-style-name="P4" draw:layer="layout" svg:width="0.317cm" svg:height="0.295cm" svg:x="9.969cm" svg:y="3.895cm">
          <draw:image xlink:href="Pictures/100000010000000F0000000E35381180826D0CC6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0.359cm" svg:y="3.4cm">
          <draw:text-box>
            <text:p text:style-name="P6"><text:span text:style-name="T3">Fields</text:span></text:p>
          </draw:text-box>
        </draw:frame>
        <draw:path draw:style-name="gr2" draw:text-style-name="P2" draw:layer="layout" svg:width="3.696cm" svg:height="2.405cm" svg:x="14.122cm" svg:y="3.932cm" svg:viewBox="0 0 3697 2406" svg:d="M0 187c0-102 80-187 186-187h3324c102 0 187 85 187 187v2033c0 101-85 186-187 186h-3324c-106 0-186-85-186-186z">
          <text:p/>
        </draw:path>
        <draw:path draw:style-name="gr3" draw:text-style-name="P3" draw:layer="layout" svg:width="3.695cm" svg:height="2.4cm" svg:x="14.029cm" svg:y="3.869cm" svg:viewBox="0 0 3696 2401" svg:d="M0 186c0-102 84-186 186-186h3324c102 0 186 84 186 186v2033c0 102-84 182-186 182h-3324c-102 0-186-80-186-182z">
          <text:p/>
        </draw:path>
        <draw:path draw:style-name="gr4" draw:text-style-name="P4" draw:layer="layout" svg:width="3.695cm" svg:height="2.4cm" svg:x="14.029cm" svg:y="3.869cm" svg:viewBox="0 0 3696 2401" svg:d="M0 186c0-102 84-186 186-186h3324c102 0 186 84 186 186v2033c0 102-84 182-186 182h-3324c-102 0-186-80-186-182z">
          <text:p/>
        </draw:path>
        <draw:polygon draw:style-name="gr5" draw:text-style-name="P5" draw:layer="layout" svg:width="3.657cm" svg:height="0.021cm" svg:x="14.046cm" svg:y="5.126cm" svg:viewBox="0 0 3658 22" draw:points="0,0 3658,0 3658,22 0,22">
          <text:p/>
        </draw:polygon>
        <draw:frame draw:style-name="gr6" draw:text-style-name="P4" draw:layer="layout" svg:width="3.665cm" svg:height="1.248cm" svg:x="14.042cm" svg:y="3.882cm">
          <draw:image xlink:href="Pictures/1000000000000362000000013A9D091FAD7FC50C.jpg" xlink:type="simple" xlink:show="embed" xlink:actuate="onLoad" draw:mime-type="image/jpeg">
            <text:p/>
          </draw:image>
        </draw:frame>
        <draw:frame draw:style-name="gr13" draw:text-style-name="P7" draw:layer="layout" svg:width="1.001cm" svg:height="0.272cm" svg:x="10.359cm" svg:y="3.878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063cm" svg:height="0.063cm" svg:x="14.309cm" svg:y="4.657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6" draw:text-style-name="P4" draw:layer="layout" svg:width="0.168cm" svg:height="0.02cm" svg:x="14.224cm" svg:y="4.72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14.309cm" svg:y="4.741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35" draw:text-style-name="P7" draw:layer="layout" svg:width="3.037cm" svg:height="0.272cm" svg:x="14.216cm" svg:y="4.001cm">
          <draw:text-box>
            <text:p text:style-name="P6"><text:span text:style-name="T1">FSMMoveToObjective&lt;T&gt;</text:span></text:p>
          </draw:text-box>
        </draw:frame>
        <draw:frame draw:style-name="gr33" draw:text-style-name="P8" draw:layer="layout" svg:width="1.42cm" svg:height="0.239cm" svg:x="14.448cm" svg:y="4.629cm">
          <draw:text-box>
            <text:p text:style-name="P6"><text:span text:style-name="T2">FSMState&lt;T&gt;</text:span></text:p>
          </draw:text-box>
        </draw:frame>
        <draw:frame draw:style-name="gr6" draw:text-style-name="P4" draw:layer="layout" svg:width="0.236cm" svg:height="0.219cm" svg:x="17.357cm" svg:y="3.979cm">
          <draw:image xlink:href="Pictures/100000010000000E0000000D2033811170C7728A.png" xlink:type="simple" xlink:show="embed" xlink:actuate="onLoad" draw:mime-type="image/png">
            <text:p/>
          </draw:image>
        </draw:frame>
        <draw:polygon draw:style-name="gr9" draw:text-style-name="P9" draw:layer="layout" svg:width="3.657cm" svg:height="0.462cm" svg:x="14.046cm" svg:y="5.147cm" svg:viewBox="0 0 3658 463" draw:points="0,0 3658,0 3658,463 0,463">
          <text:p/>
        </draw:polygon>
        <draw:frame draw:style-name="gr6" draw:text-style-name="P4" draw:layer="layout" svg:width="0.295cm" svg:height="0.317cm" svg:x="14.139cm" svg:y="5.249cm">
          <draw:image xlink:href="Pictures/100000010000000E0000000F4DCFFD32516893F6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14.207cm" svg:y="4.325cm">
          <draw:text-box>
            <text:p text:style-name="P6"><text:span text:style-name="T2">Generic Class</text:span></text:p>
          </draw:text-box>
        </draw:frame>
        <draw:polygon draw:style-name="gr9" draw:text-style-name="P9" draw:layer="layout" svg:width="3.657cm" svg:height="0.461cm" svg:x="14.046cm" svg:y="5.626cm" svg:viewBox="0 0 3658 462" draw:points="0,0 3658,0 3658,462 0,462">
          <text:p/>
        </draw:polygon>
        <draw:frame draw:style-name="gr6" draw:text-style-name="P4" draw:layer="layout" svg:width="0.295cm" svg:height="0.295cm" svg:x="14.139cm" svg:y="5.736cm">
          <draw:image xlink:href="Pictures/100000010000000E0000000E996119AA0B7D3866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4.516cm" svg:y="5.245cm">
          <draw:text-box>
            <text:p text:style-name="P6"><text:span text:style-name="T3">Fields</text:span></text:p>
          </draw:text-box>
        </draw:frame>
        <draw:path draw:style-name="gr2" draw:text-style-name="P2" draw:layer="layout" svg:width="2.773cm" svg:height="2.4cm" svg:x="9.965cm" svg:y="5.321cm" svg:viewBox="0 0 2774 2401" svg:d="M0 182c0-102 84-182 186-182h2401c102 0 187 80 187 182v2033c0 101-85 186-187 186h-2401c-102 0-186-85-186-186z">
          <text:p/>
        </draw:path>
        <draw:path draw:style-name="gr3" draw:text-style-name="P3" draw:layer="layout" svg:width="2.772cm" svg:height="2.405cm" svg:x="9.872cm" svg:y="5.253cm" svg:viewBox="0 0 2773 2406" svg:d="M0 186c0-101 84-186 186-186h2400c103 0 187 85 187 186v2033c0 102-84 187-187 187h-2400c-102 0-186-85-186-187z">
          <text:p/>
        </draw:path>
        <draw:path draw:style-name="gr4" draw:text-style-name="P4" draw:layer="layout" svg:width="2.772cm" svg:height="2.405cm" svg:x="9.872cm" svg:y="5.253cm" svg:viewBox="0 0 2773 2406" svg:d="M0 186c0-101 84-186 186-186h2400c103 0 187 85 187 186v2033c0 102-84 187-187 187h-2400c-102 0-186-85-186-187z">
          <text:p/>
        </draw:path>
        <draw:polygon draw:style-name="gr5" draw:text-style-name="P5" draw:layer="layout" svg:width="2.73cm" svg:height="0.017cm" svg:x="9.893cm" svg:y="6.515cm" svg:viewBox="0 0 2731 18" draw:points="0,0 2731,0 2731,18 0,18">
          <text:p/>
        </draw:polygon>
        <draw:frame draw:style-name="gr6" draw:text-style-name="P4" draw:layer="layout" svg:width="2.738cm" svg:height="1.248cm" svg:x="9.889cm" svg:y="5.27cm">
          <draw:image xlink:href="Pictures/100000000000028700000001EAC8B271A956D247.jpg" xlink:type="simple" xlink:show="embed" xlink:actuate="onLoad" draw:mime-type="image/jpeg">
            <text:p/>
          </draw:image>
        </draw:frame>
        <draw:frame draw:style-name="gr13" draw:text-style-name="P7" draw:layer="layout" svg:width="1.001cm" svg:height="0.272cm" svg:x="14.516cm" svg:y="5.724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041cm" svg:height="0.041cm" svg:x="10.139cm" svg:y="6.054cm">
          <draw:image xlink:href="Pictures/100000010000000200000002826B417008D057E3.png" xlink:type="simple" xlink:show="embed" xlink:actuate="onLoad" draw:mime-type="image/png">
            <text:p/>
          </draw:image>
        </draw:frame>
        <draw:frame draw:style-name="gr6" draw:text-style-name="P4" draw:layer="layout" svg:width="0.19cm" svg:height="0.02cm" svg:x="10.054cm" svg:y="6.096cm">
          <draw:image xlink:href="Pictures/1000000000000009000000016E633856CCA6A4FC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10.139cm" svg:y="6.117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36" draw:text-style-name="P7" draw:layer="layout" svg:width="1.7cm" svg:height="0.272cm" svg:x="10.058cm" svg:y="5.389cm">
          <draw:text-box>
            <text:p text:style-name="P6"><text:span text:style-name="T1">FSMPatrol&lt;T&gt;</text:span></text:p>
          </draw:text-box>
        </draw:frame>
        <draw:frame draw:style-name="gr33" draw:text-style-name="P8" draw:layer="layout" svg:width="1.42cm" svg:height="0.239cm" svg:x="10.291cm" svg:y="6.018cm">
          <draw:text-box>
            <text:p text:style-name="P6"><text:span text:style-name="T2">FSMState&lt;T&gt;</text:span></text:p>
          </draw:text-box>
        </draw:frame>
        <draw:frame draw:style-name="gr6" draw:text-style-name="P4" draw:layer="layout" svg:width="0.236cm" svg:height="0.219cm" svg:x="12.277cm" svg:y="5.368cm">
          <draw:image xlink:href="Pictures/100000010000000E0000000D7B62941F55683B37.png" xlink:type="simple" xlink:show="embed" xlink:actuate="onLoad" draw:mime-type="image/png">
            <text:p/>
          </draw:image>
        </draw:frame>
        <draw:polygon draw:style-name="gr9" draw:text-style-name="P9" draw:layer="layout" svg:width="2.73cm" svg:height="0.461cm" svg:x="9.893cm" svg:y="6.532cm" svg:viewBox="0 0 2731 462" draw:points="0,0 2731,0 2731,462 0,462">
          <text:p/>
        </draw:polygon>
        <draw:frame draw:style-name="gr6" draw:text-style-name="P4" draw:layer="layout" svg:width="0.317cm" svg:height="0.295cm" svg:x="9.969cm" svg:y="6.646cm">
          <draw:image xlink:href="Pictures/100000010000000F0000000E5537BD1361B1BCDE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10.054cm" svg:y="5.709cm">
          <draw:text-box>
            <text:p text:style-name="P6"><text:span text:style-name="T2">Generic Class</text:span></text:p>
          </draw:text-box>
        </draw:frame>
        <draw:polygon draw:style-name="gr9" draw:text-style-name="P9" draw:layer="layout" svg:width="2.73cm" svg:height="0.461cm" svg:x="9.893cm" svg:y="7.01cm" svg:viewBox="0 0 2731 462" draw:points="0,0 2731,0 2731,462 0,462">
          <text:p/>
        </draw:polygon>
        <draw:frame draw:style-name="gr6" draw:text-style-name="P4" draw:layer="layout" svg:width="0.317cm" svg:height="0.317cm" svg:x="9.969cm" svg:y="7.112cm">
          <draw:image xlink:href="Pictures/100000010000000F0000000F2202B9AE1E606C18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0.359cm" svg:y="6.63cm">
          <draw:text-box>
            <text:p text:style-name="P6"><text:span text:style-name="T3">Fields</text:span></text:p>
          </draw:text-box>
        </draw:frame>
        <draw:path draw:style-name="gr2" draw:text-style-name="P2" draw:layer="layout" svg:width="2.773cm" svg:height="3.586cm" svg:x="9.843cm" svg:y="8.465cm" svg:viewBox="0 0 2774 3587" svg:d="M0 187c0-102 84-187 186-187h2401c102 0 187 85 187 187v3213c0 101-85 187-187 187h-2401c-102 0-186-86-186-187z">
          <text:p/>
        </draw:path>
        <draw:path draw:style-name="gr3" draw:text-style-name="P3" draw:layer="layout" svg:width="2.772cm" svg:height="3.585cm" svg:x="9.75cm" svg:y="8.402cm" svg:viewBox="0 0 2773 3586" svg:d="M0 187c0-102 84-187 186-187h2400c103 0 187 85 187 187v3213c0 102-84 186-187 186h-2400c-102 0-186-84-186-186z">
          <text:p/>
        </draw:path>
        <draw:path draw:style-name="gr4" draw:text-style-name="P4" draw:layer="layout" svg:width="2.772cm" svg:height="3.585cm" svg:x="9.75cm" svg:y="8.402cm" svg:viewBox="0 0 2773 3586" svg:d="M0 187c0-102 84-187 186-187h2400c103 0 187 85 187 187v3213c0 102-84 186-187 186h-2400c-102 0-186-84-186-186z">
          <text:p/>
        </draw:path>
        <draw:polygon draw:style-name="gr5" draw:text-style-name="P5" draw:layer="layout" svg:width="2.73cm" svg:height="0.017cm" svg:x="9.771cm" svg:y="9.422cm" svg:viewBox="0 0 2731 18" draw:points="0,0 2731,0 2731,18 0,18">
          <text:p/>
        </draw:polygon>
        <draw:frame draw:style-name="gr6" draw:text-style-name="P4" xml:id="id4" draw:id="id4" draw:layer="layout" svg:width="2.738cm" svg:height="1.011cm" svg:x="9.767cm" svg:y="8.415cm">
          <draw:image xlink:href="Pictures/100000000000028700000001EAC8B271A956D247.jpg" xlink:type="simple" xlink:show="embed" xlink:actuate="onLoad" draw:mime-type="image/jpeg">
            <text:p/>
          </draw:image>
        </draw:frame>
        <draw:frame draw:style-name="gr13" draw:text-style-name="P7" draw:layer="layout" svg:width="1.001cm" svg:height="0.272cm" svg:x="10.359cm" svg:y="7.108cm">
          <draw:text-box>
            <text:p text:style-name="P6"><text:span text:style-name="T3">Methods</text:span></text:p>
          </draw:text-box>
        </draw:frame>
        <draw:frame draw:style-name="gr37" draw:text-style-name="P7" draw:layer="layout" svg:width="1.018cm" svg:height="0.272cm" svg:x="9.936cm" svg:y="8.534cm">
          <draw:text-box>
            <text:p text:style-name="P6"><text:span text:style-name="T1">FSM&lt;T&gt;</text:span></text:p>
          </draw:text-box>
        </draw:frame>
        <draw:frame draw:style-name="gr6" draw:text-style-name="P4" draw:layer="layout" svg:width="0.236cm" svg:height="0.219cm" svg:x="12.155cm" svg:y="8.512cm">
          <draw:image xlink:href="Pictures/100000010000000E0000000D2033811170C7728A.png" xlink:type="simple" xlink:show="embed" xlink:actuate="onLoad" draw:mime-type="image/png">
            <text:p/>
          </draw:image>
        </draw:frame>
        <draw:polygon draw:style-name="gr3" draw:text-style-name="P3" draw:layer="layout" svg:width="2.73cm" svg:height="0.817cm" svg:x="9.771cm" svg:y="9.439cm" svg:viewBox="0 0 2731 818" draw:points="0,0 2731,0 2731,818 0,818">
          <text:p/>
        </draw:polygon>
        <draw:polygon draw:style-name="gr9" draw:text-style-name="P9" draw:layer="layout" svg:width="2.73cm" svg:height="0.461cm" svg:x="9.771cm" svg:y="9.439cm" svg:viewBox="0 0 2731 462" draw:points="0,0 2731,0 2731,462 0,462">
          <text:p/>
        </draw:polygon>
        <draw:frame draw:style-name="gr6" draw:text-style-name="P4" draw:layer="layout" svg:width="0.317cm" svg:height="0.295cm" svg:x="9.847cm" svg:y="9.55cm">
          <draw:image xlink:href="Pictures/100000010000000F0000000ED267070523349308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9.932cm" svg:y="8.858cm">
          <draw:text-box>
            <text:p text:style-name="P6"><text:span text:style-name="T2">Generic Class</text:span></text:p>
          </draw:text-box>
        </draw:frame>
        <draw:polygon draw:style-name="gr3" draw:text-style-name="P3" draw:layer="layout" svg:width="2.73cm" svg:height="0.356cm" svg:x="9.771cm" svg:y="9.9cm" svg:viewBox="0 0 2731 357" draw:points="0,0 2731,0 2731,357 0,357">
          <text:p/>
        </draw:polygon>
        <draw:frame draw:style-name="gr6" draw:text-style-name="P4" draw:layer="layout" svg:width="0.317cm" svg:height="0.317cm" svg:x="10.165cm" svg:y="9.931cm">
          <draw:image xlink:href="Pictures/100000010000000F0000000F980660198F4DF4F6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0.237cm" svg:y="9.537cm">
          <draw:text-box>
            <text:p text:style-name="P6"><text:span text:style-name="T3">Fields</text:span></text:p>
          </draw:text-box>
        </draw:frame>
        <draw:polygon draw:style-name="gr3" draw:text-style-name="P3" draw:layer="layout" svg:width="2.73cm" svg:height="1.528cm" svg:x="9.771cm" svg:y="10.273cm" svg:viewBox="0 0 2731 1529" draw:points="0,0 2731,0 2731,1529 0,1529">
          <text:p/>
        </draw:polygon>
        <draw:polygon draw:style-name="gr9" draw:text-style-name="P9" draw:layer="layout" svg:width="2.73cm" svg:height="0.461cm" svg:x="9.771cm" svg:y="10.273cm" svg:viewBox="0 0 2731 462" draw:points="0,0 2731,0 2731,462 0,462">
          <text:p/>
        </draw:polygon>
        <draw:frame draw:style-name="gr6" draw:text-style-name="P4" draw:layer="layout" svg:width="0.317cm" svg:height="0.317cm" svg:x="9.847cm" svg:y="10.375cm">
          <draw:image xlink:href="Pictures/100000010000000F0000000F577488C25C067CCD.png" xlink:type="simple" xlink:show="embed" xlink:actuate="onLoad" draw:mime-type="image/png">
            <text:p/>
          </draw:image>
        </draw:frame>
        <draw:frame draw:style-name="gr38" draw:text-style-name="P7" draw:layer="layout" svg:width="0.976cm" svg:height="0.272cm" svg:x="10.643cm" svg:y="9.956cm">
          <draw:text-box>
            <text:p text:style-name="P6"><text:span text:style-name="T3">_current</text:span></text:p>
          </draw:text-box>
        </draw:frame>
        <draw:polygon draw:style-name="gr3" draw:text-style-name="P3" draw:layer="layout" svg:width="2.73cm" svg:height="1.067cm" svg:x="9.771cm" svg:y="10.734cm" svg:viewBox="0 0 2731 1068" draw:points="0,0 2731,0 2731,1068 0,1068">
          <text:p/>
        </draw:polygon>
        <draw:frame draw:style-name="gr6" draw:text-style-name="P4" draw:layer="layout" svg:width="0.317cm" svg:height="0.295cm" svg:x="10.165cm" svg:y="10.777cm">
          <draw:image xlink:href="Pictures/100000010000000F0000000ED7DF44E74ECBEE7C.png" xlink:type="simple" xlink:show="embed" xlink:actuate="onLoad" draw:mime-type="image/png">
            <text:p/>
          </draw:image>
        </draw:frame>
        <draw:frame draw:style-name="gr13" draw:text-style-name="P7" draw:layer="layout" svg:width="1.001cm" svg:height="0.272cm" svg:x="10.237cm" svg:y="10.375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317cm" svg:height="0.317cm" svg:x="10.165cm" svg:y="11.116cm">
          <draw:image xlink:href="Pictures/100000010000000F0000000F89137C27BDC1F1CA.png" xlink:type="simple" xlink:show="embed" xlink:actuate="onLoad" draw:mime-type="image/png">
            <text:p/>
          </draw:image>
        </draw:frame>
        <draw:frame draw:style-name="gr39" draw:text-style-name="P7" draw:layer="layout" svg:width="0.485cm" svg:height="0.272cm" svg:x="10.643cm" svg:y="10.79cm">
          <draw:text-box>
            <text:p text:style-name="P6"><text:span text:style-name="T3">FSM</text:span></text:p>
          </draw:text-box>
        </draw:frame>
        <draw:frame draw:style-name="gr6" draw:text-style-name="P4" xml:id="id6" draw:id="id6" draw:layer="layout" svg:width="0.317cm" svg:height="0.317cm" svg:x="10.165cm" svg:y="11.476cm">
          <draw:image xlink:href="Pictures/100000010000000F0000000F907CA4A37098AAF7.png" xlink:type="simple" xlink:show="embed" xlink:actuate="onLoad" draw:mime-type="image/png">
            <text:p/>
          </draw:image>
        </draw:frame>
        <draw:frame draw:style-name="gr40" draw:text-style-name="P7" draw:layer="layout" svg:width="1.179cm" svg:height="0.272cm" svg:x="10.643cm" svg:y="11.146cm">
          <draw:text-box>
            <text:p text:style-name="P6"><text:span text:style-name="T3">OnUpdate</text:span></text:p>
          </draw:text-box>
        </draw:frame>
        <draw:path draw:style-name="gr3" draw:text-style-name="P3" draw:layer="layout" svg:width="0.224cm" svg:height="0.436cm" svg:x="3.776cm" svg:y="1.113cm" svg:viewBox="0 0 225 437" svg:d="M225 110c0 63-51 110-115 110-60 0-110-47-110-110 0-59 50-110 110-110 64 0 115 51 115 110zM110 220v217z">
          <text:p/>
        </draw:path>
        <draw:path draw:style-name="gr41" draw:text-style-name="P4" draw:layer="layout" svg:width="0.224cm" svg:height="0.436cm" svg:x="3.776cm" svg:y="1.113cm" svg:viewBox="0 0 225 437" svg:d="M225 110c0 63-51 110-115 110-60 0-110-47-110-110 0-59 50-110 110-110 64 0 115 51 115 110zM110 220v217">
          <text:p/>
        </draw:path>
        <draw:frame draw:style-name="gr42" draw:text-style-name="P7" draw:layer="layout" svg:width="1.17cm" svg:height="0.272cm" svg:x="10.643cm" svg:y="11.501cm">
          <draw:text-box>
            <text:p text:style-name="P6"><text:span text:style-name="T3">Transition</text:span></text:p>
          </draw:text-box>
        </draw:frame>
        <draw:frame draw:style-name="gr43" draw:text-style-name="P7" draw:layer="layout" svg:width="2.271cm" svg:height="0.272cm" svg:x="4.128cm" svg:y="1.152cm">
          <draw:text-box>
            <text:p text:style-name="P6"><text:span text:style-name="T4">ICharacterInterface</text:span></text:p>
          </draw:text-box>
        </draw:frame>
        <draw:connector draw:style-name="gr44" draw:text-style-name="P1" draw:layer="layout" svg:x1="6.407cm" svg:y1="5.157cm" svg:x2="9.432cm" svg:y2="4.91cm" draw:start-shape="id1" draw:start-glue-point="1" draw:end-shape="id2" draw:end-glue-point="3" svg:d="M6407 5157h1512v-247h1513" svg:viewBox="0 0 3026 248">
          <text:p/>
        </draw:connector>
        <draw:connector draw:style-name="gr44" draw:text-style-name="P1" draw:layer="layout" draw:line-skew="0.78cm" svg:x1="4.875cm" svg:y1="10.487cm" svg:x2="9.767cm" svg:y2="8.92cm" draw:start-shape="id3" draw:start-glue-point="1" draw:end-shape="id4" draw:end-glue-point="3" svg:d="M4875 10487h3226v-1567h1666" svg:viewBox="0 0 4893 1568">
          <text:p/>
        </draw:connector>
        <draw:connector draw:style-name="gr45" draw:text-style-name="P1" draw:layer="layout" svg:x1="5.789cm" svg:y1="9.42cm" svg:x2="10.165cm" svg:y2="11.634cm" draw:start-shape="id5" draw:start-glue-point="1" draw:end-shape="id6" draw:end-glue-point="3" svg:d="M5789 9420h2188v2214h2188" svg:viewBox="0 0 4377 2215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2cm" fo:margin-left="3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97cm" fo:min-width="8.573cm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fafafa" loext:decorative="false"/>
    </style:style>
    <style:style style:name="gr4" style:family="graphic" style:parent-style-name="standard">
      <style:graphic-properties draw:stroke="solid" svg:stroke-width="0.016cm" svg:stroke-color="#424242" draw:stroke-linejoin="round" svg:stroke-linecap="round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1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3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27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5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23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6d6d6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3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4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e0cfa2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49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2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2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76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8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93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4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5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29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06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0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2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75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2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36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13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52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7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4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89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44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8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7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0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0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1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0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3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8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8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9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22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7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9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3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6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28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8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1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7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0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solid" svg:stroke-width="0.016cm" svg:stroke-color="#83beeb" draw:stroke-linejoin="round" svg:stroke-linecap="round" draw:fill="none" fo:padding-top="0.008cm" fo:padding-bottom="0.008cm" fo:padding-left="0.008cm" fo:padding-right="0.008cm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8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textarea-horizontal-align="center" draw:textarea-vertical-align="middle" loext:decorative="false"/>
    </style:style>
    <style:style style:name="gr68" style:family="graphic" style:parent-style-name="standard">
      <style:graphic-properties svg:stroke-color="#c9211e" draw:textarea-horizontal-align="center" draw:textarea-vertical-align="middle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afafa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7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8" style:family="paragraph">
      <loext:graphic-properties draw:fill="solid" draw:fill-color="#d6d6d6"/>
    </style:style>
    <style:style style:name="P9" style:family="paragraph">
      <loext:graphic-properties draw:fill="solid" draw:fill-color="#e0cfa2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style:font-name="CIDFont+F1" fo:font-size="6.09999990463257pt" fo:font-weight="normal" style:font-name-asian="CIDFont+F1" style:font-size-asian="6.09999990463257pt" style:font-weight-asian="normal" style:font-name-complex="CIDFont+F1" style:font-size-complex="6.09999990463257pt" style:font-weight-complex="normal"/>
    </style:style>
    <style:style style:name="T2" style:family="text">
      <style:text-properties fo:color="#000000" loext:opacity="100%" style:font-name="CIDFont+F21" fo:font-size="5.19999980926514pt" fo:font-weight="normal" style:font-name-asian="CIDFont+F21" style:font-size-asian="5.19999980926514pt" style:font-weight-asian="normal" style:font-name-complex="CIDFont+F21" style:font-size-complex="5.19999980926514pt" style:font-weight-complex="normal"/>
    </style:style>
    <style:style style:name="T3" style:family="text">
      <style:text-properties fo:color="#000000" loext:opacity="100%" style:font-name="CIDFont+F21" fo:font-size="6.09999990463257pt" fo:font-weight="normal" style:font-name-asian="CIDFont+F21" style:font-size-asian="6.09999990463257pt" style:font-weight-asian="normal" style:font-name-complex="CIDFont+F21" style:font-size-complex="6.09999990463257pt" style:font-weight-complex="normal"/>
    </style:style>
    <style:style style:name="T4" style:family="text">
      <style:text-properties fo:color="#83beeb" loext:opacity="100%" style:font-name="CIDFont+F21" fo:font-size="6.09999990463257pt" fo:font-weight="normal" style:font-name-asian="CIDFont+F21" style:font-size-asian="6.09999990463257pt" style:font-weight-asian="normal" style:font-name-complex="CIDFont+F21" style:font-size-complex="6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2" draw:id="id2" draw:layer="layout" svg:width="8.573cm" svg:height="5.397cm" svg:x="9.232cm" svg:y="0.69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009cm" svg:height="1.19cm" svg:x="9.952cm" svg:y="1.091cm" svg:viewBox="0 0 3010 1191" svg:d="M0 174c0-98 76-174 173-174h2664c93 0 173 76 173 174v843c0 93-80 174-173 174h-2664c-97 0-173-81-173-174z">
          <text:p/>
        </draw:path>
        <draw:path draw:style-name="gr3" draw:text-style-name="P3" draw:layer="layout" svg:width="3.006cm" svg:height="1.185cm" svg:x="9.867cm" svg:y="1.032cm" svg:viewBox="0 0 3007 1186" svg:d="M0 169c0-93 76-169 173-169h2664c93 0 170 76 170 169v848c0 93-77 169-170 169h-2664c-97 0-173-76-173-169z">
          <text:p/>
        </draw:path>
        <draw:path draw:style-name="gr4" draw:text-style-name="P4" draw:layer="layout" svg:width="3.006cm" svg:height="1.185cm" svg:x="9.867cm" svg:y="1.032cm" svg:viewBox="0 0 3007 1186" svg:d="M0 169c0-93 76-169 173-169h2664c93 0 170 76 170 169v848c0 93-77 169-170 169h-2664c-97 0-173-76-173-169z">
          <text:p/>
        </draw:path>
        <draw:frame draw:style-name="gr5" draw:text-style-name="P4" draw:layer="layout" svg:width="2.979cm" svg:height="1.159cm" svg:x="9.88cm" svg:y="1.045cm">
          <draw:image xlink:href="Pictures/10000000000002C000000001D6B1E556C92AB1C7.jpg" xlink:type="simple" xlink:show="embed" xlink:actuate="onLoad" draw:mime-type="image/jpeg">
            <text:p/>
          </draw:image>
        </draw:frame>
        <draw:frame draw:style-name="gr5" draw:text-style-name="P4" draw:layer="layout" svg:width="0.151cm" svg:height="0.134cm" svg:x="10.045cm" svg:y="1.76cm">
          <draw:image xlink:href="Pictures/1000000100000009000000085DE745C904253254.png" xlink:type="simple" xlink:show="embed" xlink:actuate="onLoad" draw:mime-type="image/png">
            <text:p/>
          </draw:image>
        </draw:frame>
        <draw:frame draw:style-name="gr6" draw:text-style-name="P6" draw:layer="layout" svg:width="2.123cm" svg:height="0.251cm" svg:x="10.037cm" svg:y="1.15cm">
          <draw:text-box>
            <text:p text:style-name="P5"><text:span text:style-name="T1">FSMAllBlocking&lt;T&gt;</text:span></text:p>
          </draw:text-box>
        </draw:frame>
        <draw:frame draw:style-name="gr7" draw:text-style-name="P7" draw:layer="layout" svg:width="1.306cm" svg:height="0.217cm" svg:x="10.257cm" svg:y="1.74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37cm" svg:x="12.534cm" svg:y="1.151cm">
          <draw:image xlink:href="Pictures/1000000100000010000000033D6F7949D432AC4A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2.661cm" svg:y="1.176cm">
          <draw:image xlink:href="Pictures/10000000000000080000000153C4A901226D9246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2.534cm" svg:y="1.189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4" draw:layer="layout" svg:width="0.113cm" svg:height="0.012cm" svg:x="12.649cm" svg:y="1.189cm">
          <draw:image xlink:href="Pictures/1000000000000009000000012A5296C840312CB4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2.547cm" svg:y="1.202cm">
          <draw:image xlink:href="Pictures/100000000000000F00000002CDC13F83FE062DB4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1.227cm">
          <draw:image xlink:href="Pictures/100000000000001200000001A5A9E960A8F02F04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1.24cm">
          <draw:image xlink:href="Pictures/100000000000001200000001C4062BF0648D0E02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101cm" svg:x="12.547cm" svg:y="1.252cm">
          <draw:image xlink:href="Pictures/100000010000000F00000008146564B13CD34F77.png" xlink:type="simple" xlink:show="embed" xlink:actuate="onLoad" draw:mime-type="image/png">
            <text:p/>
          </draw:image>
        </draw:frame>
        <draw:frame draw:style-name="gr5" draw:text-style-name="P4" draw:layer="layout" svg:width="0.024cm" svg:height="0.012cm" svg:x="12.623cm" svg:y="1.354cm">
          <draw:image xlink:href="Pictures/1000000000000002000000014394B0B106B239C6.jpg" xlink:type="simple" xlink:show="embed" xlink:actuate="onLoad" draw:mime-type="image/jpeg">
            <text:p/>
          </draw:image>
        </draw:frame>
        <draw:path draw:style-name="gr2" draw:text-style-name="P2" draw:layer="layout" svg:width="3.437cm" svg:height="1.186cm" svg:x="9.952cm" svg:y="4.528cm" svg:viewBox="0 0 3438 1187" svg:d="M0 170c0-93 76-170 173-170h3091c98 0 174 77 174 170v847c0 94-76 170-174 170h-3091c-97 0-173-76-173-170z">
          <text:p/>
        </draw:path>
        <draw:path draw:style-name="gr3" draw:text-style-name="P3" draw:layer="layout" svg:width="3.437cm" svg:height="1.186cm" svg:x="9.867cm" svg:y="4.469cm" svg:viewBox="0 0 3438 1187" svg:d="M0 170c0-94 76-170 173-170h3092c97 0 173 76 173 170v847c0 93-76 170-173 170h-3092c-97 0-173-77-173-170z">
          <text:p/>
        </draw:path>
        <draw:path draw:style-name="gr4" draw:text-style-name="P4" draw:layer="layout" svg:width="3.437cm" svg:height="1.186cm" svg:x="9.867cm" svg:y="4.469cm" svg:viewBox="0 0 3438 1187" svg:d="M0 170c0-94 76-170 173-170h3092c97 0 173 76 173 170v847c0 93-76 170-173 170h-3092c-97 0-173-77-173-170z">
          <text:p/>
        </draw:path>
        <draw:frame draw:style-name="gr5" draw:text-style-name="P4" draw:layer="layout" svg:width="3.411cm" svg:height="1.159cm" svg:x="9.88cm" svg:y="4.482cm">
          <draw:image xlink:href="Pictures/100000000000032600000001EE293EF8C2B14B81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0.033cm" svg:y="1.452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151cm" svg:height="0.134cm" svg:x="10.045cm" svg:y="5.198cm">
          <draw:image xlink:href="Pictures/1000000100000009000000088848CA2AE794A3EC.png" xlink:type="simple" xlink:show="embed" xlink:actuate="onLoad" draw:mime-type="image/png">
            <text:p/>
          </draw:image>
        </draw:frame>
        <draw:frame draw:style-name="gr9" draw:text-style-name="P6" draw:layer="layout" svg:width="2.534cm" svg:height="0.251cm" svg:x="10.037cm" svg:y="4.587cm">
          <draw:text-box>
            <text:p text:style-name="P5"><text:span text:style-name="T1">FSMFocusToMinion&lt;T&gt;</text:span></text:p>
          </draw:text-box>
        </draw:frame>
        <draw:frame draw:style-name="gr7" draw:text-style-name="P7" draw:layer="layout" svg:width="1.306cm" svg:height="0.217cm" svg:x="10.257cm" svg:y="5.178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15cm" svg:height="0.215cm" svg:x="12.966cm" svg:y="4.58cm">
          <draw:image xlink:href="Pictures/100000010000001100000011CBF57A0CFB8F43B5.png" xlink:type="simple" xlink:show="embed" xlink:actuate="onLoad" draw:mime-type="image/png">
            <text:p/>
          </draw:image>
        </draw:frame>
        <draw:path draw:style-name="gr2" draw:text-style-name="P2" draw:layer="layout" svg:width="3.006cm" svg:height="1.189cm" svg:x="13.821cm" svg:y="1.519cm" svg:viewBox="0 0 3007 1190" svg:d="M0 173c0-93 76-173 169-173h2664c97 0 174 80 174 173v844c0 97-77 173-174 173h-2664c-93 0-169-76-169-173z">
          <text:p/>
        </draw:path>
        <draw:path draw:style-name="gr3" draw:text-style-name="P3" draw:layer="layout" svg:width="3.01cm" svg:height="1.19cm" svg:x="13.732cm" svg:y="1.459cm" svg:viewBox="0 0 3011 1191" svg:d="M0 174c0-97 76-174 174-174h2663c93 0 174 77 174 174v843c0 98-81 174-174 174h-2663c-98 0-174-76-174-174z">
          <text:p/>
        </draw:path>
        <draw:path draw:style-name="gr4" draw:text-style-name="P4" draw:layer="layout" svg:width="3.01cm" svg:height="1.19cm" svg:x="13.732cm" svg:y="1.459cm" svg:viewBox="0 0 3011 1191" svg:d="M0 174c0-97 76-174 174-174h2663c93 0 174 77 174 174v843c0 98-81 174-174 174h-2663c-98 0-174-76-174-174z">
          <text:p/>
        </draw:path>
        <draw:frame draw:style-name="gr5" draw:text-style-name="P4" draw:layer="layout" svg:width="2.984cm" svg:height="1.163cm" svg:x="13.745cm" svg:y="1.473cm">
          <draw:image xlink:href="Pictures/10000000000002C100000001A19AE193944BDA32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0.033cm" svg:y="4.89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05cm" svg:height="0.05cm" svg:x="13.991cm" svg:y="2.201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5" draw:text-style-name="P4" draw:layer="layout" svg:width="0.168cm" svg:height="0.016cm" svg:x="13.906cm" svg:y="2.251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05cm" svg:height="0.05cm" svg:x="13.991cm" svg:y="2.268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10" draw:text-style-name="P6" draw:layer="layout" svg:width="2.068cm" svg:height="0.251cm" svg:x="13.906cm" svg:y="1.582cm">
          <draw:text-box>
            <text:p text:style-name="P5"><text:span text:style-name="T1">FSMHyperHeal&lt;T&gt;</text:span></text:p>
          </draw:text-box>
        </draw:frame>
        <draw:frame draw:style-name="gr7" draw:text-style-name="P7" draw:layer="layout" svg:width="1.306cm" svg:height="0.217cm" svg:x="14.122cm" svg:y="2.172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5cm" svg:x="16.395cm" svg:y="1.57cm">
          <draw:image xlink:href="Pictures/100000010000001000000004D61956A4D38C03F1.png" xlink:type="simple" xlink:show="embed" xlink:actuate="onLoad" draw:mime-type="image/png">
            <text:p/>
          </draw:image>
        </draw:frame>
        <draw:frame draw:style-name="gr5" draw:text-style-name="P4" draw:layer="layout" svg:width="0.088cm" svg:height="0.012cm" svg:x="16.535cm" svg:y="1.608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101cm" svg:height="0.012cm" svg:x="16.395cm" svg:y="1.621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101cm" svg:height="0.012cm" svg:x="16.522cm" svg:y="1.621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6.408cm" svg:y="1.633cm">
          <draw:image xlink:href="Pictures/100000000000000F00000002ED2FE21B3043BACF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6.395cm" svg:y="1.659cm">
          <draw:image xlink:href="Pictures/100000000000001200000001E4F47E20B7006018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6.395cm" svg:y="1.671cm">
          <draw:image xlink:href="Pictures/1000000000000012000000013ACA1575FE1B2B29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101cm" svg:x="16.408cm" svg:y="1.684cm">
          <draw:image xlink:href="Pictures/100000010000000F00000008921C102C5958D683.png" xlink:type="simple" xlink:show="embed" xlink:actuate="onLoad" draw:mime-type="image/png">
            <text:p/>
          </draw:image>
        </draw:frame>
        <draw:path draw:style-name="gr2" draw:text-style-name="P2" draw:layer="layout" svg:width="3.009cm" svg:height="1.185cm" svg:x="9.952cm" svg:y="2.81cm" svg:viewBox="0 0 3010 1186" svg:d="M0 169c0-93 76-169 173-169h2664c93 0 173 76 173 169v848c0 93-80 169-173 169h-2664c-97 0-173-76-173-169z">
          <text:p/>
        </draw:path>
        <draw:path draw:style-name="gr3" draw:text-style-name="P3" draw:layer="layout" svg:width="3.006cm" svg:height="1.185cm" svg:x="9.867cm" svg:y="2.751cm" svg:viewBox="0 0 3007 1186" svg:d="M0 169c0-93 76-169 173-169h2664c93 0 170 76 170 169v848c0 93-77 169-170 169h-2664c-97 0-173-76-173-169z">
          <text:p/>
        </draw:path>
        <draw:path draw:style-name="gr4" draw:text-style-name="P4" draw:layer="layout" svg:width="3.006cm" svg:height="1.185cm" svg:x="9.867cm" svg:y="2.751cm" svg:viewBox="0 0 3007 1186" svg:d="M0 169c0-93 76-169 173-169h2664c93 0 170 76 170 169v848c0 93-77 169-170 169h-2664c-97 0-173-76-173-169z">
          <text:p/>
        </draw:path>
        <draw:frame draw:style-name="gr5" draw:text-style-name="P4" draw:layer="layout" svg:width="2.979cm" svg:height="1.159cm" svg:x="9.88cm" svg:y="2.764cm">
          <draw:image xlink:href="Pictures/10000000000002C000000001D6B1E556C92AB1C7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3.902cm" svg:y="1.884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151cm" svg:height="0.118cm" svg:x="10.045cm" svg:y="3.488cm">
          <draw:image xlink:href="Pictures/100000010000000900000007C78B687722B9A4E4.png" xlink:type="simple" xlink:show="embed" xlink:actuate="onLoad" draw:mime-type="image/png">
            <text:p/>
          </draw:image>
        </draw:frame>
        <draw:frame draw:style-name="gr11" draw:text-style-name="P6" draw:layer="layout" svg:width="2.03cm" svg:height="0.251cm" svg:x="10.037cm" svg:y="2.869cm">
          <draw:text-box>
            <text:p text:style-name="P5"><text:span text:style-name="T1">FSMMoveHero&lt;T&gt;</text:span></text:p>
          </draw:text-box>
        </draw:frame>
        <draw:frame draw:style-name="gr7" draw:text-style-name="P7" draw:layer="layout" svg:width="1.306cm" svg:height="0.217cm" svg:x="10.257cm" svg:y="3.459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37cm" svg:x="12.534cm" svg:y="2.865cm">
          <draw:image xlink:href="Pictures/1000000100000010000000033D6F7949D432AC4A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2.661cm" svg:y="2.891cm">
          <draw:image xlink:href="Pictures/10000000000000080000000153C4A901226D9246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2.534cm" svg:y="2.903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4" draw:layer="layout" svg:width="0.113cm" svg:height="0.012cm" svg:x="12.649cm" svg:y="2.903cm">
          <draw:image xlink:href="Pictures/1000000000000009000000012A5296C840312CB4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37cm" svg:x="12.547cm" svg:y="2.916cm">
          <draw:image xlink:href="Pictures/100000000000000F000000032BEAF860AFB029D1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2.954cm">
          <draw:image xlink:href="Pictures/100000000000001200000001A5A9E960A8F02F04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2.967cm">
          <draw:image xlink:href="Pictures/100000000000001200000001C4062BF0648D0E02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88cm" svg:x="12.547cm" svg:y="2.98cm">
          <draw:image xlink:href="Pictures/100000010000000F0000000712BB5F7447B214FF.png" xlink:type="simple" xlink:show="embed" xlink:actuate="onLoad" draw:mime-type="image/png">
            <text:p/>
          </draw:image>
        </draw:frame>
        <draw:frame draw:style-name="gr5" draw:text-style-name="P4" draw:layer="layout" svg:width="0.024cm" svg:height="0.012cm" svg:x="12.623cm" svg:y="3.068cm">
          <draw:image xlink:href="Pictures/1000000000000002000000014394B0B106B239C6.jpg" xlink:type="simple" xlink:show="embed" xlink:actuate="onLoad" draw:mime-type="image/jpeg">
            <text:p/>
          </draw:image>
        </draw:frame>
        <draw:path draw:style-name="gr2" draw:text-style-name="P2" draw:layer="layout" svg:width="3.865cm" svg:height="1.19cm" svg:x="13.821cm" svg:y="3.237cm" svg:viewBox="0 0 3866 1191" svg:d="M0 174c0-93 76-174 169-174h3523c98 0 174 81 174 174v842c0 99-76 175-174 175h-3523c-93 0-169-76-169-175z">
          <text:p/>
        </draw:path>
        <draw:path draw:style-name="gr3" draw:text-style-name="P3" draw:layer="layout" svg:width="3.869cm" svg:height="1.19cm" svg:x="13.732cm" svg:y="3.178cm" svg:viewBox="0 0 3870 1191" svg:d="M0 174c0-98 76-174 174-174h3523c93 0 173 76 173 174v842c0 98-80 175-173 175h-3523c-98 0-174-77-174-175z">
          <text:p/>
        </draw:path>
        <draw:path draw:style-name="gr4" draw:text-style-name="P4" draw:layer="layout" svg:width="3.869cm" svg:height="1.19cm" svg:x="13.732cm" svg:y="3.178cm" svg:viewBox="0 0 3870 1191" svg:d="M0 174c0-98 76-174 174-174h3523c93 0 173 76 173 174v842c0 98-80 175-173 175h-3523c-98 0-174-77-174-175z">
          <text:p/>
        </draw:path>
        <draw:frame draw:style-name="gr5" draw:text-style-name="P4" draw:layer="layout" svg:width="3.843cm" svg:height="1.163cm" svg:x="13.745cm" svg:y="3.191cm">
          <draw:image xlink:href="Pictures/100000000000038C000000018973508CC1F71B76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0.033cm" svg:y="3.171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05cm" svg:height="0.05cm" svg:x="13.991cm" svg:y="3.911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5" draw:text-style-name="P4" draw:layer="layout" svg:width="0.168cm" svg:height="0.016cm" svg:x="13.906cm" svg:y="3.962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168cm" svg:height="0.016cm" svg:x="13.906cm" svg:y="3.979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05cm" svg:height="0.05cm" svg:x="13.991cm" svg:y="3.996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12" draw:text-style-name="P6" draw:layer="layout" svg:width="3.232cm" svg:height="0.251cm" svg:x="13.906cm" svg:y="3.3cm">
          <draw:text-box>
            <text:p text:style-name="P5"><text:span text:style-name="T1">FSMRandomFocusToHero&lt;T&gt;</text:span></text:p>
          </draw:text-box>
        </draw:frame>
        <draw:frame draw:style-name="gr7" draw:text-style-name="P7" draw:layer="layout" svg:width="1.306cm" svg:height="0.217cm" svg:x="14.122cm" svg:y="3.887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37cm" svg:x="17.259cm" svg:y="3.297cm">
          <draw:image xlink:href="Pictures/1000000100000010000000033D6F7949D432AC4A.png" xlink:type="simple" xlink:show="embed" xlink:actuate="onLoad" draw:mime-type="image/png">
            <text:p/>
          </draw:image>
        </draw:frame>
        <draw:frame draw:style-name="gr5" draw:text-style-name="P4" draw:layer="layout" svg:width="0.088cm" svg:height="0.012cm" svg:x="17.399cm" svg:y="3.322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7.259cm" svg:y="3.335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4" draw:layer="layout" svg:width="0.113cm" svg:height="0.012cm" svg:x="17.373cm" svg:y="3.335cm">
          <draw:image xlink:href="Pictures/1000000000000009000000012A5296C840312CB4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7.271cm" svg:y="3.348cm">
          <draw:image xlink:href="Pictures/100000000000000F000000027A69F046723B9469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259cm" svg:y="3.373cm">
          <draw:image xlink:href="Pictures/100000000000001200000001520844843387DFCD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259cm" svg:y="3.386cm">
          <draw:image xlink:href="Pictures/100000000000001200000001895388BC02D69830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259cm" svg:y="3.399cm">
          <draw:image xlink:href="Pictures/100000000000001200000001895388BC02D69830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88cm" svg:x="17.271cm" svg:y="3.411cm">
          <draw:image xlink:href="Pictures/100000010000000F000000073CFADD44287B861C.png" xlink:type="simple" xlink:show="embed" xlink:actuate="onLoad" draw:mime-type="image/png">
            <text:p/>
          </draw:image>
        </draw:frame>
        <draw:frame draw:style-name="gr5" draw:text-style-name="P4" draw:layer="layout" svg:width="0.024cm" svg:height="0.012cm" svg:x="17.348cm" svg:y="3.5cm">
          <draw:image xlink:href="Pictures/1000000000000002000000014394B0B106B239C6.jpg" xlink:type="simple" xlink:show="embed" xlink:actuate="onLoad" draw:mime-type="image/jpeg">
            <text:p/>
          </draw:image>
        </draw:frame>
        <draw:path draw:style-name="gr2" draw:text-style-name="P2" draw:layer="layout" svg:width="3.865cm" svg:height="8.628cm" svg:x="2.336cm" svg:y="6.983cm" svg:viewBox="0 0 3866 8629" svg:d="M0 169c0-93 76-169 169-169h3523c97 0 174 76 174 169v8286c0 97-77 174-174 174h-3523c-93 0-169-77-169-174z">
          <text:p/>
        </draw:path>
        <draw:path draw:style-name="gr3" draw:text-style-name="P3" draw:layer="layout" svg:width="3.869cm" svg:height="8.627cm" svg:x="2.247cm" svg:y="6.924cm" svg:viewBox="0 0 3870 8628" svg:d="M0 169c0-93 80-169 173-169h3523c93 0 174 76 174 169v8286c0 93-81 173-174 173h-3523c-93 0-173-80-173-173z">
          <text:p/>
        </draw:path>
        <draw:path draw:style-name="gr4" draw:text-style-name="P4" draw:layer="layout" svg:width="3.869cm" svg:height="8.627cm" svg:x="2.247cm" svg:y="6.924cm" svg:viewBox="0 0 3870 8628" svg:d="M0 169c0-93 80-169 173-169h3523c93 0 174 76 174 169v8286c0 93-81 173-174 173h-3523c-93 0-173-80-173-173z">
          <text:p/>
        </draw:path>
        <draw:polygon draw:style-name="gr13" draw:text-style-name="P8" draw:layer="layout" svg:width="3.835cm" svg:height="0.017cm" svg:x="2.264cm" svg:y="8.092cm" svg:viewBox="0 0 3836 18" draw:points="0,0 3836,0 3836,18 0,18">
          <text:p/>
        </draw:polygon>
        <draw:frame draw:style-name="gr5" draw:text-style-name="P4" draw:layer="layout" svg:width="3.843cm" svg:height="1.159cm" svg:x="2.26cm" svg:y="6.937cm">
          <draw:image xlink:href="Pictures/100000000000038C000000018973508CC1F71B76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3.902cm" svg:y="3.603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05cm" svg:height="0.05cm" svg:x="2.505cm" svg:y="7.665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5" draw:text-style-name="P4" draw:layer="layout" svg:width="0.168cm" svg:height="0.016cm" svg:x="2.421cm" svg:y="7.716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05cm" svg:height="0.05cm" svg:x="2.505cm" svg:y="7.733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14" draw:text-style-name="P6" draw:layer="layout" svg:width="1.137cm" svg:height="0.251cm" svg:x="2.421cm" svg:y="7.042cm">
          <draw:text-box>
            <text:p text:style-name="P5"><text:span text:style-name="T1">HeroScript</text:span></text:p>
          </draw:text-box>
        </draw:frame>
        <draw:frame draw:style-name="gr15" draw:text-style-name="P7" draw:layer="layout" svg:width="1.454cm" svg:height="0.217cm" svg:x="2.637cm" svg:y="7.632cm">
          <draw:text-box>
            <text:p text:style-name="P5"><text:span text:style-name="T2">MonoBehaviour</text:span></text:p>
          </draw:text-box>
        </draw:frame>
        <draw:frame draw:style-name="gr5" draw:text-style-name="P4" draw:layer="layout" svg:width="0.215cm" svg:height="0.202cm" svg:x="5.778cm" svg:y="7.03cm">
          <draw:image xlink:href="Pictures/1000000100000011000000107723EC7856E3E6B0.png" xlink:type="simple" xlink:show="embed" xlink:actuate="onLoad" draw:mime-type="image/png">
            <text:p/>
          </draw:image>
        </draw:frame>
        <draw:polygon draw:style-name="gr16" draw:text-style-name="P9" draw:layer="layout" svg:width="3.835cm" svg:height="0.428cm" svg:x="2.264cm" svg:y="8.109cm" svg:viewBox="0 0 3836 429" draw:points="0,0 3836,0 3836,429 0,429">
          <text:p/>
        </draw:polygon>
        <draw:frame draw:style-name="gr5" draw:text-style-name="P4" draw:layer="layout" svg:width="0.287cm" svg:height="0.287cm" svg:x="2.336cm" svg:y="8.207cm">
          <draw:image xlink:href="Pictures/100000010000001100000011D9FDE4F64F910C23.png" xlink:type="simple" xlink:show="embed" xlink:actuate="onLoad" draw:mime-type="image/png">
            <text:p/>
          </draw:image>
        </draw:frame>
        <draw:frame draw:style-name="gr17" draw:text-style-name="P7" draw:layer="layout" svg:width="0.493cm" svg:height="0.217cm" svg:x="2.416cm" svg:y="7.345cm">
          <draw:text-box>
            <text:p text:style-name="P5"><text:span text:style-name="T2">Class</text:span></text:p>
          </draw:text-box>
        </draw:frame>
        <draw:polygon draw:style-name="gr16" draw:text-style-name="P9" draw:layer="layout" svg:width="3.835cm" svg:height="0.432cm" svg:x="2.264cm" svg:y="8.554cm" svg:viewBox="0 0 3836 433" draw:points="0,0 3836,0 3836,433 0,433">
          <text:p/>
        </draw:polygon>
        <draw:frame draw:style-name="gr5" draw:text-style-name="P4" draw:layer="layout" svg:width="0.287cm" svg:height="0.287cm" svg:x="2.336cm" svg:y="8.647cm">
          <draw:image xlink:href="Pictures/100000010000001100000011CF6880894E61EE6F.png" xlink:type="simple" xlink:show="embed" xlink:actuate="onLoad" draw:mime-type="image/png">
            <text:p/>
          </draw:image>
        </draw:frame>
        <draw:frame draw:style-name="gr18" draw:text-style-name="P6" draw:layer="layout" svg:width="0.624cm" svg:height="0.251cm" svg:x="2.7cm" svg:y="8.198cm">
          <draw:text-box>
            <text:p text:style-name="P5"><text:span text:style-name="T3">Fields</text:span></text:p>
          </draw:text-box>
        </draw:frame>
        <draw:polygon draw:style-name="gr3" draw:text-style-name="P3" draw:layer="layout" svg:width="3.835cm" svg:height="6.376cm" svg:x="2.264cm" svg:y="9.002cm" svg:viewBox="0 0 3836 6377" draw:points="0,0 3836,0 3836,6377 0,6377">
          <text:p/>
        </draw:polygon>
        <draw:polygon draw:style-name="gr16" draw:text-style-name="P9" draw:layer="layout" svg:width="3.835cm" svg:height="0.428cm" svg:x="2.264cm" svg:y="9.002cm" svg:viewBox="0 0 3836 429" draw:points="0,0 3836,0 3836,429 0,429">
          <text:p/>
        </draw:polygon>
        <draw:frame draw:style-name="gr5" draw:text-style-name="P4" draw:layer="layout" svg:width="0.287cm" svg:height="0.287cm" svg:x="2.336cm" svg:y="9.105cm">
          <draw:image xlink:href="Pictures/100000010000001100000011607FD51DFB30F0D8.png" xlink:type="simple" xlink:show="embed" xlink:actuate="onLoad" draw:mime-type="image/png">
            <text:p/>
          </draw:image>
        </draw:frame>
        <draw:frame draw:style-name="gr19" draw:text-style-name="P6" draw:layer="layout" svg:width="1.098cm" svg:height="0.251cm" svg:x="2.7cm" svg:y="8.646cm">
          <draw:text-box>
            <text:p text:style-name="P5"><text:span text:style-name="T3">Properties</text:span></text:p>
          </draw:text-box>
        </draw:frame>
        <draw:polygon draw:style-name="gr3" draw:text-style-name="P3" draw:layer="layout" svg:width="3.835cm" svg:height="5.948cm" svg:x="2.264cm" svg:y="9.43cm" svg:viewBox="0 0 3836 5949" draw:points="0,0 3836,0 3836,5949 0,5949">
          <text:p/>
        </draw:polygon>
        <draw:frame draw:style-name="gr5" draw:text-style-name="P4" draw:layer="layout" svg:width="0.287cm" svg:height="0.287cm" svg:x="2.641cm" svg:y="9.46cm">
          <draw:image xlink:href="Pictures/1000000100000011000000116DF42F2611A2E148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2.7cm" svg:y="9.091cm">
          <draw:text-box>
            <text:p text:style-name="P5"><text:span text:style-name="T3">Methods</text:span></text:p>
          </draw:text-box>
        </draw:frame>
        <draw:frame draw:style-name="gr5" draw:text-style-name="P4" draw:layer="layout" svg:width="0.287cm" svg:height="0.287cm" svg:x="2.641cm" svg:y="9.782cm">
          <draw:image xlink:href="Pictures/100000010000001100000011C896905146AEF542.png" xlink:type="simple" xlink:show="embed" xlink:actuate="onLoad" draw:mime-type="image/png">
            <text:p/>
          </draw:image>
        </draw:frame>
        <draw:frame draw:style-name="gr21" draw:text-style-name="P6" draw:layer="layout" svg:width="1.767cm" svg:height="0.251cm" svg:x="3.077cm" svg:y="9.48cm">
          <draw:text-box>
            <text:p text:style-name="P5"><text:span text:style-name="T3">AddMinionToList</text:span></text:p>
          </draw:text-box>
        </draw:frame>
        <draw:frame draw:style-name="gr5" draw:text-style-name="P4" draw:layer="layout" svg:width="0.287cm" svg:height="0.287cm" svg:x="2.641cm" svg:y="10.121cm">
          <draw:image xlink:href="Pictures/1000000100000011000000112F03B4CB016F468C.png" xlink:type="simple" xlink:show="embed" xlink:actuate="onLoad" draw:mime-type="image/png">
            <text:p/>
          </draw:image>
        </draw:frame>
        <draw:frame draw:style-name="gr22" draw:text-style-name="P6" draw:layer="layout" svg:width="1.585cm" svg:height="0.251cm" svg:x="3.077cm" svg:y="9.81cm">
          <draw:text-box>
            <text:p text:style-name="P5"><text:span text:style-name="T3">AttackedFocus</text:span></text:p>
          </draw:text-box>
        </draw:frame>
        <draw:frame draw:style-name="gr5" draw:text-style-name="P4" draw:layer="layout" svg:width="0.287cm" svg:height="0.287cm" svg:x="2.641cm" svg:y="10.442cm">
          <draw:image xlink:href="Pictures/100000010000001100000011D431FEEDB87E22DE.png" xlink:type="simple" xlink:show="embed" xlink:actuate="onLoad" draw:mime-type="image/png">
            <text:p/>
          </draw:image>
        </draw:frame>
        <draw:frame draw:style-name="gr23" draw:text-style-name="P6" xml:id="id1" draw:id="id1" draw:layer="layout" svg:width="1.937cm" svg:height="0.251cm" svg:x="3.077cm" svg:y="10.141cm">
          <draw:text-box>
            <text:p text:style-name="P5"><text:span text:style-name="T3">CreateAndSetFSM</text:span></text:p>
          </draw:text-box>
        </draw:frame>
        <draw:frame draw:style-name="gr5" draw:text-style-name="P4" draw:layer="layout" svg:width="0.287cm" svg:height="0.287cm" svg:x="2.641cm" svg:y="10.781cm">
          <draw:image xlink:href="Pictures/100000010000001100000011905C5DA7D307248E.png" xlink:type="simple" xlink:show="embed" xlink:actuate="onLoad" draw:mime-type="image/png">
            <text:p/>
          </draw:image>
        </draw:frame>
        <draw:frame draw:style-name="gr24" draw:text-style-name="P6" xml:id="id7" draw:id="id7" draw:layer="layout" svg:width="1.543cm" svg:height="0.251cm" svg:x="3.077cm" svg:y="10.471cm">
          <draw:text-box>
            <text:p text:style-name="P5"><text:span text:style-name="T3">CreateMinions</text:span></text:p>
          </draw:text-box>
        </draw:frame>
        <draw:frame draw:style-name="gr5" draw:text-style-name="P4" draw:layer="layout" svg:width="0.287cm" svg:height="0.287cm" svg:x="2.641cm" svg:y="11.103cm">
          <draw:image xlink:href="Pictures/100000010000001100000011F51A9A782E260516.png" xlink:type="simple" xlink:show="embed" xlink:actuate="onLoad" draw:mime-type="image/png">
            <text:p/>
          </draw:image>
        </draw:frame>
        <draw:frame draw:style-name="gr25" draw:text-style-name="P6" draw:layer="layout" svg:width="0.358cm" svg:height="0.251cm" svg:x="3.077cm" svg:y="10.801cm">
          <draw:text-box>
            <text:p text:style-name="P5"><text:span text:style-name="T3">Die</text:span></text:p>
          </draw:text-box>
        </draw:frame>
        <draw:frame draw:style-name="gr5" draw:text-style-name="P4" draw:layer="layout" svg:width="0.287cm" svg:height="0.287cm" svg:x="2.641cm" svg:y="11.441cm">
          <draw:image xlink:href="Pictures/10000001000000110000001132C443AA2DC0B1E3.png" xlink:type="simple" xlink:show="embed" xlink:actuate="onLoad" draw:mime-type="image/png">
            <text:p/>
          </draw:image>
        </draw:frame>
        <draw:frame draw:style-name="gr26" draw:text-style-name="P6" draw:layer="layout" svg:width="1.293cm" svg:height="0.251cm" svg:x="3.077cm" svg:y="11.131cm">
          <draw:text-box>
            <text:p text:style-name="P5"><text:span text:style-name="T3">GetDamage</text:span></text:p>
          </draw:text-box>
        </draw:frame>
        <draw:frame draw:style-name="gr5" draw:text-style-name="P4" draw:layer="layout" svg:width="0.287cm" svg:height="0.287cm" svg:x="2.641cm" svg:y="11.763cm">
          <draw:image xlink:href="Pictures/100000010000001100000011F3517AF1EE38885C.png" xlink:type="simple" xlink:show="embed" xlink:actuate="onLoad" draw:mime-type="image/png">
            <text:p/>
          </draw:image>
        </draw:frame>
        <draw:frame draw:style-name="gr27" draw:text-style-name="P6" draw:layer="layout" svg:width="3.067cm" svg:height="0.251cm" svg:x="3.077cm" svg:y="11.461cm">
          <draw:text-box>
            <text:p text:style-name="P5"><text:span text:style-name="T3">GetNumberOfEnemysOnAoe</text:span></text:p>
          </draw:text-box>
        </draw:frame>
        <draw:frame draw:style-name="gr5" draw:text-style-name="P4" draw:layer="layout" svg:width="0.287cm" svg:height="0.287cm" svg:x="2.641cm" svg:y="12.102cm">
          <draw:image xlink:href="Pictures/100000010000001100000011D3C71AA05273E0B1.png" xlink:type="simple" xlink:show="embed" xlink:actuate="onLoad" draw:mime-type="image/png">
            <text:p/>
          </draw:image>
        </draw:frame>
        <draw:frame draw:style-name="gr28" draw:text-style-name="P6" draw:layer="layout" svg:width="1.407cm" svg:height="0.251cm" svg:x="3.077cm" svg:y="11.792cm">
          <draw:text-box>
            <text:p text:style-name="P5"><text:span text:style-name="T3">KillAllMinions</text:span></text:p>
          </draw:text-box>
        </draw:frame>
        <draw:frame draw:style-name="gr5" draw:text-style-name="P4" draw:layer="layout" svg:width="0.287cm" svg:height="0.27cm" svg:x="2.641cm" svg:y="12.44cm">
          <draw:image xlink:href="Pictures/10000001000000110000001016E10ABE33A51223.png" xlink:type="simple" xlink:show="embed" xlink:actuate="onLoad" draw:mime-type="image/png">
            <text:p/>
          </draw:image>
        </draw:frame>
        <draw:frame draw:style-name="gr29" draw:text-style-name="P6" draw:layer="layout" svg:width="1.67cm" svg:height="0.251cm" svg:x="3.077cm" svg:y="12.122cm">
          <draw:text-box>
            <text:p text:style-name="P5"><text:span text:style-name="T3">OnDrawGizmos</text:span></text:p>
          </draw:text-box>
        </draw:frame>
        <draw:frame draw:style-name="gr5" draw:text-style-name="P4" draw:layer="layout" svg:width="0.287cm" svg:height="0.287cm" svg:x="2.641cm" svg:y="12.762cm">
          <draw:image xlink:href="Pictures/100000010000001100000011E20EAC17EA7173EF.png" xlink:type="simple" xlink:show="embed" xlink:actuate="onLoad" draw:mime-type="image/png">
            <text:p/>
          </draw:image>
        </draw:frame>
        <draw:frame draw:style-name="gr30" draw:text-style-name="P6" draw:layer="layout" svg:width="1.59cm" svg:height="0.251cm" svg:x="3.077cm" svg:y="12.452cm">
          <draw:text-box>
            <text:p text:style-name="P5"><text:span text:style-name="T3">RemoveMinion</text:span></text:p>
          </draw:text-box>
        </draw:frame>
        <draw:frame draw:style-name="gr5" draw:text-style-name="P4" draw:layer="layout" svg:width="0.287cm" svg:height="0.27cm" svg:x="2.641cm" svg:y="13.101cm">
          <draw:image xlink:href="Pictures/1000000100000011000000108DB822D54D9FFD06.png" xlink:type="simple" xlink:show="embed" xlink:actuate="onLoad" draw:mime-type="image/png">
            <text:p/>
          </draw:image>
        </draw:frame>
        <draw:frame draw:style-name="gr31" draw:text-style-name="P6" draw:layer="layout" svg:width="1.827cm" svg:height="0.251cm" svg:x="3.077cm" svg:y="12.782cm">
          <draw:text-box>
            <text:p text:style-name="P5"><text:span text:style-name="T3">SetColorForState</text:span></text:p>
          </draw:text-box>
        </draw:frame>
        <draw:frame draw:style-name="gr5" draw:text-style-name="P4" draw:layer="layout" svg:width="0.287cm" svg:height="0.287cm" svg:x="2.641cm" svg:y="13.423cm">
          <draw:image xlink:href="Pictures/100000010000001100000011DB56F919B8659A12.png" xlink:type="simple" xlink:show="embed" xlink:actuate="onLoad" draw:mime-type="image/png">
            <text:p/>
          </draw:image>
        </draw:frame>
        <draw:frame draw:style-name="gr32" draw:text-style-name="P6" draw:layer="layout" svg:width="1.755cm" svg:height="0.251cm" svg:x="3.077cm" svg:y="13.112cm">
          <draw:text-box>
            <text:p text:style-name="P5"><text:span text:style-name="T3">SetEnemyFound</text:span></text:p>
          </draw:text-box>
        </draw:frame>
        <draw:frame draw:style-name="gr5" draw:text-style-name="P4" draw:layer="layout" svg:width="0.287cm" svg:height="0.27cm" svg:x="2.641cm" svg:y="13.761cm">
          <draw:image xlink:href="Pictures/100000010000001100000010C9667788391541DE.png" xlink:type="simple" xlink:show="embed" xlink:actuate="onLoad" draw:mime-type="image/png">
            <text:p/>
          </draw:image>
        </draw:frame>
        <draw:frame draw:style-name="gr33" draw:text-style-name="P6" draw:layer="layout" svg:width="1.424cm" svg:height="0.251cm" svg:x="3.077cm" svg:y="13.443cm">
          <draw:text-box>
            <text:p text:style-name="P5"><text:span text:style-name="T3">SetNextState</text:span></text:p>
          </draw:text-box>
        </draw:frame>
        <draw:frame draw:style-name="gr5" draw:text-style-name="P4" draw:layer="layout" svg:width="0.287cm" svg:height="0.287cm" svg:x="2.641cm" svg:y="14.083cm">
          <draw:image xlink:href="Pictures/1000000100000011000000113880C19BCFB8B650.png" xlink:type="simple" xlink:show="embed" xlink:actuate="onLoad" draw:mime-type="image/png">
            <text:p/>
          </draw:image>
        </draw:frame>
        <draw:frame draw:style-name="gr34" draw:text-style-name="P6" xml:id="id5" draw:id="id5" draw:layer="layout" svg:width="1.365cm" svg:height="0.251cm" svg:x="3.077cm" svg:y="13.773cm">
          <draw:text-box>
            <text:p text:style-name="P5"><text:span text:style-name="T3">SetStateFSM</text:span></text:p>
          </draw:text-box>
        </draw:frame>
        <draw:frame draw:style-name="gr5" draw:text-style-name="P4" draw:layer="layout" svg:width="0.287cm" svg:height="0.287cm" svg:x="2.641cm" svg:y="14.422cm">
          <draw:image xlink:href="Pictures/100000010000001100000011B0895852C5925AD9.png" xlink:type="simple" xlink:show="embed" xlink:actuate="onLoad" draw:mime-type="image/png">
            <text:p/>
          </draw:image>
        </draw:frame>
        <draw:frame draw:style-name="gr35" draw:text-style-name="P6" xml:id="id3" draw:id="id3" draw:layer="layout" svg:width="1.158cm" svg:height="0.251cm" svg:x="3.077cm" svg:y="14.107cm">
          <draw:text-box>
            <text:p text:style-name="P5"><text:span text:style-name="T3">SetUpHero</text:span></text:p>
          </draw:text-box>
        </draw:frame>
        <draw:frame draw:style-name="gr5" draw:text-style-name="P4" draw:layer="layout" svg:width="0.287cm" svg:height="0.287cm" svg:x="2.641cm" svg:y="14.743cm">
          <draw:image xlink:href="Pictures/1000000100000011000000111A31820262D5CF24.png" xlink:type="simple" xlink:show="embed" xlink:actuate="onLoad" draw:mime-type="image/png">
            <text:p/>
          </draw:image>
        </draw:frame>
        <draw:frame draw:style-name="gr36" draw:text-style-name="P6" draw:layer="layout" svg:width="2.136cm" svg:height="0.251cm" svg:x="3.077cm" svg:y="14.438cm">
          <draw:text-box>
            <text:p text:style-name="P5"><text:span text:style-name="T3">SetWeightForStates</text:span></text:p>
          </draw:text-box>
        </draw:frame>
        <draw:frame draw:style-name="gr5" draw:text-style-name="P4" draw:layer="layout" svg:width="0.287cm" svg:height="0.287cm" svg:x="2.641cm" svg:y="15.082cm">
          <draw:image xlink:href="Pictures/100000010000001100000011BEB873846B4D61ED.png" xlink:type="simple" xlink:show="embed" xlink:actuate="onLoad" draw:mime-type="image/png">
            <text:p/>
          </draw:image>
        </draw:frame>
        <draw:frame draw:style-name="gr37" draw:text-style-name="P6" draw:layer="layout" svg:width="0.527cm" svg:height="0.251cm" svg:x="3.077cm" svg:y="14.768cm">
          <draw:text-box>
            <text:p text:style-name="P5"><text:span text:style-name="T3">Start</text:span></text:p>
          </draw:text-box>
        </draw:frame>
        <draw:path draw:style-name="gr2" draw:text-style-name="P2" draw:layer="layout" svg:width="2.578cm" svg:height="3.332cm" svg:x="9.635cm" svg:y="10.374cm" svg:viewBox="0 0 2579 3333" svg:d="M0 170c0-94 76-170 173-170h2236c93 0 170 76 170 170v2989c0 98-77 174-170 174h-2236c-97 0-173-76-173-174z">
          <text:p/>
        </draw:path>
        <draw:path draw:style-name="gr3" draw:text-style-name="P3" draw:layer="layout" svg:width="2.578cm" svg:height="3.332cm" svg:x="9.55cm" svg:y="10.315cm" svg:viewBox="0 0 2579 3333" svg:d="M0 169c0-93 76-169 173-169h2232c98 0 174 76 174 169v2990c0 97-76 174-174 174h-2232c-97 0-173-77-173-174z">
          <text:p/>
        </draw:path>
        <draw:path draw:style-name="gr4" draw:text-style-name="P4" draw:layer="layout" svg:width="2.578cm" svg:height="3.332cm" svg:x="9.55cm" svg:y="10.315cm" svg:viewBox="0 0 2579 3333" svg:d="M0 169c0-93 76-169 173-169h2232c98 0 174 76 174 169v2990c0 97-76 174-174 174h-2232c-97 0-173-77-173-174z">
          <text:p/>
        </draw:path>
        <draw:polygon draw:style-name="gr13" draw:text-style-name="P8" draw:layer="layout" svg:width="2.544cm" svg:height="0.021cm" svg:x="9.567cm" svg:y="11.259cm" svg:viewBox="0 0 2545 22" draw:points="0,0 2545,0 2545,22 0,22">
          <text:p/>
        </draw:polygon>
        <draw:frame draw:style-name="gr5" draw:text-style-name="P4" xml:id="id4" draw:id="id4" draw:layer="layout" svg:width="2.552cm" svg:height="0.935cm" svg:x="9.563cm" svg:y="10.328cm">
          <draw:image xlink:href="Pictures/100000000000025B00000001F2B3D9ED8EAEAD37.jpg" xlink:type="simple" xlink:show="embed" xlink:actuate="onLoad" draw:mime-type="image/jpeg">
            <text:p/>
          </draw:image>
        </draw:frame>
        <draw:frame draw:style-name="gr38" draw:text-style-name="P6" draw:layer="layout" svg:width="0.777cm" svg:height="0.251cm" svg:x="3.077cm" svg:y="15.098cm">
          <draw:text-box>
            <text:p text:style-name="P5"><text:span text:style-name="T3">Update</text:span></text:p>
          </draw:text-box>
        </draw:frame>
        <draw:frame draw:style-name="gr39" draw:text-style-name="P6" draw:layer="layout" svg:width="0.942cm" svg:height="0.251cm" svg:x="9.72cm" svg:y="10.433cm">
          <draw:text-box>
            <text:p text:style-name="P5"><text:span text:style-name="T1">FSM&lt;T&gt;</text:span></text:p>
          </draw:text-box>
        </draw:frame>
        <draw:frame draw:style-name="gr5" draw:text-style-name="P4" draw:layer="layout" svg:width="0.19cm" svg:height="0.088cm" svg:x="11.798cm" svg:y="10.421cm">
          <draw:image xlink:href="Pictures/100000010000000F00000007E19B45D0F931D39B.png" xlink:type="simple" xlink:show="embed" xlink:actuate="onLoad" draw:mime-type="image/png">
            <text:p/>
          </draw:image>
        </draw:frame>
        <draw:frame draw:style-name="gr5" draw:text-style-name="P4" draw:layer="layout" svg:width="0.228cm" svg:height="0.012cm" svg:x="11.786cm" svg:y="10.51cm">
          <draw:image xlink:href="Pictures/100000000000001200000001267832A2D05C430F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1.786cm" svg:y="10.523cm">
          <draw:image xlink:href="Pictures/100000000000001200000001BC852436BE92AEA8.jpg" xlink:type="simple" xlink:show="embed" xlink:actuate="onLoad" draw:mime-type="image/jpeg">
            <text:p/>
          </draw:image>
        </draw:frame>
        <draw:frame draw:style-name="gr5" draw:text-style-name="P4" draw:layer="layout" svg:width="0.202cm" svg:height="0.05cm" svg:x="11.786cm" svg:y="10.536cm">
          <draw:image xlink:href="Pictures/100000010000001000000004A126A3367345E8B3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1.913cm" svg:y="10.574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075cm" svg:height="0.012cm" svg:x="11.786cm" svg:y="10.586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1.925cm" svg:y="10.586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1.798cm" svg:y="10.599cm">
          <draw:image xlink:href="Pictures/100000010000000F000000026C316820A88D6FEE.png" xlink:type="simple" xlink:show="embed" xlink:actuate="onLoad" draw:mime-type="image/png">
            <text:p/>
          </draw:image>
        </draw:frame>
        <draw:polygon draw:style-name="gr3" draw:text-style-name="P3" draw:layer="layout" svg:width="2.544cm" svg:height="0.758cm" svg:x="9.567cm" svg:y="11.28cm" svg:viewBox="0 0 2545 759" draw:points="0,0 2545,0 2545,759 0,759">
          <text:p/>
        </draw:polygon>
        <draw:polygon draw:style-name="gr16" draw:text-style-name="P9" draw:layer="layout" svg:width="2.544cm" svg:height="0.428cm" svg:x="9.567cm" svg:y="11.28cm" svg:viewBox="0 0 2545 429" draw:points="0,0 2545,0 2545,429 0,429">
          <text:p/>
        </draw:polygon>
        <draw:frame draw:style-name="gr5" draw:text-style-name="P4" draw:layer="layout" svg:width="0.287cm" svg:height="0.287cm" svg:x="9.644cm" svg:y="11.374cm">
          <draw:image xlink:href="Pictures/1000000100000011000000110792395833A01DC9.png" xlink:type="simple" xlink:show="embed" xlink:actuate="onLoad" draw:mime-type="image/png">
            <text:p/>
          </draw:image>
        </draw:frame>
        <draw:frame draw:style-name="gr8" draw:text-style-name="P7" draw:layer="layout" svg:width="1.272cm" svg:height="0.217cm" svg:x="9.716cm" svg:y="10.736cm">
          <draw:text-box>
            <text:p text:style-name="P5"><text:span text:style-name="T2">Generic Class</text:span></text:p>
          </draw:text-box>
        </draw:frame>
        <draw:polygon draw:style-name="gr3" draw:text-style-name="P3" draw:layer="layout" svg:width="2.544cm" svg:height="0.33cm" svg:x="9.567cm" svg:y="11.708cm" svg:viewBox="0 0 2545 331" draw:points="0,0 2545,0 2545,331 0,331">
          <text:p/>
        </draw:polygon>
        <draw:frame draw:style-name="gr5" draw:text-style-name="P4" draw:layer="layout" svg:width="0.287cm" svg:height="0.287cm" svg:x="9.931cm" svg:y="11.729cm">
          <draw:image xlink:href="Pictures/1000000100000011000000116995EB73E1444941.png" xlink:type="simple" xlink:show="embed" xlink:actuate="onLoad" draw:mime-type="image/png">
            <text:p/>
          </draw:image>
        </draw:frame>
        <draw:frame draw:style-name="gr18" draw:text-style-name="P6" draw:layer="layout" svg:width="0.624cm" svg:height="0.251cm" svg:x="9.999cm" svg:y="11.369cm">
          <draw:text-box>
            <text:p text:style-name="P5"><text:span text:style-name="T3">Fields</text:span></text:p>
          </draw:text-box>
        </draw:frame>
        <draw:polygon draw:style-name="gr3" draw:text-style-name="P3" draw:layer="layout" svg:width="2.544cm" svg:height="1.418cm" svg:x="9.567cm" svg:y="12.055cm" svg:viewBox="0 0 2545 1419" draw:points="0,0 2545,0 2545,1419 0,1419">
          <text:p/>
        </draw:polygon>
        <draw:polygon draw:style-name="gr16" draw:text-style-name="P9" draw:layer="layout" svg:width="2.544cm" svg:height="0.427cm" svg:x="9.567cm" svg:y="12.055cm" svg:viewBox="0 0 2545 428" draw:points="0,0 2545,0 2545,428 0,428">
          <text:p/>
        </draw:polygon>
        <draw:frame draw:style-name="gr5" draw:text-style-name="P4" draw:layer="layout" svg:width="0.287cm" svg:height="0.287cm" svg:x="9.644cm" svg:y="12.153cm">
          <draw:image xlink:href="Pictures/1000000100000011000000114FDB18AA15DFB4A8.png" xlink:type="simple" xlink:show="embed" xlink:actuate="onLoad" draw:mime-type="image/png">
            <text:p/>
          </draw:image>
        </draw:frame>
        <draw:frame draw:style-name="gr40" draw:text-style-name="P6" draw:layer="layout" svg:width="0.895cm" svg:height="0.251cm" svg:x="10.38cm" svg:y="11.758cm">
          <draw:text-box>
            <text:p text:style-name="P5"><text:span text:style-name="T3">_current</text:span></text:p>
          </draw:text-box>
        </draw:frame>
        <draw:polygon draw:style-name="gr3" draw:text-style-name="P3" draw:layer="layout" svg:width="2.544cm" svg:height="0.991cm" svg:x="9.567cm" svg:y="12.482cm" svg:viewBox="0 0 2545 992" draw:points="0,0 2545,0 2545,992 0,992">
          <text:p/>
        </draw:polygon>
        <draw:frame draw:style-name="gr5" draw:text-style-name="P4" draw:layer="layout" svg:width="0.287cm" svg:height="0.287cm" svg:x="9.931cm" svg:y="12.508cm">
          <draw:image xlink:href="Pictures/10000001000000110000001180CF9943B4DC8CA2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9.999cm" svg:y="12.143cm">
          <draw:text-box>
            <text:p text:style-name="P5"><text:span text:style-name="T3">Methods</text:span></text:p>
          </draw:text-box>
        </draw:frame>
        <draw:frame draw:style-name="gr5" draw:text-style-name="P4" draw:layer="layout" svg:width="0.287cm" svg:height="0.287cm" svg:x="9.931cm" svg:y="12.847cm">
          <draw:image xlink:href="Pictures/100000010000001100000011CDA0F542CBCFCBD8.png" xlink:type="simple" xlink:show="embed" xlink:actuate="onLoad" draw:mime-type="image/png">
            <text:p/>
          </draw:image>
        </draw:frame>
        <draw:frame draw:style-name="gr41" draw:text-style-name="P6" draw:layer="layout" svg:width="0.447cm" svg:height="0.251cm" svg:x="10.38cm" svg:y="12.533cm">
          <draw:text-box>
            <text:p text:style-name="P5"><text:span text:style-name="T3">FSM</text:span></text:p>
          </draw:text-box>
        </draw:frame>
        <draw:frame draw:style-name="gr5" draw:text-style-name="P4" xml:id="id6" draw:id="id6" draw:layer="layout" svg:width="0.287cm" svg:height="0.287cm" svg:x="9.931cm" svg:y="13.169cm">
          <draw:image xlink:href="Pictures/10000001000000110000001145811384B587A19B.png" xlink:type="simple" xlink:show="embed" xlink:actuate="onLoad" draw:mime-type="image/png">
            <text:p/>
          </draw:image>
        </draw:frame>
        <draw:frame draw:style-name="gr42" draw:text-style-name="P6" draw:layer="layout" svg:width="1.082cm" svg:height="0.251cm" svg:x="10.38cm" svg:y="12.863cm">
          <draw:text-box>
            <text:p text:style-name="P5"><text:span text:style-name="T3">OnUpdate</text:span></text:p>
          </draw:text-box>
        </draw:frame>
        <draw:path draw:style-name="gr2" draw:text-style-name="P2" draw:layer="layout" svg:width="2.578cm" svg:height="12.924cm" svg:x="15.35cm" svg:y="8.466cm" svg:viewBox="0 0 2579 12925" svg:d="M0 173c0-93 76-173 173-173h2236c93 0 170 80 170 173v12583c0 93-77 169-170 169h-2236c-97 0-173-76-173-169z">
          <text:p/>
        </draw:path>
        <draw:path draw:style-name="gr3" draw:text-style-name="P3" draw:layer="layout" svg:width="2.578cm" svg:height="12.924cm" svg:x="15.265cm" svg:y="8.407cm" svg:viewBox="0 0 2579 12925" svg:d="M0 173c0-97 76-173 173-173h2232c98 0 174 76 174 173v12578c0 98-76 174-174 174h-2232c-97 0-173-76-173-174z">
          <text:p/>
        </draw:path>
        <draw:path draw:style-name="gr4" draw:text-style-name="P4" draw:layer="layout" svg:width="2.578cm" svg:height="12.924cm" svg:x="15.265cm" svg:y="8.407cm" svg:viewBox="0 0 2579 12925" svg:d="M0 173c0-97 76-173 173-173h2232c98 0 174 76 174 173v12578c0 98-76 174-174 174h-2232c-97 0-173-76-173-174z">
          <text:p/>
        </draw:path>
        <draw:polygon draw:style-name="gr13" draw:text-style-name="P8" draw:layer="layout" svg:width="2.544cm" svg:height="0.017cm" svg:x="15.282cm" svg:y="9.579cm" svg:viewBox="0 0 2545 18" draw:points="0,0 2545,0 2545,18 0,18">
          <text:p/>
        </draw:polygon>
        <draw:frame draw:style-name="gr5" draw:text-style-name="P4" xml:id="id8" draw:id="id8" draw:layer="layout" svg:width="2.552cm" svg:height="1.163cm" svg:x="15.278cm" svg:y="8.42cm">
          <draw:image xlink:href="Pictures/100000000000025B00000001F2B3D9ED8EAEAD37.jpg" xlink:type="simple" xlink:show="embed" xlink:actuate="onLoad" draw:mime-type="image/jpeg">
            <text:p/>
          </draw:image>
        </draw:frame>
        <draw:frame draw:style-name="gr43" draw:text-style-name="P6" draw:layer="layout" svg:width="1.073cm" svg:height="0.251cm" svg:x="10.38cm" svg:y="13.193cm">
          <draw:text-box>
            <text:p text:style-name="P5"><text:span text:style-name="T3">Transition</text:span></text:p>
          </draw:text-box>
        </draw:frame>
        <draw:frame draw:style-name="gr5" draw:text-style-name="P4" draw:layer="layout" svg:width="0.151cm" svg:height="0.118cm" svg:x="15.443cm" svg:y="9.152cm">
          <draw:image xlink:href="Pictures/100000010000000900000007C78B687722B9A4E4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15.435cm" svg:y="8.529cm">
          <draw:text-box>
            <text:p text:style-name="P5"><text:span text:style-name="T1">MinionIA</text:span></text:p>
          </draw:text-box>
        </draw:frame>
        <draw:frame draw:style-name="gr15" draw:text-style-name="P7" draw:layer="layout" svg:width="1.454cm" svg:height="0.217cm" svg:x="15.655cm" svg:y="9.119cm">
          <draw:text-box>
            <text:p text:style-name="P5"><text:span text:style-name="T2">MonoBehaviour</text:span></text:p>
          </draw:text-box>
        </draw:frame>
        <draw:frame draw:style-name="gr5" draw:text-style-name="P4" draw:layer="layout" svg:width="0.19cm" svg:height="0.088cm" svg:x="17.513cm" svg:y="8.513cm">
          <draw:image xlink:href="Pictures/100000010000000F00000007E19B45D0F931D39B.png" xlink:type="simple" xlink:show="embed" xlink:actuate="onLoad" draw:mime-type="image/png">
            <text:p/>
          </draw:image>
        </draw:frame>
        <draw:frame draw:style-name="gr5" draw:text-style-name="P4" draw:layer="layout" svg:width="0.228cm" svg:height="0.012cm" svg:x="17.501cm" svg:y="8.602cm">
          <draw:image xlink:href="Pictures/100000000000001200000001267832A2D05C430F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501cm" svg:y="8.614cm">
          <draw:image xlink:href="Pictures/100000000000001200000001BC852436BE92AEA8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501cm" svg:y="8.627cm">
          <draw:image xlink:href="Pictures/100000000000001200000001BC852436BE92AEA8.jpg" xlink:type="simple" xlink:show="embed" xlink:actuate="onLoad" draw:mime-type="image/jpeg">
            <text:p/>
          </draw:image>
        </draw:frame>
        <draw:frame draw:style-name="gr5" draw:text-style-name="P4" draw:layer="layout" svg:width="0.202cm" svg:height="0.037cm" svg:x="17.501cm" svg:y="8.64cm">
          <draw:image xlink:href="Pictures/1000000100000010000000038A20A740E59DCB37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7.628cm" svg:y="8.665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075cm" svg:height="0.012cm" svg:x="17.501cm" svg:y="8.678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7.64cm" svg:y="8.678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7.513cm" svg:y="8.691cm">
          <draw:image xlink:href="Pictures/100000010000000F000000026C316820A88D6FEE.png" xlink:type="simple" xlink:show="embed" xlink:actuate="onLoad" draw:mime-type="image/png">
            <text:p/>
          </draw:image>
        </draw:frame>
        <draw:polygon draw:style-name="gr16" draw:text-style-name="P9" draw:layer="layout" svg:width="2.544cm" svg:height="0.428cm" svg:x="15.282cm" svg:y="9.596cm" svg:viewBox="0 0 2545 429" draw:points="0,0 2545,0 2545,429 0,429">
          <text:p/>
        </draw:polygon>
        <draw:frame draw:style-name="gr5" draw:text-style-name="P4" draw:layer="layout" svg:width="0.287cm" svg:height="0.287cm" svg:x="15.359cm" svg:y="9.694cm">
          <draw:image xlink:href="Pictures/1000000100000011000000118D01938F203EBCB0.png" xlink:type="simple" xlink:show="embed" xlink:actuate="onLoad" draw:mime-type="image/png">
            <text:p/>
          </draw:image>
        </draw:frame>
        <draw:frame draw:style-name="gr17" draw:text-style-name="P7" draw:layer="layout" svg:width="0.493cm" svg:height="0.217cm" svg:x="15.431cm" svg:y="8.831cm">
          <draw:text-box>
            <text:p text:style-name="P5"><text:span text:style-name="T2">Class</text:span></text:p>
          </draw:text-box>
        </draw:frame>
        <draw:polygon draw:style-name="gr3" draw:text-style-name="P3" draw:layer="layout" svg:width="2.544cm" svg:height="4.394cm" svg:x="15.282cm" svg:y="10.041cm" svg:viewBox="0 0 2545 4395" draw:points="0,0 2545,0 2545,4395 0,4395">
          <text:p/>
        </draw:polygon>
        <draw:polygon draw:style-name="gr16" draw:text-style-name="P9" draw:layer="layout" svg:width="2.544cm" svg:height="0.427cm" svg:x="15.282cm" svg:y="10.041cm" svg:viewBox="0 0 2545 428" draw:points="0,0 2545,0 2545,428 0,428">
          <text:p/>
        </draw:polygon>
        <draw:frame draw:style-name="gr5" draw:text-style-name="P4" draw:layer="layout" svg:width="0.287cm" svg:height="0.287cm" svg:x="15.359cm" svg:y="10.134cm">
          <draw:image xlink:href="Pictures/100000010000001100000011088A6C216DD9F1BE.png" xlink:type="simple" xlink:show="embed" xlink:actuate="onLoad" draw:mime-type="image/png">
            <text:p/>
          </draw:image>
        </draw:frame>
        <draw:frame draw:style-name="gr18" draw:text-style-name="P6" draw:layer="layout" svg:width="0.624cm" svg:height="0.251cm" svg:x="15.714cm" svg:y="9.685cm">
          <draw:text-box>
            <text:p text:style-name="P5"><text:span text:style-name="T3">Fields</text:span></text:p>
          </draw:text-box>
        </draw:frame>
        <draw:polygon draw:style-name="gr3" draw:text-style-name="P3" draw:layer="layout" svg:width="2.544cm" svg:height="3.967cm" svg:x="15.282cm" svg:y="10.468cm" svg:viewBox="0 0 2545 3968" draw:points="0,0 2545,0 2545,3968 0,3968">
          <text:p/>
        </draw:polygon>
        <draw:frame draw:style-name="gr5" draw:text-style-name="P4" draw:layer="layout" svg:width="0.287cm" svg:height="0.287cm" svg:x="15.646cm" svg:y="10.49cm">
          <draw:image xlink:href="Pictures/100000010000001100000011F57D656A6FAA4721.png" xlink:type="simple" xlink:show="embed" xlink:actuate="onLoad" draw:mime-type="image/png">
            <text:p/>
          </draw:image>
        </draw:frame>
        <draw:frame draw:style-name="gr19" draw:text-style-name="P6" draw:layer="layout" svg:width="1.098cm" svg:height="0.251cm" svg:x="15.714cm" svg:y="10.129cm">
          <draw:text-box>
            <text:p text:style-name="P5"><text:span text:style-name="T3">Properties</text:span></text:p>
          </draw:text-box>
        </draw:frame>
        <draw:frame draw:style-name="gr5" draw:text-style-name="P4" draw:layer="layout" svg:width="0.287cm" svg:height="0.287cm" svg:x="15.646cm" svg:y="10.829cm">
          <draw:image xlink:href="Pictures/10000001000000110000001179D82CA9A9F6DA95.png" xlink:type="simple" xlink:show="embed" xlink:actuate="onLoad" draw:mime-type="image/png">
            <text:p/>
          </draw:image>
        </draw:frame>
        <draw:frame draw:style-name="gr44" draw:text-style-name="P6" draw:layer="layout" svg:width="0.908cm" svg:height="0.251cm" svg:x="16.095cm" svg:y="10.518cm">
          <draw:text-box>
            <text:p text:style-name="P5"><text:span text:style-name="T3">Damage</text:span></text:p>
          </draw:text-box>
        </draw:frame>
        <draw:frame draw:style-name="gr5" draw:text-style-name="P4" xml:id="id9" draw:id="id9" draw:layer="layout" svg:width="0.287cm" svg:height="0.27cm" svg:x="15.646cm" svg:y="11.167cm">
          <draw:image xlink:href="Pictures/100000010000001100000010E497CBF92DBA7BE1.png" xlink:type="simple" xlink:show="embed" xlink:actuate="onLoad" draw:mime-type="image/png">
            <text:p/>
          </draw:image>
        </draw:frame>
        <draw:frame draw:style-name="gr45" draw:text-style-name="P6" draw:layer="layout" svg:width="1.403cm" svg:height="0.251cm" svg:x="16.095cm" svg:y="10.849cm">
          <draw:text-box>
            <text:p text:style-name="P5"><text:span text:style-name="T3">EnemyFound</text:span></text:p>
          </draw:text-box>
        </draw:frame>
        <draw:frame draw:style-name="gr5" draw:text-style-name="P4" draw:layer="layout" svg:width="0.287cm" svg:height="0.287cm" svg:x="15.646cm" svg:y="11.489cm">
          <draw:image xlink:href="Pictures/1000000100000011000000119FB682BE1C37B8C0.png" xlink:type="simple" xlink:show="embed" xlink:actuate="onLoad" draw:mime-type="image/png">
            <text:p/>
          </draw:image>
        </draw:frame>
        <draw:frame draw:style-name="gr44" draw:text-style-name="P6" draw:layer="layout" svg:width="0.908cm" svg:height="0.251cm" svg:x="16.095cm" svg:y="11.179cm">
          <draw:text-box>
            <text:p text:style-name="P5"><text:span text:style-name="T3">HeroAlly</text:span></text:p>
          </draw:text-box>
        </draw:frame>
        <draw:frame draw:style-name="gr5" draw:text-style-name="P4" draw:layer="layout" svg:width="0.287cm" svg:height="0.27cm" svg:x="15.646cm" svg:y="11.828cm">
          <draw:image xlink:href="Pictures/10000001000000110000001017626C0A061928BD.png" xlink:type="simple" xlink:show="embed" xlink:actuate="onLoad" draw:mime-type="image/png">
            <text:p/>
          </draw:image>
        </draw:frame>
        <draw:frame draw:style-name="gr46" draw:text-style-name="P6" draw:layer="layout" svg:width="1.818cm" svg:height="0.251cm" svg:x="16.095cm" svg:y="11.509cm">
          <draw:text-box>
            <text:p text:style-name="P5"><text:span text:style-name="T3">IsBlockingDam…</text:span></text:p>
          </draw:text-box>
        </draw:frame>
        <draw:frame draw:style-name="gr5" draw:text-style-name="P4" draw:layer="layout" svg:width="0.287cm" svg:height="0.287cm" svg:x="15.646cm" svg:y="12.149cm">
          <draw:image xlink:href="Pictures/100000010000001100000011438CFC5DD5BA1EFD.png" xlink:type="simple" xlink:show="embed" xlink:actuate="onLoad" draw:mime-type="image/png">
            <text:p/>
          </draw:image>
        </draw:frame>
        <draw:frame draw:style-name="gr47" draw:text-style-name="P6" draw:layer="layout" svg:width="1.805cm" svg:height="0.251cm" svg:x="16.095cm" svg:y="11.839cm">
          <draw:text-box>
            <text:p text:style-name="P5"><text:span text:style-name="T3">IsObstacleAhead</text:span></text:p>
          </draw:text-box>
        </draw:frame>
        <draw:frame draw:style-name="gr5" draw:text-style-name="P4" draw:layer="layout" svg:width="0.287cm" svg:height="0.27cm" svg:x="15.646cm" svg:y="12.488cm">
          <draw:image xlink:href="Pictures/100000010000001100000010DA53A13078A82F9B.png" xlink:type="simple" xlink:show="embed" xlink:actuate="onLoad" draw:mime-type="image/png">
            <text:p/>
          </draw:image>
        </draw:frame>
        <draw:frame draw:style-name="gr48" draw:text-style-name="P6" draw:layer="layout" svg:width="1.34cm" svg:height="0.251cm" svg:x="16.095cm" svg:y="12.169cm">
          <draw:text-box>
            <text:p text:style-name="P5"><text:span text:style-name="T3">LayerEnemy</text:span></text:p>
          </draw:text-box>
        </draw:frame>
        <draw:frame draw:style-name="gr5" draw:text-style-name="P4" draw:layer="layout" svg:width="0.287cm" svg:height="0.287cm" svg:x="15.646cm" svg:y="12.81cm">
          <draw:image xlink:href="Pictures/1000000100000011000000119441D1668CFFD68D.png" xlink:type="simple" xlink:show="embed" xlink:actuate="onLoad" draw:mime-type="image/png">
            <text:p/>
          </draw:image>
        </draw:frame>
        <draw:frame draw:style-name="gr49" draw:text-style-name="P6" draw:layer="layout" svg:width="0.387cm" svg:height="0.251cm" svg:x="16.095cm" svg:y="12.5cm">
          <draw:text-box>
            <text:p text:style-name="P5"><text:span text:style-name="T3">Life</text:span></text:p>
          </draw:text-box>
        </draw:frame>
        <draw:frame draw:style-name="gr5" draw:text-style-name="P4" draw:layer="layout" svg:width="0.287cm" svg:height="0.287cm" svg:x="15.646cm" svg:y="13.148cm">
          <draw:image xlink:href="Pictures/10000001000000110000001139245046D08A20F7.png" xlink:type="simple" xlink:show="embed" xlink:actuate="onLoad" draw:mime-type="image/png">
            <text:p/>
          </draw:image>
        </draw:frame>
        <draw:frame draw:style-name="gr50" draw:text-style-name="P6" draw:layer="layout" svg:width="1.581cm" svg:height="0.251cm" svg:x="16.095cm" svg:y="12.83cm">
          <draw:text-box>
            <text:p text:style-name="P5"><text:span text:style-name="T3">ObjectiveToGo</text:span></text:p>
          </draw:text-box>
        </draw:frame>
        <draw:frame draw:style-name="gr5" draw:text-style-name="P4" draw:layer="layout" svg:width="0.287cm" svg:height="0.287cm" svg:x="15.646cm" svg:y="13.47cm">
          <draw:image xlink:href="Pictures/1000000100000011000000117E45C59CFE63224C.png" xlink:type="simple" xlink:show="embed" xlink:actuate="onLoad" draw:mime-type="image/png">
            <text:p/>
          </draw:image>
        </draw:frame>
        <draw:frame draw:style-name="gr51" draw:text-style-name="P6" draw:layer="layout" svg:width="1.678cm" svg:height="0.251cm" svg:x="16.095cm" svg:y="13.164cm">
          <draw:text-box>
            <text:p text:style-name="P5"><text:span text:style-name="T3">RadiusBehavior</text:span></text:p>
          </draw:text-box>
        </draw:frame>
        <draw:frame draw:style-name="gr5" draw:text-style-name="P4" draw:layer="layout" svg:width="0.287cm" svg:height="0.287cm" svg:x="15.646cm" svg:y="13.809cm">
          <draw:image xlink:href="Pictures/100000010000001100000011873B186AE4389C78.png" xlink:type="simple" xlink:show="embed" xlink:actuate="onLoad" draw:mime-type="image/png">
            <text:p/>
          </draw:image>
        </draw:frame>
        <draw:frame draw:style-name="gr52" draw:text-style-name="P6" draw:layer="layout" svg:width="1.695cm" svg:height="0.251cm" svg:x="16.095cm" svg:y="13.495cm">
          <draw:text-box>
            <text:p text:style-name="P5"><text:span text:style-name="T3">RadiusForPatrol</text:span></text:p>
          </draw:text-box>
        </draw:frame>
        <draw:frame draw:style-name="gr5" draw:text-style-name="P4" draw:layer="layout" svg:width="0.287cm" svg:height="0.287cm" svg:x="15.646cm" svg:y="14.131cm">
          <draw:image xlink:href="Pictures/100000010000001100000011105BC5B0E3FCA0B0.png" xlink:type="simple" xlink:show="embed" xlink:actuate="onLoad" draw:mime-type="image/png">
            <text:p/>
          </draw:image>
        </draw:frame>
        <draw:frame draw:style-name="gr53" draw:text-style-name="P6" draw:layer="layout" svg:width="1.225cm" svg:height="0.251cm" svg:x="16.095cm" svg:y="13.825cm">
          <draw:text-box>
            <text:p text:style-name="P5"><text:span text:style-name="T3">SBehaviour</text:span></text:p>
          </draw:text-box>
        </draw:frame>
        <draw:polygon draw:style-name="gr3" draw:text-style-name="P3" draw:layer="layout" svg:width="2.544cm" svg:height="6.705cm" svg:x="15.282cm" svg:y="14.452cm" svg:viewBox="0 0 2545 6706" draw:points="0,0 2545,0 2545,6706 0,6706">
          <text:p/>
        </draw:polygon>
        <draw:polygon draw:style-name="gr16" draw:text-style-name="P9" draw:layer="layout" svg:width="2.544cm" svg:height="0.427cm" svg:x="15.282cm" svg:y="14.452cm" svg:viewBox="0 0 2545 428" draw:points="0,0 2545,0 2545,428 0,428">
          <text:p/>
        </draw:polygon>
        <draw:frame draw:style-name="gr5" draw:text-style-name="P4" draw:layer="layout" svg:width="0.287cm" svg:height="0.287cm" svg:x="15.359cm" svg:y="14.554cm">
          <draw:image xlink:href="Pictures/1000000100000011000000116B114B5E4FEA3534.png" xlink:type="simple" xlink:show="embed" xlink:actuate="onLoad" draw:mime-type="image/png">
            <text:p/>
          </draw:image>
        </draw:frame>
        <draw:frame draw:style-name="gr54" draw:text-style-name="P6" draw:layer="layout" svg:width="0.671cm" svg:height="0.251cm" svg:x="16.095cm" svg:y="14.155cm">
          <draw:text-box>
            <text:p text:style-name="P5"><text:span text:style-name="T3">Speed</text:span></text:p>
          </draw:text-box>
        </draw:frame>
        <draw:polygon draw:style-name="gr3" draw:text-style-name="P3" draw:layer="layout" svg:width="2.544cm" svg:height="6.278cm" svg:x="15.282cm" svg:y="14.879cm" svg:viewBox="0 0 2545 6279" draw:points="0,0 2545,0 2545,6279 0,6279">
          <text:p/>
        </draw:polygon>
        <draw:frame draw:style-name="gr5" draw:text-style-name="P4" draw:layer="layout" svg:width="0.287cm" svg:height="0.287cm" svg:x="15.646cm" svg:y="14.909cm">
          <draw:image xlink:href="Pictures/100000010000001100000011FE49C500859EC9B3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15.714cm" svg:y="14.54cm">
          <draw:text-box>
            <text:p text:style-name="P5"><text:span text:style-name="T3">Methods</text:span></text:p>
          </draw:text-box>
        </draw:frame>
        <draw:frame draw:style-name="gr5" draw:text-style-name="P4" draw:layer="layout" svg:width="0.287cm" svg:height="0.287cm" svg:x="15.646cm" svg:y="15.231cm">
          <draw:image xlink:href="Pictures/100000010000001100000011B95ECBC2870453D3.png" xlink:type="simple" xlink:show="embed" xlink:actuate="onLoad" draw:mime-type="image/png">
            <text:p/>
          </draw:image>
        </draw:frame>
        <draw:frame draw:style-name="gr22" draw:text-style-name="P6" draw:layer="layout" svg:width="1.585cm" svg:height="0.251cm" svg:x="16.095cm" svg:y="14.93cm">
          <draw:text-box>
            <text:p text:style-name="P5"><text:span text:style-name="T3">AttackedFocus</text:span></text:p>
          </draw:text-box>
        </draw:frame>
        <draw:frame draw:style-name="gr5" draw:text-style-name="P4" draw:layer="layout" svg:width="0.287cm" svg:height="0.287cm" svg:x="15.646cm" svg:y="15.57cm">
          <draw:image xlink:href="Pictures/100000010000001100000011BEF00CB74A2991DC.png" xlink:type="simple" xlink:show="embed" xlink:actuate="onLoad" draw:mime-type="image/png">
            <text:p/>
          </draw:image>
        </draw:frame>
        <draw:frame draw:style-name="gr55" draw:text-style-name="P6" draw:layer="layout" svg:width="1.492cm" svg:height="0.251cm" svg:x="16.095cm" svg:y="15.26cm">
          <draw:text-box>
            <text:p text:style-name="P5"><text:span text:style-name="T3">BlockDamage</text:span></text:p>
          </draw:text-box>
        </draw:frame>
        <draw:frame draw:style-name="gr5" draw:text-style-name="P4" draw:layer="layout" svg:width="0.287cm" svg:height="0.27cm" svg:x="15.646cm" svg:y="15.909cm">
          <draw:image xlink:href="Pictures/10000001000000110000001007A8FD14E6C50A5D.png" xlink:type="simple" xlink:show="embed" xlink:actuate="onLoad" draw:mime-type="image/png">
            <text:p/>
          </draw:image>
        </draw:frame>
        <draw:frame draw:style-name="gr56" draw:text-style-name="P6" draw:layer="layout" svg:width="1.831cm" svg:height="0.251cm" svg:x="16.095cm" svg:y="15.59cm">
          <draw:text-box>
            <text:p text:style-name="P5"><text:span text:style-name="T3">CreateAndSetF…</text:span></text:p>
          </draw:text-box>
        </draw:frame>
        <draw:frame draw:style-name="gr5" draw:text-style-name="P4" draw:layer="layout" svg:width="0.287cm" svg:height="0.287cm" svg:x="15.646cm" svg:y="16.23cm">
          <draw:image xlink:href="Pictures/100000010000001100000011209751350B2A6222.png" xlink:type="simple" xlink:show="embed" xlink:actuate="onLoad" draw:mime-type="image/png">
            <text:p/>
          </draw:image>
        </draw:frame>
        <draw:frame draw:style-name="gr25" draw:text-style-name="P6" draw:layer="layout" svg:width="0.358cm" svg:height="0.251cm" svg:x="16.095cm" svg:y="15.92cm">
          <draw:text-box>
            <text:p text:style-name="P5"><text:span text:style-name="T3">Die</text:span></text:p>
          </draw:text-box>
        </draw:frame>
        <draw:frame draw:style-name="gr5" draw:text-style-name="P4" draw:layer="layout" svg:width="0.287cm" svg:height="0.27cm" svg:x="15.646cm" svg:y="16.569cm">
          <draw:image xlink:href="Pictures/100000010000001100000010E1E81AC4E945A657.png" xlink:type="simple" xlink:show="embed" xlink:actuate="onLoad" draw:mime-type="image/png">
            <text:p/>
          </draw:image>
        </draw:frame>
        <draw:frame draw:style-name="gr57" draw:text-style-name="P6" draw:layer="layout" svg:width="1.065cm" svg:height="0.251cm" svg:x="16.095cm" svg:y="16.25cm">
          <draw:text-box>
            <text:p text:style-name="P5"><text:span text:style-name="T3">DieMinion</text:span></text:p>
          </draw:text-box>
        </draw:frame>
        <draw:frame draw:style-name="gr5" draw:text-style-name="P4" draw:layer="layout" svg:width="0.287cm" svg:height="0.287cm" svg:x="15.646cm" svg:y="16.891cm">
          <draw:image xlink:href="Pictures/100000010000001100000011D592707A9FE38450.png" xlink:type="simple" xlink:show="embed" xlink:actuate="onLoad" draw:mime-type="image/png">
            <text:p/>
          </draw:image>
        </draw:frame>
        <draw:frame draw:style-name="gr26" draw:text-style-name="P6" draw:layer="layout" svg:width="1.293cm" svg:height="0.251cm" svg:x="16.095cm" svg:y="16.581cm">
          <draw:text-box>
            <text:p text:style-name="P5"><text:span text:style-name="T3">GetDamage</text:span></text:p>
          </draw:text-box>
        </draw:frame>
        <draw:frame draw:style-name="gr5" draw:text-style-name="P4" draw:layer="layout" svg:width="0.287cm" svg:height="0.27cm" svg:x="15.646cm" svg:y="17.229cm">
          <draw:image xlink:href="Pictures/1000000100000011000000109131603346C13E43.png" xlink:type="simple" xlink:show="embed" xlink:actuate="onLoad" draw:mime-type="image/png">
            <text:p/>
          </draw:image>
        </draw:frame>
        <draw:frame draw:style-name="gr58" draw:text-style-name="P6" draw:layer="layout" svg:width="1.192cm" svg:height="0.251cm" svg:x="16.095cm" svg:y="16.911cm">
          <draw:text-box>
            <text:p text:style-name="P5"><text:span text:style-name="T3">HealMinion</text:span></text:p>
          </draw:text-box>
        </draw:frame>
        <draw:frame draw:style-name="gr5" draw:text-style-name="P4" draw:layer="layout" svg:width="0.287cm" svg:height="0.287cm" svg:x="15.646cm" svg:y="17.551cm">
          <draw:image xlink:href="Pictures/10000001000000110000001183F67B8A0DB894C5.png" xlink:type="simple" xlink:show="embed" xlink:actuate="onLoad" draw:mime-type="image/png">
            <text:p/>
          </draw:image>
        </draw:frame>
        <draw:frame draw:style-name="gr30" draw:text-style-name="P6" draw:layer="layout" svg:width="1.59cm" svg:height="0.251cm" svg:x="16.095cm" svg:y="17.241cm">
          <draw:text-box>
            <text:p text:style-name="P5"><text:span text:style-name="T3">IsTargetVisible</text:span></text:p>
          </draw:text-box>
        </draw:frame>
        <draw:frame draw:style-name="gr5" draw:text-style-name="P4" draw:layer="layout" svg:width="0.287cm" svg:height="0.287cm" svg:x="15.646cm" svg:y="17.89cm">
          <draw:image xlink:href="Pictures/10000001000000110000001166BE73B450C19DE0.png" xlink:type="simple" xlink:show="embed" xlink:actuate="onLoad" draw:mime-type="image/png">
            <text:p/>
          </draw:image>
        </draw:frame>
        <draw:frame draw:style-name="gr59" draw:text-style-name="P6" draw:layer="layout" svg:width="1.285cm" svg:height="0.251cm" svg:x="16.095cm" svg:y="17.575cm">
          <draw:text-box>
            <text:p text:style-name="P5"><text:span text:style-name="T3">MoveMinion</text:span></text:p>
          </draw:text-box>
        </draw:frame>
        <draw:frame draw:style-name="gr5" draw:text-style-name="P4" draw:layer="layout" svg:width="0.287cm" svg:height="0.287cm" svg:x="15.646cm" svg:y="18.211cm">
          <draw:image xlink:href="Pictures/100000010000001100000011DFCB37513337BB03.png" xlink:type="simple" xlink:show="embed" xlink:actuate="onLoad" draw:mime-type="image/png">
            <text:p/>
          </draw:image>
        </draw:frame>
        <draw:frame draw:style-name="gr60" draw:text-style-name="P6" draw:layer="layout" svg:width="1.886cm" svg:height="0.251cm" svg:x="16.095cm" svg:y="17.906cm">
          <draw:text-box>
            <text:p text:style-name="P5"><text:span text:style-name="T3">OnDrawGizmos…</text:span></text:p>
          </draw:text-box>
        </draw:frame>
        <draw:frame draw:style-name="gr5" draw:text-style-name="P4" draw:layer="layout" svg:width="0.287cm" svg:height="0.287cm" svg:x="15.646cm" svg:y="18.55cm">
          <draw:image xlink:href="Pictures/1000000100000011000000112256E18C9E2D18E1.png" xlink:type="simple" xlink:show="embed" xlink:actuate="onLoad" draw:mime-type="image/png">
            <text:p/>
          </draw:image>
        </draw:frame>
        <draw:frame draw:style-name="gr61" draw:text-style-name="P6" draw:layer="layout" svg:width="1.814cm" svg:height="0.251cm" svg:x="16.095cm" svg:y="18.236cm">
          <draw:text-box>
            <text:p text:style-name="P5"><text:span text:style-name="T3">ResetMinionBe…</text:span></text:p>
          </draw:text-box>
        </draw:frame>
        <draw:frame draw:style-name="gr5" draw:text-style-name="P4" draw:layer="layout" svg:width="0.287cm" svg:height="0.287cm" svg:x="15.646cm" svg:y="18.872cm">
          <draw:image xlink:href="Pictures/100000010000001100000011924F21D93DF2FE83.png" xlink:type="simple" xlink:show="embed" xlink:actuate="onLoad" draw:mime-type="image/png">
            <text:p/>
          </draw:image>
        </draw:frame>
        <draw:frame draw:style-name="gr31" draw:text-style-name="P6" draw:layer="layout" svg:width="1.827cm" svg:height="0.251cm" svg:x="16.095cm" svg:y="18.566cm">
          <draw:text-box>
            <text:p text:style-name="P5"><text:span text:style-name="T3">SetColorForState</text:span></text:p>
          </draw:text-box>
        </draw:frame>
        <draw:frame draw:style-name="gr5" draw:text-style-name="P4" draw:layer="layout" svg:width="0.287cm" svg:height="0.287cm" svg:x="15.646cm" svg:y="19.211cm">
          <draw:image xlink:href="Pictures/10000001000000110000001133576CFE1C223E2D.png" xlink:type="simple" xlink:show="embed" xlink:actuate="onLoad" draw:mime-type="image/png">
            <text:p/>
          </draw:image>
        </draw:frame>
        <draw:frame draw:style-name="gr62" draw:text-style-name="P6" draw:layer="layout" svg:width="1.86cm" svg:height="0.251cm" svg:x="16.095cm" svg:y="18.896cm">
          <draw:text-box>
            <text:p text:style-name="P5"><text:span text:style-name="T3">SetOriginalSpeed</text:span></text:p>
          </draw:text-box>
        </draw:frame>
        <draw:frame draw:style-name="gr5" draw:text-style-name="P4" draw:layer="layout" svg:width="0.287cm" svg:height="0.287cm" svg:x="15.646cm" svg:y="19.532cm">
          <draw:image xlink:href="Pictures/100000010000001100000011685E07AE63BAE0E6.png" xlink:type="simple" xlink:show="embed" xlink:actuate="onLoad" draw:mime-type="image/png">
            <text:p/>
          </draw:image>
        </draw:frame>
        <draw:frame draw:style-name="gr63" draw:text-style-name="P6" draw:layer="layout" svg:width="1.577cm" svg:height="0.251cm" svg:x="16.095cm" svg:y="19.226cm">
          <draw:text-box>
            <text:p text:style-name="P5"><text:span text:style-name="T3">SetSBehaviour</text:span></text:p>
          </draw:text-box>
        </draw:frame>
        <draw:frame draw:style-name="gr5" draw:text-style-name="P4" draw:layer="layout" svg:width="0.287cm" svg:height="0.287cm" svg:x="15.646cm" svg:y="19.871cm">
          <draw:image xlink:href="Pictures/10000001000000110000001186E72C2336636F14.png" xlink:type="simple" xlink:show="embed" xlink:actuate="onLoad" draw:mime-type="image/png">
            <text:p/>
          </draw:image>
        </draw:frame>
        <draw:frame draw:style-name="gr34" draw:text-style-name="P6" draw:layer="layout" svg:width="1.365cm" svg:height="0.251cm" svg:x="16.095cm" svg:y="19.557cm">
          <draw:text-box>
            <text:p text:style-name="P5"><text:span text:style-name="T3">SetStateFSM</text:span></text:p>
          </draw:text-box>
        </draw:frame>
        <draw:frame draw:style-name="gr5" draw:text-style-name="P4" draw:layer="layout" svg:width="0.287cm" svg:height="0.287cm" svg:x="15.646cm" svg:y="20.193cm">
          <draw:image xlink:href="Pictures/10000001000000110000001199775E079746BE43.png" xlink:type="simple" xlink:show="embed" xlink:actuate="onLoad" draw:mime-type="image/png">
            <text:p/>
          </draw:image>
        </draw:frame>
        <draw:frame draw:style-name="gr64" draw:text-style-name="P6" draw:layer="layout" svg:width="1.801cm" svg:height="0.251cm" svg:x="16.095cm" svg:y="19.887cm">
          <draw:text-box>
            <text:p text:style-name="P5"><text:span text:style-name="T3">SetUpMinionAt…</text:span></text:p>
          </draw:text-box>
        </draw:frame>
        <draw:frame draw:style-name="gr5" draw:text-style-name="P4" draw:layer="layout" svg:width="0.287cm" svg:height="0.287cm" svg:x="15.646cm" svg:y="20.531cm">
          <draw:image xlink:href="Pictures/100000010000001100000011F8B12CD48B701DD9.png" xlink:type="simple" xlink:show="embed" xlink:actuate="onLoad" draw:mime-type="image/png">
            <text:p/>
          </draw:image>
        </draw:frame>
        <draw:frame draw:style-name="gr47" draw:text-style-name="P6" draw:layer="layout" svg:width="1.805cm" svg:height="0.251cm" svg:x="16.095cm" svg:y="20.217cm">
          <draw:text-box>
            <text:p text:style-name="P5"><text:span text:style-name="T3">SetUpToFollow…</text:span></text:p>
          </draw:text-box>
        </draw:frame>
        <draw:frame draw:style-name="gr5" draw:text-style-name="P4" draw:layer="layout" svg:width="0.287cm" svg:height="0.287cm" svg:x="15.646cm" svg:y="20.853cm">
          <draw:image xlink:href="Pictures/100000010000001100000011BE25E54BB0854182.png" xlink:type="simple" xlink:show="embed" xlink:actuate="onLoad" draw:mime-type="image/png">
            <text:p/>
          </draw:image>
        </draw:frame>
        <draw:frame draw:style-name="gr37" draw:text-style-name="P6" draw:layer="layout" svg:width="0.527cm" svg:height="0.251cm" svg:x="16.095cm" svg:y="20.547cm">
          <draw:text-box>
            <text:p text:style-name="P5"><text:span text:style-name="T3">Start</text:span></text:p>
          </draw:text-box>
        </draw:frame>
        <draw:path draw:style-name="gr3" draw:text-style-name="P3" draw:layer="layout" svg:width="0.203cm" svg:height="0.41cm" svg:x="2.594cm" svg:y="6.505cm" svg:viewBox="0 0 204 411" svg:d="M204 107c0 55-48 101-103 101-59 0-101-46-101-101 0-61 42-107 101-107 55 0 103 46 103 107zM101 208v203z">
          <text:p/>
        </draw:path>
        <draw:path draw:style-name="gr65" draw:text-style-name="P4" draw:layer="layout" svg:width="0.203cm" svg:height="0.41cm" svg:x="2.594cm" svg:y="6.505cm" svg:viewBox="0 0 204 411" svg:d="M204 107c0 55-48 101-103 101-59 0-101-46-101-101 0-61 42-107 101-107 55 0 103 46 103 107zM101 208v203">
          <text:p/>
        </draw:path>
        <draw:frame draw:style-name="gr38" draw:text-style-name="P6" draw:layer="layout" svg:width="0.777cm" svg:height="0.251cm" svg:x="16.095cm" svg:y="20.877cm">
          <draw:text-box>
            <text:p text:style-name="P5"><text:span text:style-name="T3">Update</text:span></text:p>
          </draw:text-box>
        </draw:frame>
        <draw:path draw:style-name="gr3" draw:text-style-name="P3" draw:layer="layout" svg:width="0.207cm" svg:height="0.406cm" svg:x="15.608cm" svg:y="7.992cm" svg:viewBox="0 0 208 407" svg:d="M208 102c0 60-47 106-107 106-55 0-101-46-101-106 0-56 46-102 101-102 60 0 107 46 107 102zM101 208v199z">
          <text:p/>
        </draw:path>
        <draw:path draw:style-name="gr65" draw:text-style-name="P4" draw:layer="layout" svg:width="0.207cm" svg:height="0.406cm" svg:x="15.608cm" svg:y="7.992cm" svg:viewBox="0 0 208 407" svg:d="M208 102c0 60-47 106-107 106-55 0-101-46-101-106 0-56 46-102 101-102 60 0 107 46 107 102zM101 208v199">
          <text:p/>
        </draw:path>
        <draw:frame draw:style-name="gr66" draw:text-style-name="P6" draw:layer="layout" svg:width="2.089cm" svg:height="0.251cm" svg:x="2.92cm" svg:y="6.538cm">
          <draw:text-box>
            <text:p text:style-name="P5"><text:span text:style-name="T4">ICharacterInterface</text:span></text:p>
          </draw:text-box>
        </draw:frame>
        <draw:frame draw:style-name="gr66" draw:text-style-name="P6" draw:layer="layout" svg:width="2.089cm" svg:height="0.251cm" svg:x="15.934cm" svg:y="8.025cm">
          <draw:text-box>
            <text:p text:style-name="P5"><text:span text:style-name="T4">ICharacterInterface</text:span></text:p>
          </draw:text-box>
        </draw:frame>
        <draw:connector draw:style-name="gr67" draw:text-style-name="P1" draw:layer="layout" svg:x1="5.014cm" svg:y1="10.266cm" svg:x2="9.232cm" svg:y2="3.388cm" draw:start-shape="id1" draw:start-glue-point="1" draw:end-shape="id2" svg:d="M5014 10266h2108v-6878h2110" svg:viewBox="0 0 4219 6879">
          <text:p/>
        </draw:connector>
        <draw:connector draw:style-name="gr67" draw:text-style-name="P1" draw:layer="layout" draw:line-skew="2.016cm" svg:x1="4.235cm" svg:y1="14.232cm" svg:x2="9.563cm" svg:y2="10.795cm" draw:start-shape="id3" draw:start-glue-point="1" draw:end-shape="id4" draw:end-glue-point="3" svg:d="M4235 14232h4680v-3437h648" svg:viewBox="0 0 5329 3438">
          <text:p/>
        </draw:connector>
        <draw:connector draw:style-name="gr68" draw:text-style-name="P1" draw:layer="layout" svg:x1="4.442cm" svg:y1="13.898cm" svg:x2="9.931cm" svg:y2="13.312cm" draw:start-shape="id5" draw:start-glue-point="1" draw:end-shape="id6" draw:end-glue-point="3" svg:d="M4442 13898h2745v-586h2744" svg:viewBox="0 0 5490 587">
          <text:p/>
        </draw:connector>
        <draw:connector draw:style-name="gr67" draw:text-style-name="P1" draw:layer="layout" draw:line-skew="-1.669cm" svg:x1="4.62cm" svg:y1="10.596cm" svg:x2="15.278cm" svg:y2="9.001cm" draw:start-shape="id7" draw:start-glue-point="1" draw:end-shape="id8" svg:d="M4620 10596h3660v-1595h6998" svg:viewBox="0 0 10659 1596">
          <text:p/>
        </draw:connector>
        <draw:connector draw:style-name="gr67" draw:text-style-name="P1" draw:layer="layout" draw:line-skew="1.318cm" svg:x1="12.924cm" svg:y1="9.031cm" svg:x2="15.789cm" svg:y2="11.167cm" draw:end-shape="id9" draw:end-glue-point="0" svg:d="M12924 9031v2136h2865" svg:viewBox="0 0 2866 2137">
          <text:p/>
        </draw:connector>
        <draw:frame draw:style-name="gr69" draw:text-style-name="P10" draw:layer="layout" svg:width="2.301cm" svg:height="0.937cm" svg:x="2.565cm" svg:y="1.642cm">
          <draw:text-box>
            <text:p>HERO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5cm" fo:margin-bottom="1cm" fo:margin-left="3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solid" draw:fill-color="#fafafa" loext:decorative="false"/>
    </style:style>
    <style:style style:name="gr3" style:family="graphic" style:parent-style-name="standard">
      <style:graphic-properties draw:stroke="solid" svg:stroke-width="0.012cm" svg:stroke-color="#424242" draw:stroke-linejoin="round" svg:stroke-linecap="round" draw:fill="none" fo:padding-top="0.006cm" fo:padding-bottom="0.006cm" fo:padding-left="0.006cm" fo:padding-right="0.006cm" loext:decorative="false"/>
    </style:style>
    <style:style style:name="gr4" style:family="graphic" style:parent-style-name="standard">
      <style:graphic-properties draw:stroke="none" draw:fill="solid" draw:fill-color="#d6d6d6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3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1.25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0cfa2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4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7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8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1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4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4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65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3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2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9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1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5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0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63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4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0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37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1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6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7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0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1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3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1.10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9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35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f1bbbd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5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72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0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9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1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1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16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2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8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3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3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2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8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textarea-horizontal-align="center" draw:textarea-vertical-align="middl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afafa"/>
    </style:style>
    <style:style style:name="P3" style:family="paragraph">
      <loext:graphic-properties draw:fill="none"/>
    </style:style>
    <style:style style:name="P4" style:family="paragraph">
      <loext:graphic-properties draw:fill="solid" draw:fill-color="#d6d6d6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7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8" style:family="paragraph">
      <loext:graphic-properties draw:fill="solid" draw:fill-color="#e0cfa2"/>
    </style:style>
    <style:style style:name="P9" style:family="paragraph">
      <loext:graphic-properties draw:fill="solid" draw:fill-color="#f1bbb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style:font-name="CIDFont+F11" fo:font-size="5.19999980926514pt" fo:font-weight="normal" style:font-name-asian="CIDFont+F11" style:font-size-asian="5.19999980926514pt" style:font-weight-asian="normal" style:font-name-complex="CIDFont+F11" style:font-size-complex="5.19999980926514pt" style:font-weight-complex="normal"/>
    </style:style>
    <style:style style:name="T2" style:family="text">
      <style:text-properties fo:color="#000000" loext:opacity="100%" style:font-name="CIDFont+F21" fo:font-size="4.59999990463257pt" fo:font-weight="normal" style:font-name-asian="CIDFont+F21" style:font-size-asian="4.59999990463257pt" style:font-weight-asian="normal" style:font-name-complex="CIDFont+F21" style:font-size-complex="4.59999990463257pt" style:font-weight-complex="normal"/>
    </style:style>
    <style:style style:name="T3" style:family="text">
      <style:text-properties fo:color="#000000" loext:opacity="100%" style:font-name="CIDFont+F21" fo:font-size="5.19999980926514pt" fo:font-weight="normal" style:font-name-asian="CIDFont+F21" style:font-size-asian="5.19999980926514pt" style:font-weight-asian="normal" style:font-name-complex="CIDFont+F21" style:font-size-complex="5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541cm" svg:height="3.84cm" svg:x="3.611cm" svg:y="5.041cm" svg:viewBox="0 0 2542 3841" svg:d="M0 144c0-80 67-144 148-144h2250c80 0 144 64 144 144v3553c0 81-64 144-144 144h-2250c-81 0-148-63-148-144z">
          <text:p/>
        </draw:path>
        <draw:path draw:style-name="gr2" draw:text-style-name="P2" draw:layer="layout" svg:width="2.541cm" svg:height="3.839cm" svg:x="3.539cm" svg:y="4.991cm" svg:viewBox="0 0 2542 3840" svg:d="M0 144c0-81 67-144 143-144h2255c80 0 144 63 144 144v3552c0 81-64 144-144 144h-2255c-76 0-143-63-143-144z">
          <text:p/>
        </draw:path>
        <draw:path draw:style-name="gr3" draw:text-style-name="P3" draw:layer="layout" svg:width="2.541cm" svg:height="3.839cm" svg:x="3.539cm" svg:y="4.991cm" svg:viewBox="0 0 2542 3840" svg:d="M0 144c0-81 67-144 143-144h2255c80 0 144 63 144 144v3552c0 81-64 144-144 144h-2255c-76 0-143-63-143-144z">
          <text:p/>
        </draw:path>
        <draw:polygon draw:style-name="gr4" draw:text-style-name="P4" draw:layer="layout" svg:width="2.511cm" svg:height="0.014cm" svg:x="3.555cm" svg:y="5.981cm" svg:viewBox="0 0 2512 15" draw:points="0,0 2512,0 2512,15 0,15">
          <text:p/>
        </draw:polygon>
        <draw:frame draw:style-name="gr5" draw:text-style-name="P3" draw:layer="layout" svg:width="2.518cm" svg:height="0.985cm" svg:x="3.552cm" svg:y="5cm">
          <draw:image xlink:href="Pictures/10000000000002530000000111470FA02CBDAD7A.jpg" xlink:type="simple" xlink:show="embed" xlink:actuate="onLoad" draw:mime-type="image/jpeg">
            <text:p/>
          </draw:image>
        </draw:frame>
        <draw:frame draw:style-name="gr5" draw:text-style-name="P3" draw:layer="layout" svg:width="0.05cm" svg:height="0.033cm" svg:x="3.759cm" svg:y="5.622cm">
          <draw:image xlink:href="Pictures/1000000100000003000000023614594079E677D3.png" xlink:type="simple" xlink:show="embed" xlink:actuate="onLoad" draw:mime-type="image/png">
            <text:p/>
          </draw:image>
        </draw:frame>
        <draw:frame draw:style-name="gr5" draw:text-style-name="P3" draw:layer="layout" svg:width="0.134cm" svg:height="0.016cm" svg:x="3.691cm" svg:y="5.656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5" draw:text-style-name="P3" draw:layer="layout" svg:width="0.05cm" svg:height="0.05cm" svg:x="3.759cm" svg:y="5.673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6" draw:text-style-name="P6" draw:layer="layout" svg:width="1.331cm" svg:height="0.213cm" svg:x="3.683cm" svg:y="5.093cm">
          <draw:text-box>
            <text:p text:style-name="P5"><text:span text:style-name="T1">GameManager</text:span></text:p>
          </draw:text-box>
        </draw:frame>
        <draw:frame draw:style-name="gr7" draw:text-style-name="P7" draw:layer="layout" svg:width="1.251cm" svg:height="0.187cm" svg:x="3.869cm" svg:y="5.587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64cm" svg:height="0.075cm" svg:x="5.804cm" svg:y="5.08cm">
          <draw:image xlink:href="Pictures/100000010000000D00000006E8C0833598F823BD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5.791cm" svg:y="5.156cm">
          <draw:image xlink:href="Pictures/100000000000000F00000001D0B62F41D910FF5A.jpg" xlink:type="simple" xlink:show="embed" xlink:actuate="onLoad" draw:mime-type="image/jpeg">
            <text:p/>
          </draw:image>
        </draw:frame>
        <draw:frame draw:style-name="gr5" draw:text-style-name="P3" draw:layer="layout" svg:width="0.19cm" svg:height="0.012cm" svg:x="5.791cm" svg:y="5.169cm">
          <draw:image xlink:href="Pictures/100000000000000F000000015522E9682715947F.jpg" xlink:type="simple" xlink:show="embed" xlink:actuate="onLoad" draw:mime-type="image/jpeg">
            <text:p/>
          </draw:image>
        </draw:frame>
        <draw:frame draw:style-name="gr5" draw:text-style-name="P3" draw:layer="layout" svg:width="0.177cm" svg:height="0.037cm" svg:x="5.791cm" svg:y="5.182cm">
          <draw:image xlink:href="Pictures/100000010000000E000000035F1BFEF70DC8EE7F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5.893cm" svg:y="5.207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5.791cm" svg:y="5.22cm">
          <draw:image xlink:href="Pictures/1000000000000005000000014A6C894CDDF39E46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5.905cm" svg:y="5.22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5.804cm" svg:y="5.232cm">
          <draw:image xlink:href="Pictures/100000010000000D000000022A6B75C8F573C0C6.png" xlink:type="simple" xlink:show="embed" xlink:actuate="onLoad" draw:mime-type="image/png">
            <text:p/>
          </draw:image>
        </draw:frame>
        <draw:polygon draw:style-name="gr8" draw:text-style-name="P8" draw:layer="layout" svg:width="2.511cm" svg:height="0.36cm" svg:x="3.555cm" svg:y="5.994cm" svg:viewBox="0 0 2512 361" draw:points="0,0 2512,0 2512,361 0,361">
          <text:p/>
        </draw:polygon>
        <draw:frame draw:style-name="gr5" draw:text-style-name="P3" draw:layer="layout" svg:width="0.236cm" svg:height="0.236cm" svg:x="3.624cm" svg:y="6.079cm">
          <draw:image xlink:href="Pictures/100000010000000E0000000E6C07A545C6525EBB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3.679cm" svg:y="5.346cm">
          <draw:text-box>
            <text:p text:style-name="P5"><text:span text:style-name="T2">Class</text:span></text:p>
          </draw:text-box>
        </draw:frame>
        <draw:polygon draw:style-name="gr2" draw:text-style-name="P2" draw:layer="layout" svg:width="2.511cm" svg:height="2.315cm" svg:x="3.555cm" svg:y="6.371cm" svg:viewBox="0 0 2512 2316" draw:points="0,0 2512,0 2512,2316 0,2316">
          <text:p/>
        </draw:polygon>
        <draw:polygon draw:style-name="gr8" draw:text-style-name="P8" draw:layer="layout" svg:width="2.511cm" svg:height="0.359cm" svg:x="3.555cm" svg:y="6.371cm" svg:viewBox="0 0 2512 360" draw:points="0,0 2512,0 2512,360 0,360">
          <text:p/>
        </draw:polygon>
        <draw:frame draw:style-name="gr5" draw:text-style-name="P3" draw:layer="layout" svg:width="0.236cm" svg:height="0.236cm" svg:x="3.624cm" svg:y="6.452cm">
          <draw:image xlink:href="Pictures/100000010000000E0000000E6F00028A401C965A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3.92cm" svg:y="6.071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2.511cm" svg:height="1.956cm" svg:x="3.555cm" svg:y="6.73cm" svg:viewBox="0 0 2512 1957" draw:points="0,0 2512,0 2512,1957 0,1957">
          <text:p/>
        </draw:polygon>
        <draw:frame draw:style-name="gr5" draw:text-style-name="P3" draw:layer="layout" svg:width="0.253cm" svg:height="0.236cm" svg:x="3.861cm" svg:y="6.756cm">
          <draw:image xlink:href="Pictures/100000010000000F0000000EED379A86BB7E4C9F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3.92cm" svg:y="6.448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53cm" svg:height="0.236cm" svg:x="3.861cm" svg:y="7.044cm">
          <draw:image xlink:href="Pictures/100000010000000F0000000ED5A491B479503131.png" xlink:type="simple" xlink:show="embed" xlink:actuate="onLoad" draw:mime-type="image/png">
            <text:p/>
          </draw:image>
        </draw:frame>
        <draw:frame draw:style-name="gr12" draw:text-style-name="P6" draw:layer="layout" svg:width="0.599cm" svg:height="0.213cm" svg:x="4.238cm" svg:y="6.778cm">
          <draw:text-box>
            <text:p text:style-name="P5"><text:span text:style-name="T3">Awake</text:span></text:p>
          </draw:text-box>
        </draw:frame>
        <draw:frame draw:style-name="gr5" draw:text-style-name="P3" draw:layer="layout" svg:width="0.253cm" svg:height="0.236cm" svg:x="3.861cm" svg:y="7.315cm">
          <draw:image xlink:href="Pictures/100000010000000F0000000EC44815F933F6E77B.png" xlink:type="simple" xlink:show="embed" xlink:actuate="onLoad" draw:mime-type="image/png">
            <text:p/>
          </draw:image>
        </draw:frame>
        <draw:frame draw:style-name="gr13" draw:text-style-name="P6" draw:layer="layout" svg:width="1.289cm" svg:height="0.213cm" svg:x="4.238cm" svg:y="7.053cm">
          <draw:text-box>
            <text:p text:style-name="P5"><text:span text:style-name="T3">CreateParticle</text:span></text:p>
          </draw:text-box>
        </draw:frame>
        <draw:frame draw:style-name="gr5" draw:text-style-name="P3" draw:layer="layout" svg:width="0.253cm" svg:height="0.236cm" svg:x="3.861cm" svg:y="7.603cm">
          <draw:image xlink:href="Pictures/100000010000000F0000000EE2F96FB39D0C1E06.png" xlink:type="simple" xlink:show="embed" xlink:actuate="onLoad" draw:mime-type="image/png">
            <text:p/>
          </draw:image>
        </draw:frame>
        <draw:frame draw:style-name="gr14" draw:text-style-name="P6" xml:id="id1" draw:id="id1" draw:layer="layout" svg:width="1.412cm" svg:height="0.213cm" svg:x="4.238cm" svg:y="7.333cm">
          <draw:text-box>
            <text:p text:style-name="P5"><text:span text:style-name="T3">GetListOfNodes</text:span></text:p>
          </draw:text-box>
        </draw:frame>
        <draw:frame draw:style-name="gr5" draw:text-style-name="P3" draw:layer="layout" svg:width="0.253cm" svg:height="0.236cm" svg:x="3.861cm" svg:y="7.874cm">
          <draw:image xlink:href="Pictures/100000010000000F0000000E40518426BAC3CF84.png" xlink:type="simple" xlink:show="embed" xlink:actuate="onLoad" draw:mime-type="image/png">
            <text:p/>
          </draw:image>
        </draw:frame>
        <draw:frame draw:style-name="gr15" draw:text-style-name="P6" draw:layer="layout" svg:width="1.89cm" svg:height="0.213cm" svg:x="4.238cm" svg:y="7.612cm">
          <draw:text-box>
            <text:p text:style-name="P5"><text:span text:style-name="T3">GetNodeCloserToObj</text:span></text:p>
          </draw:text-box>
        </draw:frame>
        <draw:frame draw:style-name="gr5" draw:text-style-name="P3" draw:layer="layout" svg:width="0.253cm" svg:height="0.253cm" svg:x="3.861cm" svg:y="8.145cm">
          <draw:image xlink:href="Pictures/100000010000000F0000000F197667C1FA3056CD.png" xlink:type="simple" xlink:show="embed" xlink:actuate="onLoad" draw:mime-type="image/png">
            <text:p/>
          </draw:image>
        </draw:frame>
        <draw:frame draw:style-name="gr16" draw:text-style-name="P6" xml:id="id3" draw:id="id3" draw:layer="layout" svg:width="1.247cm" svg:height="0.213cm" svg:x="4.238cm" svg:y="7.892cm">
          <draw:text-box>
            <text:p text:style-name="P5"><text:span text:style-name="T3">GetPathTheta</text:span></text:p>
          </draw:text-box>
        </draw:frame>
        <draw:frame draw:style-name="gr5" draw:text-style-name="P3" draw:layer="layout" svg:width="0.253cm" svg:height="0.236cm" svg:x="3.861cm" svg:y="8.433cm">
          <draw:image xlink:href="Pictures/100000010000000F0000000EDDE57C0B04D37544.png" xlink:type="simple" xlink:show="embed" xlink:actuate="onLoad" draw:mime-type="image/png">
            <text:p/>
          </draw:image>
        </draw:frame>
        <draw:frame draw:style-name="gr17" draw:text-style-name="P6" draw:layer="layout" svg:width="0.447cm" svg:height="0.213cm" svg:x="4.238cm" svg:y="8.171cm">
          <draw:text-box>
            <text:p text:style-name="P5"><text:span text:style-name="T3">Start</text:span></text:p>
          </draw:text-box>
        </draw:frame>
        <draw:path draw:style-name="gr1" draw:text-style-name="P1" draw:layer="layout" svg:width="2.541cm" svg:height="4.496cm" svg:x="9.055cm" svg:y="6.493cm" svg:viewBox="0 0 2542 4497" svg:d="M0 144c0-80 63-144 144-144h2254c80 0 144 64 144 144v4209c0 81-64 144-144 144h-2254c-81 0-144-63-144-144z">
          <text:p/>
        </draw:path>
        <draw:path draw:style-name="gr2" draw:text-style-name="P2" draw:layer="layout" svg:width="2.541cm" svg:height="4.495cm" svg:x="8.983cm" svg:y="6.443cm" svg:viewBox="0 0 2542 4496" svg:d="M0 144c0-81 63-144 144-144h2254c80 0 144 63 144 144v4208c0 81-64 144-144 144h-2254c-81 0-144-63-144-144z">
          <text:p/>
        </draw:path>
        <draw:path draw:style-name="gr3" draw:text-style-name="P3" draw:layer="layout" svg:width="2.541cm" svg:height="4.495cm" svg:x="8.983cm" svg:y="6.443cm" svg:viewBox="0 0 2542 4496" svg:d="M0 144c0-81 63-144 144-144h2254c80 0 144 63 144 144v4208c0 81-64 144-144 144h-2254c-81 0-144-63-144-144z">
          <text:p/>
        </draw:path>
        <draw:polygon draw:style-name="gr4" draw:text-style-name="P4" draw:layer="layout" svg:width="2.511cm" svg:height="0.017cm" svg:x="8.995cm" svg:y="7.429cm" svg:viewBox="0 0 2512 18" draw:points="0,0 2512,0 2512,18 0,18">
          <text:p/>
        </draw:polygon>
        <draw:frame draw:style-name="gr5" draw:text-style-name="P3" xml:id="id4" draw:id="id4" draw:layer="layout" svg:width="2.518cm" svg:height="0.981cm" svg:x="8.992cm" svg:y="6.452cm">
          <draw:image xlink:href="Pictures/100000000000025300000001264AB326BAF6260D.jpg" xlink:type="simple" xlink:show="embed" xlink:actuate="onLoad" draw:mime-type="image/jpeg">
            <text:p/>
          </draw:image>
        </draw:frame>
        <draw:frame draw:style-name="gr18" draw:text-style-name="P6" draw:layer="layout" svg:width="0.654cm" svg:height="0.213cm" svg:x="4.238cm" svg:y="8.45cm">
          <draw:text-box>
            <text:p text:style-name="P5"><text:span text:style-name="T3">Update</text:span></text:p>
          </draw:text-box>
        </draw:frame>
        <draw:frame draw:style-name="gr5" draw:text-style-name="P3" draw:layer="layout" svg:width="0.134cm" svg:height="0.118cm" svg:x="9.127cm" svg:y="7.061cm">
          <draw:image xlink:href="Pictures/1000000100000008000000071C80928D00E101CC.png" xlink:type="simple" xlink:show="embed" xlink:actuate="onLoad" draw:mime-type="image/png">
            <text:p/>
          </draw:image>
        </draw:frame>
        <draw:frame draw:style-name="gr19" draw:text-style-name="P6" draw:layer="layout" svg:width="0.535cm" svg:height="0.213cm" svg:x="9.127cm" svg:y="6.545cm">
          <draw:text-box>
            <text:p text:style-name="P5"><text:span text:style-name="T1">Agent</text:span></text:p>
          </draw:text-box>
        </draw:frame>
        <draw:frame draw:style-name="gr7" draw:text-style-name="P7" draw:layer="layout" svg:width="1.251cm" svg:height="0.187cm" svg:x="9.309cm" svg:y="7.039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64cm" svg:height="0.088cm" svg:x="11.239cm" svg:y="6.528cm">
          <draw:image xlink:href="Pictures/100000010000000D000000074D5408AE2255E2B1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11.239cm" svg:y="6.617cm">
          <draw:image xlink:href="Pictures/100000000000000F00000001B5122A3417671E91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37cm" svg:x="11.239cm" svg:y="6.629cm">
          <draw:image xlink:href="Pictures/100000010000000D0000000310B92ED6C2627201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11.341cm" svg:y="6.655cm">
          <draw:image xlink:href="Pictures/100000000000000700000001E6BDBBE261F2B7D3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11.239cm" svg:y="6.667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11.354cm" svg:y="6.667cm">
          <draw:image xlink:href="Pictures/1000000000000006000000018B82DF2900B69D2C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11.239cm" svg:y="6.68cm">
          <draw:image xlink:href="Pictures/100000010000000D000000026FFEC7AB55D83416.png" xlink:type="simple" xlink:show="embed" xlink:actuate="onLoad" draw:mime-type="image/png">
            <text:p/>
          </draw:image>
        </draw:frame>
        <draw:polygon draw:style-name="gr8" draw:text-style-name="P8" draw:layer="layout" svg:width="2.511cm" svg:height="0.36cm" svg:x="8.995cm" svg:y="7.446cm" svg:viewBox="0 0 2512 361" draw:points="0,0 2512,0 2512,361 0,361">
          <text:p/>
        </draw:polygon>
        <draw:frame draw:style-name="gr5" draw:text-style-name="P3" draw:layer="layout" svg:width="0.253cm" svg:height="0.236cm" svg:x="9.059cm" svg:y="7.535cm">
          <draw:image xlink:href="Pictures/100000010000000F0000000E068EDF10630CA82A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9.123cm" svg:y="6.798cm">
          <draw:text-box>
            <text:p text:style-name="P5"><text:span text:style-name="T2">Class</text:span></text:p>
          </draw:text-box>
        </draw:frame>
        <draw:polygon draw:style-name="gr8" draw:text-style-name="P8" draw:layer="layout" svg:width="2.511cm" svg:height="0.36cm" svg:x="8.995cm" svg:y="7.823cm" svg:viewBox="0 0 2512 361" draw:points="0,0 2512,0 2512,361 0,361">
          <text:p/>
        </draw:polygon>
        <draw:frame draw:style-name="gr5" draw:text-style-name="P3" draw:layer="layout" svg:width="0.253cm" svg:height="0.236cm" svg:x="9.059cm" svg:y="7.908cm">
          <draw:image xlink:href="Pictures/100000010000000F0000000E0C784075033047C9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9.364cm" svg:y="7.523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2.511cm" svg:height="2.595cm" svg:x="8.995cm" svg:y="8.199cm" svg:viewBox="0 0 2512 2596" draw:points="0,0 2512,0 2512,2596 0,2596">
          <text:p/>
        </draw:polygon>
        <draw:polygon draw:style-name="gr8" draw:text-style-name="P8" draw:layer="layout" svg:width="2.511cm" svg:height="0.36cm" svg:x="8.995cm" svg:y="8.199cm" svg:viewBox="0 0 2512 361" draw:points="0,0 2512,0 2512,361 0,361">
          <text:p/>
        </draw:polygon>
        <draw:frame draw:style-name="gr5" draw:text-style-name="P3" draw:layer="layout" svg:width="0.253cm" svg:height="0.236cm" svg:x="9.059cm" svg:y="8.28cm">
          <draw:image xlink:href="Pictures/100000010000000F0000000E4D423DEF7FC53A92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9.364cm" svg:y="7.9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2.511cm" svg:height="2.235cm" svg:x="8.995cm" svg:y="8.559cm" svg:viewBox="0 0 2512 2236" draw:points="0,0 2512,0 2512,2236 0,2236">
          <text:p/>
        </draw:polygon>
        <draw:frame draw:style-name="gr5" draw:text-style-name="P3" draw:layer="layout" svg:width="0.236cm" svg:height="0.236cm" svg:x="9.313cm" svg:y="8.585cm">
          <draw:image xlink:href="Pictures/100000010000000E0000000E9C84295FFB3902C1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9.364cm" svg:y="8.277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53cm" svg:x="9.313cm" svg:y="8.856cm">
          <draw:image xlink:href="Pictures/100000010000000E0000000F23E6CE22AC7C564F.png" xlink:type="simple" xlink:show="embed" xlink:actuate="onLoad" draw:mime-type="image/png">
            <text:p/>
          </draw:image>
        </draw:frame>
        <draw:frame draw:style-name="gr21" draw:text-style-name="P6" draw:layer="layout" svg:width="1.395cm" svg:height="0.213cm" svg:x="9.682cm" svg:y="8.603cm">
          <draw:text-box>
            <text:p text:style-name="P5"><text:span text:style-name="T3">GetNeightAstar</text:span></text:p>
          </draw:text-box>
        </draw:frame>
        <draw:frame draw:style-name="gr5" draw:text-style-name="P3" draw:layer="layout" svg:width="0.236cm" svg:height="0.236cm" svg:x="9.313cm" svg:y="9.144cm">
          <draw:image xlink:href="Pictures/100000010000000E0000000E99DE9B93C3FBF19B.png" xlink:type="simple" xlink:show="embed" xlink:actuate="onLoad" draw:mime-type="image/png">
            <text:p/>
          </draw:image>
        </draw:frame>
        <draw:frame draw:style-name="gr22" draw:text-style-name="P6" xml:id="id5" draw:id="id5" draw:layer="layout" svg:width="1.911cm" svg:height="0.213cm" svg:x="9.682cm" svg:y="8.882cm">
          <draw:text-box>
            <text:p text:style-name="P5"><text:span text:style-name="T3">GetPathFindingTheta</text:span></text:p>
          </draw:text-box>
        </draw:frame>
        <draw:frame draw:style-name="gr5" draw:text-style-name="P3" draw:layer="layout" svg:width="0.236cm" svg:height="0.253cm" svg:x="9.313cm" svg:y="9.415cm">
          <draw:image xlink:href="Pictures/100000010000000E0000000F4587031D4C44DD9A.png" xlink:type="simple" xlink:show="embed" xlink:actuate="onLoad" draw:mime-type="image/png">
            <text:p/>
          </draw:image>
        </draw:frame>
        <draw:frame draw:style-name="gr23" draw:text-style-name="P6" draw:layer="layout" svg:width="0.959cm" svg:height="0.213cm" svg:x="9.682cm" svg:y="9.162cm">
          <draw:text-box>
            <text:p text:style-name="P5"><text:span text:style-name="T3">GrandCost</text:span></text:p>
          </draw:text-box>
        </draw:frame>
        <draw:frame draw:style-name="gr5" draw:text-style-name="P3" draw:layer="layout" svg:width="0.236cm" svg:height="0.236cm" svg:x="9.313cm" svg:y="9.703cm">
          <draw:image xlink:href="Pictures/100000010000000E0000000EF8F053AFF15DD004.png" xlink:type="simple" xlink:show="embed" xlink:actuate="onLoad" draw:mime-type="image/png">
            <text:p/>
          </draw:image>
        </draw:frame>
        <draw:frame draw:style-name="gr24" draw:text-style-name="P6" draw:layer="layout" svg:width="0.806cm" svg:height="0.213cm" svg:x="9.682cm" svg:y="9.441cm">
          <draw:text-box>
            <text:p text:style-name="P5"><text:span text:style-name="T3">Heuristic</text:span></text:p>
          </draw:text-box>
        </draw:frame>
        <draw:frame draw:style-name="gr5" draw:text-style-name="P3" draw:layer="layout" svg:width="0.236cm" svg:height="0.253cm" svg:x="9.313cm" svg:y="9.974cm">
          <draw:image xlink:href="Pictures/100000010000000E0000000FA02F90C22AF7D1AA.png" xlink:type="simple" xlink:show="embed" xlink:actuate="onLoad" draw:mime-type="image/png">
            <text:p/>
          </draw:image>
        </draw:frame>
        <draw:frame draw:style-name="gr25" draw:text-style-name="P6" draw:layer="layout" svg:width="0.637cm" svg:height="0.213cm" svg:x="9.682cm" svg:y="9.72cm">
          <draw:text-box>
            <text:p text:style-name="P5"><text:span text:style-name="T3">InSight</text:span></text:p>
          </draw:text-box>
        </draw:frame>
        <draw:frame draw:style-name="gr5" draw:text-style-name="P3" draw:layer="layout" svg:width="0.236cm" svg:height="0.236cm" svg:x="9.313cm" svg:y="10.262cm">
          <draw:image xlink:href="Pictures/100000010000000E0000000E92A6B3990E0E224B.png" xlink:type="simple" xlink:show="embed" xlink:actuate="onLoad" draw:mime-type="image/png">
            <text:p/>
          </draw:image>
        </draw:frame>
        <draw:frame draw:style-name="gr26" draw:text-style-name="P6" draw:layer="layout" svg:width="0.76cm" svg:height="0.213cm" svg:x="9.682cm" svg:y="10cm">
          <draw:text-box>
            <text:p text:style-name="P5"><text:span text:style-name="T3">Satisfies</text:span></text:p>
          </draw:text-box>
        </draw:frame>
        <draw:frame draw:style-name="gr5" draw:text-style-name="P3" draw:layer="layout" svg:width="0.236cm" svg:height="0.253cm" svg:x="9.313cm" svg:y="10.533cm">
          <draw:image xlink:href="Pictures/100000010000000E0000000F0662EA79E9C4F518.png" xlink:type="simple" xlink:show="embed" xlink:actuate="onLoad" draw:mime-type="image/png">
            <text:p/>
          </draw:image>
        </draw:frame>
        <draw:frame draw:style-name="gr17" draw:text-style-name="P6" draw:layer="layout" svg:width="0.447cm" svg:height="0.213cm" svg:x="9.682cm" svg:y="10.279cm">
          <draw:text-box>
            <text:p text:style-name="P5"><text:span text:style-name="T3">Start</text:span></text:p>
          </draw:text-box>
        </draw:frame>
        <draw:path draw:style-name="gr1" draw:text-style-name="P1" draw:layer="layout" svg:width="3.263cm" svg:height="3.379cm" svg:x="9.055cm" svg:y="2.501cm" svg:viewBox="0 0 3264 3380" svg:d="M0 144c0-80 63-144 144-144h2977c80 0 143 64 143 144v3092c0 80-63 144-143 144h-2977c-81 0-144-64-144-144z">
          <text:p/>
        </draw:path>
        <draw:path draw:style-name="gr2" draw:text-style-name="P2" draw:layer="layout" svg:width="3.264cm" svg:height="3.378cm" svg:x="8.983cm" svg:y="2.451cm" svg:viewBox="0 0 3265 3379" svg:d="M0 144c0-81 63-144 144-144h2977c80 0 144 63 144 144v3091c0 80-64 144-144 144h-2977c-81 0-144-64-144-144z">
          <text:p/>
        </draw:path>
        <draw:path draw:style-name="gr3" draw:text-style-name="P3" draw:layer="layout" svg:width="3.264cm" svg:height="3.378cm" svg:x="8.983cm" svg:y="2.451cm" svg:viewBox="0 0 3265 3379" svg:d="M0 144c0-81 63-144 144-144h2977c80 0 144 63 144 144v3091c0 80-64 144-144 144h-2977c-81 0-144-64-144-144z">
          <text:p/>
        </draw:path>
        <draw:polygon draw:style-name="gr4" draw:text-style-name="P4" draw:layer="layout" svg:width="3.239cm" svg:height="0.013cm" svg:x="8.995cm" svg:y="3.441cm" svg:viewBox="0 0 3240 14" draw:points="0,0 3240,0 3240,14 0,14">
          <text:p/>
        </draw:polygon>
        <draw:frame draw:style-name="gr5" draw:text-style-name="P3" xml:id="id2" draw:id="id2" draw:layer="layout" svg:width="3.246cm" svg:height="0.985cm" svg:x="8.992cm" svg:y="2.46cm">
          <draw:image xlink:href="Pictures/10000000000002FF00000001FCD9A2D0ED5B4A2B.jpg" xlink:type="simple" xlink:show="embed" xlink:actuate="onLoad" draw:mime-type="image/jpeg">
            <text:p/>
          </draw:image>
        </draw:frame>
        <draw:frame draw:style-name="gr27" draw:text-style-name="P6" draw:layer="layout" svg:width="1.242cm" svg:height="0.213cm" svg:x="9.682cm" svg:y="10.559cm">
          <draw:text-box>
            <text:p text:style-name="P5"><text:span text:style-name="T3">TestForNodes</text:span></text:p>
          </draw:text-box>
        </draw:frame>
        <draw:frame draw:style-name="gr5" draw:text-style-name="P3" draw:layer="layout" svg:width="0.134cm" svg:height="0.101cm" svg:x="9.127cm" svg:y="3.082cm">
          <draw:image xlink:href="Pictures/100000010000000800000006C524C562EEADFAAD.png" xlink:type="simple" xlink:show="embed" xlink:actuate="onLoad" draw:mime-type="image/png">
            <text:p/>
          </draw:image>
        </draw:frame>
        <draw:frame draw:style-name="gr28" draw:text-style-name="P6" draw:layer="layout" svg:width="1.602cm" svg:height="0.213cm" svg:x="9.127cm" svg:y="2.553cm">
          <draw:text-box>
            <text:p text:style-name="P5"><text:span text:style-name="T1">RayCastForNodes</text:span></text:p>
          </draw:text-box>
        </draw:frame>
        <draw:frame draw:style-name="gr7" draw:text-style-name="P7" draw:layer="layout" svg:width="1.251cm" svg:height="0.187cm" svg:x="9.309cm" svg:y="3.047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64cm" svg:height="0.075cm" svg:x="11.963cm" svg:y="2.54cm">
          <draw:image xlink:href="Pictures/100000010000000D00000006D08121AFE80EE6E1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11.963cm" svg:y="2.616cm">
          <draw:image xlink:href="Pictures/100000000000000F000000016CC33330E7DEC792.jpg" xlink:type="simple" xlink:show="embed" xlink:actuate="onLoad" draw:mime-type="image/jpeg">
            <text:p/>
          </draw:image>
        </draw:frame>
        <draw:frame draw:style-name="gr5" draw:text-style-name="P3" draw:layer="layout" svg:width="0.19cm" svg:height="0.012cm" svg:x="11.963cm" svg:y="2.629cm">
          <draw:image xlink:href="Pictures/100000000000000F00000001F573D1445A415B0D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37cm" svg:x="11.963cm" svg:y="2.642cm">
          <draw:image xlink:href="Pictures/100000010000000D000000033768E325B867D119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12.065cm" svg:y="2.667cm">
          <draw:image xlink:href="Pictures/10000000000000070000000177AC5F2F24AAE215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11.963cm" svg:y="2.68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12.078cm" svg:y="2.68cm">
          <draw:image xlink:href="Pictures/100000000000000600000001DE76C5A75A1CE5D5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11.963cm" svg:y="2.692cm">
          <draw:image xlink:href="Pictures/100000010000000D00000002B8CE46F721A28C8B.png" xlink:type="simple" xlink:show="embed" xlink:actuate="onLoad" draw:mime-type="image/png">
            <text:p/>
          </draw:image>
        </draw:frame>
        <draw:polygon draw:style-name="gr8" draw:text-style-name="P8" draw:layer="layout" svg:width="3.239cm" svg:height="0.36cm" svg:x="8.995cm" svg:y="3.454cm" svg:viewBox="0 0 3240 361" draw:points="0,0 3240,0 3240,361 0,361">
          <text:p/>
        </draw:polygon>
        <draw:frame draw:style-name="gr5" draw:text-style-name="P3" draw:layer="layout" svg:width="0.253cm" svg:height="0.236cm" svg:x="9.059cm" svg:y="3.539cm">
          <draw:image xlink:href="Pictures/100000010000000F0000000E795DD6EB6EFB5BAA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9.123cm" svg:y="2.806cm">
          <draw:text-box>
            <text:p text:style-name="P5"><text:span text:style-name="T2">Class</text:span></text:p>
          </draw:text-box>
        </draw:frame>
        <draw:polygon draw:style-name="gr8" draw:text-style-name="P8" draw:layer="layout" svg:width="3.239cm" svg:height="0.359cm" svg:x="8.995cm" svg:y="3.831cm" svg:viewBox="0 0 3240 360" draw:points="0,0 3240,0 3240,360 0,360">
          <text:p/>
        </draw:polygon>
        <draw:frame draw:style-name="gr5" draw:text-style-name="P3" draw:layer="layout" svg:width="0.253cm" svg:height="0.236cm" svg:x="9.059cm" svg:y="3.912cm">
          <draw:image xlink:href="Pictures/100000010000000F0000000E98FD8AF1BEB1DCA6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9.364cm" svg:y="3.531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3.239cm" svg:height="1.478cm" svg:x="8.995cm" svg:y="4.207cm" svg:viewBox="0 0 3240 1479" draw:points="0,0 3240,0 3240,1479 0,1479">
          <text:p/>
        </draw:polygon>
        <draw:polygon draw:style-name="gr8" draw:text-style-name="P8" draw:layer="layout" svg:width="3.239cm" svg:height="0.36cm" svg:x="8.995cm" svg:y="4.207cm" svg:viewBox="0 0 3240 361" draw:points="0,0 3240,0 3240,361 0,361">
          <text:p/>
        </draw:polygon>
        <draw:frame draw:style-name="gr5" draw:text-style-name="P3" draw:layer="layout" svg:width="0.253cm" svg:height="0.253cm" svg:x="9.059cm" svg:y="4.284cm">
          <draw:image xlink:href="Pictures/100000010000000F0000000FB7BE0EB7DCCFD475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9.364cm" svg:y="3.908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3.239cm" svg:height="1.118cm" svg:x="8.995cm" svg:y="4.567cm" svg:viewBox="0 0 3240 1119" draw:points="0,0 3240,0 3240,1119 0,1119">
          <text:p/>
        </draw:polygon>
        <draw:frame draw:style-name="gr5" draw:text-style-name="P3" draw:layer="layout" svg:width="0.236cm" svg:height="0.253cm" svg:x="9.313cm" svg:y="4.589cm">
          <draw:image xlink:href="Pictures/100000010000000E0000000F364601D23141B1A0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9.364cm" svg:y="4.285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9.313cm" svg:y="4.877cm">
          <draw:image xlink:href="Pictures/100000010000000E0000000EADED9472C0026A4B.png" xlink:type="simple" xlink:show="embed" xlink:actuate="onLoad" draw:mime-type="image/png">
            <text:p/>
          </draw:image>
        </draw:frame>
        <draw:frame draw:style-name="gr29" draw:text-style-name="P6" draw:layer="layout" svg:width="1.92cm" svg:height="0.213cm" svg:x="9.682cm" svg:y="4.611cm">
          <draw:text-box>
            <text:p text:style-name="P5"><text:span text:style-name="T3">DestroyListOfObjects</text:span></text:p>
          </draw:text-box>
        </draw:frame>
        <draw:frame draw:style-name="gr5" draw:text-style-name="P3" draw:layer="layout" svg:width="0.236cm" svg:height="0.253cm" svg:x="9.313cm" svg:y="5.148cm">
          <draw:image xlink:href="Pictures/100000010000000E0000000F793CC541B010D961.png" xlink:type="simple" xlink:show="embed" xlink:actuate="onLoad" draw:mime-type="image/png">
            <text:p/>
          </draw:image>
        </draw:frame>
        <draw:frame draw:style-name="gr30" draw:text-style-name="P6" draw:layer="layout" svg:width="2.373cm" svg:height="0.213cm" svg:x="9.682cm" svg:y="4.89cm">
          <draw:text-box>
            <text:p text:style-name="P5"><text:span text:style-name="T3">SetNeightbourdsForNodes</text:span></text:p>
          </draw:text-box>
        </draw:frame>
        <draw:frame draw:style-name="gr5" draw:text-style-name="P3" draw:layer="layout" svg:width="0.236cm" svg:height="0.236cm" svg:x="9.313cm" svg:y="5.436cm">
          <draw:image xlink:href="Pictures/100000010000000E0000000EB31C0006F1140088.png" xlink:type="simple" xlink:show="embed" xlink:actuate="onLoad" draw:mime-type="image/png">
            <text:p/>
          </draw:image>
        </draw:frame>
        <draw:frame draw:style-name="gr31" draw:text-style-name="P6" draw:layer="layout" svg:width="2.716cm" svg:height="0.213cm" svg:x="9.682cm" svg:y="5.17cm">
          <draw:text-box>
            <text:p text:style-name="P5"><text:span text:style-name="T3">StartRainAndSetNeightbourds</text:span></text:p>
          </draw:text-box>
        </draw:frame>
        <draw:path draw:style-name="gr1" draw:text-style-name="P1" draw:layer="layout" svg:width="2.181cm" svg:height="3.099cm" svg:x="17.398cm" svg:y="5.041cm" svg:viewBox="0 0 2182 3100" svg:d="M0 144c0-80 68-144 149-144h1884c81 0 149 64 149 144v2812c0 81-68 144-149 144h-1884c-81 0-149-63-149-144z">
          <text:p/>
        </draw:path>
        <draw:path draw:style-name="gr2" draw:text-style-name="P2" draw:layer="layout" svg:width="2.18cm" svg:height="3.098cm" svg:x="17.327cm" svg:y="4.991cm" svg:viewBox="0 0 2181 3099" svg:d="M0 144c0-81 67-144 148-144h1885c80 0 148 63 148 144v2811c0 81-68 144-148 144h-1885c-81 0-148-63-148-144z">
          <text:p/>
        </draw:path>
        <draw:path draw:style-name="gr3" draw:text-style-name="P3" draw:layer="layout" svg:width="2.18cm" svg:height="3.098cm" svg:x="17.327cm" svg:y="4.991cm" svg:viewBox="0 0 2181 3099" svg:d="M0 144c0-81 67-144 148-144h1885c80 0 148 63 148 144v2811c0 81-68 144-148 144h-1885c-81 0-148-63-148-144z">
          <text:p/>
        </draw:path>
        <draw:polygon draw:style-name="gr4" draw:text-style-name="P4" draw:layer="layout" svg:width="2.147cm" svg:height="0.014cm" svg:x="17.343cm" svg:y="5.981cm" svg:viewBox="0 0 2148 15" draw:points="0,0 2148,0 2148,15 0,15">
          <text:p/>
        </draw:polygon>
        <draw:frame draw:style-name="gr5" draw:text-style-name="P3" xml:id="id7" draw:id="id7" draw:layer="layout" svg:width="2.154cm" svg:height="0.985cm" svg:x="17.34cm" svg:y="5cm">
          <draw:image xlink:href="Pictures/10000000000001FD00000001A8F65133E7F3DADF.jpg" xlink:type="simple" xlink:show="embed" xlink:actuate="onLoad" draw:mime-type="image/jpeg">
            <text:p/>
          </draw:image>
        </draw:frame>
        <draw:frame draw:style-name="gr32" draw:text-style-name="P6" draw:layer="layout" svg:width="1.568cm" svg:height="0.213cm" svg:x="9.682cm" svg:y="5.449cm">
          <draw:text-box>
            <text:p text:style-name="P5"><text:span text:style-name="T3">StartRainRaycast</text:span></text:p>
          </draw:text-box>
        </draw:frame>
        <draw:frame draw:style-name="gr5" draw:text-style-name="P3" draw:layer="layout" svg:width="0.05cm" svg:height="0.033cm" svg:x="17.543cm" svg:y="5.622cm">
          <draw:image xlink:href="Pictures/1000000100000003000000023614594079E677D3.png" xlink:type="simple" xlink:show="embed" xlink:actuate="onLoad" draw:mime-type="image/png">
            <text:p/>
          </draw:image>
        </draw:frame>
        <draw:frame draw:style-name="gr5" draw:text-style-name="P3" draw:layer="layout" svg:width="0.134cm" svg:height="0.016cm" svg:x="17.475cm" svg:y="5.656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5" draw:text-style-name="P3" draw:layer="layout" svg:width="0.05cm" svg:height="0.05cm" svg:x="17.543cm" svg:y="5.673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33" draw:text-style-name="P6" draw:layer="layout" svg:width="0.472cm" svg:height="0.213cm" svg:x="17.471cm" svg:y="5.093cm">
          <draw:text-box>
            <text:p text:style-name="P5"><text:span text:style-name="T1">Node</text:span></text:p>
          </draw:text-box>
        </draw:frame>
        <draw:frame draw:style-name="gr7" draw:text-style-name="P7" draw:layer="layout" svg:width="1.251cm" svg:height="0.187cm" svg:x="17.657cm" svg:y="5.587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9cm" svg:height="0.177cm" svg:x="19.215cm" svg:y="5.08cm">
          <draw:image xlink:href="Pictures/100000010000000F0000000E30FA0A3D7C4493FD.png" xlink:type="simple" xlink:show="embed" xlink:actuate="onLoad" draw:mime-type="image/png">
            <text:p/>
          </draw:image>
        </draw:frame>
        <draw:polygon draw:style-name="gr8" draw:text-style-name="P8" draw:layer="layout" svg:width="2.147cm" svg:height="0.36cm" svg:x="17.343cm" svg:y="5.994cm" svg:viewBox="0 0 2148 361" draw:points="0,0 2148,0 2148,361 0,361">
          <text:p/>
        </draw:polygon>
        <draw:frame draw:style-name="gr5" draw:text-style-name="P3" draw:layer="layout" svg:width="0.236cm" svg:height="0.236cm" svg:x="17.407cm" svg:y="6.079cm">
          <draw:image xlink:href="Pictures/100000010000000E0000000E137FA0F11B5B1748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17.471cm" svg:y="5.346cm">
          <draw:text-box>
            <text:p text:style-name="P5"><text:span text:style-name="T2">Class</text:span></text:p>
          </draw:text-box>
        </draw:frame>
        <draw:polygon draw:style-name="gr8" draw:text-style-name="P8" draw:layer="layout" svg:width="2.147cm" svg:height="0.359cm" svg:x="17.343cm" svg:y="6.371cm" svg:viewBox="0 0 2148 360" draw:points="0,0 2148,0 2148,360 0,360">
          <text:p/>
        </draw:polygon>
        <draw:frame draw:style-name="gr5" draw:text-style-name="P3" draw:layer="layout" svg:width="0.236cm" svg:height="0.236cm" svg:x="17.407cm" svg:y="6.452cm">
          <draw:image xlink:href="Pictures/100000010000000E0000000E1132BCACA18A9592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17.708cm" svg:y="6.071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2.147cm" svg:height="1.198cm" svg:x="17.343cm" svg:y="6.747cm" svg:viewBox="0 0 2148 1199" draw:points="0,0 2148,0 2148,1199 0,1199">
          <text:p/>
        </draw:polygon>
        <draw:polygon draw:style-name="gr8" draw:text-style-name="P8" draw:layer="layout" svg:width="2.147cm" svg:height="0.36cm" svg:x="17.343cm" svg:y="6.747cm" svg:viewBox="0 0 2148 361" draw:points="0,0 2148,0 2148,361 0,361">
          <text:p/>
        </draw:polygon>
        <draw:frame draw:style-name="gr5" draw:text-style-name="P3" draw:layer="layout" svg:width="0.236cm" svg:height="0.253cm" svg:x="17.407cm" svg:y="6.824cm">
          <draw:image xlink:href="Pictures/100000010000000E0000000F3D3A5287770D1B78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17.708cm" svg:y="6.448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2.147cm" svg:height="0.838cm" svg:x="17.343cm" svg:y="7.107cm" svg:viewBox="0 0 2148 839" draw:points="0,0 2148,0 2148,839 0,839">
          <text:p/>
        </draw:polygon>
        <draw:frame draw:style-name="gr5" draw:text-style-name="P3" draw:layer="layout" svg:width="0.236cm" svg:height="0.253cm" svg:x="17.661cm" svg:y="7.129cm">
          <draw:image xlink:href="Pictures/100000010000000E0000000F3A2A18B78E786E16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17.708cm" svg:y="6.825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17.661cm" svg:y="7.417cm">
          <draw:image xlink:href="Pictures/100000010000000E0000000E93A2ACC5049F3AC4.png" xlink:type="simple" xlink:show="embed" xlink:actuate="onLoad" draw:mime-type="image/png">
            <text:p/>
          </draw:image>
        </draw:frame>
        <draw:frame draw:style-name="gr34" draw:text-style-name="P6" draw:layer="layout" svg:width="1.45cm" svg:height="0.213cm" svg:x="18.03cm" svg:y="7.151cm">
          <draw:text-box>
            <text:p text:style-name="P5"><text:span text:style-name="T3">GetNeightbourd</text:span></text:p>
          </draw:text-box>
        </draw:frame>
        <draw:frame draw:style-name="gr5" draw:text-style-name="P3" draw:layer="layout" svg:width="0.236cm" svg:height="0.253cm" svg:x="17.661cm" svg:y="7.688cm">
          <draw:image xlink:href="Pictures/100000010000000E0000000F5E4763031CFFA537.png" xlink:type="simple" xlink:show="embed" xlink:actuate="onLoad" draw:mime-type="image/png">
            <text:p/>
          </draw:image>
        </draw:frame>
        <draw:frame draw:style-name="gr35" draw:text-style-name="P6" draw:layer="layout" svg:width="1.403cm" svg:height="0.213cm" svg:x="18.03cm" svg:y="7.43cm">
          <draw:text-box>
            <text:p text:style-name="P5"><text:span text:style-name="T3">OnDrawGizmos</text:span></text:p>
          </draw:text-box>
        </draw:frame>
        <draw:path draw:style-name="gr1" draw:text-style-name="P1" draw:layer="layout" svg:width="2.541cm" svg:height="7.032cm" svg:x="13.047cm" svg:y="6.493cm" svg:viewBox="0 0 2542 7033" svg:d="M0 144c0-80 63-144 144-144h2254c80 0 144 64 144 144v6741c0 80-64 148-144 148h-2254c-81 0-144-68-144-148z">
          <text:p/>
        </draw:path>
        <draw:path draw:style-name="gr2" draw:text-style-name="P2" draw:layer="layout" svg:width="2.541cm" svg:height="7.031cm" svg:x="12.975cm" svg:y="6.443cm" svg:viewBox="0 0 2542 7032" svg:d="M0 144c0-81 63-144 144-144h2249c81 0 149 63 149 144v6740c0 80-68 148-149 148h-2249c-81 0-144-68-144-148z">
          <text:p/>
        </draw:path>
        <draw:path draw:style-name="gr3" draw:text-style-name="P3" draw:layer="layout" svg:width="2.541cm" svg:height="7.031cm" svg:x="12.975cm" svg:y="6.443cm" svg:viewBox="0 0 2542 7032" svg:d="M0 144c0-81 63-144 144-144h2249c81 0 149 63 149 144v6740c0 80-68 148-149 148h-2249c-81 0-144-68-144-148z">
          <text:p/>
        </draw:path>
        <draw:polygon draw:style-name="gr4" draw:text-style-name="P4" draw:layer="layout" svg:width="2.511cm" svg:height="0.012cm" svg:x="12.987cm" svg:y="7.243cm" svg:viewBox="0 0 2512 13" draw:points="0,0 2512,0 2512,13 0,13">
          <text:p/>
        </draw:polygon>
        <draw:frame draw:style-name="gr5" draw:text-style-name="P3" xml:id="id6" draw:id="id6" draw:layer="layout" svg:width="2.518cm" svg:height="0.795cm" svg:x="12.984cm" svg:y="6.452cm">
          <draw:image xlink:href="Pictures/1000000000000253000000019ECC0EE388C7D04E.jpg" xlink:type="simple" xlink:show="embed" xlink:actuate="onLoad" draw:mime-type="image/jpeg">
            <text:p/>
          </draw:image>
        </draw:frame>
        <draw:frame draw:style-name="gr36" draw:text-style-name="P6" draw:layer="layout" svg:width="1.518cm" svg:height="0.213cm" svg:x="18.03cm" svg:y="7.71cm">
          <draw:text-box>
            <text:p text:style-name="P5"><text:span text:style-name="T3">SetNeightbourds</text:span></text:p>
          </draw:text-box>
        </draw:frame>
        <draw:frame draw:style-name="gr37" draw:text-style-name="P6" draw:layer="layout" svg:width="0.933cm" svg:height="0.213cm" svg:x="13.119cm" svg:y="6.545cm">
          <draw:text-box>
            <text:p text:style-name="P5"><text:span text:style-name="T1">Theta&lt;T&gt;</text:span></text:p>
          </draw:text-box>
        </draw:frame>
        <draw:frame draw:style-name="gr5" draw:text-style-name="P3" draw:layer="layout" svg:width="0.164cm" svg:height="0.088cm" svg:x="15.24cm" svg:y="6.528cm">
          <draw:image xlink:href="Pictures/100000010000000D0000000709C495C52C8FE3FD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15.227cm" svg:y="6.617cm">
          <draw:image xlink:href="Pictures/100000000000000F00000001E1773325535F125C.jpg" xlink:type="simple" xlink:show="embed" xlink:actuate="onLoad" draw:mime-type="image/jpeg">
            <text:p/>
          </draw:image>
        </draw:frame>
        <draw:frame draw:style-name="gr5" draw:text-style-name="P3" draw:layer="layout" svg:width="0.177cm" svg:height="0.037cm" svg:x="15.227cm" svg:y="6.629cm">
          <draw:image xlink:href="Pictures/100000010000000E000000034B36625A42F6952D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15.329cm" svg:y="6.655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15.227cm" svg:y="6.667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15.342cm" svg:y="6.667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15.24cm" svg:y="6.68cm">
          <draw:image xlink:href="Pictures/100000010000000D00000002C769B050F05BA4A1.png" xlink:type="simple" xlink:show="embed" xlink:actuate="onLoad" draw:mime-type="image/png">
            <text:p/>
          </draw:image>
        </draw:frame>
        <draw:polygon draw:style-name="gr2" draw:text-style-name="P2" draw:layer="layout" svg:width="2.511cm" svg:height="0.923cm" svg:x="12.987cm" svg:y="7.255cm" svg:viewBox="0 0 2512 924" draw:points="0,0 2512,0 2512,924 0,924">
          <text:p/>
        </draw:polygon>
        <draw:polygon draw:style-name="gr8" draw:text-style-name="P8" draw:layer="layout" svg:width="2.511cm" svg:height="0.364cm" svg:x="12.987cm" svg:y="7.255cm" svg:viewBox="0 0 2512 365" draw:points="0,0 2512,0 2512,365 0,365">
          <text:p/>
        </draw:polygon>
        <draw:frame draw:style-name="gr5" draw:text-style-name="P3" draw:layer="layout" svg:width="0.236cm" svg:height="0.236cm" svg:x="13.056cm" svg:y="7.349cm">
          <draw:image xlink:href="Pictures/100000010000000E0000000EAA5409F39F64EB48.png" xlink:type="simple" xlink:show="embed" xlink:actuate="onLoad" draw:mime-type="image/png">
            <text:p/>
          </draw:image>
        </draw:frame>
        <draw:frame draw:style-name="gr38" draw:text-style-name="P7" draw:layer="layout" svg:width="1.103cm" svg:height="0.187cm" svg:x="13.115cm" svg:y="6.798cm">
          <draw:text-box>
            <text:p text:style-name="P5"><text:span text:style-name="T2">Generic Class</text:span></text:p>
          </draw:text-box>
        </draw:frame>
        <draw:polygon draw:style-name="gr2" draw:text-style-name="P2" draw:layer="layout" svg:width="2.511cm" svg:height="0.559cm" svg:x="12.987cm" svg:y="7.62cm" svg:viewBox="0 0 2512 560" draw:points="0,0 2512,0 2512,560 0,560">
          <text:p/>
        </draw:polygon>
        <draw:frame draw:style-name="gr5" draw:text-style-name="P3" draw:layer="layout" svg:width="0.236cm" svg:height="0.253cm" svg:x="13.31cm" svg:y="7.637cm">
          <draw:image xlink:href="Pictures/100000010000000E0000000F30D9A1184D493EFE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13.356cm" svg:y="7.337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13.31cm" svg:y="7.925cm">
          <draw:image xlink:href="Pictures/100000010000000E0000000EB654DDC72F36A465.png" xlink:type="simple" xlink:show="embed" xlink:actuate="onLoad" draw:mime-type="image/png">
            <text:p/>
          </draw:image>
        </draw:frame>
        <draw:frame draw:style-name="gr39" draw:text-style-name="P6" draw:layer="layout" svg:width="1.196cm" svg:height="0.213cm" svg:x="13.674cm" svg:y="7.663cm">
          <draw:text-box>
            <text:p text:style-name="P5"><text:span text:style-name="T3">ContructPath</text:span></text:p>
          </draw:text-box>
        </draw:frame>
        <draw:polygon draw:style-name="gr2" draw:text-style-name="P2" draw:layer="layout" svg:width="2.511cm" svg:height="5.135cm" svg:x="12.987cm" svg:y="8.191cm" svg:viewBox="0 0 2512 5136" draw:points="0,0 2512,0 2512,5136 0,5136">
          <text:p/>
        </draw:polygon>
        <draw:polygon draw:style-name="gr8" draw:text-style-name="P8" draw:layer="layout" svg:width="2.511cm" svg:height="0.364cm" svg:x="12.987cm" svg:y="8.191cm" svg:viewBox="0 0 2512 365" draw:points="0,0 2512,0 2512,365 0,365">
          <text:p/>
        </draw:polygon>
        <draw:frame draw:style-name="gr5" draw:text-style-name="P3" draw:layer="layout" svg:width="0.236cm" svg:height="0.236cm" svg:x="13.056cm" svg:y="8.28cm">
          <draw:image xlink:href="Pictures/100000010000000E0000000E3C3D1AE63E2A8645.png" xlink:type="simple" xlink:show="embed" xlink:actuate="onLoad" draw:mime-type="image/png">
            <text:p/>
          </draw:image>
        </draw:frame>
        <draw:frame draw:style-name="gr40" draw:text-style-name="P6" xml:id="id8" draw:id="id8" draw:layer="layout" svg:width="0.358cm" svg:height="0.213cm" svg:x="13.674cm" svg:y="7.942cm">
          <draw:text-box>
            <text:p text:style-name="P5"><text:span text:style-name="T3">Run</text:span></text:p>
          </draw:text-box>
        </draw:frame>
        <draw:path draw:style-name="gr2" draw:text-style-name="P2" draw:layer="layout" svg:width="2.075cm" svg:height="0.817cm" svg:x="13.279cm" svg:y="9.601cm" svg:viewBox="0 0 2076 818" svg:d="M0 148c0-81 64-148 144-148h1788c80 0 144 67 144 148v526c0 76-64 144-144 144h-1788c-80 0-144-68-144-144z">
          <text:p/>
        </draw:path>
        <draw:path draw:style-name="gr3" draw:text-style-name="P3" draw:layer="layout" svg:width="2.075cm" svg:height="0.817cm" svg:x="13.279cm" svg:y="9.601cm" svg:viewBox="0 0 2076 818" svg:d="M0 148c0-81 64-148 144-148h1788c80 0 144 67 144 148v526c0 76-64 144-144 144h-1788c-80 0-144-68-144-144z">
          <text:p/>
        </draw:path>
        <draw:path draw:style-name="gr41" draw:text-style-name="P9" draw:layer="layout" svg:width="0.22cm" svg:height="0.783cm" svg:x="13.292cm" svg:y="9.618cm" svg:viewBox="0 0 221 784" svg:d="M0 131c0-76 60-131 132-131h89v784h-89c-72 0-132-55-132-127v-526 526z">
          <text:p/>
        </draw:path>
        <draw:frame draw:style-name="gr5" draw:text-style-name="P3" draw:layer="layout" svg:width="2.056cm" svg:height="0.791cm" svg:x="13.288cm" svg:y="9.614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2" draw:text-style-name="P6" draw:layer="layout" svg:width="1.23cm" svg:height="0.213cm" svg:x="13.356cm" svg:y="8.268cm">
          <draw:text-box>
            <text:p text:style-name="P5"><text:span text:style-name="T3">Nested Types</text:span></text:p>
          </draw:text-box>
        </draw:frame>
        <draw:frame draw:style-name="gr43" draw:text-style-name="P6" draw:layer="layout" svg:width="1.357cm" svg:height="0.213cm" svg:x="13.424cm" svg:y="9.708cm">
          <draw:text-box>
            <text:p text:style-name="P5"><text:span text:style-name="T1">GetNeighbours</text:span></text:p>
          </draw:text-box>
        </draw:frame>
        <draw:frame draw:style-name="gr5" draw:text-style-name="P3" draw:layer="layout" svg:width="0.19cm" svg:height="0.164cm" svg:x="15.062cm" svg:y="9.703cm">
          <draw:image xlink:href="Pictures/100000010000000F0000000D564968B067365D15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9.868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2" draw:text-style-name="P2" draw:layer="layout" svg:width="2.075cm" svg:height="0.817cm" svg:x="13.279cm" svg:y="12.395cm" svg:viewBox="0 0 2076 818" svg:d="M0 148c0-81 64-148 144-148h1788c80 0 144 67 144 148v526c0 80-64 144-144 144h-1788c-80 0-144-64-144-144z">
          <text:p/>
        </draw:path>
        <draw:path draw:style-name="gr3" draw:text-style-name="P3" draw:layer="layout" svg:width="2.075cm" svg:height="0.817cm" svg:x="13.279cm" svg:y="12.395cm" svg:viewBox="0 0 2076 818" svg:d="M0 148c0-81 64-148 144-148h1788c80 0 144 67 144 148v526c0 80-64 144-144 144h-1788c-80 0-144-64-144-144z">
          <text:p/>
        </draw:path>
        <draw:path draw:style-name="gr41" draw:text-style-name="P9" draw:layer="layout" svg:width="0.22cm" svg:height="0.783cm" svg:x="13.292cm" svg:y="12.412cm" svg:viewBox="0 0 221 784" svg:d="M0 131c0-72 60-131 132-131h89v784h-89c-72 0-132-55-132-127v-526 526z">
          <text:p/>
        </draw:path>
        <draw:frame draw:style-name="gr5" draw:text-style-name="P3" draw:layer="layout" svg:width="2.056cm" svg:height="0.795cm" svg:x="13.288cm" svg:y="12.408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9.956cm">
          <draw:text-box>
            <text:p text:style-name="P5"><text:span text:style-name="T2">Delegate</text:span></text:p>
          </draw:text-box>
        </draw:frame>
        <draw:frame draw:style-name="gr26" draw:text-style-name="P6" draw:layer="layout" svg:width="0.76cm" svg:height="0.213cm" svg:x="13.424cm" svg:y="12.502cm">
          <draw:text-box>
            <text:p text:style-name="P5"><text:span text:style-name="T1">Satisfies</text:span></text:p>
          </draw:text-box>
        </draw:frame>
        <draw:frame draw:style-name="gr5" draw:text-style-name="P3" draw:layer="layout" svg:width="0.19cm" svg:height="0.164cm" svg:x="15.062cm" svg:y="12.497cm">
          <draw:image xlink:href="Pictures/100000010000000F0000000D564968B067365D15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12.662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2" draw:text-style-name="P2" draw:layer="layout" svg:width="2.075cm" svg:height="0.817cm" svg:x="13.279cm" svg:y="10.532cm" svg:viewBox="0 0 2076 818" svg:d="M0 148c0-80 64-148 144-148h1788c80 0 144 68 144 148v526c0 81-64 144-144 144h-1788c-80 0-144-63-144-144z">
          <text:p/>
        </draw:path>
        <draw:path draw:style-name="gr3" draw:text-style-name="P3" draw:layer="layout" svg:width="2.075cm" svg:height="0.817cm" svg:x="13.279cm" svg:y="10.532cm" svg:viewBox="0 0 2076 818" svg:d="M0 148c0-80 64-148 144-148h1788c80 0 144 68 144 148v526c0 81-64 144-144 144h-1788c-80 0-144-63-144-144z">
          <text:p/>
        </draw:path>
        <draw:path draw:style-name="gr41" draw:text-style-name="P9" draw:layer="layout" svg:width="0.22cm" svg:height="0.783cm" svg:x="13.292cm" svg:y="10.549cm" svg:viewBox="0 0 221 784" svg:d="M0 132c0-72 60-132 132-132h89v784h-89c-72 0-132-55-132-127v-525 525z">
          <text:p/>
        </draw:path>
        <draw:frame draw:style-name="gr5" draw:text-style-name="P3" draw:layer="layout" svg:width="2.056cm" svg:height="0.791cm" svg:x="13.288cm" svg:y="10.545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12.754cm">
          <draw:text-box>
            <text:p text:style-name="P5"><text:span text:style-name="T2">Delegate</text:span></text:p>
          </draw:text-box>
        </draw:frame>
        <draw:frame draw:style-name="gr24" draw:text-style-name="P6" draw:layer="layout" svg:width="0.806cm" svg:height="0.213cm" svg:x="13.424cm" svg:y="10.639cm">
          <draw:text-box>
            <text:p text:style-name="P5"><text:span text:style-name="T1">Heuristic</text:span></text:p>
          </draw:text-box>
        </draw:frame>
        <draw:frame draw:style-name="gr5" draw:text-style-name="P3" draw:layer="layout" svg:width="0.19cm" svg:height="0.177cm" svg:x="15.062cm" svg:y="10.63cm">
          <draw:image xlink:href="Pictures/100000010000000F0000000E7A6C3F9C698B862A.png" xlink:type="simple" xlink:show="embed" xlink:actuate="onLoad" draw:mime-type="image/png">
            <text:p/>
          </draw:image>
        </draw:frame>
        <draw:path draw:style-name="gr2" draw:text-style-name="P2" draw:layer="layout" svg:width="2.075cm" svg:height="0.817cm" svg:x="13.279cm" svg:y="11.463cm" svg:viewBox="0 0 2076 818" svg:d="M0 149c0-81 64-149 144-149h1788c80 0 144 68 144 149v525c0 81-64 144-144 144h-1788c-80 0-144-63-144-144z">
          <text:p/>
        </draw:path>
        <draw:path draw:style-name="gr3" draw:text-style-name="P3" draw:layer="layout" svg:width="2.075cm" svg:height="0.817cm" svg:x="13.279cm" svg:y="11.463cm" svg:viewBox="0 0 2076 818" svg:d="M0 149c0-81 64-149 144-149h1788c80 0 144 68 144 149v525c0 81-64 144-144 144h-1788c-80 0-144-63-144-144z">
          <text:p/>
        </draw:path>
        <draw:path draw:style-name="gr41" draw:text-style-name="P9" draw:layer="layout" svg:width="0.22cm" svg:height="0.783cm" svg:x="13.292cm" svg:y="11.48cm" svg:viewBox="0 0 221 784" svg:d="M0 132c0-72 60-132 132-132h89v784h-89c-72 0-132-55-132-128v-524 524z">
          <text:p/>
        </draw:path>
        <draw:frame draw:style-name="gr5" draw:text-style-name="P3" draw:layer="layout" svg:width="2.056cm" svg:height="0.791cm" svg:x="13.288cm" svg:y="11.477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10.887cm">
          <draw:text-box>
            <text:p text:style-name="P5"><text:span text:style-name="T2">Delegate</text:span></text:p>
          </draw:text-box>
        </draw:frame>
        <draw:frame draw:style-name="gr25" draw:text-style-name="P6" draw:layer="layout" svg:width="0.637cm" svg:height="0.213cm" svg:x="13.424cm" svg:y="11.57cm">
          <draw:text-box>
            <text:p text:style-name="P5"><text:span text:style-name="T1">InSight</text:span></text:p>
          </draw:text-box>
        </draw:frame>
        <draw:frame draw:style-name="gr5" draw:text-style-name="P3" draw:layer="layout" svg:width="0.19cm" svg:height="0.177cm" svg:x="15.062cm" svg:y="11.557cm">
          <draw:image xlink:href="Pictures/100000010000000F0000000EAC653162716F34C5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11.735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2" draw:text-style-name="P2" draw:layer="layout" svg:width="2.075cm" svg:height="0.817cm" svg:x="13.279cm" svg:y="8.669cm" svg:viewBox="0 0 2076 818" svg:d="M0 149c0-81 64-149 144-149h1788c80 0 144 68 144 149v524c0 78-64 145-144 145h-1788c-80 0-144-67-144-145z">
          <text:p/>
        </draw:path>
        <draw:path draw:style-name="gr3" draw:text-style-name="P3" draw:layer="layout" svg:width="2.075cm" svg:height="0.817cm" svg:x="13.279cm" svg:y="8.669cm" svg:viewBox="0 0 2076 818" svg:d="M0 149c0-81 64-149 144-149h1788c80 0 144 68 144 149v524c0 78-64 145-144 145h-1788c-80 0-144-67-144-145z">
          <text:p/>
        </draw:path>
        <draw:path draw:style-name="gr41" draw:text-style-name="P9" draw:layer="layout" svg:width="0.22cm" svg:height="0.783cm" svg:x="13.292cm" svg:y="8.686cm" svg:viewBox="0 0 221 784" svg:d="M0 132c0-77 60-132 132-132h89v784h-89c-72 0-132-55-132-127v-525 525z">
          <text:p/>
        </draw:path>
        <draw:frame draw:style-name="gr5" draw:text-style-name="P3" draw:layer="layout" svg:width="2.056cm" svg:height="0.791cm" svg:x="13.288cm" svg:y="8.683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11.819cm">
          <draw:text-box>
            <text:p text:style-name="P5"><text:span text:style-name="T2">Delegate</text:span></text:p>
          </draw:text-box>
        </draw:frame>
        <draw:frame draw:style-name="gr45" draw:text-style-name="P6" draw:layer="layout" svg:width="0.404cm" svg:height="0.213cm" svg:x="13.424cm" svg:y="8.776cm">
          <draw:text-box>
            <text:p text:style-name="P5"><text:span text:style-name="T1">Cost</text:span></text:p>
          </draw:text-box>
        </draw:frame>
        <draw:frame draw:style-name="gr5" draw:text-style-name="P3" draw:layer="layout" svg:width="0.19cm" svg:height="0.177cm" svg:x="15.062cm" svg:y="8.763cm">
          <draw:image xlink:href="Pictures/100000010000000F0000000EBD3EA5E0944AF0FA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8.941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1" draw:text-style-name="P1" draw:layer="layout" svg:width="3.269cm" svg:height="4.589cm" svg:x="17.398cm" svg:y="8.669cm" svg:viewBox="0 0 3270 4590" svg:d="M0 144c0-76 68-144 149-144h2977c80 0 144 68 144 144v4302c0 77-64 144-144 144h-2977c-81 0-149-67-149-144z">
          <text:p/>
        </draw:path>
        <draw:path draw:style-name="gr2" draw:text-style-name="P2" draw:layer="layout" svg:width="3.268cm" svg:height="4.589cm" svg:x="17.327cm" svg:y="8.619cm" svg:viewBox="0 0 3269 4590" svg:d="M0 144c0-77 67-144 148-144h2973c80 0 148 67 148 144v4302c0 76-68 144-148 144h-2973c-81 0-148-68-148-144z">
          <text:p/>
        </draw:path>
        <draw:path draw:style-name="gr3" draw:text-style-name="P3" draw:layer="layout" svg:width="3.268cm" svg:height="4.589cm" svg:x="17.327cm" svg:y="8.619cm" svg:viewBox="0 0 3269 4590" svg:d="M0 144c0-77 67-144 148-144h2973c80 0 148 67 148 144v4302c0 76-68 144-148 144h-2973c-81 0-148-68-148-144z">
          <text:p/>
        </draw:path>
        <draw:polygon draw:style-name="gr4" draw:text-style-name="P4" draw:layer="layout" svg:width="3.235cm" svg:height="0.017cm" svg:x="17.343cm" svg:y="9.419cm" svg:viewBox="0 0 3236 18" draw:points="0,0 3236,0 3236,18 0,18">
          <text:p/>
        </draw:polygon>
        <draw:frame draw:style-name="gr5" draw:text-style-name="P3" xml:id="id9" draw:id="id9" draw:layer="layout" svg:width="3.242cm" svg:height="0.791cm" svg:x="17.34cm" svg:y="8.632cm">
          <draw:image xlink:href="Pictures/10000000000002FE00000001949A3D9C8B8EC11C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9.025cm">
          <draw:text-box>
            <text:p text:style-name="P5"><text:span text:style-name="T2">Delegate</text:span></text:p>
          </draw:text-box>
        </draw:frame>
        <draw:frame draw:style-name="gr46" draw:text-style-name="P6" draw:layer="layout" svg:width="2.093cm" svg:height="0.213cm" svg:x="17.471cm" svg:y="8.726cm">
          <draw:text-box>
            <text:p text:style-name="P5"><text:span text:style-name="T1">PriorityQueue&lt;TData&gt;</text:span></text:p>
          </draw:text-box>
        </draw:frame>
        <draw:frame draw:style-name="gr5" draw:text-style-name="P3" draw:layer="layout" svg:width="0.164cm" svg:height="0.075cm" svg:x="20.32cm" svg:y="8.712cm">
          <draw:image xlink:href="Pictures/100000010000000D00000006391D3272F3A01DA1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20.307cm" svg:y="8.788cm">
          <draw:image xlink:href="Pictures/100000000000000F0000000192A33D1B5F0875BC.jpg" xlink:type="simple" xlink:show="embed" xlink:actuate="onLoad" draw:mime-type="image/jpeg">
            <text:p/>
          </draw:image>
        </draw:frame>
        <draw:frame draw:style-name="gr5" draw:text-style-name="P3" draw:layer="layout" svg:width="0.19cm" svg:height="0.012cm" svg:x="20.307cm" svg:y="8.801cm">
          <draw:image xlink:href="Pictures/100000000000000F00000001E1773325535F125C.jpg" xlink:type="simple" xlink:show="embed" xlink:actuate="onLoad" draw:mime-type="image/jpeg">
            <text:p/>
          </draw:image>
        </draw:frame>
        <draw:frame draw:style-name="gr5" draw:text-style-name="P3" draw:layer="layout" svg:width="0.177cm" svg:height="0.037cm" svg:x="20.307cm" svg:y="8.814cm">
          <draw:image xlink:href="Pictures/100000010000000E000000034B36625A42F6952D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20.409cm" svg:y="8.839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20.307cm" svg:y="8.852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20.422cm" svg:y="8.852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3" draw:layer="layout" svg:width="0.151cm" svg:height="0.012cm" svg:x="20.32cm" svg:y="8.865cm">
          <draw:image xlink:href="Pictures/100000010000000C000000014893B4B170FDAE05.png" xlink:type="simple" xlink:show="embed" xlink:actuate="onLoad" draw:mime-type="image/png">
            <text:p/>
          </draw:image>
        </draw:frame>
        <draw:polygon draw:style-name="gr8" draw:text-style-name="P8" draw:layer="layout" svg:width="3.235cm" svg:height="0.359cm" svg:x="17.343cm" svg:y="9.436cm" svg:viewBox="0 0 3236 360" draw:points="0,0 3236,0 3236,360 0,360">
          <text:p/>
        </draw:polygon>
        <draw:frame draw:style-name="gr5" draw:text-style-name="P3" draw:layer="layout" svg:width="0.236cm" svg:height="0.236cm" svg:x="17.407cm" svg:y="9.517cm">
          <draw:image xlink:href="Pictures/100000010000000E0000000E9747408F5212110A.png" xlink:type="simple" xlink:show="embed" xlink:actuate="onLoad" draw:mime-type="image/png">
            <text:p/>
          </draw:image>
        </draw:frame>
        <draw:frame draw:style-name="gr38" draw:text-style-name="P7" draw:layer="layout" svg:width="1.103cm" svg:height="0.187cm" svg:x="17.471cm" svg:y="8.974cm">
          <draw:text-box>
            <text:p text:style-name="P5"><text:span text:style-name="T2">Generic Class</text:span></text:p>
          </draw:text-box>
        </draw:frame>
        <draw:polygon draw:style-name="gr8" draw:text-style-name="P8" draw:layer="layout" svg:width="3.235cm" svg:height="0.36cm" svg:x="17.343cm" svg:y="9.812cm" svg:viewBox="0 0 3236 361" draw:points="0,0 3236,0 3236,361 0,361">
          <text:p/>
        </draw:polygon>
        <draw:frame draw:style-name="gr5" draw:text-style-name="P3" draw:layer="layout" svg:width="0.236cm" svg:height="0.253cm" svg:x="17.407cm" svg:y="9.889cm">
          <draw:image xlink:href="Pictures/100000010000000E0000000F7D229A899C3A1E8E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17.708cm" svg:y="9.513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3.235cm" svg:height="2.875cm" svg:x="17.343cm" svg:y="10.189cm" svg:viewBox="0 0 3236 2876" draw:points="0,0 3236,0 3236,2876 0,2876">
          <text:p/>
        </draw:polygon>
        <draw:polygon draw:style-name="gr8" draw:text-style-name="P8" draw:layer="layout" svg:width="3.235cm" svg:height="0.36cm" svg:x="17.343cm" svg:y="10.189cm" svg:viewBox="0 0 3236 361" draw:points="0,0 3236,0 3236,361 0,361">
          <text:p/>
        </draw:polygon>
        <draw:frame draw:style-name="gr5" draw:text-style-name="P3" draw:layer="layout" svg:width="0.236cm" svg:height="0.236cm" svg:x="17.407cm" svg:y="10.279cm">
          <draw:image xlink:href="Pictures/100000010000000E0000000E1EB4CBF0DD35C24C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17.708cm" svg:y="9.89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3.235cm" svg:height="2.515cm" svg:x="17.343cm" svg:y="10.549cm" svg:viewBox="0 0 3236 2516" draw:points="0,0 3236,0 3236,2516 0,2516">
          <text:p/>
        </draw:polygon>
        <draw:frame draw:style-name="gr5" draw:text-style-name="P3" draw:layer="layout" svg:width="0.236cm" svg:height="0.253cm" svg:x="17.661cm" svg:y="10.566cm">
          <draw:image xlink:href="Pictures/100000010000000E0000000F592F26C996BD1ABF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17.708cm" svg:y="10.267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17.661cm" svg:y="10.854cm">
          <draw:image xlink:href="Pictures/100000010000000E0000000EB0EAAFB667E7AFBB.png" xlink:type="simple" xlink:show="embed" xlink:actuate="onLoad" draw:mime-type="image/png">
            <text:p/>
          </draw:image>
        </draw:frame>
        <draw:frame draw:style-name="gr47" draw:text-style-name="P6" draw:layer="layout" svg:width="0.815cm" svg:height="0.213cm" svg:x="18.03cm" svg:y="10.593cm">
          <draw:text-box>
            <text:p text:style-name="P5"><text:span text:style-name="T3">Dequeue</text:span></text:p>
          </draw:text-box>
        </draw:frame>
        <draw:frame draw:style-name="gr5" draw:text-style-name="P3" draw:layer="layout" svg:width="0.236cm" svg:height="0.253cm" svg:x="17.661cm" svg:y="11.125cm">
          <draw:image xlink:href="Pictures/100000010000000E0000000F327B99BB6DD2D78B.png" xlink:type="simple" xlink:show="embed" xlink:actuate="onLoad" draw:mime-type="image/png">
            <text:p/>
          </draw:image>
        </draw:frame>
        <draw:frame draw:style-name="gr48" draw:text-style-name="P6" draw:layer="layout" svg:width="1.314cm" svg:height="0.213cm" svg:x="18.03cm" svg:y="10.872cm">
          <draw:text-box>
            <text:p text:style-name="P5"><text:span text:style-name="T3">DequeueTuple</text:span></text:p>
          </draw:text-box>
        </draw:frame>
        <draw:frame draw:style-name="gr5" draw:text-style-name="P3" draw:layer="layout" svg:width="0.236cm" svg:height="0.236cm" svg:x="17.661cm" svg:y="11.413cm">
          <draw:image xlink:href="Pictures/100000010000000E0000000EB1BDA9F5E1E20DE3.png" xlink:type="simple" xlink:show="embed" xlink:actuate="onLoad" draw:mime-type="image/png">
            <text:p/>
          </draw:image>
        </draw:frame>
        <draw:frame draw:style-name="gr49" draw:text-style-name="P6" draw:layer="layout" svg:width="2.169cm" svg:height="0.213cm" svg:x="18.03cm" svg:y="11.151cm">
          <draw:text-box>
            <text:p text:style-name="P5"><text:span text:style-name="T3">Enqueue (+ 1 overload)</text:span></text:p>
          </draw:text-box>
        </draw:frame>
        <draw:frame draw:style-name="gr5" draw:text-style-name="P3" draw:layer="layout" svg:width="0.236cm" svg:height="0.253cm" svg:x="17.661cm" svg:y="11.684cm">
          <draw:image xlink:href="Pictures/100000010000000E0000000FB64EF2F824695AD8.png" xlink:type="simple" xlink:show="embed" xlink:actuate="onLoad" draw:mime-type="image/png">
            <text:p/>
          </draw:image>
        </draw:frame>
        <draw:frame draw:style-name="gr50" draw:text-style-name="P6" draw:layer="layout" svg:width="1.225cm" svg:height="0.213cm" svg:x="18.03cm" svg:y="11.431cm">
          <draw:text-box>
            <text:p text:style-name="P5"><text:span text:style-name="T3">EnqueueData</text:span></text:p>
          </draw:text-box>
        </draw:frame>
        <draw:frame draw:style-name="gr5" draw:text-style-name="P3" draw:layer="layout" svg:width="0.236cm" svg:height="0.236cm" svg:x="17.661cm" svg:y="11.972cm">
          <draw:image xlink:href="Pictures/100000010000000E0000000EE729424B47A48C1E.png" xlink:type="simple" xlink:show="embed" xlink:actuate="onLoad" draw:mime-type="image/png">
            <text:p/>
          </draw:image>
        </draw:frame>
        <draw:frame draw:style-name="gr51" draw:text-style-name="P6" draw:layer="layout" svg:width="1.581cm" svg:height="0.213cm" svg:x="18.03cm" svg:y="11.71cm">
          <draw:text-box>
            <text:p text:style-name="P5"><text:span text:style-name="T3">GetExplorerIndex</text:span></text:p>
          </draw:text-box>
        </draw:frame>
        <draw:frame draw:style-name="gr5" draw:text-style-name="P3" draw:layer="layout" svg:width="0.236cm" svg:height="0.253cm" svg:x="17.661cm" svg:y="12.243cm">
          <draw:image xlink:href="Pictures/100000010000000E0000000FC47149514BF3C42A.png" xlink:type="simple" xlink:show="embed" xlink:actuate="onLoad" draw:mime-type="image/png">
            <text:p/>
          </draw:image>
        </draw:frame>
        <draw:frame draw:style-name="gr52" draw:text-style-name="P6" draw:layer="layout" svg:width="0.438cm" svg:height="0.213cm" svg:x="18.03cm" svg:y="11.99cm">
          <draw:text-box>
            <text:p text:style-name="P5"><text:span text:style-name="T3">Peek</text:span></text:p>
          </draw:text-box>
        </draw:frame>
        <draw:frame draw:style-name="gr5" draw:text-style-name="P3" draw:layer="layout" svg:width="0.236cm" svg:height="0.236cm" svg:x="17.661cm" svg:y="12.531cm">
          <draw:image xlink:href="Pictures/100000010000000E0000000EAB5A091C995F1973.png" xlink:type="simple" xlink:show="embed" xlink:actuate="onLoad" draw:mime-type="image/png">
            <text:p/>
          </draw:image>
        </draw:frame>
        <draw:frame draw:style-name="gr53" draw:text-style-name="P6" draw:layer="layout" svg:width="0.938cm" svg:height="0.213cm" svg:x="18.03cm" svg:y="12.269cm">
          <draw:text-box>
            <text:p text:style-name="P5"><text:span text:style-name="T3">PeekTuple</text:span></text:p>
          </draw:text-box>
        </draw:frame>
        <draw:frame draw:style-name="gr5" draw:text-style-name="P3" draw:layer="layout" svg:width="0.236cm" svg:height="0.253cm" svg:x="17.661cm" svg:y="12.802cm">
          <draw:image xlink:href="Pictures/100000010000000E0000000F32478EFE7D8C76CD.png" xlink:type="simple" xlink:show="embed" xlink:actuate="onLoad" draw:mime-type="image/png">
            <text:p/>
          </draw:image>
        </draw:frame>
        <draw:frame draw:style-name="gr54" draw:text-style-name="P6" draw:layer="layout" svg:width="2.622cm" svg:height="0.213cm" svg:x="18.03cm" svg:y="12.548cm">
          <draw:text-box>
            <text:p text:style-name="P5"><text:span text:style-name="T3">PriorityQueue (+ 1 overload)</text:span></text:p>
          </draw:text-box>
        </draw:frame>
        <draw:frame draw:style-name="gr55" draw:text-style-name="P6" draw:layer="layout" svg:width="0.489cm" svg:height="0.213cm" svg:x="18.03cm" svg:y="12.828cm">
          <draw:text-box>
            <text:p text:style-name="P5"><text:span text:style-name="T3">Swap</text:span></text:p>
          </draw:text-box>
        </draw:frame>
        <draw:connector draw:style-name="gr56" draw:text-style-name="P10" draw:layer="layout" draw:line-skew="-0.329cm" svg:x1="5.65cm" svg:y1="7.439cm" svg:x2="8.992cm" svg:y2="2.952cm" draw:start-shape="id1" draw:start-glue-point="1" draw:end-shape="id2" svg:d="M5650 7439h1346v-4487h1996" svg:viewBox="0 0 3343 4488">
          <text:p/>
        </draw:connector>
        <draw:connector draw:style-name="gr56" draw:text-style-name="P10" draw:layer="layout" draw:line-skew="0.706cm" svg:x1="5.485cm" svg:y1="7.998cm" svg:x2="8.992cm" svg:y2="6.942cm" draw:start-shape="id3" draw:start-glue-point="1" draw:end-shape="id4" draw:end-glue-point="3" svg:d="M5485 7998h2460v-1056h1047" svg:viewBox="0 0 3508 1057">
          <text:p/>
        </draw:connector>
        <draw:connector draw:style-name="gr56" draw:text-style-name="P10" draw:layer="layout" svg:x1="11.593cm" svg:y1="8.988cm" svg:x2="12.984cm" svg:y2="6.849cm" draw:start-shape="id5" draw:start-glue-point="1" draw:end-shape="id6" svg:d="M11593 8988h696v-2139h695" svg:viewBox="0 0 1392 2140">
          <text:p/>
        </draw:connector>
        <draw:connector draw:style-name="gr56" draw:text-style-name="P10" draw:layer="layout" svg:x1="15.502cm" svg:y1="6.849cm" svg:x2="17.34cm" svg:y2="5.492cm" draw:start-shape="id6" draw:start-glue-point="1" draw:end-shape="id7" svg:d="M15502 6849h919v-1357h919" svg:viewBox="0 0 1839 1358">
          <text:p/>
        </draw:connector>
        <draw:connector draw:style-name="gr56" draw:text-style-name="P10" draw:layer="layout" svg:x1="14.032cm" svg:y1="8.048cm" svg:x2="17.34cm" svg:y2="9.027cm" draw:start-shape="id8" draw:start-glue-point="1" draw:end-shape="id9" draw:end-glue-point="3" svg:d="M14032 8048h1654v979h1654" svg:viewBox="0 0 3309 980">
          <text:p/>
        </draw:connector>
        <draw:frame draw:style-name="gr57" draw:text-style-name="P11" draw:layer="layout" svg:width="5.04cm" svg:height="0.937cm" svg:x="2.547cm" svg:y="0.828cm">
          <draw:text-box>
            <text:p>GameManager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3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